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68.9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PageStyle_5f_Monark">
      <style:table-properties table:display="true" style:writing-mode="lr-tb"/>
    </style:style>
    <style:style style:name="ta2" style:family="table" style:master-page-name="PageStyle_5f_LeMond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order-bottom="none" fo:background-color="#ffff00" style:diagonal-bl-tr="none" style:diagonal-tl-br="none" fo:border-left="1.76pt solid #000000" fo:padding="2.01pt" fo:border-right="1.76pt solid #000000" style:rotation-align="none" fo:border-top="1.76pt solid #000000"/>
    </style:style>
    <style:style style:name="ce3" style:family="table-cell" style:parent-style-name="Default">
      <style:table-cell-properties fo:border-bottom="none" fo:background-color="#ffff00" style:diagonal-bl-tr="none" style:diagonal-tl-br="none" fo:border-left="1.76pt solid #000000" fo:padding="2.01pt" fo:border-right="1.76pt solid #000000" style:rotation-align="none" fo:border-top="none"/>
    </style:style>
    <style:style style:name="ce4" style:family="table-cell" style:parent-style-name="Default">
      <style:table-cell-properties fo:border-bottom="1.76pt solid #000000" fo:background-color="#ffff00" style:diagonal-bl-tr="none" style:diagonal-tl-br="none" fo:border-left="1.76pt solid #000000" fo:padding="2.01pt" fo:border-right="1.76pt solid #000000" style:rotation-align="none" fo:border-top="none"/>
    </style:style>
    <style:style style:name="ce5" style:family="table-cell" style:parent-style-name="Default" style:data-style-name="N151">
      <style:table-cell-properties fo:padding="2.01pt"/>
    </style:style>
    <style:style style:name="ce6" style:family="table-cell" style:parent-style-name="Default">
      <style:table-cell-properties fo:background-color="#ffff00" style:diagonal-bl-tr="none" style:diagonal-tl-br="none" fo:border="none" fo:padding="2.01pt" style:rotation-align="none"/>
    </style:style>
    <style:style style:name="ce7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8" style:family="table-cell" style:parent-style-name="Default">
      <style:table-cell-properties fo:background-color="transparent" fo:padding="2.01pt"/>
    </style:style>
    <style:style style:name="gr1" style:family="graphic">
      <style:graphic-properties draw:stroke="solid" svg:stroke-width="0.74pt" svg:stroke-color="#000000" draw:stroke-linejoin="miter" svg:stroke-linecap="square" draw:fill="solid" draw:fill-color="#ffffff" draw:textarea-horizontal-align="justify" draw:textarea-vertical-align="top" draw:auto-grow-height="false" fo:min-height="41.81pt" fo:min-width="86.4pt" fo:padding-top="1.59pt" fo:padding-bottom="1.59pt" fo:padding-left="1.59pt" fo:padding-right="1.59pt" fo:wrap-option="wrap" draw:shadow-color="#808080"/>
    </style:style>
    <style:style style:name="gr2" style:family="graphic">
      <style:graphic-properties draw:stroke="solid" svg:stroke-width="0.74pt" svg:stroke-color="#000000" draw:stroke-linejoin="miter" svg:stroke-linecap="square" draw:fill="solid" draw:fill-color="#ffffff" draw:textarea-horizontal-align="justify" draw:textarea-vertical-align="top" draw:auto-grow-height="false" fo:min-height="56.04pt" fo:min-width="110.72pt" fo:padding-top="1.59pt" fo:padding-bottom="1.59pt" fo:padding-left="1.59pt" fo:padding-right="1.59pt" fo:wrap-option="wrap" draw:shadow-color="#808080"/>
    </style:style>
    <style:style style:name="gr3" style:family="graphic">
      <style:graphic-properties draw:stroke="solid" svg:stroke-width="0.74pt" svg:stroke-color="#000000" draw:marker-end="msArrowEnd_20_5" draw:marker-end-width="5.95pt" draw:marker-end-center="false" draw:stroke-linejoin="miter" svg:stroke-linecap="square" draw:fill="none" draw:fill-color="#ffffff" draw:textarea-horizontal-align="justify" draw:textarea-vertical-align="top" draw:auto-grow-height="false" fo:padding-top="1.59pt" fo:padding-bottom="1.59pt" fo:padding-left="1.59pt" fo:padding-right="1.59pt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nark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1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Coast Down time stamps</text:p>
          </table:table-cell>
          <table:table-cell/>
          <table:table-cell table:style-name="ce1" office:value-type="string" calcext:value-type="string">
            <text:p>Approximate theta</text:p>
          </table:table-cell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Vel time</text:p>
          </table:table-cell>
          <table:table-cell office:value-type="string" calcext:value-type="string">
            <text:p>Velocity</text:p>
          </table:table-cell>
          <table:table-cell table:style-name="ce1" office:value-type="string" calcext:value-type="string">
            <text:p>Regression Velocity</text:p>
          </table:table-cell>
          <table:table-cell table:style-name="ce1" office:value-type="string" calcext:value-type="string">
            <text:p>Theta from regression</text:p>
          </table:table-cell>
          <table:table-cell table:number-columns-repeated="2"/>
          <table:table-cell table:style-name="ce2" office:value-type="string" calcext:value-type="string">
            <text:p>Cal Theta</text:p>
          </table:table-cell>
          <table:table-cell table:style-name="ce1" office:value-type="string" calcext:value-type="string">
            <text:p>Mean theta</text:p>
          </table:table-cell>
          <table:table-cell table:style-name="ce1" office:value-type="string" calcext:value-type="string">
            <text:p>Rev 1</text:p>
          </table:table-cell>
          <table:table-cell table:style-name="ce1" office:value-type="string" calcext:value-type="string">
            <text:p>Rev 2</text:p>
          </table:table-cell>
          <table:table-cell table:style-name="ce1" office:value-type="string" calcext:value-type="string">
            <text:p>Rev 3</text:p>
          </table:table-cell>
          <table:table-cell table:style-name="ce1" office:value-type="string" calcext:value-type="string">
            <text:p>Rev 4</text:p>
          </table:table-cell>
          <table:table-cell table:style-name="ce1" office:value-type="string" calcext:value-type="string">
            <text:p>Rev 5</text:p>
          </table:table-cell>
          <table:table-cell table:style-name="ce1" office:value-type="string" calcext:value-type="string">
            <text:p>Rev 6</text:p>
          </table:table-cell>
          <table:table-cell table:style-name="ce1" office:value-type="string" calcext:value-type="string">
            <text:p>Rev 7</text:p>
          </table:table-cell>
          <table:table-cell table:style-name="ce1" office:value-type="string" calcext:value-type="string">
            <text:p>Rev 8</text:p>
          </table:table-cell>
          <table:table-cell table:style-name="ce1" office:value-type="string" calcext:value-type="string">
            <text:p>Rev 9</text:p>
          </table:table-cell>
          <table:table-cell table:style-name="ce1" office:value-type="string" calcext:value-type="string">
            <text:p>Rev 10</text:p>
          </table:table-cell>
          <table:table-cell table:style-name="ce1" office:value-type="string" calcext:value-type="string">
            <text:p>Rev 11</text:p>
          </table:table-cell>
          <table:table-cell table:style-name="ce1" office:value-type="string" calcext:value-type="string">
            <text:p>Rev 12</text:p>
          </table:table-cell>
          <table:table-cell table:style-name="ce1" office:value-type="string" calcext:value-type="string">
            <text:p>Rev 13</text:p>
          </table:table-cell>
          <table:table-cell table:style-name="ce1" office:value-type="string" calcext:value-type="string">
            <text:p>Rev 14</text:p>
          </table:table-cell>
          <table:table-cell table:style-name="ce1" office:value-type="string" calcext:value-type="string">
            <text:p>Rev 15</text:p>
          </table:table-cell>
          <table:table-cell table:style-name="ce1" office:value-type="string" calcext:value-type="string">
            <text:p>Rev 16</text:p>
          </table:table-cell>
          <table:table-cell table:style-name="ce1" office:value-type="string" calcext:value-type="string">
            <text:p>Rev 17</text:p>
          </table:table-cell>
          <table:table-cell table:style-name="ce1" office:value-type="string" calcext:value-type="string">
            <text:p>Rev 18</text:p>
          </table:table-cell>
          <table:table-cell table:style-name="ce1" office:value-type="string" calcext:value-type="string">
            <text:p>Rev 19</text:p>
          </table:table-cell>
          <table:table-cell table:style-name="ce1" office:value-type="string" calcext:value-type="string">
            <text:p>Rev 20</text:p>
          </table:table-cell>
          <table:table-cell table:style-name="ce1" office:value-type="string" calcext:value-type="string">
            <text:p>Rev 21</text:p>
          </table:table-cell>
          <table:table-cell table:style-name="ce1" office:value-type="string" calcext:value-type="string">
            <text:p>Rev 22</text:p>
          </table:table-cell>
          <table:table-cell table:style-name="ce1" office:value-type="string" calcext:value-type="string">
            <text:p>Rev 23</text:p>
          </table:table-cell>
          <table:table-cell table:style-name="ce1" office:value-type="string" calcext:value-type="string">
            <text:p>Rev 24</text:p>
          </table:table-cell>
          <table:table-cell table:style-name="ce1" office:value-type="string" calcext:value-type="string">
            <text:p>Rev 25</text:p>
          </table:table-cell>
          <table:table-cell table:style-name="ce1" office:value-type="string" calcext:value-type="string">
            <text:p>Rev 26</text:p>
          </table:table-cell>
          <table:table-cell table:style-name="ce1" office:value-type="string" calcext:value-type="string">
            <text:p>Rev 27</text:p>
          </table:table-cell>
          <table:table-cell table:style-name="ce1" office:value-type="string" calcext:value-type="string">
            <text:p>Rev 28</text:p>
          </table:table-cell>
          <table:table-cell table:style-name="ce1" office:value-type="string" calcext:value-type="string">
            <text:p>Rev 29</text:p>
          </table:table-cell>
          <table:table-cell table:style-name="ce1" office:value-type="string" calcext:value-type="string">
            <text:p>Rev 30</text:p>
          </table:table-cell>
          <table:table-cell table:style-name="ce1" office:value-type="string" calcext:value-type="string">
            <text:p>Rev 31</text:p>
          </table:table-cell>
          <table:table-cell table:style-name="ce1" office:value-type="string" calcext:value-type="string">
            <text:p>Rev 32</text:p>
          </table:table-cell>
          <table:table-cell table:style-name="ce1" office:value-type="string" calcext:value-type="string">
            <text:p>Rev 33</text:p>
          </table:table-cell>
          <table:table-cell table:style-name="ce1" office:value-type="string" calcext:value-type="string">
            <text:p>Rev 34</text:p>
          </table:table-cell>
          <table:table-cell table:style-name="ce1" office:value-type="string" calcext:value-type="string">
            <text:p>Rev 35</text:p>
          </table:table-cell>
          <table:table-cell table:style-name="ce1" office:value-type="string" calcext:value-type="string">
            <text:p>Rev 36</text:p>
          </table:table-cell>
          <table:table-cell table:style-name="ce1" office:value-type="string" calcext:value-type="string">
            <text:p>Rev 37</text:p>
          </table:table-cell>
          <table:table-cell table:style-name="ce1" office:value-type="string" calcext:value-type="string">
            <text:p>Rev 38</text:p>
          </table:table-cell>
          <table:table-cell table:style-name="ce1" office:value-type="string" calcext:value-type="string">
            <text:p>Rev 39</text:p>
          </table:table-cell>
          <table:table-cell table:style-name="ce1" office:value-type="string" calcext:value-type="string">
            <text:p>Rev 40</text:p>
          </table:table-cell>
          <table:table-cell table:style-name="ce1" office:value-type="string" calcext:value-type="string">
            <text:p>Rev 41</text:p>
          </table:table-cell>
          <table:table-cell table:style-name="ce1" office:value-type="string" calcext:value-type="string">
            <text:p>Rev 42</text:p>
          </table:table-cell>
          <table:table-cell table:style-name="ce1" office:value-type="string" calcext:value-type="string">
            <text:p>Rev 43</text:p>
          </table:table-cell>
          <table:table-cell table:style-name="ce1" office:value-type="string" calcext:value-type="string">
            <text:p>Rev 44</text:p>
          </table:table-cell>
          <table:table-cell table:style-name="ce1" office:value-type="string" calcext:value-type="string">
            <text:p>Rev 45</text:p>
          </table:table-cell>
          <table:table-cell table:style-name="ce1" office:value-type="string" calcext:value-type="string">
            <text:p>Rev 46</text:p>
          </table:table-cell>
          <table:table-cell table:style-name="ce1" office:value-type="string" calcext:value-type="string">
            <text:p>Rev 47</text:p>
          </table:table-cell>
          <table:table-cell table:style-name="ce1" office:value-type="string" calcext:value-type="string">
            <text:p>Rev 48</text:p>
          </table:table-cell>
          <table:table-cell table:style-name="ce1" office:value-type="string" calcext:value-type="string">
            <text:p>Rev 49</text:p>
          </table:table-cell>
          <table:table-cell table:style-name="ce1" office:value-type="string" calcext:value-type="string">
            <text:p>Rev 50</text:p>
          </table:table-cell>
          <table:table-cell table:style-name="ce1" office:value-type="string" calcext:value-type="string">
            <text:p>Rev 51</text:p>
          </table:table-cell>
          <table:table-cell table:style-name="ce1" office:value-type="string" calcext:value-type="string">
            <text:p>Rev 52</text:p>
          </table:table-cell>
          <table:table-cell table:style-name="ce1" office:value-type="string" calcext:value-type="string">
            <text:p>Rev 53</text:p>
          </table:table-cell>
          <table:table-cell table:number-columns-repeated="959"/>
        </table:table-row>
        <table:table-row table:style-name="ro1">
          <table:table-cell table:style-name="ce1"/>
          <table:table-cell/>
          <table:table-cell table:style-name="ce1" office:value-type="float" office:value="0.392699081698724" calcext:value-type="float">
            <text:p>0.392699081698724</text:p>
          </table:table-cell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2]/2000000" office:value-type="float" office:value="0" calcext:value-type="float">
            <text:p>0</text:p>
          </table:table-cell>
          <table:table-cell table:formula="of:=[.D2]/([.A2]/1000000)" office:value-type="string" office:string-value="" calcext:value-type="error">
            <text:p>#DIV/0!</text:p>
          </table:table-cell>
          <table:table-cell table:style-name="ce1" table:number-matrix-columns-spanned="1" table:number-matrix-rows-spanned="785" table:formula="of:=TREND([.F2:.F786];[.E2:.E786])" office:value-type="string" office:string-value="" calcext:value-type="error">
            <text:p>#DIV/0!</text:p>
          </table:table-cell>
          <table:table-cell table:style-name="ce1" table:formula="of:=[.G2]*[.A2]/1000000" office:value-type="string" office:string-value="" calcext:value-type="error">
            <text:p>#DIV/0!</text:p>
          </table:table-cell>
          <table:table-cell table:number-columns-repeated="2"/>
          <table:table-cell table:style-name="ce3" table:formula="of:=[.L2]/[.L$18]" office:value-type="string" office:string-value="" calcext:value-type="error">
            <text:p>#DIV/0!</text:p>
          </table:table-cell>
          <table:table-cell table:style-name="ce1" table:formula="of:=AVERAGE([.M2:.BM2])" office:value-type="string" office:string-value="" calcext:value-type="error">
            <text:p>#DIV/0!</text:p>
          </table:table-cell>
          <table:table-cell table:style-name="ce1" table:formula="of:=[.H2]" office:value-type="string" office:string-value="" calcext:value-type="error">
            <text:p>#DIV/0!</text:p>
          </table:table-cell>
          <table:table-cell table:style-name="ce1" table:formula="of:=[.H17]" office:value-type="string" office:string-value="" calcext:value-type="error">
            <text:p>#DIV/0!</text:p>
          </table:table-cell>
          <table:table-cell table:style-name="ce1" table:formula="of:=[.H32]" office:value-type="string" office:string-value="" calcext:value-type="error">
            <text:p>#DIV/0!</text:p>
          </table:table-cell>
          <table:table-cell table:style-name="ce1" table:formula="of:=[.H47]" office:value-type="string" office:string-value="" calcext:value-type="error">
            <text:p>#DIV/0!</text:p>
          </table:table-cell>
          <table:table-cell table:style-name="ce1" table:formula="of:=[.H62]" office:value-type="string" office:string-value="" calcext:value-type="error">
            <text:p>#DIV/0!</text:p>
          </table:table-cell>
          <table:table-cell table:style-name="ce1" table:formula="of:=[.H77]" office:value-type="string" office:string-value="" calcext:value-type="error">
            <text:p>#DIV/0!</text:p>
          </table:table-cell>
          <table:table-cell table:style-name="ce1" table:formula="of:=[.H92]" office:value-type="string" office:string-value="" calcext:value-type="error">
            <text:p>#DIV/0!</text:p>
          </table:table-cell>
          <table:table-cell table:style-name="ce1" table:formula="of:=[.H107]" office:value-type="string" office:string-value="" calcext:value-type="error">
            <text:p>#DIV/0!</text:p>
          </table:table-cell>
          <table:table-cell table:style-name="ce1" table:formula="of:=[.H122]" office:value-type="string" office:string-value="" calcext:value-type="error">
            <text:p>#DIV/0!</text:p>
          </table:table-cell>
          <table:table-cell table:style-name="ce1" table:formula="of:=[.H137]" office:value-type="string" office:string-value="" calcext:value-type="error">
            <text:p>#DIV/0!</text:p>
          </table:table-cell>
          <table:table-cell table:style-name="ce1" table:formula="of:=[.H152]" office:value-type="string" office:string-value="" calcext:value-type="error">
            <text:p>#DIV/0!</text:p>
          </table:table-cell>
          <table:table-cell table:style-name="ce1" table:formula="of:=[.H167]" office:value-type="string" office:string-value="" calcext:value-type="error">
            <text:p>#DIV/0!</text:p>
          </table:table-cell>
          <table:table-cell table:style-name="ce1" table:formula="of:=[.H182]" office:value-type="string" office:string-value="" calcext:value-type="error">
            <text:p>#DIV/0!</text:p>
          </table:table-cell>
          <table:table-cell table:style-name="ce1" table:formula="of:=[.H197]" office:value-type="string" office:string-value="" calcext:value-type="error">
            <text:p>#DIV/0!</text:p>
          </table:table-cell>
          <table:table-cell table:style-name="ce1" table:formula="of:=[.H212]" office:value-type="string" office:string-value="" calcext:value-type="error">
            <text:p>#DIV/0!</text:p>
          </table:table-cell>
          <table:table-cell table:style-name="ce1" table:formula="of:=[.H227]" office:value-type="string" office:string-value="" calcext:value-type="error">
            <text:p>#DIV/0!</text:p>
          </table:table-cell>
          <table:table-cell table:style-name="ce1" table:formula="of:=[.H242]" office:value-type="string" office:string-value="" calcext:value-type="error">
            <text:p>#DIV/0!</text:p>
          </table:table-cell>
          <table:table-cell table:style-name="ce1" table:formula="of:=[.H257]" office:value-type="string" office:string-value="" calcext:value-type="error">
            <text:p>#DIV/0!</text:p>
          </table:table-cell>
          <table:table-cell table:style-name="ce1" table:formula="of:=[.H272]" office:value-type="string" office:string-value="" calcext:value-type="error">
            <text:p>#DIV/0!</text:p>
          </table:table-cell>
          <table:table-cell table:style-name="ce1" table:formula="of:=[.H287]" office:value-type="string" office:string-value="" calcext:value-type="error">
            <text:p>#DIV/0!</text:p>
          </table:table-cell>
          <table:table-cell table:style-name="ce1" table:formula="of:=[.H302]" office:value-type="string" office:string-value="" calcext:value-type="error">
            <text:p>#DIV/0!</text:p>
          </table:table-cell>
          <table:table-cell table:style-name="ce1" table:formula="of:=[.H317]" office:value-type="string" office:string-value="" calcext:value-type="error">
            <text:p>#DIV/0!</text:p>
          </table:table-cell>
          <table:table-cell table:style-name="ce1" table:formula="of:=[.H332]" office:value-type="string" office:string-value="" calcext:value-type="error">
            <text:p>#DIV/0!</text:p>
          </table:table-cell>
          <table:table-cell table:style-name="ce1" table:formula="of:=[.H347]" office:value-type="string" office:string-value="" calcext:value-type="error">
            <text:p>#DIV/0!</text:p>
          </table:table-cell>
          <table:table-cell table:style-name="ce1" table:formula="of:=[.H362]" office:value-type="string" office:string-value="" calcext:value-type="error">
            <text:p>#DIV/0!</text:p>
          </table:table-cell>
          <table:table-cell table:style-name="ce1" table:formula="of:=[.H377]" office:value-type="string" office:string-value="" calcext:value-type="error">
            <text:p>#DIV/0!</text:p>
          </table:table-cell>
          <table:table-cell table:style-name="ce1" table:formula="of:=[.H392]" office:value-type="string" office:string-value="" calcext:value-type="error">
            <text:p>#DIV/0!</text:p>
          </table:table-cell>
          <table:table-cell table:style-name="ce1" table:formula="of:=[.H407]" office:value-type="string" office:string-value="" calcext:value-type="error">
            <text:p>#DIV/0!</text:p>
          </table:table-cell>
          <table:table-cell table:style-name="ce1" table:formula="of:=[.H422]" office:value-type="string" office:string-value="" calcext:value-type="error">
            <text:p>#DIV/0!</text:p>
          </table:table-cell>
          <table:table-cell table:style-name="ce1" table:formula="of:=[.H437]" office:value-type="string" office:string-value="" calcext:value-type="error">
            <text:p>#DIV/0!</text:p>
          </table:table-cell>
          <table:table-cell table:style-name="ce1" table:formula="of:=[.H452]" office:value-type="string" office:string-value="" calcext:value-type="error">
            <text:p>#DIV/0!</text:p>
          </table:table-cell>
          <table:table-cell table:style-name="ce1" table:formula="of:=[.H467]" office:value-type="string" office:string-value="" calcext:value-type="error">
            <text:p>#DIV/0!</text:p>
          </table:table-cell>
          <table:table-cell table:style-name="ce1" table:formula="of:=[.H482]" office:value-type="string" office:string-value="" calcext:value-type="error">
            <text:p>#DIV/0!</text:p>
          </table:table-cell>
          <table:table-cell table:style-name="ce1" table:formula="of:=[.H497]" office:value-type="string" office:string-value="" calcext:value-type="error">
            <text:p>#DIV/0!</text:p>
          </table:table-cell>
          <table:table-cell table:style-name="ce1" table:formula="of:=[.H512]" office:value-type="string" office:string-value="" calcext:value-type="error">
            <text:p>#DIV/0!</text:p>
          </table:table-cell>
          <table:table-cell table:style-name="ce1" table:formula="of:=[.H527]" office:value-type="string" office:string-value="" calcext:value-type="error">
            <text:p>#DIV/0!</text:p>
          </table:table-cell>
          <table:table-cell table:style-name="ce1" table:formula="of:=[.H542]" office:value-type="string" office:string-value="" calcext:value-type="error">
            <text:p>#DIV/0!</text:p>
          </table:table-cell>
          <table:table-cell table:style-name="ce1" table:formula="of:=[.H557]" office:value-type="string" office:string-value="" calcext:value-type="error">
            <text:p>#DIV/0!</text:p>
          </table:table-cell>
          <table:table-cell table:style-name="ce1" table:formula="of:=[.H572]" office:value-type="string" office:string-value="" calcext:value-type="error">
            <text:p>#DIV/0!</text:p>
          </table:table-cell>
          <table:table-cell table:style-name="ce1" table:formula="of:=[.H587]" office:value-type="string" office:string-value="" calcext:value-type="error">
            <text:p>#DIV/0!</text:p>
          </table:table-cell>
          <table:table-cell table:style-name="ce1" table:formula="of:=[.H602]" office:value-type="string" office:string-value="" calcext:value-type="error">
            <text:p>#DIV/0!</text:p>
          </table:table-cell>
          <table:table-cell table:style-name="ce1" table:formula="of:=[.H617]" office:value-type="string" office:string-value="" calcext:value-type="error">
            <text:p>#DIV/0!</text:p>
          </table:table-cell>
          <table:table-cell table:style-name="ce1" table:formula="of:=[.H632]" office:value-type="string" office:string-value="" calcext:value-type="error">
            <text:p>#DIV/0!</text:p>
          </table:table-cell>
          <table:table-cell table:style-name="ce1" table:formula="of:=[.H647]" office:value-type="string" office:string-value="" calcext:value-type="error">
            <text:p>#DIV/0!</text:p>
          </table:table-cell>
          <table:table-cell table:style-name="ce1" table:formula="of:=[.H662]" office:value-type="string" office:string-value="" calcext:value-type="error">
            <text:p>#DIV/0!</text:p>
          </table:table-cell>
          <table:table-cell table:style-name="ce1" table:formula="of:=[.H677]" office:value-type="string" office:string-value="" calcext:value-type="error">
            <text:p>#DIV/0!</text:p>
          </table:table-cell>
          <table:table-cell table:style-name="ce1" table:formula="of:=[.H692]" office:value-type="string" office:string-value="" calcext:value-type="error">
            <text:p>#DIV/0!</text:p>
          </table:table-cell>
          <table:table-cell table:style-name="ce1" table:formula="of:=[.H707]" office:value-type="string" office:string-value="" calcext:value-type="error">
            <text:p>#DIV/0!</text:p>
          </table:table-cell>
          <table:table-cell table:style-name="ce1" table:formula="of:=[.H722]" office:value-type="string" office:string-value="" calcext:value-type="error">
            <text:p>#DIV/0!</text:p>
          </table:table-cell>
          <table:table-cell table:style-name="ce1" table:formula="of:=[.H737]" office:value-type="string" office:string-value="" calcext:value-type="error">
            <text:p>#DIV/0!</text:p>
          </table:table-cell>
          <table:table-cell table:style-name="ce1" table:formula="of:=[.H752]" office:value-type="string" office:string-value="" calcext:value-type="error">
            <text:p>#DIV/0!</text:p>
          </table:table-cell>
          <table:table-cell table:style-name="ce1" table:formula="of:=[.H767]" office:value-type="string" office:string-value="" calcext:value-type="error">
            <text:p>#DIV/0!</text:p>
          </table:table-cell>
          <table:table-cell table:style-name="ce1" table:formula="of:=[.H782]" office:value-type="string" office:string-value="" calcext:value-type="error">
            <text:p>#DIV/0!</text:p>
          </table:table-cell>
          <table:table-cell table:number-columns-repeated="959"/>
        </table:table-row>
        <table:table-row table:style-name="ro1">
          <table:table-cell table:style-name="ce1"/>
          <table:table-cell/>
          <table:table-cell table:style-name="ce1" office:value-type="float" office:value="0.392699081698724" calcext:value-type="float">
            <text:p>0.392699081698724</text:p>
          </table:table-cell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3]/2000000+[.E2]+[.A2]/2000000" office:value-type="float" office:value="0" calcext:value-type="float">
            <text:p>0</text:p>
          </table:table-cell>
          <table:table-cell table:formula="of:=[.D3]/([.A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]*[.A3]/1000000" office:value-type="string" office:string-value="" calcext:value-type="error">
            <text:p>#DIV/0!</text:p>
          </table:table-cell>
          <table:table-cell table:number-columns-repeated="2"/>
          <table:table-cell table:style-name="ce3" table:formula="of:=[.L3]/[.L$18]" office:value-type="string" office:string-value="" calcext:value-type="error">
            <text:p>#DIV/0!</text:p>
          </table:table-cell>
          <table:table-cell table:style-name="ce1" table:formula="of:=AVERAGE([.M3:.BM3])" office:value-type="string" office:string-value="" calcext:value-type="error">
            <text:p>#DIV/0!</text:p>
          </table:table-cell>
          <table:table-cell table:style-name="ce1" table:formula="of:=[.H3]" office:value-type="string" office:string-value="" calcext:value-type="error">
            <text:p>#DIV/0!</text:p>
          </table:table-cell>
          <table:table-cell table:style-name="ce1" table:formula="of:=[.H18]" office:value-type="string" office:string-value="" calcext:value-type="error">
            <text:p>#DIV/0!</text:p>
          </table:table-cell>
          <table:table-cell table:style-name="ce1" table:formula="of:=[.H33]" office:value-type="string" office:string-value="" calcext:value-type="error">
            <text:p>#DIV/0!</text:p>
          </table:table-cell>
          <table:table-cell table:style-name="ce1" table:formula="of:=[.H48]" office:value-type="string" office:string-value="" calcext:value-type="error">
            <text:p>#DIV/0!</text:p>
          </table:table-cell>
          <table:table-cell table:style-name="ce1" table:formula="of:=[.H63]" office:value-type="string" office:string-value="" calcext:value-type="error">
            <text:p>#DIV/0!</text:p>
          </table:table-cell>
          <table:table-cell table:style-name="ce1" table:formula="of:=[.H78]" office:value-type="string" office:string-value="" calcext:value-type="error">
            <text:p>#DIV/0!</text:p>
          </table:table-cell>
          <table:table-cell table:style-name="ce1" table:formula="of:=[.H93]" office:value-type="string" office:string-value="" calcext:value-type="error">
            <text:p>#DIV/0!</text:p>
          </table:table-cell>
          <table:table-cell table:style-name="ce1" table:formula="of:=[.H108]" office:value-type="string" office:string-value="" calcext:value-type="error">
            <text:p>#DIV/0!</text:p>
          </table:table-cell>
          <table:table-cell table:style-name="ce1" table:formula="of:=[.H123]" office:value-type="string" office:string-value="" calcext:value-type="error">
            <text:p>#DIV/0!</text:p>
          </table:table-cell>
          <table:table-cell table:style-name="ce1" table:formula="of:=[.H138]" office:value-type="string" office:string-value="" calcext:value-type="error">
            <text:p>#DIV/0!</text:p>
          </table:table-cell>
          <table:table-cell table:style-name="ce1" table:formula="of:=[.H153]" office:value-type="string" office:string-value="" calcext:value-type="error">
            <text:p>#DIV/0!</text:p>
          </table:table-cell>
          <table:table-cell table:style-name="ce1" table:formula="of:=[.H168]" office:value-type="string" office:string-value="" calcext:value-type="error">
            <text:p>#DIV/0!</text:p>
          </table:table-cell>
          <table:table-cell table:style-name="ce1" table:formula="of:=[.H183]" office:value-type="string" office:string-value="" calcext:value-type="error">
            <text:p>#DIV/0!</text:p>
          </table:table-cell>
          <table:table-cell table:style-name="ce1" table:formula="of:=[.H198]" office:value-type="string" office:string-value="" calcext:value-type="error">
            <text:p>#DIV/0!</text:p>
          </table:table-cell>
          <table:table-cell table:style-name="ce1" table:formula="of:=[.H213]" office:value-type="string" office:string-value="" calcext:value-type="error">
            <text:p>#DIV/0!</text:p>
          </table:table-cell>
          <table:table-cell table:style-name="ce1" table:formula="of:=[.H228]" office:value-type="string" office:string-value="" calcext:value-type="error">
            <text:p>#DIV/0!</text:p>
          </table:table-cell>
          <table:table-cell table:style-name="ce1" table:formula="of:=[.H243]" office:value-type="string" office:string-value="" calcext:value-type="error">
            <text:p>#DIV/0!</text:p>
          </table:table-cell>
          <table:table-cell table:style-name="ce1" table:formula="of:=[.H258]" office:value-type="string" office:string-value="" calcext:value-type="error">
            <text:p>#DIV/0!</text:p>
          </table:table-cell>
          <table:table-cell table:style-name="ce1" table:formula="of:=[.H273]" office:value-type="string" office:string-value="" calcext:value-type="error">
            <text:p>#DIV/0!</text:p>
          </table:table-cell>
          <table:table-cell table:style-name="ce1" table:formula="of:=[.H288]" office:value-type="string" office:string-value="" calcext:value-type="error">
            <text:p>#DIV/0!</text:p>
          </table:table-cell>
          <table:table-cell table:style-name="ce1" table:formula="of:=[.H303]" office:value-type="string" office:string-value="" calcext:value-type="error">
            <text:p>#DIV/0!</text:p>
          </table:table-cell>
          <table:table-cell table:style-name="ce1" table:formula="of:=[.H318]" office:value-type="string" office:string-value="" calcext:value-type="error">
            <text:p>#DIV/0!</text:p>
          </table:table-cell>
          <table:table-cell table:style-name="ce1" table:formula="of:=[.H333]" office:value-type="string" office:string-value="" calcext:value-type="error">
            <text:p>#DIV/0!</text:p>
          </table:table-cell>
          <table:table-cell table:style-name="ce1" table:formula="of:=[.H348]" office:value-type="string" office:string-value="" calcext:value-type="error">
            <text:p>#DIV/0!</text:p>
          </table:table-cell>
          <table:table-cell table:style-name="ce1" table:formula="of:=[.H363]" office:value-type="string" office:string-value="" calcext:value-type="error">
            <text:p>#DIV/0!</text:p>
          </table:table-cell>
          <table:table-cell table:style-name="ce1" table:formula="of:=[.H378]" office:value-type="string" office:string-value="" calcext:value-type="error">
            <text:p>#DIV/0!</text:p>
          </table:table-cell>
          <table:table-cell table:style-name="ce1" table:formula="of:=[.H393]" office:value-type="string" office:string-value="" calcext:value-type="error">
            <text:p>#DIV/0!</text:p>
          </table:table-cell>
          <table:table-cell table:style-name="ce1" table:formula="of:=[.H408]" office:value-type="string" office:string-value="" calcext:value-type="error">
            <text:p>#DIV/0!</text:p>
          </table:table-cell>
          <table:table-cell table:style-name="ce1" table:formula="of:=[.H423]" office:value-type="string" office:string-value="" calcext:value-type="error">
            <text:p>#DIV/0!</text:p>
          </table:table-cell>
          <table:table-cell table:style-name="ce1" table:formula="of:=[.H438]" office:value-type="string" office:string-value="" calcext:value-type="error">
            <text:p>#DIV/0!</text:p>
          </table:table-cell>
          <table:table-cell table:style-name="ce1" table:formula="of:=[.H453]" office:value-type="string" office:string-value="" calcext:value-type="error">
            <text:p>#DIV/0!</text:p>
          </table:table-cell>
          <table:table-cell table:style-name="ce1" table:formula="of:=[.H468]" office:value-type="string" office:string-value="" calcext:value-type="error">
            <text:p>#DIV/0!</text:p>
          </table:table-cell>
          <table:table-cell table:style-name="ce1" table:formula="of:=[.H483]" office:value-type="string" office:string-value="" calcext:value-type="error">
            <text:p>#DIV/0!</text:p>
          </table:table-cell>
          <table:table-cell table:style-name="ce1" table:formula="of:=[.H498]" office:value-type="string" office:string-value="" calcext:value-type="error">
            <text:p>#DIV/0!</text:p>
          </table:table-cell>
          <table:table-cell table:style-name="ce1" table:formula="of:=[.H513]" office:value-type="string" office:string-value="" calcext:value-type="error">
            <text:p>#DIV/0!</text:p>
          </table:table-cell>
          <table:table-cell table:style-name="ce1" table:formula="of:=[.H528]" office:value-type="string" office:string-value="" calcext:value-type="error">
            <text:p>#DIV/0!</text:p>
          </table:table-cell>
          <table:table-cell table:style-name="ce1" table:formula="of:=[.H543]" office:value-type="string" office:string-value="" calcext:value-type="error">
            <text:p>#DIV/0!</text:p>
          </table:table-cell>
          <table:table-cell table:style-name="ce1" table:formula="of:=[.H558]" office:value-type="string" office:string-value="" calcext:value-type="error">
            <text:p>#DIV/0!</text:p>
          </table:table-cell>
          <table:table-cell table:style-name="ce1" table:formula="of:=[.H573]" office:value-type="string" office:string-value="" calcext:value-type="error">
            <text:p>#DIV/0!</text:p>
          </table:table-cell>
          <table:table-cell table:style-name="ce1" table:formula="of:=[.H588]" office:value-type="string" office:string-value="" calcext:value-type="error">
            <text:p>#DIV/0!</text:p>
          </table:table-cell>
          <table:table-cell table:style-name="ce1" table:formula="of:=[.H603]" office:value-type="string" office:string-value="" calcext:value-type="error">
            <text:p>#DIV/0!</text:p>
          </table:table-cell>
          <table:table-cell table:style-name="ce1" table:formula="of:=[.H618]" office:value-type="string" office:string-value="" calcext:value-type="error">
            <text:p>#DIV/0!</text:p>
          </table:table-cell>
          <table:table-cell table:style-name="ce1" table:formula="of:=[.H633]" office:value-type="string" office:string-value="" calcext:value-type="error">
            <text:p>#DIV/0!</text:p>
          </table:table-cell>
          <table:table-cell table:style-name="ce1" table:formula="of:=[.H648]" office:value-type="string" office:string-value="" calcext:value-type="error">
            <text:p>#DIV/0!</text:p>
          </table:table-cell>
          <table:table-cell table:style-name="ce1" table:formula="of:=[.H663]" office:value-type="string" office:string-value="" calcext:value-type="error">
            <text:p>#DIV/0!</text:p>
          </table:table-cell>
          <table:table-cell table:style-name="ce1" table:formula="of:=[.H678]" office:value-type="string" office:string-value="" calcext:value-type="error">
            <text:p>#DIV/0!</text:p>
          </table:table-cell>
          <table:table-cell table:style-name="ce1" table:formula="of:=[.H693]" office:value-type="string" office:string-value="" calcext:value-type="error">
            <text:p>#DIV/0!</text:p>
          </table:table-cell>
          <table:table-cell table:style-name="ce1" table:formula="of:=[.H708]" office:value-type="string" office:string-value="" calcext:value-type="error">
            <text:p>#DIV/0!</text:p>
          </table:table-cell>
          <table:table-cell table:style-name="ce1" table:formula="of:=[.H723]" office:value-type="string" office:string-value="" calcext:value-type="error">
            <text:p>#DIV/0!</text:p>
          </table:table-cell>
          <table:table-cell table:style-name="ce1" table:formula="of:=[.H738]" office:value-type="string" office:string-value="" calcext:value-type="error">
            <text:p>#DIV/0!</text:p>
          </table:table-cell>
          <table:table-cell table:style-name="ce1" table:formula="of:=[.H753]" office:value-type="string" office:string-value="" calcext:value-type="error">
            <text:p>#DIV/0!</text:p>
          </table:table-cell>
          <table:table-cell table:style-name="ce1" table:formula="of:=[.H768]" office:value-type="string" office:string-value="" calcext:value-type="error">
            <text:p>#DIV/0!</text:p>
          </table:table-cell>
          <table:table-cell table:style-name="ce1" table:formula="of:=[.H783]" office:value-type="string" office:string-value="" calcext:value-type="error">
            <text:p>#DIV/0!</text:p>
          </table:table-cell>
          <table:table-cell table:number-columns-repeated="959"/>
        </table:table-row>
        <table:table-row table:style-name="ro1">
          <table:table-cell table:style-name="ce1"/>
          <table:table-cell/>
          <table:table-cell table:style-name="ce1" office:value-type="float" office:value="0.392699081698724" calcext:value-type="float">
            <text:p>0.392699081698724</text:p>
          </table:table-cell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4]/2000000+[.E3]+[.A3]/2000000" office:value-type="float" office:value="0" calcext:value-type="float">
            <text:p>0</text:p>
          </table:table-cell>
          <table:table-cell table:formula="of:=[.D4]/([.A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]*[.A4]/1000000" office:value-type="string" office:string-value="" calcext:value-type="error">
            <text:p>#DIV/0!</text:p>
          </table:table-cell>
          <table:table-cell table:number-columns-repeated="2"/>
          <table:table-cell table:style-name="ce3" table:formula="of:=[.L4]/[.L$18]" office:value-type="string" office:string-value="" calcext:value-type="error">
            <text:p>#DIV/0!</text:p>
          </table:table-cell>
          <table:table-cell table:style-name="ce1" table:formula="of:=AVERAGE([.M4:.BM4])" office:value-type="string" office:string-value="" calcext:value-type="error">
            <text:p>#DIV/0!</text:p>
          </table:table-cell>
          <table:table-cell table:style-name="ce1" table:formula="of:=[.H4]" office:value-type="string" office:string-value="" calcext:value-type="error">
            <text:p>#DIV/0!</text:p>
          </table:table-cell>
          <table:table-cell table:style-name="ce1" table:formula="of:=[.H19]" office:value-type="string" office:string-value="" calcext:value-type="error">
            <text:p>#DIV/0!</text:p>
          </table:table-cell>
          <table:table-cell table:style-name="ce1" table:formula="of:=[.H34]" office:value-type="string" office:string-value="" calcext:value-type="error">
            <text:p>#DIV/0!</text:p>
          </table:table-cell>
          <table:table-cell table:style-name="ce1" table:formula="of:=[.H49]" office:value-type="string" office:string-value="" calcext:value-type="error">
            <text:p>#DIV/0!</text:p>
          </table:table-cell>
          <table:table-cell table:style-name="ce1" table:formula="of:=[.H64]" office:value-type="string" office:string-value="" calcext:value-type="error">
            <text:p>#DIV/0!</text:p>
          </table:table-cell>
          <table:table-cell table:style-name="ce1" table:formula="of:=[.H79]" office:value-type="string" office:string-value="" calcext:value-type="error">
            <text:p>#DIV/0!</text:p>
          </table:table-cell>
          <table:table-cell table:style-name="ce1" table:formula="of:=[.H94]" office:value-type="string" office:string-value="" calcext:value-type="error">
            <text:p>#DIV/0!</text:p>
          </table:table-cell>
          <table:table-cell table:style-name="ce1" table:formula="of:=[.H109]" office:value-type="string" office:string-value="" calcext:value-type="error">
            <text:p>#DIV/0!</text:p>
          </table:table-cell>
          <table:table-cell table:style-name="ce1" table:formula="of:=[.H124]" office:value-type="string" office:string-value="" calcext:value-type="error">
            <text:p>#DIV/0!</text:p>
          </table:table-cell>
          <table:table-cell table:style-name="ce1" table:formula="of:=[.H139]" office:value-type="string" office:string-value="" calcext:value-type="error">
            <text:p>#DIV/0!</text:p>
          </table:table-cell>
          <table:table-cell table:style-name="ce1" table:formula="of:=[.H154]" office:value-type="string" office:string-value="" calcext:value-type="error">
            <text:p>#DIV/0!</text:p>
          </table:table-cell>
          <table:table-cell table:style-name="ce1" table:formula="of:=[.H169]" office:value-type="string" office:string-value="" calcext:value-type="error">
            <text:p>#DIV/0!</text:p>
          </table:table-cell>
          <table:table-cell table:style-name="ce1" table:formula="of:=[.H184]" office:value-type="string" office:string-value="" calcext:value-type="error">
            <text:p>#DIV/0!</text:p>
          </table:table-cell>
          <table:table-cell table:style-name="ce1" table:formula="of:=[.H199]" office:value-type="string" office:string-value="" calcext:value-type="error">
            <text:p>#DIV/0!</text:p>
          </table:table-cell>
          <table:table-cell table:style-name="ce1" table:formula="of:=[.H214]" office:value-type="string" office:string-value="" calcext:value-type="error">
            <text:p>#DIV/0!</text:p>
          </table:table-cell>
          <table:table-cell table:style-name="ce1" table:formula="of:=[.H229]" office:value-type="string" office:string-value="" calcext:value-type="error">
            <text:p>#DIV/0!</text:p>
          </table:table-cell>
          <table:table-cell table:style-name="ce1" table:formula="of:=[.H244]" office:value-type="string" office:string-value="" calcext:value-type="error">
            <text:p>#DIV/0!</text:p>
          </table:table-cell>
          <table:table-cell table:style-name="ce1" table:formula="of:=[.H259]" office:value-type="string" office:string-value="" calcext:value-type="error">
            <text:p>#DIV/0!</text:p>
          </table:table-cell>
          <table:table-cell table:style-name="ce1" table:formula="of:=[.H274]" office:value-type="string" office:string-value="" calcext:value-type="error">
            <text:p>#DIV/0!</text:p>
          </table:table-cell>
          <table:table-cell table:style-name="ce1" table:formula="of:=[.H289]" office:value-type="string" office:string-value="" calcext:value-type="error">
            <text:p>#DIV/0!</text:p>
          </table:table-cell>
          <table:table-cell table:style-name="ce1" table:formula="of:=[.H304]" office:value-type="string" office:string-value="" calcext:value-type="error">
            <text:p>#DIV/0!</text:p>
          </table:table-cell>
          <table:table-cell table:style-name="ce1" table:formula="of:=[.H319]" office:value-type="string" office:string-value="" calcext:value-type="error">
            <text:p>#DIV/0!</text:p>
          </table:table-cell>
          <table:table-cell table:style-name="ce1" table:formula="of:=[.H334]" office:value-type="string" office:string-value="" calcext:value-type="error">
            <text:p>#DIV/0!</text:p>
          </table:table-cell>
          <table:table-cell table:style-name="ce1" table:formula="of:=[.H349]" office:value-type="string" office:string-value="" calcext:value-type="error">
            <text:p>#DIV/0!</text:p>
          </table:table-cell>
          <table:table-cell table:style-name="ce1" table:formula="of:=[.H364]" office:value-type="string" office:string-value="" calcext:value-type="error">
            <text:p>#DIV/0!</text:p>
          </table:table-cell>
          <table:table-cell table:style-name="ce1" table:formula="of:=[.H379]" office:value-type="string" office:string-value="" calcext:value-type="error">
            <text:p>#DIV/0!</text:p>
          </table:table-cell>
          <table:table-cell table:style-name="ce1" table:formula="of:=[.H394]" office:value-type="string" office:string-value="" calcext:value-type="error">
            <text:p>#DIV/0!</text:p>
          </table:table-cell>
          <table:table-cell table:style-name="ce1" table:formula="of:=[.H409]" office:value-type="string" office:string-value="" calcext:value-type="error">
            <text:p>#DIV/0!</text:p>
          </table:table-cell>
          <table:table-cell table:style-name="ce1" table:formula="of:=[.H424]" office:value-type="string" office:string-value="" calcext:value-type="error">
            <text:p>#DIV/0!</text:p>
          </table:table-cell>
          <table:table-cell table:style-name="ce1" table:formula="of:=[.H439]" office:value-type="string" office:string-value="" calcext:value-type="error">
            <text:p>#DIV/0!</text:p>
          </table:table-cell>
          <table:table-cell table:style-name="ce1" table:formula="of:=[.H454]" office:value-type="string" office:string-value="" calcext:value-type="error">
            <text:p>#DIV/0!</text:p>
          </table:table-cell>
          <table:table-cell table:style-name="ce1" table:formula="of:=[.H469]" office:value-type="string" office:string-value="" calcext:value-type="error">
            <text:p>#DIV/0!</text:p>
          </table:table-cell>
          <table:table-cell table:style-name="ce1" table:formula="of:=[.H484]" office:value-type="string" office:string-value="" calcext:value-type="error">
            <text:p>#DIV/0!</text:p>
          </table:table-cell>
          <table:table-cell table:style-name="ce1" table:formula="of:=[.H499]" office:value-type="string" office:string-value="" calcext:value-type="error">
            <text:p>#DIV/0!</text:p>
          </table:table-cell>
          <table:table-cell table:style-name="ce1" table:formula="of:=[.H514]" office:value-type="string" office:string-value="" calcext:value-type="error">
            <text:p>#DIV/0!</text:p>
          </table:table-cell>
          <table:table-cell table:style-name="ce1" table:formula="of:=[.H529]" office:value-type="string" office:string-value="" calcext:value-type="error">
            <text:p>#DIV/0!</text:p>
          </table:table-cell>
          <table:table-cell table:style-name="ce1" table:formula="of:=[.H544]" office:value-type="string" office:string-value="" calcext:value-type="error">
            <text:p>#DIV/0!</text:p>
          </table:table-cell>
          <table:table-cell table:style-name="ce1" table:formula="of:=[.H559]" office:value-type="string" office:string-value="" calcext:value-type="error">
            <text:p>#DIV/0!</text:p>
          </table:table-cell>
          <table:table-cell table:style-name="ce1" table:formula="of:=[.H574]" office:value-type="string" office:string-value="" calcext:value-type="error">
            <text:p>#DIV/0!</text:p>
          </table:table-cell>
          <table:table-cell table:style-name="ce1" table:formula="of:=[.H589]" office:value-type="string" office:string-value="" calcext:value-type="error">
            <text:p>#DIV/0!</text:p>
          </table:table-cell>
          <table:table-cell table:style-name="ce1" table:formula="of:=[.H604]" office:value-type="string" office:string-value="" calcext:value-type="error">
            <text:p>#DIV/0!</text:p>
          </table:table-cell>
          <table:table-cell table:style-name="ce1" table:formula="of:=[.H619]" office:value-type="string" office:string-value="" calcext:value-type="error">
            <text:p>#DIV/0!</text:p>
          </table:table-cell>
          <table:table-cell table:style-name="ce1" table:formula="of:=[.H634]" office:value-type="string" office:string-value="" calcext:value-type="error">
            <text:p>#DIV/0!</text:p>
          </table:table-cell>
          <table:table-cell table:style-name="ce1" table:formula="of:=[.H649]" office:value-type="string" office:string-value="" calcext:value-type="error">
            <text:p>#DIV/0!</text:p>
          </table:table-cell>
          <table:table-cell table:style-name="ce1" table:formula="of:=[.H664]" office:value-type="string" office:string-value="" calcext:value-type="error">
            <text:p>#DIV/0!</text:p>
          </table:table-cell>
          <table:table-cell table:style-name="ce1" table:formula="of:=[.H679]" office:value-type="string" office:string-value="" calcext:value-type="error">
            <text:p>#DIV/0!</text:p>
          </table:table-cell>
          <table:table-cell table:style-name="ce1" table:formula="of:=[.H694]" office:value-type="string" office:string-value="" calcext:value-type="error">
            <text:p>#DIV/0!</text:p>
          </table:table-cell>
          <table:table-cell table:style-name="ce1" table:formula="of:=[.H709]" office:value-type="string" office:string-value="" calcext:value-type="error">
            <text:p>#DIV/0!</text:p>
          </table:table-cell>
          <table:table-cell table:style-name="ce1" table:formula="of:=[.H724]" office:value-type="string" office:string-value="" calcext:value-type="error">
            <text:p>#DIV/0!</text:p>
          </table:table-cell>
          <table:table-cell table:style-name="ce1" table:formula="of:=[.H739]" office:value-type="string" office:string-value="" calcext:value-type="error">
            <text:p>#DIV/0!</text:p>
          </table:table-cell>
          <table:table-cell table:style-name="ce1" table:formula="of:=[.H754]" office:value-type="string" office:string-value="" calcext:value-type="error">
            <text:p>#DIV/0!</text:p>
          </table:table-cell>
          <table:table-cell table:style-name="ce1" table:formula="of:=[.H769]" office:value-type="string" office:string-value="" calcext:value-type="error">
            <text:p>#DIV/0!</text:p>
          </table:table-cell>
          <table:table-cell table:style-name="ce1" table:formula="of:=[.H784]" office:value-type="string" office:string-value="" calcext:value-type="error">
            <text:p>#DIV/0!</text:p>
          </table:table-cell>
          <table:table-cell table:number-columns-repeated="959"/>
        </table:table-row>
        <table:table-row table:style-name="ro1">
          <table:table-cell table:style-name="ce1"/>
          <table:table-cell/>
          <table:table-cell table:style-name="ce1" office:value-type="float" office:value="0.392699081698724" calcext:value-type="float">
            <text:p>0.392699081698724</text:p>
          </table:table-cell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5]/2000000+[.E4]+[.A4]/2000000" office:value-type="float" office:value="0" calcext:value-type="float">
            <text:p>0</text:p>
          </table:table-cell>
          <table:table-cell table:formula="of:=[.D5]/([.A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]*[.A5]/1000000" office:value-type="string" office:string-value="" calcext:value-type="error">
            <text:p>#DIV/0!</text:p>
          </table:table-cell>
          <table:table-cell table:number-columns-repeated="2"/>
          <table:table-cell table:style-name="ce3" table:formula="of:=[.L5]/[.L$18]" office:value-type="string" office:string-value="" calcext:value-type="error">
            <text:p>#DIV/0!</text:p>
          </table:table-cell>
          <table:table-cell table:style-name="ce1" table:formula="of:=AVERAGE([.M5:.BM5])" office:value-type="string" office:string-value="" calcext:value-type="error">
            <text:p>#DIV/0!</text:p>
          </table:table-cell>
          <table:table-cell table:style-name="ce1" table:formula="of:=[.H5]" office:value-type="string" office:string-value="" calcext:value-type="error">
            <text:p>#DIV/0!</text:p>
          </table:table-cell>
          <table:table-cell table:style-name="ce1" table:formula="of:=[.H20]" office:value-type="string" office:string-value="" calcext:value-type="error">
            <text:p>#DIV/0!</text:p>
          </table:table-cell>
          <table:table-cell table:style-name="ce1" table:formula="of:=[.H35]" office:value-type="string" office:string-value="" calcext:value-type="error">
            <text:p>#DIV/0!</text:p>
          </table:table-cell>
          <table:table-cell table:style-name="ce1" table:formula="of:=[.H50]" office:value-type="string" office:string-value="" calcext:value-type="error">
            <text:p>#DIV/0!</text:p>
          </table:table-cell>
          <table:table-cell table:style-name="ce1" table:formula="of:=[.H65]" office:value-type="string" office:string-value="" calcext:value-type="error">
            <text:p>#DIV/0!</text:p>
          </table:table-cell>
          <table:table-cell table:style-name="ce1" table:formula="of:=[.H80]" office:value-type="string" office:string-value="" calcext:value-type="error">
            <text:p>#DIV/0!</text:p>
          </table:table-cell>
          <table:table-cell table:style-name="ce1" table:formula="of:=[.H95]" office:value-type="string" office:string-value="" calcext:value-type="error">
            <text:p>#DIV/0!</text:p>
          </table:table-cell>
          <table:table-cell table:style-name="ce1" table:formula="of:=[.H110]" office:value-type="string" office:string-value="" calcext:value-type="error">
            <text:p>#DIV/0!</text:p>
          </table:table-cell>
          <table:table-cell table:style-name="ce1" table:formula="of:=[.H125]" office:value-type="string" office:string-value="" calcext:value-type="error">
            <text:p>#DIV/0!</text:p>
          </table:table-cell>
          <table:table-cell table:style-name="ce1" table:formula="of:=[.H140]" office:value-type="string" office:string-value="" calcext:value-type="error">
            <text:p>#DIV/0!</text:p>
          </table:table-cell>
          <table:table-cell table:style-name="ce1" table:formula="of:=[.H155]" office:value-type="string" office:string-value="" calcext:value-type="error">
            <text:p>#DIV/0!</text:p>
          </table:table-cell>
          <table:table-cell table:style-name="ce1" table:formula="of:=[.H170]" office:value-type="string" office:string-value="" calcext:value-type="error">
            <text:p>#DIV/0!</text:p>
          </table:table-cell>
          <table:table-cell table:style-name="ce1" table:formula="of:=[.H185]" office:value-type="string" office:string-value="" calcext:value-type="error">
            <text:p>#DIV/0!</text:p>
          </table:table-cell>
          <table:table-cell table:style-name="ce1" table:formula="of:=[.H200]" office:value-type="string" office:string-value="" calcext:value-type="error">
            <text:p>#DIV/0!</text:p>
          </table:table-cell>
          <table:table-cell table:style-name="ce1" table:formula="of:=[.H215]" office:value-type="string" office:string-value="" calcext:value-type="error">
            <text:p>#DIV/0!</text:p>
          </table:table-cell>
          <table:table-cell table:style-name="ce1" table:formula="of:=[.H230]" office:value-type="string" office:string-value="" calcext:value-type="error">
            <text:p>#DIV/0!</text:p>
          </table:table-cell>
          <table:table-cell table:style-name="ce1" table:formula="of:=[.H245]" office:value-type="string" office:string-value="" calcext:value-type="error">
            <text:p>#DIV/0!</text:p>
          </table:table-cell>
          <table:table-cell table:style-name="ce1" table:formula="of:=[.H260]" office:value-type="string" office:string-value="" calcext:value-type="error">
            <text:p>#DIV/0!</text:p>
          </table:table-cell>
          <table:table-cell table:style-name="ce1" table:formula="of:=[.H275]" office:value-type="string" office:string-value="" calcext:value-type="error">
            <text:p>#DIV/0!</text:p>
          </table:table-cell>
          <table:table-cell table:style-name="ce1" table:formula="of:=[.H290]" office:value-type="string" office:string-value="" calcext:value-type="error">
            <text:p>#DIV/0!</text:p>
          </table:table-cell>
          <table:table-cell table:style-name="ce1" table:formula="of:=[.H305]" office:value-type="string" office:string-value="" calcext:value-type="error">
            <text:p>#DIV/0!</text:p>
          </table:table-cell>
          <table:table-cell table:style-name="ce1" table:formula="of:=[.H320]" office:value-type="string" office:string-value="" calcext:value-type="error">
            <text:p>#DIV/0!</text:p>
          </table:table-cell>
          <table:table-cell table:style-name="ce1" table:formula="of:=[.H335]" office:value-type="string" office:string-value="" calcext:value-type="error">
            <text:p>#DIV/0!</text:p>
          </table:table-cell>
          <table:table-cell table:style-name="ce1" table:formula="of:=[.H350]" office:value-type="string" office:string-value="" calcext:value-type="error">
            <text:p>#DIV/0!</text:p>
          </table:table-cell>
          <table:table-cell table:style-name="ce1" table:formula="of:=[.H365]" office:value-type="string" office:string-value="" calcext:value-type="error">
            <text:p>#DIV/0!</text:p>
          </table:table-cell>
          <table:table-cell table:style-name="ce1" table:formula="of:=[.H380]" office:value-type="string" office:string-value="" calcext:value-type="error">
            <text:p>#DIV/0!</text:p>
          </table:table-cell>
          <table:table-cell table:style-name="ce1" table:formula="of:=[.H395]" office:value-type="string" office:string-value="" calcext:value-type="error">
            <text:p>#DIV/0!</text:p>
          </table:table-cell>
          <table:table-cell table:style-name="ce1" table:formula="of:=[.H410]" office:value-type="string" office:string-value="" calcext:value-type="error">
            <text:p>#DIV/0!</text:p>
          </table:table-cell>
          <table:table-cell table:style-name="ce1" table:formula="of:=[.H425]" office:value-type="string" office:string-value="" calcext:value-type="error">
            <text:p>#DIV/0!</text:p>
          </table:table-cell>
          <table:table-cell table:style-name="ce1" table:formula="of:=[.H440]" office:value-type="string" office:string-value="" calcext:value-type="error">
            <text:p>#DIV/0!</text:p>
          </table:table-cell>
          <table:table-cell table:style-name="ce1" table:formula="of:=[.H455]" office:value-type="string" office:string-value="" calcext:value-type="error">
            <text:p>#DIV/0!</text:p>
          </table:table-cell>
          <table:table-cell table:style-name="ce1" table:formula="of:=[.H470]" office:value-type="string" office:string-value="" calcext:value-type="error">
            <text:p>#DIV/0!</text:p>
          </table:table-cell>
          <table:table-cell table:style-name="ce1" table:formula="of:=[.H485]" office:value-type="string" office:string-value="" calcext:value-type="error">
            <text:p>#DIV/0!</text:p>
          </table:table-cell>
          <table:table-cell table:style-name="ce1" table:formula="of:=[.H500]" office:value-type="string" office:string-value="" calcext:value-type="error">
            <text:p>#DIV/0!</text:p>
          </table:table-cell>
          <table:table-cell table:style-name="ce1" table:formula="of:=[.H515]" office:value-type="string" office:string-value="" calcext:value-type="error">
            <text:p>#DIV/0!</text:p>
          </table:table-cell>
          <table:table-cell table:style-name="ce1" table:formula="of:=[.H530]" office:value-type="string" office:string-value="" calcext:value-type="error">
            <text:p>#DIV/0!</text:p>
          </table:table-cell>
          <table:table-cell table:style-name="ce1" table:formula="of:=[.H545]" office:value-type="string" office:string-value="" calcext:value-type="error">
            <text:p>#DIV/0!</text:p>
          </table:table-cell>
          <table:table-cell table:style-name="ce1" table:formula="of:=[.H560]" office:value-type="string" office:string-value="" calcext:value-type="error">
            <text:p>#DIV/0!</text:p>
          </table:table-cell>
          <table:table-cell table:style-name="ce1" table:formula="of:=[.H575]" office:value-type="string" office:string-value="" calcext:value-type="error">
            <text:p>#DIV/0!</text:p>
          </table:table-cell>
          <table:table-cell table:style-name="ce1" table:formula="of:=[.H590]" office:value-type="string" office:string-value="" calcext:value-type="error">
            <text:p>#DIV/0!</text:p>
          </table:table-cell>
          <table:table-cell table:style-name="ce1" table:formula="of:=[.H605]" office:value-type="string" office:string-value="" calcext:value-type="error">
            <text:p>#DIV/0!</text:p>
          </table:table-cell>
          <table:table-cell table:style-name="ce1" table:formula="of:=[.H620]" office:value-type="string" office:string-value="" calcext:value-type="error">
            <text:p>#DIV/0!</text:p>
          </table:table-cell>
          <table:table-cell table:style-name="ce1" table:formula="of:=[.H635]" office:value-type="string" office:string-value="" calcext:value-type="error">
            <text:p>#DIV/0!</text:p>
          </table:table-cell>
          <table:table-cell table:style-name="ce1" table:formula="of:=[.H650]" office:value-type="string" office:string-value="" calcext:value-type="error">
            <text:p>#DIV/0!</text:p>
          </table:table-cell>
          <table:table-cell table:style-name="ce1" table:formula="of:=[.H665]" office:value-type="string" office:string-value="" calcext:value-type="error">
            <text:p>#DIV/0!</text:p>
          </table:table-cell>
          <table:table-cell table:style-name="ce1" table:formula="of:=[.H680]" office:value-type="string" office:string-value="" calcext:value-type="error">
            <text:p>#DIV/0!</text:p>
          </table:table-cell>
          <table:table-cell table:style-name="ce1" table:formula="of:=[.H695]" office:value-type="string" office:string-value="" calcext:value-type="error">
            <text:p>#DIV/0!</text:p>
          </table:table-cell>
          <table:table-cell table:style-name="ce1" table:formula="of:=[.H710]" office:value-type="string" office:string-value="" calcext:value-type="error">
            <text:p>#DIV/0!</text:p>
          </table:table-cell>
          <table:table-cell table:style-name="ce1" table:formula="of:=[.H725]" office:value-type="string" office:string-value="" calcext:value-type="error">
            <text:p>#DIV/0!</text:p>
          </table:table-cell>
          <table:table-cell table:style-name="ce1" table:formula="of:=[.H740]" office:value-type="string" office:string-value="" calcext:value-type="error">
            <text:p>#DIV/0!</text:p>
          </table:table-cell>
          <table:table-cell table:style-name="ce1" table:formula="of:=[.H755]" office:value-type="string" office:string-value="" calcext:value-type="error">
            <text:p>#DIV/0!</text:p>
          </table:table-cell>
          <table:table-cell table:style-name="ce1" table:formula="of:=[.H770]" office:value-type="string" office:string-value="" calcext:value-type="error">
            <text:p>#DIV/0!</text:p>
          </table:table-cell>
          <table:table-cell table:style-name="ce1" table:formula="of:=[.H785]" office:value-type="string" office:string-value="" calcext:value-type="error">
            <text:p>#DIV/0!</text:p>
          </table:table-cell>
          <table:table-cell table:number-columns-repeated="959"/>
        </table:table-row>
        <table:table-row table:style-name="ro1">
          <table:table-cell table:style-name="ce1"/>
          <table:table-cell/>
          <table:table-cell table:style-name="ce1" office:value-type="float" office:value="0.392699081698724" calcext:value-type="float">
            <text:p>0.392699081698724</text:p>
          </table:table-cell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6]/2000000+[.E5]+[.A5]/2000000" office:value-type="float" office:value="0" calcext:value-type="float">
            <text:p>0</text:p>
          </table:table-cell>
          <table:table-cell table:formula="of:=[.D6]/([.A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]*[.A6]/1000000" office:value-type="string" office:string-value="" calcext:value-type="error">
            <text:p>#DIV/0!</text:p>
          </table:table-cell>
          <table:table-cell table:number-columns-repeated="2"/>
          <table:table-cell table:style-name="ce3" table:formula="of:=[.L6]/[.L$18]" office:value-type="string" office:string-value="" calcext:value-type="error">
            <text:p>#DIV/0!</text:p>
          </table:table-cell>
          <table:table-cell table:style-name="ce1" table:formula="of:=AVERAGE([.M6:.BM6])" office:value-type="string" office:string-value="" calcext:value-type="error">
            <text:p>#DIV/0!</text:p>
          </table:table-cell>
          <table:table-cell table:style-name="ce1" table:formula="of:=[.H6]" office:value-type="string" office:string-value="" calcext:value-type="error">
            <text:p>#DIV/0!</text:p>
          </table:table-cell>
          <table:table-cell table:style-name="ce1" table:formula="of:=[.H21]" office:value-type="string" office:string-value="" calcext:value-type="error">
            <text:p>#DIV/0!</text:p>
          </table:table-cell>
          <table:table-cell table:style-name="ce1" table:formula="of:=[.H36]" office:value-type="string" office:string-value="" calcext:value-type="error">
            <text:p>#DIV/0!</text:p>
          </table:table-cell>
          <table:table-cell table:style-name="ce1" table:formula="of:=[.H51]" office:value-type="string" office:string-value="" calcext:value-type="error">
            <text:p>#DIV/0!</text:p>
          </table:table-cell>
          <table:table-cell table:style-name="ce1" table:formula="of:=[.H66]" office:value-type="string" office:string-value="" calcext:value-type="error">
            <text:p>#DIV/0!</text:p>
          </table:table-cell>
          <table:table-cell table:style-name="ce1" table:formula="of:=[.H81]" office:value-type="string" office:string-value="" calcext:value-type="error">
            <text:p>#DIV/0!</text:p>
          </table:table-cell>
          <table:table-cell table:style-name="ce1" table:formula="of:=[.H96]" office:value-type="string" office:string-value="" calcext:value-type="error">
            <text:p>#DIV/0!</text:p>
          </table:table-cell>
          <table:table-cell table:style-name="ce1" table:formula="of:=[.H111]" office:value-type="string" office:string-value="" calcext:value-type="error">
            <text:p>#DIV/0!</text:p>
          </table:table-cell>
          <table:table-cell table:style-name="ce1" table:formula="of:=[.H126]" office:value-type="string" office:string-value="" calcext:value-type="error">
            <text:p>#DIV/0!</text:p>
          </table:table-cell>
          <table:table-cell table:style-name="ce1" table:formula="of:=[.H141]" office:value-type="string" office:string-value="" calcext:value-type="error">
            <text:p>#DIV/0!</text:p>
          </table:table-cell>
          <table:table-cell table:style-name="ce1" table:formula="of:=[.H156]" office:value-type="string" office:string-value="" calcext:value-type="error">
            <text:p>#DIV/0!</text:p>
          </table:table-cell>
          <table:table-cell table:style-name="ce1" table:formula="of:=[.H171]" office:value-type="string" office:string-value="" calcext:value-type="error">
            <text:p>#DIV/0!</text:p>
          </table:table-cell>
          <table:table-cell table:style-name="ce1" table:formula="of:=[.H186]" office:value-type="string" office:string-value="" calcext:value-type="error">
            <text:p>#DIV/0!</text:p>
          </table:table-cell>
          <table:table-cell table:style-name="ce1" table:formula="of:=[.H201]" office:value-type="string" office:string-value="" calcext:value-type="error">
            <text:p>#DIV/0!</text:p>
          </table:table-cell>
          <table:table-cell table:style-name="ce1" table:formula="of:=[.H216]" office:value-type="string" office:string-value="" calcext:value-type="error">
            <text:p>#DIV/0!</text:p>
          </table:table-cell>
          <table:table-cell table:style-name="ce1" table:formula="of:=[.H231]" office:value-type="string" office:string-value="" calcext:value-type="error">
            <text:p>#DIV/0!</text:p>
          </table:table-cell>
          <table:table-cell table:style-name="ce1" table:formula="of:=[.H246]" office:value-type="string" office:string-value="" calcext:value-type="error">
            <text:p>#DIV/0!</text:p>
          </table:table-cell>
          <table:table-cell table:style-name="ce1" table:formula="of:=[.H261]" office:value-type="string" office:string-value="" calcext:value-type="error">
            <text:p>#DIV/0!</text:p>
          </table:table-cell>
          <table:table-cell table:style-name="ce1" table:formula="of:=[.H276]" office:value-type="string" office:string-value="" calcext:value-type="error">
            <text:p>#DIV/0!</text:p>
          </table:table-cell>
          <table:table-cell table:style-name="ce1" table:formula="of:=[.H291]" office:value-type="string" office:string-value="" calcext:value-type="error">
            <text:p>#DIV/0!</text:p>
          </table:table-cell>
          <table:table-cell table:style-name="ce1" table:formula="of:=[.H306]" office:value-type="string" office:string-value="" calcext:value-type="error">
            <text:p>#DIV/0!</text:p>
          </table:table-cell>
          <table:table-cell table:style-name="ce1" table:formula="of:=[.H321]" office:value-type="string" office:string-value="" calcext:value-type="error">
            <text:p>#DIV/0!</text:p>
          </table:table-cell>
          <table:table-cell table:style-name="ce1" table:formula="of:=[.H336]" office:value-type="string" office:string-value="" calcext:value-type="error">
            <text:p>#DIV/0!</text:p>
          </table:table-cell>
          <table:table-cell table:style-name="ce1" table:formula="of:=[.H351]" office:value-type="string" office:string-value="" calcext:value-type="error">
            <text:p>#DIV/0!</text:p>
          </table:table-cell>
          <table:table-cell table:style-name="ce1" table:formula="of:=[.H366]" office:value-type="string" office:string-value="" calcext:value-type="error">
            <text:p>#DIV/0!</text:p>
          </table:table-cell>
          <table:table-cell table:style-name="ce1" table:formula="of:=[.H381]" office:value-type="string" office:string-value="" calcext:value-type="error">
            <text:p>#DIV/0!</text:p>
          </table:table-cell>
          <table:table-cell table:style-name="ce1" table:formula="of:=[.H396]" office:value-type="string" office:string-value="" calcext:value-type="error">
            <text:p>#DIV/0!</text:p>
          </table:table-cell>
          <table:table-cell table:style-name="ce1" table:formula="of:=[.H411]" office:value-type="string" office:string-value="" calcext:value-type="error">
            <text:p>#DIV/0!</text:p>
          </table:table-cell>
          <table:table-cell table:style-name="ce1" table:formula="of:=[.H426]" office:value-type="string" office:string-value="" calcext:value-type="error">
            <text:p>#DIV/0!</text:p>
          </table:table-cell>
          <table:table-cell table:style-name="ce1" table:formula="of:=[.H441]" office:value-type="string" office:string-value="" calcext:value-type="error">
            <text:p>#DIV/0!</text:p>
          </table:table-cell>
          <table:table-cell table:style-name="ce1" table:formula="of:=[.H456]" office:value-type="string" office:string-value="" calcext:value-type="error">
            <text:p>#DIV/0!</text:p>
          </table:table-cell>
          <table:table-cell table:style-name="ce1" table:formula="of:=[.H471]" office:value-type="string" office:string-value="" calcext:value-type="error">
            <text:p>#DIV/0!</text:p>
          </table:table-cell>
          <table:table-cell table:style-name="ce1" table:formula="of:=[.H486]" office:value-type="string" office:string-value="" calcext:value-type="error">
            <text:p>#DIV/0!</text:p>
          </table:table-cell>
          <table:table-cell table:style-name="ce1" table:formula="of:=[.H501]" office:value-type="string" office:string-value="" calcext:value-type="error">
            <text:p>#DIV/0!</text:p>
          </table:table-cell>
          <table:table-cell table:style-name="ce1" table:formula="of:=[.H516]" office:value-type="string" office:string-value="" calcext:value-type="error">
            <text:p>#DIV/0!</text:p>
          </table:table-cell>
          <table:table-cell table:style-name="ce1" table:formula="of:=[.H531]" office:value-type="string" office:string-value="" calcext:value-type="error">
            <text:p>#DIV/0!</text:p>
          </table:table-cell>
          <table:table-cell table:style-name="ce1" table:formula="of:=[.H546]" office:value-type="string" office:string-value="" calcext:value-type="error">
            <text:p>#DIV/0!</text:p>
          </table:table-cell>
          <table:table-cell table:style-name="ce1" table:formula="of:=[.H561]" office:value-type="string" office:string-value="" calcext:value-type="error">
            <text:p>#DIV/0!</text:p>
          </table:table-cell>
          <table:table-cell table:style-name="ce1" table:formula="of:=[.H576]" office:value-type="string" office:string-value="" calcext:value-type="error">
            <text:p>#DIV/0!</text:p>
          </table:table-cell>
          <table:table-cell table:style-name="ce1" table:formula="of:=[.H591]" office:value-type="string" office:string-value="" calcext:value-type="error">
            <text:p>#DIV/0!</text:p>
          </table:table-cell>
          <table:table-cell table:style-name="ce1" table:formula="of:=[.H606]" office:value-type="string" office:string-value="" calcext:value-type="error">
            <text:p>#DIV/0!</text:p>
          </table:table-cell>
          <table:table-cell table:style-name="ce1" table:formula="of:=[.H621]" office:value-type="string" office:string-value="" calcext:value-type="error">
            <text:p>#DIV/0!</text:p>
          </table:table-cell>
          <table:table-cell table:style-name="ce1" table:formula="of:=[.H636]" office:value-type="string" office:string-value="" calcext:value-type="error">
            <text:p>#DIV/0!</text:p>
          </table:table-cell>
          <table:table-cell table:style-name="ce1" table:formula="of:=[.H651]" office:value-type="string" office:string-value="" calcext:value-type="error">
            <text:p>#DIV/0!</text:p>
          </table:table-cell>
          <table:table-cell table:style-name="ce1" table:formula="of:=[.H666]" office:value-type="string" office:string-value="" calcext:value-type="error">
            <text:p>#DIV/0!</text:p>
          </table:table-cell>
          <table:table-cell table:style-name="ce1" table:formula="of:=[.H681]" office:value-type="string" office:string-value="" calcext:value-type="error">
            <text:p>#DIV/0!</text:p>
          </table:table-cell>
          <table:table-cell table:style-name="ce1" table:formula="of:=[.H696]" office:value-type="string" office:string-value="" calcext:value-type="error">
            <text:p>#DIV/0!</text:p>
          </table:table-cell>
          <table:table-cell table:style-name="ce1" table:formula="of:=[.H711]" office:value-type="string" office:string-value="" calcext:value-type="error">
            <text:p>#DIV/0!</text:p>
          </table:table-cell>
          <table:table-cell table:style-name="ce1" table:formula="of:=[.H726]" office:value-type="string" office:string-value="" calcext:value-type="error">
            <text:p>#DIV/0!</text:p>
          </table:table-cell>
          <table:table-cell table:style-name="ce1" table:formula="of:=[.H741]" office:value-type="string" office:string-value="" calcext:value-type="error">
            <text:p>#DIV/0!</text:p>
          </table:table-cell>
          <table:table-cell table:style-name="ce1" table:formula="of:=[.H756]" office:value-type="string" office:string-value="" calcext:value-type="error">
            <text:p>#DIV/0!</text:p>
          </table:table-cell>
          <table:table-cell table:style-name="ce1" table:formula="of:=[.H771]" office:value-type="string" office:string-value="" calcext:value-type="error">
            <text:p>#DIV/0!</text:p>
          </table:table-cell>
          <table:table-cell table:style-name="ce1" table:formula="of:=[.H786]" office:value-type="string" office:string-value="" calcext:value-type="error">
            <text:p>#DIV/0!</text:p>
          </table:table-cell>
          <table:table-cell table:number-columns-repeated="959"/>
        </table:table-row>
        <table:table-row table:style-name="ro1">
          <table:table-cell table:style-name="ce1"/>
          <table:table-cell/>
          <table:table-cell table:style-name="ce1" office:value-type="float" office:value="0.392699081698724" calcext:value-type="float">
            <text:p>0.392699081698724</text:p>
          </table:table-cell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7]/2000000+[.E6]+[.A6]/2000000" office:value-type="float" office:value="0" calcext:value-type="float">
            <text:p>0</text:p>
          </table:table-cell>
          <table:table-cell table:formula="of:=[.D7]/([.A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]*[.A7]/1000000" office:value-type="string" office:string-value="" calcext:value-type="error">
            <text:p>#DIV/0!</text:p>
          </table:table-cell>
          <table:table-cell table:number-columns-repeated="2"/>
          <table:table-cell table:style-name="ce3" table:formula="of:=[.L7]/[.L$18]" office:value-type="string" office:string-value="" calcext:value-type="error">
            <text:p>#DIV/0!</text:p>
          </table:table-cell>
          <table:table-cell table:style-name="ce1" table:formula="of:=AVERAGE([.M7:.BM7])" office:value-type="string" office:string-value="" calcext:value-type="error">
            <text:p>#DIV/0!</text:p>
          </table:table-cell>
          <table:table-cell table:style-name="ce1" table:formula="of:=[.H7]" office:value-type="string" office:string-value="" calcext:value-type="error">
            <text:p>#DIV/0!</text:p>
          </table:table-cell>
          <table:table-cell table:style-name="ce1" table:formula="of:=[.H22]" office:value-type="string" office:string-value="" calcext:value-type="error">
            <text:p>#DIV/0!</text:p>
          </table:table-cell>
          <table:table-cell table:style-name="ce1" table:formula="of:=[.H37]" office:value-type="string" office:string-value="" calcext:value-type="error">
            <text:p>#DIV/0!</text:p>
          </table:table-cell>
          <table:table-cell table:style-name="ce1" table:formula="of:=[.H52]" office:value-type="string" office:string-value="" calcext:value-type="error">
            <text:p>#DIV/0!</text:p>
          </table:table-cell>
          <table:table-cell table:style-name="ce1" table:formula="of:=[.H67]" office:value-type="string" office:string-value="" calcext:value-type="error">
            <text:p>#DIV/0!</text:p>
          </table:table-cell>
          <table:table-cell table:style-name="ce1" table:formula="of:=[.H82]" office:value-type="string" office:string-value="" calcext:value-type="error">
            <text:p>#DIV/0!</text:p>
          </table:table-cell>
          <table:table-cell table:style-name="ce1" table:formula="of:=[.H97]" office:value-type="string" office:string-value="" calcext:value-type="error">
            <text:p>#DIV/0!</text:p>
          </table:table-cell>
          <table:table-cell table:style-name="ce1" table:formula="of:=[.H112]" office:value-type="string" office:string-value="" calcext:value-type="error">
            <text:p>#DIV/0!</text:p>
          </table:table-cell>
          <table:table-cell table:style-name="ce1" table:formula="of:=[.H127]" office:value-type="string" office:string-value="" calcext:value-type="error">
            <text:p>#DIV/0!</text:p>
          </table:table-cell>
          <table:table-cell table:style-name="ce1" table:formula="of:=[.H142]" office:value-type="string" office:string-value="" calcext:value-type="error">
            <text:p>#DIV/0!</text:p>
          </table:table-cell>
          <table:table-cell table:style-name="ce1" table:formula="of:=[.H157]" office:value-type="string" office:string-value="" calcext:value-type="error">
            <text:p>#DIV/0!</text:p>
          </table:table-cell>
          <table:table-cell table:style-name="ce1" table:formula="of:=[.H172]" office:value-type="string" office:string-value="" calcext:value-type="error">
            <text:p>#DIV/0!</text:p>
          </table:table-cell>
          <table:table-cell table:style-name="ce1" table:formula="of:=[.H187]" office:value-type="string" office:string-value="" calcext:value-type="error">
            <text:p>#DIV/0!</text:p>
          </table:table-cell>
          <table:table-cell table:style-name="ce1" table:formula="of:=[.H202]" office:value-type="string" office:string-value="" calcext:value-type="error">
            <text:p>#DIV/0!</text:p>
          </table:table-cell>
          <table:table-cell table:style-name="ce1" table:formula="of:=[.H217]" office:value-type="string" office:string-value="" calcext:value-type="error">
            <text:p>#DIV/0!</text:p>
          </table:table-cell>
          <table:table-cell table:style-name="ce1" table:formula="of:=[.H232]" office:value-type="string" office:string-value="" calcext:value-type="error">
            <text:p>#DIV/0!</text:p>
          </table:table-cell>
          <table:table-cell table:style-name="ce1" table:formula="of:=[.H247]" office:value-type="string" office:string-value="" calcext:value-type="error">
            <text:p>#DIV/0!</text:p>
          </table:table-cell>
          <table:table-cell table:style-name="ce1" table:formula="of:=[.H262]" office:value-type="string" office:string-value="" calcext:value-type="error">
            <text:p>#DIV/0!</text:p>
          </table:table-cell>
          <table:table-cell table:style-name="ce1" table:formula="of:=[.H277]" office:value-type="string" office:string-value="" calcext:value-type="error">
            <text:p>#DIV/0!</text:p>
          </table:table-cell>
          <table:table-cell table:style-name="ce1" table:formula="of:=[.H292]" office:value-type="string" office:string-value="" calcext:value-type="error">
            <text:p>#DIV/0!</text:p>
          </table:table-cell>
          <table:table-cell table:style-name="ce1" table:formula="of:=[.H307]" office:value-type="string" office:string-value="" calcext:value-type="error">
            <text:p>#DIV/0!</text:p>
          </table:table-cell>
          <table:table-cell table:style-name="ce1" table:formula="of:=[.H322]" office:value-type="string" office:string-value="" calcext:value-type="error">
            <text:p>#DIV/0!</text:p>
          </table:table-cell>
          <table:table-cell table:style-name="ce1" table:formula="of:=[.H337]" office:value-type="string" office:string-value="" calcext:value-type="error">
            <text:p>#DIV/0!</text:p>
          </table:table-cell>
          <table:table-cell table:style-name="ce1" table:formula="of:=[.H352]" office:value-type="string" office:string-value="" calcext:value-type="error">
            <text:p>#DIV/0!</text:p>
          </table:table-cell>
          <table:table-cell table:style-name="ce1" table:formula="of:=[.H367]" office:value-type="string" office:string-value="" calcext:value-type="error">
            <text:p>#DIV/0!</text:p>
          </table:table-cell>
          <table:table-cell table:style-name="ce1" table:formula="of:=[.H382]" office:value-type="string" office:string-value="" calcext:value-type="error">
            <text:p>#DIV/0!</text:p>
          </table:table-cell>
          <table:table-cell table:style-name="ce1" table:formula="of:=[.H397]" office:value-type="string" office:string-value="" calcext:value-type="error">
            <text:p>#DIV/0!</text:p>
          </table:table-cell>
          <table:table-cell table:style-name="ce1" table:formula="of:=[.H412]" office:value-type="string" office:string-value="" calcext:value-type="error">
            <text:p>#DIV/0!</text:p>
          </table:table-cell>
          <table:table-cell table:style-name="ce1" table:formula="of:=[.H427]" office:value-type="string" office:string-value="" calcext:value-type="error">
            <text:p>#DIV/0!</text:p>
          </table:table-cell>
          <table:table-cell table:style-name="ce1" table:formula="of:=[.H442]" office:value-type="string" office:string-value="" calcext:value-type="error">
            <text:p>#DIV/0!</text:p>
          </table:table-cell>
          <table:table-cell table:style-name="ce1" table:formula="of:=[.H457]" office:value-type="string" office:string-value="" calcext:value-type="error">
            <text:p>#DIV/0!</text:p>
          </table:table-cell>
          <table:table-cell table:style-name="ce1" table:formula="of:=[.H472]" office:value-type="string" office:string-value="" calcext:value-type="error">
            <text:p>#DIV/0!</text:p>
          </table:table-cell>
          <table:table-cell table:style-name="ce1" table:formula="of:=[.H487]" office:value-type="string" office:string-value="" calcext:value-type="error">
            <text:p>#DIV/0!</text:p>
          </table:table-cell>
          <table:table-cell table:style-name="ce1" table:formula="of:=[.H502]" office:value-type="string" office:string-value="" calcext:value-type="error">
            <text:p>#DIV/0!</text:p>
          </table:table-cell>
          <table:table-cell table:style-name="ce1" table:formula="of:=[.H517]" office:value-type="string" office:string-value="" calcext:value-type="error">
            <text:p>#DIV/0!</text:p>
          </table:table-cell>
          <table:table-cell table:style-name="ce1" table:formula="of:=[.H532]" office:value-type="string" office:string-value="" calcext:value-type="error">
            <text:p>#DIV/0!</text:p>
          </table:table-cell>
          <table:table-cell table:style-name="ce1" table:formula="of:=[.H547]" office:value-type="string" office:string-value="" calcext:value-type="error">
            <text:p>#DIV/0!</text:p>
          </table:table-cell>
          <table:table-cell table:style-name="ce1" table:formula="of:=[.H562]" office:value-type="string" office:string-value="" calcext:value-type="error">
            <text:p>#DIV/0!</text:p>
          </table:table-cell>
          <table:table-cell table:style-name="ce1" table:formula="of:=[.H577]" office:value-type="string" office:string-value="" calcext:value-type="error">
            <text:p>#DIV/0!</text:p>
          </table:table-cell>
          <table:table-cell table:style-name="ce1" table:formula="of:=[.H592]" office:value-type="string" office:string-value="" calcext:value-type="error">
            <text:p>#DIV/0!</text:p>
          </table:table-cell>
          <table:table-cell table:style-name="ce1" table:formula="of:=[.H607]" office:value-type="string" office:string-value="" calcext:value-type="error">
            <text:p>#DIV/0!</text:p>
          </table:table-cell>
          <table:table-cell table:style-name="ce1" table:formula="of:=[.H622]" office:value-type="string" office:string-value="" calcext:value-type="error">
            <text:p>#DIV/0!</text:p>
          </table:table-cell>
          <table:table-cell table:style-name="ce1" table:formula="of:=[.H637]" office:value-type="string" office:string-value="" calcext:value-type="error">
            <text:p>#DIV/0!</text:p>
          </table:table-cell>
          <table:table-cell table:style-name="ce1" table:formula="of:=[.H652]" office:value-type="string" office:string-value="" calcext:value-type="error">
            <text:p>#DIV/0!</text:p>
          </table:table-cell>
          <table:table-cell table:style-name="ce1" table:formula="of:=[.H667]" office:value-type="string" office:string-value="" calcext:value-type="error">
            <text:p>#DIV/0!</text:p>
          </table:table-cell>
          <table:table-cell table:style-name="ce1" table:formula="of:=[.H682]" office:value-type="string" office:string-value="" calcext:value-type="error">
            <text:p>#DIV/0!</text:p>
          </table:table-cell>
          <table:table-cell table:style-name="ce1" table:formula="of:=[.H697]" office:value-type="string" office:string-value="" calcext:value-type="error">
            <text:p>#DIV/0!</text:p>
          </table:table-cell>
          <table:table-cell table:style-name="ce1" table:formula="of:=[.H712]" office:value-type="string" office:string-value="" calcext:value-type="error">
            <text:p>#DIV/0!</text:p>
          </table:table-cell>
          <table:table-cell table:style-name="ce1" table:formula="of:=[.H727]" office:value-type="string" office:string-value="" calcext:value-type="error">
            <text:p>#DIV/0!</text:p>
          </table:table-cell>
          <table:table-cell table:style-name="ce1" table:formula="of:=[.H742]" office:value-type="string" office:string-value="" calcext:value-type="error">
            <text:p>#DIV/0!</text:p>
          </table:table-cell>
          <table:table-cell table:style-name="ce1" table:formula="of:=[.H757]" office:value-type="string" office:string-value="" calcext:value-type="error">
            <text:p>#DIV/0!</text:p>
          </table:table-cell>
          <table:table-cell table:style-name="ce1" table:formula="of:=[.H772]" office:value-type="string" office:string-value="" calcext:value-type="error">
            <text:p>#DIV/0!</text:p>
          </table:table-cell>
          <table:table-cell table:style-name="ce1" table:formula="of:=[.H787]" office:value-type="string" office:string-value="" calcext:value-type="error">
            <text:p>#DIV/0!</text:p>
          </table:table-cell>
          <table:table-cell table:number-columns-repeated="959"/>
        </table:table-row>
        <table:table-row table:style-name="ro1">
          <table:table-cell table:style-name="ce1"/>
          <table:table-cell/>
          <table:table-cell table:style-name="ce1" office:value-type="float" office:value="0.392699081698724" calcext:value-type="float">
            <text:p>0.392699081698724</text:p>
          </table:table-cell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8]/2000000+[.E7]+[.A7]/2000000" office:value-type="float" office:value="0" calcext:value-type="float">
            <text:p>0</text:p>
          </table:table-cell>
          <table:table-cell table:formula="of:=[.D8]/([.A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8]*[.A8]/1000000" office:value-type="string" office:string-value="" calcext:value-type="error">
            <text:p>#DIV/0!</text:p>
          </table:table-cell>
          <table:table-cell table:number-columns-repeated="2"/>
          <table:table-cell table:style-name="ce3" table:formula="of:=[.L8]/[.L$18]" office:value-type="string" office:string-value="" calcext:value-type="error">
            <text:p>#DIV/0!</text:p>
          </table:table-cell>
          <table:table-cell table:style-name="ce1" table:formula="of:=AVERAGE([.M8:.BM8])" office:value-type="string" office:string-value="" calcext:value-type="error">
            <text:p>#DIV/0!</text:p>
          </table:table-cell>
          <table:table-cell table:style-name="ce1" table:formula="of:=[.H8]" office:value-type="string" office:string-value="" calcext:value-type="error">
            <text:p>#DIV/0!</text:p>
          </table:table-cell>
          <table:table-cell table:style-name="ce1" table:formula="of:=[.H23]" office:value-type="string" office:string-value="" calcext:value-type="error">
            <text:p>#DIV/0!</text:p>
          </table:table-cell>
          <table:table-cell table:style-name="ce1" table:formula="of:=[.H38]" office:value-type="string" office:string-value="" calcext:value-type="error">
            <text:p>#DIV/0!</text:p>
          </table:table-cell>
          <table:table-cell table:style-name="ce1" table:formula="of:=[.H53]" office:value-type="string" office:string-value="" calcext:value-type="error">
            <text:p>#DIV/0!</text:p>
          </table:table-cell>
          <table:table-cell table:style-name="ce1" table:formula="of:=[.H68]" office:value-type="string" office:string-value="" calcext:value-type="error">
            <text:p>#DIV/0!</text:p>
          </table:table-cell>
          <table:table-cell table:style-name="ce1" table:formula="of:=[.H83]" office:value-type="string" office:string-value="" calcext:value-type="error">
            <text:p>#DIV/0!</text:p>
          </table:table-cell>
          <table:table-cell table:style-name="ce1" table:formula="of:=[.H98]" office:value-type="string" office:string-value="" calcext:value-type="error">
            <text:p>#DIV/0!</text:p>
          </table:table-cell>
          <table:table-cell table:style-name="ce1" table:formula="of:=[.H113]" office:value-type="string" office:string-value="" calcext:value-type="error">
            <text:p>#DIV/0!</text:p>
          </table:table-cell>
          <table:table-cell table:style-name="ce1" table:formula="of:=[.H128]" office:value-type="string" office:string-value="" calcext:value-type="error">
            <text:p>#DIV/0!</text:p>
          </table:table-cell>
          <table:table-cell table:style-name="ce1" table:formula="of:=[.H143]" office:value-type="string" office:string-value="" calcext:value-type="error">
            <text:p>#DIV/0!</text:p>
          </table:table-cell>
          <table:table-cell table:style-name="ce1" table:formula="of:=[.H158]" office:value-type="string" office:string-value="" calcext:value-type="error">
            <text:p>#DIV/0!</text:p>
          </table:table-cell>
          <table:table-cell table:style-name="ce1" table:formula="of:=[.H173]" office:value-type="string" office:string-value="" calcext:value-type="error">
            <text:p>#DIV/0!</text:p>
          </table:table-cell>
          <table:table-cell table:style-name="ce1" table:formula="of:=[.H188]" office:value-type="string" office:string-value="" calcext:value-type="error">
            <text:p>#DIV/0!</text:p>
          </table:table-cell>
          <table:table-cell table:style-name="ce1" table:formula="of:=[.H203]" office:value-type="string" office:string-value="" calcext:value-type="error">
            <text:p>#DIV/0!</text:p>
          </table:table-cell>
          <table:table-cell table:style-name="ce1" table:formula="of:=[.H218]" office:value-type="string" office:string-value="" calcext:value-type="error">
            <text:p>#DIV/0!</text:p>
          </table:table-cell>
          <table:table-cell table:style-name="ce1" table:formula="of:=[.H233]" office:value-type="string" office:string-value="" calcext:value-type="error">
            <text:p>#DIV/0!</text:p>
          </table:table-cell>
          <table:table-cell table:style-name="ce1" table:formula="of:=[.H248]" office:value-type="string" office:string-value="" calcext:value-type="error">
            <text:p>#DIV/0!</text:p>
          </table:table-cell>
          <table:table-cell table:style-name="ce1" table:formula="of:=[.H263]" office:value-type="string" office:string-value="" calcext:value-type="error">
            <text:p>#DIV/0!</text:p>
          </table:table-cell>
          <table:table-cell table:style-name="ce1" table:formula="of:=[.H278]" office:value-type="string" office:string-value="" calcext:value-type="error">
            <text:p>#DIV/0!</text:p>
          </table:table-cell>
          <table:table-cell table:style-name="ce1" table:formula="of:=[.H293]" office:value-type="string" office:string-value="" calcext:value-type="error">
            <text:p>#DIV/0!</text:p>
          </table:table-cell>
          <table:table-cell table:style-name="ce1" table:formula="of:=[.H308]" office:value-type="string" office:string-value="" calcext:value-type="error">
            <text:p>#DIV/0!</text:p>
          </table:table-cell>
          <table:table-cell table:style-name="ce1" table:formula="of:=[.H323]" office:value-type="string" office:string-value="" calcext:value-type="error">
            <text:p>#DIV/0!</text:p>
          </table:table-cell>
          <table:table-cell table:style-name="ce1" table:formula="of:=[.H338]" office:value-type="string" office:string-value="" calcext:value-type="error">
            <text:p>#DIV/0!</text:p>
          </table:table-cell>
          <table:table-cell table:style-name="ce1" table:formula="of:=[.H353]" office:value-type="string" office:string-value="" calcext:value-type="error">
            <text:p>#DIV/0!</text:p>
          </table:table-cell>
          <table:table-cell table:style-name="ce1" table:formula="of:=[.H368]" office:value-type="string" office:string-value="" calcext:value-type="error">
            <text:p>#DIV/0!</text:p>
          </table:table-cell>
          <table:table-cell table:style-name="ce1" table:formula="of:=[.H383]" office:value-type="string" office:string-value="" calcext:value-type="error">
            <text:p>#DIV/0!</text:p>
          </table:table-cell>
          <table:table-cell table:style-name="ce1" table:formula="of:=[.H398]" office:value-type="string" office:string-value="" calcext:value-type="error">
            <text:p>#DIV/0!</text:p>
          </table:table-cell>
          <table:table-cell table:style-name="ce1" table:formula="of:=[.H413]" office:value-type="string" office:string-value="" calcext:value-type="error">
            <text:p>#DIV/0!</text:p>
          </table:table-cell>
          <table:table-cell table:style-name="ce1" table:formula="of:=[.H428]" office:value-type="string" office:string-value="" calcext:value-type="error">
            <text:p>#DIV/0!</text:p>
          </table:table-cell>
          <table:table-cell table:style-name="ce1" table:formula="of:=[.H443]" office:value-type="string" office:string-value="" calcext:value-type="error">
            <text:p>#DIV/0!</text:p>
          </table:table-cell>
          <table:table-cell table:style-name="ce1" table:formula="of:=[.H458]" office:value-type="string" office:string-value="" calcext:value-type="error">
            <text:p>#DIV/0!</text:p>
          </table:table-cell>
          <table:table-cell table:style-name="ce1" table:formula="of:=[.H473]" office:value-type="string" office:string-value="" calcext:value-type="error">
            <text:p>#DIV/0!</text:p>
          </table:table-cell>
          <table:table-cell table:style-name="ce1" table:formula="of:=[.H488]" office:value-type="string" office:string-value="" calcext:value-type="error">
            <text:p>#DIV/0!</text:p>
          </table:table-cell>
          <table:table-cell table:style-name="ce1" table:formula="of:=[.H503]" office:value-type="string" office:string-value="" calcext:value-type="error">
            <text:p>#DIV/0!</text:p>
          </table:table-cell>
          <table:table-cell table:style-name="ce1" table:formula="of:=[.H518]" office:value-type="string" office:string-value="" calcext:value-type="error">
            <text:p>#DIV/0!</text:p>
          </table:table-cell>
          <table:table-cell table:style-name="ce1" table:formula="of:=[.H533]" office:value-type="string" office:string-value="" calcext:value-type="error">
            <text:p>#DIV/0!</text:p>
          </table:table-cell>
          <table:table-cell table:style-name="ce1" table:formula="of:=[.H548]" office:value-type="string" office:string-value="" calcext:value-type="error">
            <text:p>#DIV/0!</text:p>
          </table:table-cell>
          <table:table-cell table:style-name="ce1" table:formula="of:=[.H563]" office:value-type="string" office:string-value="" calcext:value-type="error">
            <text:p>#DIV/0!</text:p>
          </table:table-cell>
          <table:table-cell table:style-name="ce1" table:formula="of:=[.H578]" office:value-type="string" office:string-value="" calcext:value-type="error">
            <text:p>#DIV/0!</text:p>
          </table:table-cell>
          <table:table-cell table:style-name="ce1" table:formula="of:=[.H593]" office:value-type="string" office:string-value="" calcext:value-type="error">
            <text:p>#DIV/0!</text:p>
          </table:table-cell>
          <table:table-cell table:style-name="ce1" table:formula="of:=[.H608]" office:value-type="string" office:string-value="" calcext:value-type="error">
            <text:p>#DIV/0!</text:p>
          </table:table-cell>
          <table:table-cell table:style-name="ce1" table:formula="of:=[.H623]" office:value-type="string" office:string-value="" calcext:value-type="error">
            <text:p>#DIV/0!</text:p>
          </table:table-cell>
          <table:table-cell table:style-name="ce1" table:formula="of:=[.H638]" office:value-type="string" office:string-value="" calcext:value-type="error">
            <text:p>#DIV/0!</text:p>
          </table:table-cell>
          <table:table-cell table:style-name="ce1" table:formula="of:=[.H653]" office:value-type="string" office:string-value="" calcext:value-type="error">
            <text:p>#DIV/0!</text:p>
          </table:table-cell>
          <table:table-cell table:style-name="ce1" table:formula="of:=[.H668]" office:value-type="string" office:string-value="" calcext:value-type="error">
            <text:p>#DIV/0!</text:p>
          </table:table-cell>
          <table:table-cell table:style-name="ce1" table:formula="of:=[.H683]" office:value-type="string" office:string-value="" calcext:value-type="error">
            <text:p>#DIV/0!</text:p>
          </table:table-cell>
          <table:table-cell table:style-name="ce1" table:formula="of:=[.H698]" office:value-type="string" office:string-value="" calcext:value-type="error">
            <text:p>#DIV/0!</text:p>
          </table:table-cell>
          <table:table-cell table:style-name="ce1" table:formula="of:=[.H713]" office:value-type="string" office:string-value="" calcext:value-type="error">
            <text:p>#DIV/0!</text:p>
          </table:table-cell>
          <table:table-cell table:style-name="ce1" table:formula="of:=[.H728]" office:value-type="string" office:string-value="" calcext:value-type="error">
            <text:p>#DIV/0!</text:p>
          </table:table-cell>
          <table:table-cell table:style-name="ce1" table:formula="of:=[.H743]" office:value-type="string" office:string-value="" calcext:value-type="error">
            <text:p>#DIV/0!</text:p>
          </table:table-cell>
          <table:table-cell table:style-name="ce1" table:formula="of:=[.H758]" office:value-type="string" office:string-value="" calcext:value-type="error">
            <text:p>#DIV/0!</text:p>
          </table:table-cell>
          <table:table-cell table:style-name="ce1" table:formula="of:=[.H773]" office:value-type="string" office:string-value="" calcext:value-type="error">
            <text:p>#DIV/0!</text:p>
          </table:table-cell>
          <table:table-cell table:style-name="ce1" table:formula="of:=[.H788]" office:value-type="string" office:string-value="" calcext:value-type="error">
            <text:p>#DIV/0!</text:p>
          </table:table-cell>
          <table:table-cell table:number-columns-repeated="959"/>
        </table:table-row>
        <table:table-row table:style-name="ro1">
          <table:table-cell table:style-name="ce1"/>
          <table:table-cell/>
          <table:table-cell table:style-name="ce1" office:value-type="float" office:value="0.392699081698724" calcext:value-type="float">
            <text:p>0.392699081698724</text:p>
          </table:table-cell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9]/2000000+[.E8]+[.A8]/2000000" office:value-type="float" office:value="0" calcext:value-type="float">
            <text:p>0</text:p>
          </table:table-cell>
          <table:table-cell table:formula="of:=[.D9]/([.A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9]*[.A9]/1000000" office:value-type="string" office:string-value="" calcext:value-type="error">
            <text:p>#DIV/0!</text:p>
          </table:table-cell>
          <table:table-cell table:number-columns-repeated="2"/>
          <table:table-cell table:style-name="ce3" table:formula="of:=[.L9]/[.L$18]" office:value-type="string" office:string-value="" calcext:value-type="error">
            <text:p>#DIV/0!</text:p>
          </table:table-cell>
          <table:table-cell table:style-name="ce1" table:formula="of:=AVERAGE([.M9:.BM9])" office:value-type="string" office:string-value="" calcext:value-type="error">
            <text:p>#DIV/0!</text:p>
          </table:table-cell>
          <table:table-cell table:style-name="ce1" table:formula="of:=[.H9]" office:value-type="string" office:string-value="" calcext:value-type="error">
            <text:p>#DIV/0!</text:p>
          </table:table-cell>
          <table:table-cell table:style-name="ce1" table:formula="of:=[.H24]" office:value-type="string" office:string-value="" calcext:value-type="error">
            <text:p>#DIV/0!</text:p>
          </table:table-cell>
          <table:table-cell table:style-name="ce1" table:formula="of:=[.H39]" office:value-type="string" office:string-value="" calcext:value-type="error">
            <text:p>#DIV/0!</text:p>
          </table:table-cell>
          <table:table-cell table:style-name="ce1" table:formula="of:=[.H54]" office:value-type="string" office:string-value="" calcext:value-type="error">
            <text:p>#DIV/0!</text:p>
          </table:table-cell>
          <table:table-cell table:style-name="ce1" table:formula="of:=[.H69]" office:value-type="string" office:string-value="" calcext:value-type="error">
            <text:p>#DIV/0!</text:p>
          </table:table-cell>
          <table:table-cell table:style-name="ce1" table:formula="of:=[.H84]" office:value-type="string" office:string-value="" calcext:value-type="error">
            <text:p>#DIV/0!</text:p>
          </table:table-cell>
          <table:table-cell table:style-name="ce1" table:formula="of:=[.H99]" office:value-type="string" office:string-value="" calcext:value-type="error">
            <text:p>#DIV/0!</text:p>
          </table:table-cell>
          <table:table-cell table:style-name="ce1" table:formula="of:=[.H114]" office:value-type="string" office:string-value="" calcext:value-type="error">
            <text:p>#DIV/0!</text:p>
          </table:table-cell>
          <table:table-cell table:style-name="ce1" table:formula="of:=[.H129]" office:value-type="string" office:string-value="" calcext:value-type="error">
            <text:p>#DIV/0!</text:p>
          </table:table-cell>
          <table:table-cell table:style-name="ce1" table:formula="of:=[.H144]" office:value-type="string" office:string-value="" calcext:value-type="error">
            <text:p>#DIV/0!</text:p>
          </table:table-cell>
          <table:table-cell table:style-name="ce1" table:formula="of:=[.H159]" office:value-type="string" office:string-value="" calcext:value-type="error">
            <text:p>#DIV/0!</text:p>
          </table:table-cell>
          <table:table-cell table:style-name="ce1" table:formula="of:=[.H174]" office:value-type="string" office:string-value="" calcext:value-type="error">
            <text:p>#DIV/0!</text:p>
          </table:table-cell>
          <table:table-cell table:style-name="ce1" table:formula="of:=[.H189]" office:value-type="string" office:string-value="" calcext:value-type="error">
            <text:p>#DIV/0!</text:p>
          </table:table-cell>
          <table:table-cell table:style-name="ce1" table:formula="of:=[.H204]" office:value-type="string" office:string-value="" calcext:value-type="error">
            <text:p>#DIV/0!</text:p>
          </table:table-cell>
          <table:table-cell table:style-name="ce1" table:formula="of:=[.H219]" office:value-type="string" office:string-value="" calcext:value-type="error">
            <text:p>#DIV/0!</text:p>
          </table:table-cell>
          <table:table-cell table:style-name="ce1" table:formula="of:=[.H234]" office:value-type="string" office:string-value="" calcext:value-type="error">
            <text:p>#DIV/0!</text:p>
          </table:table-cell>
          <table:table-cell table:style-name="ce1" table:formula="of:=[.H249]" office:value-type="string" office:string-value="" calcext:value-type="error">
            <text:p>#DIV/0!</text:p>
          </table:table-cell>
          <table:table-cell table:style-name="ce1" table:formula="of:=[.H264]" office:value-type="string" office:string-value="" calcext:value-type="error">
            <text:p>#DIV/0!</text:p>
          </table:table-cell>
          <table:table-cell table:style-name="ce1" table:formula="of:=[.H279]" office:value-type="string" office:string-value="" calcext:value-type="error">
            <text:p>#DIV/0!</text:p>
          </table:table-cell>
          <table:table-cell table:style-name="ce1" table:formula="of:=[.H294]" office:value-type="string" office:string-value="" calcext:value-type="error">
            <text:p>#DIV/0!</text:p>
          </table:table-cell>
          <table:table-cell table:style-name="ce1" table:formula="of:=[.H309]" office:value-type="string" office:string-value="" calcext:value-type="error">
            <text:p>#DIV/0!</text:p>
          </table:table-cell>
          <table:table-cell table:style-name="ce1" table:formula="of:=[.H324]" office:value-type="string" office:string-value="" calcext:value-type="error">
            <text:p>#DIV/0!</text:p>
          </table:table-cell>
          <table:table-cell table:style-name="ce1" table:formula="of:=[.H339]" office:value-type="string" office:string-value="" calcext:value-type="error">
            <text:p>#DIV/0!</text:p>
          </table:table-cell>
          <table:table-cell table:style-name="ce1" table:formula="of:=[.H354]" office:value-type="string" office:string-value="" calcext:value-type="error">
            <text:p>#DIV/0!</text:p>
          </table:table-cell>
          <table:table-cell table:style-name="ce1" table:formula="of:=[.H369]" office:value-type="string" office:string-value="" calcext:value-type="error">
            <text:p>#DIV/0!</text:p>
          </table:table-cell>
          <table:table-cell table:style-name="ce1" table:formula="of:=[.H384]" office:value-type="string" office:string-value="" calcext:value-type="error">
            <text:p>#DIV/0!</text:p>
          </table:table-cell>
          <table:table-cell table:style-name="ce1" table:formula="of:=[.H399]" office:value-type="string" office:string-value="" calcext:value-type="error">
            <text:p>#DIV/0!</text:p>
          </table:table-cell>
          <table:table-cell table:style-name="ce1" table:formula="of:=[.H414]" office:value-type="string" office:string-value="" calcext:value-type="error">
            <text:p>#DIV/0!</text:p>
          </table:table-cell>
          <table:table-cell table:style-name="ce1" table:formula="of:=[.H429]" office:value-type="string" office:string-value="" calcext:value-type="error">
            <text:p>#DIV/0!</text:p>
          </table:table-cell>
          <table:table-cell table:style-name="ce1" table:formula="of:=[.H444]" office:value-type="string" office:string-value="" calcext:value-type="error">
            <text:p>#DIV/0!</text:p>
          </table:table-cell>
          <table:table-cell table:style-name="ce1" table:formula="of:=[.H459]" office:value-type="string" office:string-value="" calcext:value-type="error">
            <text:p>#DIV/0!</text:p>
          </table:table-cell>
          <table:table-cell table:style-name="ce1" table:formula="of:=[.H474]" office:value-type="string" office:string-value="" calcext:value-type="error">
            <text:p>#DIV/0!</text:p>
          </table:table-cell>
          <table:table-cell table:style-name="ce1" table:formula="of:=[.H489]" office:value-type="string" office:string-value="" calcext:value-type="error">
            <text:p>#DIV/0!</text:p>
          </table:table-cell>
          <table:table-cell table:style-name="ce1" table:formula="of:=[.H504]" office:value-type="string" office:string-value="" calcext:value-type="error">
            <text:p>#DIV/0!</text:p>
          </table:table-cell>
          <table:table-cell table:style-name="ce1" table:formula="of:=[.H519]" office:value-type="string" office:string-value="" calcext:value-type="error">
            <text:p>#DIV/0!</text:p>
          </table:table-cell>
          <table:table-cell table:style-name="ce1" table:formula="of:=[.H534]" office:value-type="string" office:string-value="" calcext:value-type="error">
            <text:p>#DIV/0!</text:p>
          </table:table-cell>
          <table:table-cell table:style-name="ce1" table:formula="of:=[.H549]" office:value-type="string" office:string-value="" calcext:value-type="error">
            <text:p>#DIV/0!</text:p>
          </table:table-cell>
          <table:table-cell table:style-name="ce1" table:formula="of:=[.H564]" office:value-type="string" office:string-value="" calcext:value-type="error">
            <text:p>#DIV/0!</text:p>
          </table:table-cell>
          <table:table-cell table:style-name="ce1" table:formula="of:=[.H579]" office:value-type="string" office:string-value="" calcext:value-type="error">
            <text:p>#DIV/0!</text:p>
          </table:table-cell>
          <table:table-cell table:style-name="ce1" table:formula="of:=[.H594]" office:value-type="string" office:string-value="" calcext:value-type="error">
            <text:p>#DIV/0!</text:p>
          </table:table-cell>
          <table:table-cell table:style-name="ce1" table:formula="of:=[.H609]" office:value-type="string" office:string-value="" calcext:value-type="error">
            <text:p>#DIV/0!</text:p>
          </table:table-cell>
          <table:table-cell table:style-name="ce1" table:formula="of:=[.H624]" office:value-type="string" office:string-value="" calcext:value-type="error">
            <text:p>#DIV/0!</text:p>
          </table:table-cell>
          <table:table-cell table:style-name="ce1" table:formula="of:=[.H639]" office:value-type="string" office:string-value="" calcext:value-type="error">
            <text:p>#DIV/0!</text:p>
          </table:table-cell>
          <table:table-cell table:style-name="ce1" table:formula="of:=[.H654]" office:value-type="string" office:string-value="" calcext:value-type="error">
            <text:p>#DIV/0!</text:p>
          </table:table-cell>
          <table:table-cell table:style-name="ce1" table:formula="of:=[.H669]" office:value-type="string" office:string-value="" calcext:value-type="error">
            <text:p>#DIV/0!</text:p>
          </table:table-cell>
          <table:table-cell table:style-name="ce1" table:formula="of:=[.H684]" office:value-type="string" office:string-value="" calcext:value-type="error">
            <text:p>#DIV/0!</text:p>
          </table:table-cell>
          <table:table-cell table:style-name="ce1" table:formula="of:=[.H699]" office:value-type="string" office:string-value="" calcext:value-type="error">
            <text:p>#DIV/0!</text:p>
          </table:table-cell>
          <table:table-cell table:style-name="ce1" table:formula="of:=[.H714]" office:value-type="string" office:string-value="" calcext:value-type="error">
            <text:p>#DIV/0!</text:p>
          </table:table-cell>
          <table:table-cell table:style-name="ce1" table:formula="of:=[.H729]" office:value-type="string" office:string-value="" calcext:value-type="error">
            <text:p>#DIV/0!</text:p>
          </table:table-cell>
          <table:table-cell table:style-name="ce1" table:formula="of:=[.H744]" office:value-type="string" office:string-value="" calcext:value-type="error">
            <text:p>#DIV/0!</text:p>
          </table:table-cell>
          <table:table-cell table:style-name="ce1" table:formula="of:=[.H759]" office:value-type="string" office:string-value="" calcext:value-type="error">
            <text:p>#DIV/0!</text:p>
          </table:table-cell>
          <table:table-cell table:style-name="ce1" table:formula="of:=[.H774]" office:value-type="string" office:string-value="" calcext:value-type="error">
            <text:p>#DIV/0!</text:p>
          </table:table-cell>
          <table:table-cell table:style-name="ce1" table:formula="of:=[.H789]" office:value-type="string" office:string-value="" calcext:value-type="error">
            <text:p>#DIV/0!</text:p>
          </table:table-cell>
          <table:table-cell table:number-columns-repeated="959"/>
        </table:table-row>
        <table:table-row table:style-name="ro1">
          <table:table-cell table:style-name="ce1"/>
          <table:table-cell/>
          <table:table-cell table:style-name="ce1" office:value-type="float" office:value="0.392699081698724" calcext:value-type="float">
            <text:p>0.392699081698724</text:p>
          </table:table-cell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10]/2000000+[.E9]+[.A9]/2000000" office:value-type="float" office:value="0" calcext:value-type="float">
            <text:p>0</text:p>
          </table:table-cell>
          <table:table-cell table:formula="of:=[.D10]/([.A1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0]*[.A10]/1000000" office:value-type="string" office:string-value="" calcext:value-type="error">
            <text:p>#DIV/0!</text:p>
          </table:table-cell>
          <table:table-cell table:number-columns-repeated="2"/>
          <table:table-cell table:style-name="ce3" table:formula="of:=[.L10]/[.L$18]" office:value-type="string" office:string-value="" calcext:value-type="error">
            <text:p>#DIV/0!</text:p>
          </table:table-cell>
          <table:table-cell table:style-name="ce1" table:formula="of:=AVERAGE([.M10:.BM10])" office:value-type="string" office:string-value="" calcext:value-type="error">
            <text:p>#DIV/0!</text:p>
          </table:table-cell>
          <table:table-cell table:style-name="ce1" table:formula="of:=[.H10]" office:value-type="string" office:string-value="" calcext:value-type="error">
            <text:p>#DIV/0!</text:p>
          </table:table-cell>
          <table:table-cell table:style-name="ce1" table:formula="of:=[.H25]" office:value-type="string" office:string-value="" calcext:value-type="error">
            <text:p>#DIV/0!</text:p>
          </table:table-cell>
          <table:table-cell table:style-name="ce1" table:formula="of:=[.H40]" office:value-type="string" office:string-value="" calcext:value-type="error">
            <text:p>#DIV/0!</text:p>
          </table:table-cell>
          <table:table-cell table:style-name="ce1" table:formula="of:=[.H55]" office:value-type="string" office:string-value="" calcext:value-type="error">
            <text:p>#DIV/0!</text:p>
          </table:table-cell>
          <table:table-cell table:style-name="ce1" table:formula="of:=[.H70]" office:value-type="string" office:string-value="" calcext:value-type="error">
            <text:p>#DIV/0!</text:p>
          </table:table-cell>
          <table:table-cell table:style-name="ce1" table:formula="of:=[.H85]" office:value-type="string" office:string-value="" calcext:value-type="error">
            <text:p>#DIV/0!</text:p>
          </table:table-cell>
          <table:table-cell table:style-name="ce1" table:formula="of:=[.H100]" office:value-type="string" office:string-value="" calcext:value-type="error">
            <text:p>#DIV/0!</text:p>
          </table:table-cell>
          <table:table-cell table:style-name="ce1" table:formula="of:=[.H115]" office:value-type="string" office:string-value="" calcext:value-type="error">
            <text:p>#DIV/0!</text:p>
          </table:table-cell>
          <table:table-cell table:style-name="ce1" table:formula="of:=[.H130]" office:value-type="string" office:string-value="" calcext:value-type="error">
            <text:p>#DIV/0!</text:p>
          </table:table-cell>
          <table:table-cell table:style-name="ce1" table:formula="of:=[.H145]" office:value-type="string" office:string-value="" calcext:value-type="error">
            <text:p>#DIV/0!</text:p>
          </table:table-cell>
          <table:table-cell table:style-name="ce1" table:formula="of:=[.H160]" office:value-type="string" office:string-value="" calcext:value-type="error">
            <text:p>#DIV/0!</text:p>
          </table:table-cell>
          <table:table-cell table:style-name="ce1" table:formula="of:=[.H175]" office:value-type="string" office:string-value="" calcext:value-type="error">
            <text:p>#DIV/0!</text:p>
          </table:table-cell>
          <table:table-cell table:style-name="ce1" table:formula="of:=[.H190]" office:value-type="string" office:string-value="" calcext:value-type="error">
            <text:p>#DIV/0!</text:p>
          </table:table-cell>
          <table:table-cell table:style-name="ce1" table:formula="of:=[.H205]" office:value-type="string" office:string-value="" calcext:value-type="error">
            <text:p>#DIV/0!</text:p>
          </table:table-cell>
          <table:table-cell table:style-name="ce1" table:formula="of:=[.H220]" office:value-type="string" office:string-value="" calcext:value-type="error">
            <text:p>#DIV/0!</text:p>
          </table:table-cell>
          <table:table-cell table:style-name="ce1" table:formula="of:=[.H235]" office:value-type="string" office:string-value="" calcext:value-type="error">
            <text:p>#DIV/0!</text:p>
          </table:table-cell>
          <table:table-cell table:style-name="ce1" table:formula="of:=[.H250]" office:value-type="string" office:string-value="" calcext:value-type="error">
            <text:p>#DIV/0!</text:p>
          </table:table-cell>
          <table:table-cell table:style-name="ce1" table:formula="of:=[.H265]" office:value-type="string" office:string-value="" calcext:value-type="error">
            <text:p>#DIV/0!</text:p>
          </table:table-cell>
          <table:table-cell table:style-name="ce1" table:formula="of:=[.H280]" office:value-type="string" office:string-value="" calcext:value-type="error">
            <text:p>#DIV/0!</text:p>
          </table:table-cell>
          <table:table-cell table:style-name="ce1" table:formula="of:=[.H295]" office:value-type="string" office:string-value="" calcext:value-type="error">
            <text:p>#DIV/0!</text:p>
          </table:table-cell>
          <table:table-cell table:style-name="ce1" table:formula="of:=[.H310]" office:value-type="string" office:string-value="" calcext:value-type="error">
            <text:p>#DIV/0!</text:p>
          </table:table-cell>
          <table:table-cell table:style-name="ce1" table:formula="of:=[.H325]" office:value-type="string" office:string-value="" calcext:value-type="error">
            <text:p>#DIV/0!</text:p>
          </table:table-cell>
          <table:table-cell table:style-name="ce1" table:formula="of:=[.H340]" office:value-type="string" office:string-value="" calcext:value-type="error">
            <text:p>#DIV/0!</text:p>
          </table:table-cell>
          <table:table-cell table:style-name="ce1" table:formula="of:=[.H355]" office:value-type="string" office:string-value="" calcext:value-type="error">
            <text:p>#DIV/0!</text:p>
          </table:table-cell>
          <table:table-cell table:style-name="ce1" table:formula="of:=[.H370]" office:value-type="string" office:string-value="" calcext:value-type="error">
            <text:p>#DIV/0!</text:p>
          </table:table-cell>
          <table:table-cell table:style-name="ce1" table:formula="of:=[.H385]" office:value-type="string" office:string-value="" calcext:value-type="error">
            <text:p>#DIV/0!</text:p>
          </table:table-cell>
          <table:table-cell table:style-name="ce1" table:formula="of:=[.H400]" office:value-type="string" office:string-value="" calcext:value-type="error">
            <text:p>#DIV/0!</text:p>
          </table:table-cell>
          <table:table-cell table:style-name="ce1" table:formula="of:=[.H415]" office:value-type="string" office:string-value="" calcext:value-type="error">
            <text:p>#DIV/0!</text:p>
          </table:table-cell>
          <table:table-cell table:style-name="ce1" table:formula="of:=[.H430]" office:value-type="string" office:string-value="" calcext:value-type="error">
            <text:p>#DIV/0!</text:p>
          </table:table-cell>
          <table:table-cell table:style-name="ce1" table:formula="of:=[.H445]" office:value-type="string" office:string-value="" calcext:value-type="error">
            <text:p>#DIV/0!</text:p>
          </table:table-cell>
          <table:table-cell table:style-name="ce1" table:formula="of:=[.H460]" office:value-type="string" office:string-value="" calcext:value-type="error">
            <text:p>#DIV/0!</text:p>
          </table:table-cell>
          <table:table-cell table:style-name="ce1" table:formula="of:=[.H475]" office:value-type="string" office:string-value="" calcext:value-type="error">
            <text:p>#DIV/0!</text:p>
          </table:table-cell>
          <table:table-cell table:style-name="ce1" table:formula="of:=[.H490]" office:value-type="string" office:string-value="" calcext:value-type="error">
            <text:p>#DIV/0!</text:p>
          </table:table-cell>
          <table:table-cell table:style-name="ce1" table:formula="of:=[.H505]" office:value-type="string" office:string-value="" calcext:value-type="error">
            <text:p>#DIV/0!</text:p>
          </table:table-cell>
          <table:table-cell table:style-name="ce1" table:formula="of:=[.H520]" office:value-type="string" office:string-value="" calcext:value-type="error">
            <text:p>#DIV/0!</text:p>
          </table:table-cell>
          <table:table-cell table:style-name="ce1" table:formula="of:=[.H535]" office:value-type="string" office:string-value="" calcext:value-type="error">
            <text:p>#DIV/0!</text:p>
          </table:table-cell>
          <table:table-cell table:style-name="ce1" table:formula="of:=[.H550]" office:value-type="string" office:string-value="" calcext:value-type="error">
            <text:p>#DIV/0!</text:p>
          </table:table-cell>
          <table:table-cell table:style-name="ce1" table:formula="of:=[.H565]" office:value-type="string" office:string-value="" calcext:value-type="error">
            <text:p>#DIV/0!</text:p>
          </table:table-cell>
          <table:table-cell table:style-name="ce1" table:formula="of:=[.H580]" office:value-type="string" office:string-value="" calcext:value-type="error">
            <text:p>#DIV/0!</text:p>
          </table:table-cell>
          <table:table-cell table:style-name="ce1" table:formula="of:=[.H595]" office:value-type="string" office:string-value="" calcext:value-type="error">
            <text:p>#DIV/0!</text:p>
          </table:table-cell>
          <table:table-cell table:style-name="ce1" table:formula="of:=[.H610]" office:value-type="string" office:string-value="" calcext:value-type="error">
            <text:p>#DIV/0!</text:p>
          </table:table-cell>
          <table:table-cell table:style-name="ce1" table:formula="of:=[.H625]" office:value-type="string" office:string-value="" calcext:value-type="error">
            <text:p>#DIV/0!</text:p>
          </table:table-cell>
          <table:table-cell table:style-name="ce1" table:formula="of:=[.H640]" office:value-type="string" office:string-value="" calcext:value-type="error">
            <text:p>#DIV/0!</text:p>
          </table:table-cell>
          <table:table-cell table:style-name="ce1" table:formula="of:=[.H655]" office:value-type="string" office:string-value="" calcext:value-type="error">
            <text:p>#DIV/0!</text:p>
          </table:table-cell>
          <table:table-cell table:style-name="ce1" table:formula="of:=[.H670]" office:value-type="string" office:string-value="" calcext:value-type="error">
            <text:p>#DIV/0!</text:p>
          </table:table-cell>
          <table:table-cell table:style-name="ce1" table:formula="of:=[.H685]" office:value-type="string" office:string-value="" calcext:value-type="error">
            <text:p>#DIV/0!</text:p>
          </table:table-cell>
          <table:table-cell table:style-name="ce1" table:formula="of:=[.H700]" office:value-type="string" office:string-value="" calcext:value-type="error">
            <text:p>#DIV/0!</text:p>
          </table:table-cell>
          <table:table-cell table:style-name="ce1" table:formula="of:=[.H715]" office:value-type="string" office:string-value="" calcext:value-type="error">
            <text:p>#DIV/0!</text:p>
          </table:table-cell>
          <table:table-cell table:style-name="ce1" table:formula="of:=[.H730]" office:value-type="string" office:string-value="" calcext:value-type="error">
            <text:p>#DIV/0!</text:p>
          </table:table-cell>
          <table:table-cell table:style-name="ce1" table:formula="of:=[.H745]" office:value-type="string" office:string-value="" calcext:value-type="error">
            <text:p>#DIV/0!</text:p>
          </table:table-cell>
          <table:table-cell table:style-name="ce1" table:formula="of:=[.H760]" office:value-type="string" office:string-value="" calcext:value-type="error">
            <text:p>#DIV/0!</text:p>
          </table:table-cell>
          <table:table-cell table:style-name="ce1" table:formula="of:=[.H775]" office:value-type="string" office:string-value="" calcext:value-type="error">
            <text:p>#DIV/0!</text:p>
          </table:table-cell>
          <table:table-cell table:style-name="ce1" table:formula="of:=[.H790]" office:value-type="string" office:string-value="" calcext:value-type="error">
            <text:p>#DIV/0!</text:p>
          </table:table-cell>
          <table:table-cell table:number-columns-repeated="959"/>
        </table:table-row>
        <table:table-row table:style-name="ro1">
          <table:table-cell table:style-name="ce1"/>
          <table:table-cell/>
          <table:table-cell table:style-name="ce1" office:value-type="float" office:value="0.392699081698724" calcext:value-type="float">
            <text:p>0.392699081698724</text:p>
          </table:table-cell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11]/2000000+[.E10]+[.A10]/2000000" office:value-type="float" office:value="0" calcext:value-type="float">
            <text:p>0</text:p>
          </table:table-cell>
          <table:table-cell table:formula="of:=[.D11]/([.A1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1]*[.A11]/1000000" office:value-type="string" office:string-value="" calcext:value-type="error">
            <text:p>#DIV/0!</text:p>
          </table:table-cell>
          <table:table-cell table:number-columns-repeated="2"/>
          <table:table-cell table:style-name="ce3" table:formula="of:=[.L11]/[.L$18]" office:value-type="string" office:string-value="" calcext:value-type="error">
            <text:p>#DIV/0!</text:p>
          </table:table-cell>
          <table:table-cell table:style-name="ce1" table:formula="of:=AVERAGE([.M11:.BM11])" office:value-type="string" office:string-value="" calcext:value-type="error">
            <text:p>#DIV/0!</text:p>
          </table:table-cell>
          <table:table-cell table:style-name="ce1" table:formula="of:=[.H11]" office:value-type="string" office:string-value="" calcext:value-type="error">
            <text:p>#DIV/0!</text:p>
          </table:table-cell>
          <table:table-cell table:style-name="ce1" table:formula="of:=[.H26]" office:value-type="string" office:string-value="" calcext:value-type="error">
            <text:p>#DIV/0!</text:p>
          </table:table-cell>
          <table:table-cell table:style-name="ce1" table:formula="of:=[.H41]" office:value-type="string" office:string-value="" calcext:value-type="error">
            <text:p>#DIV/0!</text:p>
          </table:table-cell>
          <table:table-cell table:style-name="ce1" table:formula="of:=[.H56]" office:value-type="string" office:string-value="" calcext:value-type="error">
            <text:p>#DIV/0!</text:p>
          </table:table-cell>
          <table:table-cell table:style-name="ce1" table:formula="of:=[.H71]" office:value-type="string" office:string-value="" calcext:value-type="error">
            <text:p>#DIV/0!</text:p>
          </table:table-cell>
          <table:table-cell table:style-name="ce1" table:formula="of:=[.H86]" office:value-type="string" office:string-value="" calcext:value-type="error">
            <text:p>#DIV/0!</text:p>
          </table:table-cell>
          <table:table-cell table:style-name="ce1" table:formula="of:=[.H101]" office:value-type="string" office:string-value="" calcext:value-type="error">
            <text:p>#DIV/0!</text:p>
          </table:table-cell>
          <table:table-cell table:style-name="ce1" table:formula="of:=[.H116]" office:value-type="string" office:string-value="" calcext:value-type="error">
            <text:p>#DIV/0!</text:p>
          </table:table-cell>
          <table:table-cell table:style-name="ce1" table:formula="of:=[.H131]" office:value-type="string" office:string-value="" calcext:value-type="error">
            <text:p>#DIV/0!</text:p>
          </table:table-cell>
          <table:table-cell table:style-name="ce1" table:formula="of:=[.H146]" office:value-type="string" office:string-value="" calcext:value-type="error">
            <text:p>#DIV/0!</text:p>
          </table:table-cell>
          <table:table-cell table:style-name="ce1" table:formula="of:=[.H161]" office:value-type="string" office:string-value="" calcext:value-type="error">
            <text:p>#DIV/0!</text:p>
          </table:table-cell>
          <table:table-cell table:style-name="ce1" table:formula="of:=[.H176]" office:value-type="string" office:string-value="" calcext:value-type="error">
            <text:p>#DIV/0!</text:p>
          </table:table-cell>
          <table:table-cell table:style-name="ce1" table:formula="of:=[.H191]" office:value-type="string" office:string-value="" calcext:value-type="error">
            <text:p>#DIV/0!</text:p>
          </table:table-cell>
          <table:table-cell table:style-name="ce1" table:formula="of:=[.H206]" office:value-type="string" office:string-value="" calcext:value-type="error">
            <text:p>#DIV/0!</text:p>
          </table:table-cell>
          <table:table-cell table:style-name="ce1" table:formula="of:=[.H221]" office:value-type="string" office:string-value="" calcext:value-type="error">
            <text:p>#DIV/0!</text:p>
          </table:table-cell>
          <table:table-cell table:style-name="ce1" table:formula="of:=[.H236]" office:value-type="string" office:string-value="" calcext:value-type="error">
            <text:p>#DIV/0!</text:p>
          </table:table-cell>
          <table:table-cell table:style-name="ce1" table:formula="of:=[.H251]" office:value-type="string" office:string-value="" calcext:value-type="error">
            <text:p>#DIV/0!</text:p>
          </table:table-cell>
          <table:table-cell table:style-name="ce1" table:formula="of:=[.H266]" office:value-type="string" office:string-value="" calcext:value-type="error">
            <text:p>#DIV/0!</text:p>
          </table:table-cell>
          <table:table-cell table:style-name="ce1" table:formula="of:=[.H281]" office:value-type="string" office:string-value="" calcext:value-type="error">
            <text:p>#DIV/0!</text:p>
          </table:table-cell>
          <table:table-cell table:style-name="ce1" table:formula="of:=[.H296]" office:value-type="string" office:string-value="" calcext:value-type="error">
            <text:p>#DIV/0!</text:p>
          </table:table-cell>
          <table:table-cell table:style-name="ce1" table:formula="of:=[.H311]" office:value-type="string" office:string-value="" calcext:value-type="error">
            <text:p>#DIV/0!</text:p>
          </table:table-cell>
          <table:table-cell table:style-name="ce1" table:formula="of:=[.H326]" office:value-type="string" office:string-value="" calcext:value-type="error">
            <text:p>#DIV/0!</text:p>
          </table:table-cell>
          <table:table-cell table:style-name="ce1" table:formula="of:=[.H341]" office:value-type="string" office:string-value="" calcext:value-type="error">
            <text:p>#DIV/0!</text:p>
          </table:table-cell>
          <table:table-cell table:style-name="ce1" table:formula="of:=[.H356]" office:value-type="string" office:string-value="" calcext:value-type="error">
            <text:p>#DIV/0!</text:p>
          </table:table-cell>
          <table:table-cell table:style-name="ce1" table:formula="of:=[.H371]" office:value-type="string" office:string-value="" calcext:value-type="error">
            <text:p>#DIV/0!</text:p>
          </table:table-cell>
          <table:table-cell table:style-name="ce1" table:formula="of:=[.H386]" office:value-type="string" office:string-value="" calcext:value-type="error">
            <text:p>#DIV/0!</text:p>
          </table:table-cell>
          <table:table-cell table:style-name="ce1" table:formula="of:=[.H401]" office:value-type="string" office:string-value="" calcext:value-type="error">
            <text:p>#DIV/0!</text:p>
          </table:table-cell>
          <table:table-cell table:style-name="ce1" table:formula="of:=[.H416]" office:value-type="string" office:string-value="" calcext:value-type="error">
            <text:p>#DIV/0!</text:p>
          </table:table-cell>
          <table:table-cell table:style-name="ce1" table:formula="of:=[.H431]" office:value-type="string" office:string-value="" calcext:value-type="error">
            <text:p>#DIV/0!</text:p>
          </table:table-cell>
          <table:table-cell table:style-name="ce1" table:formula="of:=[.H446]" office:value-type="string" office:string-value="" calcext:value-type="error">
            <text:p>#DIV/0!</text:p>
          </table:table-cell>
          <table:table-cell table:style-name="ce1" table:formula="of:=[.H461]" office:value-type="string" office:string-value="" calcext:value-type="error">
            <text:p>#DIV/0!</text:p>
          </table:table-cell>
          <table:table-cell table:style-name="ce1" table:formula="of:=[.H476]" office:value-type="string" office:string-value="" calcext:value-type="error">
            <text:p>#DIV/0!</text:p>
          </table:table-cell>
          <table:table-cell table:style-name="ce1" table:formula="of:=[.H491]" office:value-type="string" office:string-value="" calcext:value-type="error">
            <text:p>#DIV/0!</text:p>
          </table:table-cell>
          <table:table-cell table:style-name="ce1" table:formula="of:=[.H506]" office:value-type="string" office:string-value="" calcext:value-type="error">
            <text:p>#DIV/0!</text:p>
          </table:table-cell>
          <table:table-cell table:style-name="ce1" table:formula="of:=[.H521]" office:value-type="string" office:string-value="" calcext:value-type="error">
            <text:p>#DIV/0!</text:p>
          </table:table-cell>
          <table:table-cell table:style-name="ce1" table:formula="of:=[.H536]" office:value-type="string" office:string-value="" calcext:value-type="error">
            <text:p>#DIV/0!</text:p>
          </table:table-cell>
          <table:table-cell table:style-name="ce1" table:formula="of:=[.H551]" office:value-type="string" office:string-value="" calcext:value-type="error">
            <text:p>#DIV/0!</text:p>
          </table:table-cell>
          <table:table-cell table:style-name="ce1" table:formula="of:=[.H566]" office:value-type="string" office:string-value="" calcext:value-type="error">
            <text:p>#DIV/0!</text:p>
          </table:table-cell>
          <table:table-cell table:style-name="ce1" table:formula="of:=[.H581]" office:value-type="string" office:string-value="" calcext:value-type="error">
            <text:p>#DIV/0!</text:p>
          </table:table-cell>
          <table:table-cell table:style-name="ce1" table:formula="of:=[.H596]" office:value-type="string" office:string-value="" calcext:value-type="error">
            <text:p>#DIV/0!</text:p>
          </table:table-cell>
          <table:table-cell table:style-name="ce1" table:formula="of:=[.H611]" office:value-type="string" office:string-value="" calcext:value-type="error">
            <text:p>#DIV/0!</text:p>
          </table:table-cell>
          <table:table-cell table:style-name="ce1" table:formula="of:=[.H626]" office:value-type="string" office:string-value="" calcext:value-type="error">
            <text:p>#DIV/0!</text:p>
          </table:table-cell>
          <table:table-cell table:style-name="ce1" table:formula="of:=[.H641]" office:value-type="string" office:string-value="" calcext:value-type="error">
            <text:p>#DIV/0!</text:p>
          </table:table-cell>
          <table:table-cell table:style-name="ce1" table:formula="of:=[.H656]" office:value-type="string" office:string-value="" calcext:value-type="error">
            <text:p>#DIV/0!</text:p>
          </table:table-cell>
          <table:table-cell table:style-name="ce1" table:formula="of:=[.H671]" office:value-type="string" office:string-value="" calcext:value-type="error">
            <text:p>#DIV/0!</text:p>
          </table:table-cell>
          <table:table-cell table:style-name="ce1" table:formula="of:=[.H686]" office:value-type="string" office:string-value="" calcext:value-type="error">
            <text:p>#DIV/0!</text:p>
          </table:table-cell>
          <table:table-cell table:style-name="ce1" table:formula="of:=[.H701]" office:value-type="string" office:string-value="" calcext:value-type="error">
            <text:p>#DIV/0!</text:p>
          </table:table-cell>
          <table:table-cell table:style-name="ce1" table:formula="of:=[.H716]" office:value-type="string" office:string-value="" calcext:value-type="error">
            <text:p>#DIV/0!</text:p>
          </table:table-cell>
          <table:table-cell table:style-name="ce1" table:formula="of:=[.H731]" office:value-type="string" office:string-value="" calcext:value-type="error">
            <text:p>#DIV/0!</text:p>
          </table:table-cell>
          <table:table-cell table:style-name="ce1" table:formula="of:=[.H746]" office:value-type="string" office:string-value="" calcext:value-type="error">
            <text:p>#DIV/0!</text:p>
          </table:table-cell>
          <table:table-cell table:style-name="ce1" table:formula="of:=[.H761]" office:value-type="string" office:string-value="" calcext:value-type="error">
            <text:p>#DIV/0!</text:p>
          </table:table-cell>
          <table:table-cell table:style-name="ce1" table:formula="of:=[.H776]" office:value-type="string" office:string-value="" calcext:value-type="error">
            <text:p>#DIV/0!</text:p>
          </table:table-cell>
          <table:table-cell table:style-name="ce1" table:formula="of:=[.H791]" office:value-type="string" office:string-value="" calcext:value-type="error">
            <text:p>#DIV/0!</text:p>
          </table:table-cell>
          <table:table-cell table:number-columns-repeated="959"/>
        </table:table-row>
        <table:table-row table:style-name="ro1">
          <table:table-cell table:style-name="ce1"/>
          <table:table-cell/>
          <table:table-cell table:style-name="ce1" office:value-type="float" office:value="0.392699081698724" calcext:value-type="float">
            <text:p>0.392699081698724</text:p>
          </table:table-cell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12]/2000000+[.E11]+[.A11]/2000000" office:value-type="float" office:value="0" calcext:value-type="float">
            <text:p>0</text:p>
          </table:table-cell>
          <table:table-cell table:formula="of:=[.D12]/([.A1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2]*[.A12]/1000000" office:value-type="string" office:string-value="" calcext:value-type="error">
            <text:p>#DIV/0!</text:p>
          </table:table-cell>
          <table:table-cell table:number-columns-repeated="2"/>
          <table:table-cell table:style-name="ce3" table:formula="of:=[.L12]/[.L$18]" office:value-type="string" office:string-value="" calcext:value-type="error">
            <text:p>#DIV/0!</text:p>
          </table:table-cell>
          <table:table-cell table:style-name="ce1" table:formula="of:=AVERAGE([.M12:.BM12])" office:value-type="string" office:string-value="" calcext:value-type="error">
            <text:p>#DIV/0!</text:p>
          </table:table-cell>
          <table:table-cell table:style-name="ce1" table:formula="of:=[.H12]" office:value-type="string" office:string-value="" calcext:value-type="error">
            <text:p>#DIV/0!</text:p>
          </table:table-cell>
          <table:table-cell table:style-name="ce1" table:formula="of:=[.H27]" office:value-type="string" office:string-value="" calcext:value-type="error">
            <text:p>#DIV/0!</text:p>
          </table:table-cell>
          <table:table-cell table:style-name="ce1" table:formula="of:=[.H42]" office:value-type="string" office:string-value="" calcext:value-type="error">
            <text:p>#DIV/0!</text:p>
          </table:table-cell>
          <table:table-cell table:style-name="ce1" table:formula="of:=[.H57]" office:value-type="string" office:string-value="" calcext:value-type="error">
            <text:p>#DIV/0!</text:p>
          </table:table-cell>
          <table:table-cell table:style-name="ce1" table:formula="of:=[.H72]" office:value-type="string" office:string-value="" calcext:value-type="error">
            <text:p>#DIV/0!</text:p>
          </table:table-cell>
          <table:table-cell table:style-name="ce1" table:formula="of:=[.H87]" office:value-type="string" office:string-value="" calcext:value-type="error">
            <text:p>#DIV/0!</text:p>
          </table:table-cell>
          <table:table-cell table:style-name="ce1" table:formula="of:=[.H102]" office:value-type="string" office:string-value="" calcext:value-type="error">
            <text:p>#DIV/0!</text:p>
          </table:table-cell>
          <table:table-cell table:style-name="ce1" table:formula="of:=[.H117]" office:value-type="string" office:string-value="" calcext:value-type="error">
            <text:p>#DIV/0!</text:p>
          </table:table-cell>
          <table:table-cell table:style-name="ce1" table:formula="of:=[.H132]" office:value-type="string" office:string-value="" calcext:value-type="error">
            <text:p>#DIV/0!</text:p>
          </table:table-cell>
          <table:table-cell table:style-name="ce1" table:formula="of:=[.H147]" office:value-type="string" office:string-value="" calcext:value-type="error">
            <text:p>#DIV/0!</text:p>
          </table:table-cell>
          <table:table-cell table:style-name="ce1" table:formula="of:=[.H162]" office:value-type="string" office:string-value="" calcext:value-type="error">
            <text:p>#DIV/0!</text:p>
          </table:table-cell>
          <table:table-cell table:style-name="ce1" table:formula="of:=[.H177]" office:value-type="string" office:string-value="" calcext:value-type="error">
            <text:p>#DIV/0!</text:p>
          </table:table-cell>
          <table:table-cell table:style-name="ce1" table:formula="of:=[.H192]" office:value-type="string" office:string-value="" calcext:value-type="error">
            <text:p>#DIV/0!</text:p>
          </table:table-cell>
          <table:table-cell table:style-name="ce1" table:formula="of:=[.H207]" office:value-type="string" office:string-value="" calcext:value-type="error">
            <text:p>#DIV/0!</text:p>
          </table:table-cell>
          <table:table-cell table:style-name="ce1" table:formula="of:=[.H222]" office:value-type="string" office:string-value="" calcext:value-type="error">
            <text:p>#DIV/0!</text:p>
          </table:table-cell>
          <table:table-cell table:style-name="ce1" table:formula="of:=[.H237]" office:value-type="string" office:string-value="" calcext:value-type="error">
            <text:p>#DIV/0!</text:p>
          </table:table-cell>
          <table:table-cell table:style-name="ce1" table:formula="of:=[.H252]" office:value-type="string" office:string-value="" calcext:value-type="error">
            <text:p>#DIV/0!</text:p>
          </table:table-cell>
          <table:table-cell table:style-name="ce1" table:formula="of:=[.H267]" office:value-type="string" office:string-value="" calcext:value-type="error">
            <text:p>#DIV/0!</text:p>
          </table:table-cell>
          <table:table-cell table:style-name="ce1" table:formula="of:=[.H282]" office:value-type="string" office:string-value="" calcext:value-type="error">
            <text:p>#DIV/0!</text:p>
          </table:table-cell>
          <table:table-cell table:style-name="ce1" table:formula="of:=[.H297]" office:value-type="string" office:string-value="" calcext:value-type="error">
            <text:p>#DIV/0!</text:p>
          </table:table-cell>
          <table:table-cell table:style-name="ce1" table:formula="of:=[.H312]" office:value-type="string" office:string-value="" calcext:value-type="error">
            <text:p>#DIV/0!</text:p>
          </table:table-cell>
          <table:table-cell table:style-name="ce1" table:formula="of:=[.H327]" office:value-type="string" office:string-value="" calcext:value-type="error">
            <text:p>#DIV/0!</text:p>
          </table:table-cell>
          <table:table-cell table:style-name="ce1" table:formula="of:=[.H342]" office:value-type="string" office:string-value="" calcext:value-type="error">
            <text:p>#DIV/0!</text:p>
          </table:table-cell>
          <table:table-cell table:style-name="ce1" table:formula="of:=[.H357]" office:value-type="string" office:string-value="" calcext:value-type="error">
            <text:p>#DIV/0!</text:p>
          </table:table-cell>
          <table:table-cell table:style-name="ce1" table:formula="of:=[.H372]" office:value-type="string" office:string-value="" calcext:value-type="error">
            <text:p>#DIV/0!</text:p>
          </table:table-cell>
          <table:table-cell table:style-name="ce1" table:formula="of:=[.H387]" office:value-type="string" office:string-value="" calcext:value-type="error">
            <text:p>#DIV/0!</text:p>
          </table:table-cell>
          <table:table-cell table:style-name="ce1" table:formula="of:=[.H402]" office:value-type="string" office:string-value="" calcext:value-type="error">
            <text:p>#DIV/0!</text:p>
          </table:table-cell>
          <table:table-cell table:style-name="ce1" table:formula="of:=[.H417]" office:value-type="string" office:string-value="" calcext:value-type="error">
            <text:p>#DIV/0!</text:p>
          </table:table-cell>
          <table:table-cell table:style-name="ce1" table:formula="of:=[.H432]" office:value-type="string" office:string-value="" calcext:value-type="error">
            <text:p>#DIV/0!</text:p>
          </table:table-cell>
          <table:table-cell table:style-name="ce1" table:formula="of:=[.H447]" office:value-type="string" office:string-value="" calcext:value-type="error">
            <text:p>#DIV/0!</text:p>
          </table:table-cell>
          <table:table-cell table:style-name="ce1" table:formula="of:=[.H462]" office:value-type="string" office:string-value="" calcext:value-type="error">
            <text:p>#DIV/0!</text:p>
          </table:table-cell>
          <table:table-cell table:style-name="ce1" table:formula="of:=[.H477]" office:value-type="string" office:string-value="" calcext:value-type="error">
            <text:p>#DIV/0!</text:p>
          </table:table-cell>
          <table:table-cell table:style-name="ce1" table:formula="of:=[.H492]" office:value-type="string" office:string-value="" calcext:value-type="error">
            <text:p>#DIV/0!</text:p>
          </table:table-cell>
          <table:table-cell table:style-name="ce1" table:formula="of:=[.H507]" office:value-type="string" office:string-value="" calcext:value-type="error">
            <text:p>#DIV/0!</text:p>
          </table:table-cell>
          <table:table-cell table:style-name="ce1" table:formula="of:=[.H522]" office:value-type="string" office:string-value="" calcext:value-type="error">
            <text:p>#DIV/0!</text:p>
          </table:table-cell>
          <table:table-cell table:style-name="ce1" table:formula="of:=[.H537]" office:value-type="string" office:string-value="" calcext:value-type="error">
            <text:p>#DIV/0!</text:p>
          </table:table-cell>
          <table:table-cell table:style-name="ce1" table:formula="of:=[.H552]" office:value-type="string" office:string-value="" calcext:value-type="error">
            <text:p>#DIV/0!</text:p>
          </table:table-cell>
          <table:table-cell table:style-name="ce1" table:formula="of:=[.H567]" office:value-type="string" office:string-value="" calcext:value-type="error">
            <text:p>#DIV/0!</text:p>
          </table:table-cell>
          <table:table-cell table:style-name="ce1" table:formula="of:=[.H582]" office:value-type="string" office:string-value="" calcext:value-type="error">
            <text:p>#DIV/0!</text:p>
          </table:table-cell>
          <table:table-cell table:style-name="ce1" table:formula="of:=[.H597]" office:value-type="string" office:string-value="" calcext:value-type="error">
            <text:p>#DIV/0!</text:p>
          </table:table-cell>
          <table:table-cell table:style-name="ce1" table:formula="of:=[.H612]" office:value-type="string" office:string-value="" calcext:value-type="error">
            <text:p>#DIV/0!</text:p>
          </table:table-cell>
          <table:table-cell table:style-name="ce1" table:formula="of:=[.H627]" office:value-type="string" office:string-value="" calcext:value-type="error">
            <text:p>#DIV/0!</text:p>
          </table:table-cell>
          <table:table-cell table:style-name="ce1" table:formula="of:=[.H642]" office:value-type="string" office:string-value="" calcext:value-type="error">
            <text:p>#DIV/0!</text:p>
          </table:table-cell>
          <table:table-cell table:style-name="ce1" table:formula="of:=[.H657]" office:value-type="string" office:string-value="" calcext:value-type="error">
            <text:p>#DIV/0!</text:p>
          </table:table-cell>
          <table:table-cell table:style-name="ce1" table:formula="of:=[.H672]" office:value-type="string" office:string-value="" calcext:value-type="error">
            <text:p>#DIV/0!</text:p>
          </table:table-cell>
          <table:table-cell table:style-name="ce1" table:formula="of:=[.H687]" office:value-type="string" office:string-value="" calcext:value-type="error">
            <text:p>#DIV/0!</text:p>
          </table:table-cell>
          <table:table-cell table:style-name="ce1" table:formula="of:=[.H702]" office:value-type="string" office:string-value="" calcext:value-type="error">
            <text:p>#DIV/0!</text:p>
          </table:table-cell>
          <table:table-cell table:style-name="ce1" table:formula="of:=[.H717]" office:value-type="string" office:string-value="" calcext:value-type="error">
            <text:p>#DIV/0!</text:p>
          </table:table-cell>
          <table:table-cell table:style-name="ce1" table:formula="of:=[.H732]" office:value-type="string" office:string-value="" calcext:value-type="error">
            <text:p>#DIV/0!</text:p>
          </table:table-cell>
          <table:table-cell table:style-name="ce1" table:formula="of:=[.H747]" office:value-type="string" office:string-value="" calcext:value-type="error">
            <text:p>#DIV/0!</text:p>
          </table:table-cell>
          <table:table-cell table:style-name="ce1" table:formula="of:=[.H762]" office:value-type="string" office:string-value="" calcext:value-type="error">
            <text:p>#DIV/0!</text:p>
          </table:table-cell>
          <table:table-cell table:style-name="ce1" table:formula="of:=[.H777]" office:value-type="string" office:string-value="" calcext:value-type="error">
            <text:p>#DIV/0!</text:p>
          </table:table-cell>
          <table:table-cell table:style-name="ce1" table:formula="of:=[.H792]" office:value-type="string" office:string-value="" calcext:value-type="error">
            <text:p>#DIV/0!</text:p>
          </table:table-cell>
          <table:table-cell table:number-columns-repeated="959"/>
        </table:table-row>
        <table:table-row table:style-name="ro1">
          <table:table-cell table:style-name="ce1"/>
          <table:table-cell/>
          <table:table-cell table:style-name="ce1" office:value-type="float" office:value="0.392699081698724" calcext:value-type="float">
            <text:p>0.392699081698724</text:p>
          </table:table-cell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13]/2000000+[.E12]+[.A12]/2000000" office:value-type="float" office:value="0" calcext:value-type="float">
            <text:p>0</text:p>
          </table:table-cell>
          <table:table-cell table:formula="of:=[.D13]/([.A1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3]*[.A13]/1000000" office:value-type="string" office:string-value="" calcext:value-type="error">
            <text:p>#DIV/0!</text:p>
          </table:table-cell>
          <table:table-cell table:number-columns-repeated="2"/>
          <table:table-cell table:style-name="ce3" table:formula="of:=[.L13]/[.L$18]" office:value-type="string" office:string-value="" calcext:value-type="error">
            <text:p>#DIV/0!</text:p>
          </table:table-cell>
          <table:table-cell table:style-name="ce1" table:formula="of:=AVERAGE([.M13:.BM13])" office:value-type="string" office:string-value="" calcext:value-type="error">
            <text:p>#DIV/0!</text:p>
          </table:table-cell>
          <table:table-cell table:style-name="ce1" table:formula="of:=[.H13]" office:value-type="string" office:string-value="" calcext:value-type="error">
            <text:p>#DIV/0!</text:p>
          </table:table-cell>
          <table:table-cell table:style-name="ce1" table:formula="of:=[.H28]" office:value-type="string" office:string-value="" calcext:value-type="error">
            <text:p>#DIV/0!</text:p>
          </table:table-cell>
          <table:table-cell table:style-name="ce1" table:formula="of:=[.H43]" office:value-type="string" office:string-value="" calcext:value-type="error">
            <text:p>#DIV/0!</text:p>
          </table:table-cell>
          <table:table-cell table:style-name="ce1" table:formula="of:=[.H58]" office:value-type="string" office:string-value="" calcext:value-type="error">
            <text:p>#DIV/0!</text:p>
          </table:table-cell>
          <table:table-cell table:style-name="ce1" table:formula="of:=[.H73]" office:value-type="string" office:string-value="" calcext:value-type="error">
            <text:p>#DIV/0!</text:p>
          </table:table-cell>
          <table:table-cell table:style-name="ce1" table:formula="of:=[.H88]" office:value-type="string" office:string-value="" calcext:value-type="error">
            <text:p>#DIV/0!</text:p>
          </table:table-cell>
          <table:table-cell table:style-name="ce1" table:formula="of:=[.H103]" office:value-type="string" office:string-value="" calcext:value-type="error">
            <text:p>#DIV/0!</text:p>
          </table:table-cell>
          <table:table-cell table:style-name="ce1" table:formula="of:=[.H118]" office:value-type="string" office:string-value="" calcext:value-type="error">
            <text:p>#DIV/0!</text:p>
          </table:table-cell>
          <table:table-cell table:style-name="ce1" table:formula="of:=[.H133]" office:value-type="string" office:string-value="" calcext:value-type="error">
            <text:p>#DIV/0!</text:p>
          </table:table-cell>
          <table:table-cell table:style-name="ce1" table:formula="of:=[.H148]" office:value-type="string" office:string-value="" calcext:value-type="error">
            <text:p>#DIV/0!</text:p>
          </table:table-cell>
          <table:table-cell table:style-name="ce1" table:formula="of:=[.H163]" office:value-type="string" office:string-value="" calcext:value-type="error">
            <text:p>#DIV/0!</text:p>
          </table:table-cell>
          <table:table-cell table:style-name="ce1" table:formula="of:=[.H178]" office:value-type="string" office:string-value="" calcext:value-type="error">
            <text:p>#DIV/0!</text:p>
          </table:table-cell>
          <table:table-cell table:style-name="ce1" table:formula="of:=[.H193]" office:value-type="string" office:string-value="" calcext:value-type="error">
            <text:p>#DIV/0!</text:p>
          </table:table-cell>
          <table:table-cell table:style-name="ce1" table:formula="of:=[.H208]" office:value-type="string" office:string-value="" calcext:value-type="error">
            <text:p>#DIV/0!</text:p>
          </table:table-cell>
          <table:table-cell table:style-name="ce1" table:formula="of:=[.H223]" office:value-type="string" office:string-value="" calcext:value-type="error">
            <text:p>#DIV/0!</text:p>
          </table:table-cell>
          <table:table-cell table:style-name="ce1" table:formula="of:=[.H238]" office:value-type="string" office:string-value="" calcext:value-type="error">
            <text:p>#DIV/0!</text:p>
          </table:table-cell>
          <table:table-cell table:style-name="ce1" table:formula="of:=[.H253]" office:value-type="string" office:string-value="" calcext:value-type="error">
            <text:p>#DIV/0!</text:p>
          </table:table-cell>
          <table:table-cell table:style-name="ce1" table:formula="of:=[.H268]" office:value-type="string" office:string-value="" calcext:value-type="error">
            <text:p>#DIV/0!</text:p>
          </table:table-cell>
          <table:table-cell table:style-name="ce1" table:formula="of:=[.H283]" office:value-type="string" office:string-value="" calcext:value-type="error">
            <text:p>#DIV/0!</text:p>
          </table:table-cell>
          <table:table-cell table:style-name="ce1" table:formula="of:=[.H298]" office:value-type="string" office:string-value="" calcext:value-type="error">
            <text:p>#DIV/0!</text:p>
          </table:table-cell>
          <table:table-cell table:style-name="ce1" table:formula="of:=[.H313]" office:value-type="string" office:string-value="" calcext:value-type="error">
            <text:p>#DIV/0!</text:p>
          </table:table-cell>
          <table:table-cell table:style-name="ce1" table:formula="of:=[.H328]" office:value-type="string" office:string-value="" calcext:value-type="error">
            <text:p>#DIV/0!</text:p>
          </table:table-cell>
          <table:table-cell table:style-name="ce1" table:formula="of:=[.H343]" office:value-type="string" office:string-value="" calcext:value-type="error">
            <text:p>#DIV/0!</text:p>
          </table:table-cell>
          <table:table-cell table:style-name="ce1" table:formula="of:=[.H358]" office:value-type="string" office:string-value="" calcext:value-type="error">
            <text:p>#DIV/0!</text:p>
          </table:table-cell>
          <table:table-cell table:style-name="ce1" table:formula="of:=[.H373]" office:value-type="string" office:string-value="" calcext:value-type="error">
            <text:p>#DIV/0!</text:p>
          </table:table-cell>
          <table:table-cell table:style-name="ce1" table:formula="of:=[.H388]" office:value-type="string" office:string-value="" calcext:value-type="error">
            <text:p>#DIV/0!</text:p>
          </table:table-cell>
          <table:table-cell table:style-name="ce1" table:formula="of:=[.H403]" office:value-type="string" office:string-value="" calcext:value-type="error">
            <text:p>#DIV/0!</text:p>
          </table:table-cell>
          <table:table-cell table:style-name="ce1" table:formula="of:=[.H418]" office:value-type="string" office:string-value="" calcext:value-type="error">
            <text:p>#DIV/0!</text:p>
          </table:table-cell>
          <table:table-cell table:style-name="ce1" table:formula="of:=[.H433]" office:value-type="string" office:string-value="" calcext:value-type="error">
            <text:p>#DIV/0!</text:p>
          </table:table-cell>
          <table:table-cell table:style-name="ce1" table:formula="of:=[.H448]" office:value-type="string" office:string-value="" calcext:value-type="error">
            <text:p>#DIV/0!</text:p>
          </table:table-cell>
          <table:table-cell table:style-name="ce1" table:formula="of:=[.H463]" office:value-type="string" office:string-value="" calcext:value-type="error">
            <text:p>#DIV/0!</text:p>
          </table:table-cell>
          <table:table-cell table:style-name="ce1" table:formula="of:=[.H478]" office:value-type="string" office:string-value="" calcext:value-type="error">
            <text:p>#DIV/0!</text:p>
          </table:table-cell>
          <table:table-cell table:style-name="ce1" table:formula="of:=[.H493]" office:value-type="string" office:string-value="" calcext:value-type="error">
            <text:p>#DIV/0!</text:p>
          </table:table-cell>
          <table:table-cell table:style-name="ce1" table:formula="of:=[.H508]" office:value-type="string" office:string-value="" calcext:value-type="error">
            <text:p>#DIV/0!</text:p>
          </table:table-cell>
          <table:table-cell table:style-name="ce1" table:formula="of:=[.H523]" office:value-type="string" office:string-value="" calcext:value-type="error">
            <text:p>#DIV/0!</text:p>
          </table:table-cell>
          <table:table-cell table:style-name="ce1" table:formula="of:=[.H538]" office:value-type="string" office:string-value="" calcext:value-type="error">
            <text:p>#DIV/0!</text:p>
          </table:table-cell>
          <table:table-cell table:style-name="ce1" table:formula="of:=[.H553]" office:value-type="string" office:string-value="" calcext:value-type="error">
            <text:p>#DIV/0!</text:p>
          </table:table-cell>
          <table:table-cell table:style-name="ce1" table:formula="of:=[.H568]" office:value-type="string" office:string-value="" calcext:value-type="error">
            <text:p>#DIV/0!</text:p>
          </table:table-cell>
          <table:table-cell table:style-name="ce1" table:formula="of:=[.H583]" office:value-type="string" office:string-value="" calcext:value-type="error">
            <text:p>#DIV/0!</text:p>
          </table:table-cell>
          <table:table-cell table:style-name="ce1" table:formula="of:=[.H598]" office:value-type="string" office:string-value="" calcext:value-type="error">
            <text:p>#DIV/0!</text:p>
          </table:table-cell>
          <table:table-cell table:style-name="ce1" table:formula="of:=[.H613]" office:value-type="string" office:string-value="" calcext:value-type="error">
            <text:p>#DIV/0!</text:p>
          </table:table-cell>
          <table:table-cell table:style-name="ce1" table:formula="of:=[.H628]" office:value-type="string" office:string-value="" calcext:value-type="error">
            <text:p>#DIV/0!</text:p>
          </table:table-cell>
          <table:table-cell table:style-name="ce1" table:formula="of:=[.H643]" office:value-type="string" office:string-value="" calcext:value-type="error">
            <text:p>#DIV/0!</text:p>
          </table:table-cell>
          <table:table-cell table:style-name="ce1" table:formula="of:=[.H658]" office:value-type="string" office:string-value="" calcext:value-type="error">
            <text:p>#DIV/0!</text:p>
          </table:table-cell>
          <table:table-cell table:style-name="ce1" table:formula="of:=[.H673]" office:value-type="string" office:string-value="" calcext:value-type="error">
            <text:p>#DIV/0!</text:p>
          </table:table-cell>
          <table:table-cell table:style-name="ce1" table:formula="of:=[.H688]" office:value-type="string" office:string-value="" calcext:value-type="error">
            <text:p>#DIV/0!</text:p>
          </table:table-cell>
          <table:table-cell table:style-name="ce1" table:formula="of:=[.H703]" office:value-type="string" office:string-value="" calcext:value-type="error">
            <text:p>#DIV/0!</text:p>
          </table:table-cell>
          <table:table-cell table:style-name="ce1" table:formula="of:=[.H718]" office:value-type="string" office:string-value="" calcext:value-type="error">
            <text:p>#DIV/0!</text:p>
          </table:table-cell>
          <table:table-cell table:style-name="ce1" table:formula="of:=[.H733]" office:value-type="string" office:string-value="" calcext:value-type="error">
            <text:p>#DIV/0!</text:p>
          </table:table-cell>
          <table:table-cell table:style-name="ce1" table:formula="of:=[.H748]" office:value-type="string" office:string-value="" calcext:value-type="error">
            <text:p>#DIV/0!</text:p>
          </table:table-cell>
          <table:table-cell table:style-name="ce1" table:formula="of:=[.H763]" office:value-type="string" office:string-value="" calcext:value-type="error">
            <text:p>#DIV/0!</text:p>
          </table:table-cell>
          <table:table-cell table:style-name="ce1" table:formula="of:=[.H778]" office:value-type="string" office:string-value="" calcext:value-type="error">
            <text:p>#DIV/0!</text:p>
          </table:table-cell>
          <table:table-cell table:style-name="ce1" table:formula="of:=[.H793]" office:value-type="string" office:string-value="" calcext:value-type="error">
            <text:p>#DIV/0!</text:p>
          </table:table-cell>
          <table:table-cell table:number-columns-repeated="959"/>
        </table:table-row>
        <table:table-row table:style-name="ro1">
          <table:table-cell table:style-name="ce1"/>
          <table:table-cell/>
          <table:table-cell table:style-name="ce1" office:value-type="float" office:value="0.392699081698724" calcext:value-type="float">
            <text:p>0.392699081698724</text:p>
          </table:table-cell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14]/2000000+[.E13]+[.A13]/2000000" office:value-type="float" office:value="0" calcext:value-type="float">
            <text:p>0</text:p>
          </table:table-cell>
          <table:table-cell table:formula="of:=[.D14]/([.A1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4]*[.A14]/1000000" office:value-type="string" office:string-value="" calcext:value-type="error">
            <text:p>#DIV/0!</text:p>
          </table:table-cell>
          <table:table-cell table:number-columns-repeated="2"/>
          <table:table-cell table:style-name="ce3" table:formula="of:=[.L14]/[.L$18]" office:value-type="string" office:string-value="" calcext:value-type="error">
            <text:p>#DIV/0!</text:p>
          </table:table-cell>
          <table:table-cell table:style-name="ce1" table:formula="of:=AVERAGE([.M14:.BM14])" office:value-type="string" office:string-value="" calcext:value-type="error">
            <text:p>#DIV/0!</text:p>
          </table:table-cell>
          <table:table-cell table:style-name="ce1" table:formula="of:=[.H14]" office:value-type="string" office:string-value="" calcext:value-type="error">
            <text:p>#DIV/0!</text:p>
          </table:table-cell>
          <table:table-cell table:style-name="ce1" table:formula="of:=[.H29]" office:value-type="string" office:string-value="" calcext:value-type="error">
            <text:p>#DIV/0!</text:p>
          </table:table-cell>
          <table:table-cell table:style-name="ce1" table:formula="of:=[.H44]" office:value-type="string" office:string-value="" calcext:value-type="error">
            <text:p>#DIV/0!</text:p>
          </table:table-cell>
          <table:table-cell table:style-name="ce1" table:formula="of:=[.H59]" office:value-type="string" office:string-value="" calcext:value-type="error">
            <text:p>#DIV/0!</text:p>
          </table:table-cell>
          <table:table-cell table:style-name="ce1" table:formula="of:=[.H74]" office:value-type="string" office:string-value="" calcext:value-type="error">
            <text:p>#DIV/0!</text:p>
          </table:table-cell>
          <table:table-cell table:style-name="ce1" table:formula="of:=[.H89]" office:value-type="string" office:string-value="" calcext:value-type="error">
            <text:p>#DIV/0!</text:p>
          </table:table-cell>
          <table:table-cell table:style-name="ce1" table:formula="of:=[.H104]" office:value-type="string" office:string-value="" calcext:value-type="error">
            <text:p>#DIV/0!</text:p>
          </table:table-cell>
          <table:table-cell table:style-name="ce1" table:formula="of:=[.H119]" office:value-type="string" office:string-value="" calcext:value-type="error">
            <text:p>#DIV/0!</text:p>
          </table:table-cell>
          <table:table-cell table:style-name="ce1" table:formula="of:=[.H134]" office:value-type="string" office:string-value="" calcext:value-type="error">
            <text:p>#DIV/0!</text:p>
          </table:table-cell>
          <table:table-cell table:style-name="ce1" table:formula="of:=[.H149]" office:value-type="string" office:string-value="" calcext:value-type="error">
            <text:p>#DIV/0!</text:p>
          </table:table-cell>
          <table:table-cell table:style-name="ce1" table:formula="of:=[.H164]" office:value-type="string" office:string-value="" calcext:value-type="error">
            <text:p>#DIV/0!</text:p>
          </table:table-cell>
          <table:table-cell table:style-name="ce1" table:formula="of:=[.H179]" office:value-type="string" office:string-value="" calcext:value-type="error">
            <text:p>#DIV/0!</text:p>
          </table:table-cell>
          <table:table-cell table:style-name="ce1" table:formula="of:=[.H194]" office:value-type="string" office:string-value="" calcext:value-type="error">
            <text:p>#DIV/0!</text:p>
          </table:table-cell>
          <table:table-cell table:style-name="ce1" table:formula="of:=[.H209]" office:value-type="string" office:string-value="" calcext:value-type="error">
            <text:p>#DIV/0!</text:p>
          </table:table-cell>
          <table:table-cell table:style-name="ce1" table:formula="of:=[.H224]" office:value-type="string" office:string-value="" calcext:value-type="error">
            <text:p>#DIV/0!</text:p>
          </table:table-cell>
          <table:table-cell table:style-name="ce1" table:formula="of:=[.H239]" office:value-type="string" office:string-value="" calcext:value-type="error">
            <text:p>#DIV/0!</text:p>
          </table:table-cell>
          <table:table-cell table:style-name="ce1" table:formula="of:=[.H254]" office:value-type="string" office:string-value="" calcext:value-type="error">
            <text:p>#DIV/0!</text:p>
          </table:table-cell>
          <table:table-cell table:style-name="ce1" table:formula="of:=[.H269]" office:value-type="string" office:string-value="" calcext:value-type="error">
            <text:p>#DIV/0!</text:p>
          </table:table-cell>
          <table:table-cell table:style-name="ce1" table:formula="of:=[.H284]" office:value-type="string" office:string-value="" calcext:value-type="error">
            <text:p>#DIV/0!</text:p>
          </table:table-cell>
          <table:table-cell table:style-name="ce1" table:formula="of:=[.H299]" office:value-type="string" office:string-value="" calcext:value-type="error">
            <text:p>#DIV/0!</text:p>
          </table:table-cell>
          <table:table-cell table:style-name="ce1" table:formula="of:=[.H314]" office:value-type="string" office:string-value="" calcext:value-type="error">
            <text:p>#DIV/0!</text:p>
          </table:table-cell>
          <table:table-cell table:style-name="ce1" table:formula="of:=[.H329]" office:value-type="string" office:string-value="" calcext:value-type="error">
            <text:p>#DIV/0!</text:p>
          </table:table-cell>
          <table:table-cell table:style-name="ce1" table:formula="of:=[.H344]" office:value-type="string" office:string-value="" calcext:value-type="error">
            <text:p>#DIV/0!</text:p>
          </table:table-cell>
          <table:table-cell table:style-name="ce1" table:formula="of:=[.H359]" office:value-type="string" office:string-value="" calcext:value-type="error">
            <text:p>#DIV/0!</text:p>
          </table:table-cell>
          <table:table-cell table:style-name="ce1" table:formula="of:=[.H374]" office:value-type="string" office:string-value="" calcext:value-type="error">
            <text:p>#DIV/0!</text:p>
          </table:table-cell>
          <table:table-cell table:style-name="ce1" table:formula="of:=[.H389]" office:value-type="string" office:string-value="" calcext:value-type="error">
            <text:p>#DIV/0!</text:p>
          </table:table-cell>
          <table:table-cell table:style-name="ce1" table:formula="of:=[.H404]" office:value-type="string" office:string-value="" calcext:value-type="error">
            <text:p>#DIV/0!</text:p>
          </table:table-cell>
          <table:table-cell table:style-name="ce1" table:formula="of:=[.H419]" office:value-type="string" office:string-value="" calcext:value-type="error">
            <text:p>#DIV/0!</text:p>
          </table:table-cell>
          <table:table-cell table:style-name="ce1" table:formula="of:=[.H434]" office:value-type="string" office:string-value="" calcext:value-type="error">
            <text:p>#DIV/0!</text:p>
          </table:table-cell>
          <table:table-cell table:style-name="ce1" table:formula="of:=[.H449]" office:value-type="string" office:string-value="" calcext:value-type="error">
            <text:p>#DIV/0!</text:p>
          </table:table-cell>
          <table:table-cell table:style-name="ce1" table:formula="of:=[.H464]" office:value-type="string" office:string-value="" calcext:value-type="error">
            <text:p>#DIV/0!</text:p>
          </table:table-cell>
          <table:table-cell table:style-name="ce1" table:formula="of:=[.H479]" office:value-type="string" office:string-value="" calcext:value-type="error">
            <text:p>#DIV/0!</text:p>
          </table:table-cell>
          <table:table-cell table:style-name="ce1" table:formula="of:=[.H494]" office:value-type="string" office:string-value="" calcext:value-type="error">
            <text:p>#DIV/0!</text:p>
          </table:table-cell>
          <table:table-cell table:style-name="ce1" table:formula="of:=[.H509]" office:value-type="string" office:string-value="" calcext:value-type="error">
            <text:p>#DIV/0!</text:p>
          </table:table-cell>
          <table:table-cell table:style-name="ce1" table:formula="of:=[.H524]" office:value-type="string" office:string-value="" calcext:value-type="error">
            <text:p>#DIV/0!</text:p>
          </table:table-cell>
          <table:table-cell table:style-name="ce1" table:formula="of:=[.H539]" office:value-type="string" office:string-value="" calcext:value-type="error">
            <text:p>#DIV/0!</text:p>
          </table:table-cell>
          <table:table-cell table:style-name="ce1" table:formula="of:=[.H554]" office:value-type="string" office:string-value="" calcext:value-type="error">
            <text:p>#DIV/0!</text:p>
          </table:table-cell>
          <table:table-cell table:style-name="ce1" table:formula="of:=[.H569]" office:value-type="string" office:string-value="" calcext:value-type="error">
            <text:p>#DIV/0!</text:p>
          </table:table-cell>
          <table:table-cell table:style-name="ce1" table:formula="of:=[.H584]" office:value-type="string" office:string-value="" calcext:value-type="error">
            <text:p>#DIV/0!</text:p>
          </table:table-cell>
          <table:table-cell table:style-name="ce1" table:formula="of:=[.H599]" office:value-type="string" office:string-value="" calcext:value-type="error">
            <text:p>#DIV/0!</text:p>
          </table:table-cell>
          <table:table-cell table:style-name="ce1" table:formula="of:=[.H614]" office:value-type="string" office:string-value="" calcext:value-type="error">
            <text:p>#DIV/0!</text:p>
          </table:table-cell>
          <table:table-cell table:style-name="ce1" table:formula="of:=[.H629]" office:value-type="string" office:string-value="" calcext:value-type="error">
            <text:p>#DIV/0!</text:p>
          </table:table-cell>
          <table:table-cell table:style-name="ce1" table:formula="of:=[.H644]" office:value-type="string" office:string-value="" calcext:value-type="error">
            <text:p>#DIV/0!</text:p>
          </table:table-cell>
          <table:table-cell table:style-name="ce1" table:formula="of:=[.H659]" office:value-type="string" office:string-value="" calcext:value-type="error">
            <text:p>#DIV/0!</text:p>
          </table:table-cell>
          <table:table-cell table:style-name="ce1" table:formula="of:=[.H674]" office:value-type="string" office:string-value="" calcext:value-type="error">
            <text:p>#DIV/0!</text:p>
          </table:table-cell>
          <table:table-cell table:style-name="ce1" table:formula="of:=[.H689]" office:value-type="string" office:string-value="" calcext:value-type="error">
            <text:p>#DIV/0!</text:p>
          </table:table-cell>
          <table:table-cell table:style-name="ce1" table:formula="of:=[.H704]" office:value-type="string" office:string-value="" calcext:value-type="error">
            <text:p>#DIV/0!</text:p>
          </table:table-cell>
          <table:table-cell table:style-name="ce1" table:formula="of:=[.H719]" office:value-type="string" office:string-value="" calcext:value-type="error">
            <text:p>#DIV/0!</text:p>
          </table:table-cell>
          <table:table-cell table:style-name="ce1" table:formula="of:=[.H734]" office:value-type="string" office:string-value="" calcext:value-type="error">
            <text:p>#DIV/0!</text:p>
          </table:table-cell>
          <table:table-cell table:style-name="ce1" table:formula="of:=[.H749]" office:value-type="string" office:string-value="" calcext:value-type="error">
            <text:p>#DIV/0!</text:p>
          </table:table-cell>
          <table:table-cell table:style-name="ce1" table:formula="of:=[.H764]" office:value-type="string" office:string-value="" calcext:value-type="error">
            <text:p>#DIV/0!</text:p>
          </table:table-cell>
          <table:table-cell table:style-name="ce1" table:formula="of:=[.H779]" office:value-type="string" office:string-value="" calcext:value-type="error">
            <text:p>#DIV/0!</text:p>
          </table:table-cell>
          <table:table-cell table:style-name="ce1" table:formula="of:=[.H794]" office:value-type="string" office:string-value="" calcext:value-type="error">
            <text:p>#DIV/0!</text:p>
          </table:table-cell>
          <table:table-cell table:number-columns-repeated="959"/>
        </table:table-row>
        <table:table-row table:style-name="ro1">
          <table:table-cell table:style-name="ce1"/>
          <table:table-cell/>
          <table:table-cell table:style-name="ce1" office:value-type="float" office:value="0.392699081698724" calcext:value-type="float">
            <text:p>0.392699081698724</text:p>
          </table:table-cell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15]/2000000+[.E14]+[.A14]/2000000" office:value-type="float" office:value="0" calcext:value-type="float">
            <text:p>0</text:p>
          </table:table-cell>
          <table:table-cell table:formula="of:=[.D15]/([.A1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5]*[.A15]/1000000" office:value-type="string" office:string-value="" calcext:value-type="error">
            <text:p>#DIV/0!</text:p>
          </table:table-cell>
          <table:table-cell table:number-columns-repeated="2"/>
          <table:table-cell table:style-name="ce3" table:formula="of:=[.L15]/[.L$18]" office:value-type="string" office:string-value="" calcext:value-type="error">
            <text:p>#DIV/0!</text:p>
          </table:table-cell>
          <table:table-cell table:style-name="ce1" table:formula="of:=AVERAGE([.M15:.BM15])" office:value-type="string" office:string-value="" calcext:value-type="error">
            <text:p>#DIV/0!</text:p>
          </table:table-cell>
          <table:table-cell table:style-name="ce1" table:formula="of:=[.H15]" office:value-type="string" office:string-value="" calcext:value-type="error">
            <text:p>#DIV/0!</text:p>
          </table:table-cell>
          <table:table-cell table:style-name="ce1" table:formula="of:=[.H30]" office:value-type="string" office:string-value="" calcext:value-type="error">
            <text:p>#DIV/0!</text:p>
          </table:table-cell>
          <table:table-cell table:style-name="ce1" table:formula="of:=[.H45]" office:value-type="string" office:string-value="" calcext:value-type="error">
            <text:p>#DIV/0!</text:p>
          </table:table-cell>
          <table:table-cell table:style-name="ce1" table:formula="of:=[.H60]" office:value-type="string" office:string-value="" calcext:value-type="error">
            <text:p>#DIV/0!</text:p>
          </table:table-cell>
          <table:table-cell table:style-name="ce1" table:formula="of:=[.H75]" office:value-type="string" office:string-value="" calcext:value-type="error">
            <text:p>#DIV/0!</text:p>
          </table:table-cell>
          <table:table-cell table:style-name="ce1" table:formula="of:=[.H90]" office:value-type="string" office:string-value="" calcext:value-type="error">
            <text:p>#DIV/0!</text:p>
          </table:table-cell>
          <table:table-cell table:style-name="ce1" table:formula="of:=[.H105]" office:value-type="string" office:string-value="" calcext:value-type="error">
            <text:p>#DIV/0!</text:p>
          </table:table-cell>
          <table:table-cell table:style-name="ce1" table:formula="of:=[.H120]" office:value-type="string" office:string-value="" calcext:value-type="error">
            <text:p>#DIV/0!</text:p>
          </table:table-cell>
          <table:table-cell table:style-name="ce1" table:formula="of:=[.H135]" office:value-type="string" office:string-value="" calcext:value-type="error">
            <text:p>#DIV/0!</text:p>
          </table:table-cell>
          <table:table-cell table:style-name="ce1" table:formula="of:=[.H150]" office:value-type="string" office:string-value="" calcext:value-type="error">
            <text:p>#DIV/0!</text:p>
          </table:table-cell>
          <table:table-cell table:style-name="ce1" table:formula="of:=[.H165]" office:value-type="string" office:string-value="" calcext:value-type="error">
            <text:p>#DIV/0!</text:p>
          </table:table-cell>
          <table:table-cell table:style-name="ce1" table:formula="of:=[.H180]" office:value-type="string" office:string-value="" calcext:value-type="error">
            <text:p>#DIV/0!</text:p>
          </table:table-cell>
          <table:table-cell table:style-name="ce1" table:formula="of:=[.H195]" office:value-type="string" office:string-value="" calcext:value-type="error">
            <text:p>#DIV/0!</text:p>
          </table:table-cell>
          <table:table-cell table:style-name="ce1" table:formula="of:=[.H210]" office:value-type="string" office:string-value="" calcext:value-type="error">
            <text:p>#DIV/0!</text:p>
          </table:table-cell>
          <table:table-cell table:style-name="ce1" table:formula="of:=[.H225]" office:value-type="string" office:string-value="" calcext:value-type="error">
            <text:p>#DIV/0!</text:p>
          </table:table-cell>
          <table:table-cell table:style-name="ce1" table:formula="of:=[.H240]" office:value-type="string" office:string-value="" calcext:value-type="error">
            <text:p>#DIV/0!</text:p>
          </table:table-cell>
          <table:table-cell table:style-name="ce1" table:formula="of:=[.H255]" office:value-type="string" office:string-value="" calcext:value-type="error">
            <text:p>#DIV/0!</text:p>
          </table:table-cell>
          <table:table-cell table:style-name="ce1" table:formula="of:=[.H270]" office:value-type="string" office:string-value="" calcext:value-type="error">
            <text:p>#DIV/0!</text:p>
          </table:table-cell>
          <table:table-cell table:style-name="ce1" table:formula="of:=[.H285]" office:value-type="string" office:string-value="" calcext:value-type="error">
            <text:p>#DIV/0!</text:p>
          </table:table-cell>
          <table:table-cell table:style-name="ce1" table:formula="of:=[.H300]" office:value-type="string" office:string-value="" calcext:value-type="error">
            <text:p>#DIV/0!</text:p>
          </table:table-cell>
          <table:table-cell table:style-name="ce1" table:formula="of:=[.H315]" office:value-type="string" office:string-value="" calcext:value-type="error">
            <text:p>#DIV/0!</text:p>
          </table:table-cell>
          <table:table-cell table:style-name="ce1" table:formula="of:=[.H330]" office:value-type="string" office:string-value="" calcext:value-type="error">
            <text:p>#DIV/0!</text:p>
          </table:table-cell>
          <table:table-cell table:style-name="ce1" table:formula="of:=[.H345]" office:value-type="string" office:string-value="" calcext:value-type="error">
            <text:p>#DIV/0!</text:p>
          </table:table-cell>
          <table:table-cell table:style-name="ce1" table:formula="of:=[.H360]" office:value-type="string" office:string-value="" calcext:value-type="error">
            <text:p>#DIV/0!</text:p>
          </table:table-cell>
          <table:table-cell table:style-name="ce1" table:formula="of:=[.H375]" office:value-type="string" office:string-value="" calcext:value-type="error">
            <text:p>#DIV/0!</text:p>
          </table:table-cell>
          <table:table-cell table:style-name="ce1" table:formula="of:=[.H390]" office:value-type="string" office:string-value="" calcext:value-type="error">
            <text:p>#DIV/0!</text:p>
          </table:table-cell>
          <table:table-cell table:style-name="ce1" table:formula="of:=[.H405]" office:value-type="string" office:string-value="" calcext:value-type="error">
            <text:p>#DIV/0!</text:p>
          </table:table-cell>
          <table:table-cell table:style-name="ce1" table:formula="of:=[.H420]" office:value-type="string" office:string-value="" calcext:value-type="error">
            <text:p>#DIV/0!</text:p>
          </table:table-cell>
          <table:table-cell table:style-name="ce1" table:formula="of:=[.H435]" office:value-type="string" office:string-value="" calcext:value-type="error">
            <text:p>#DIV/0!</text:p>
          </table:table-cell>
          <table:table-cell table:style-name="ce1" table:formula="of:=[.H450]" office:value-type="string" office:string-value="" calcext:value-type="error">
            <text:p>#DIV/0!</text:p>
          </table:table-cell>
          <table:table-cell table:style-name="ce1" table:formula="of:=[.H465]" office:value-type="string" office:string-value="" calcext:value-type="error">
            <text:p>#DIV/0!</text:p>
          </table:table-cell>
          <table:table-cell table:style-name="ce1" table:formula="of:=[.H480]" office:value-type="string" office:string-value="" calcext:value-type="error">
            <text:p>#DIV/0!</text:p>
          </table:table-cell>
          <table:table-cell table:style-name="ce1" table:formula="of:=[.H495]" office:value-type="string" office:string-value="" calcext:value-type="error">
            <text:p>#DIV/0!</text:p>
          </table:table-cell>
          <table:table-cell table:style-name="ce1" table:formula="of:=[.H510]" office:value-type="string" office:string-value="" calcext:value-type="error">
            <text:p>#DIV/0!</text:p>
          </table:table-cell>
          <table:table-cell table:style-name="ce1" table:formula="of:=[.H525]" office:value-type="string" office:string-value="" calcext:value-type="error">
            <text:p>#DIV/0!</text:p>
          </table:table-cell>
          <table:table-cell table:style-name="ce1" table:formula="of:=[.H540]" office:value-type="string" office:string-value="" calcext:value-type="error">
            <text:p>#DIV/0!</text:p>
          </table:table-cell>
          <table:table-cell table:style-name="ce1" table:formula="of:=[.H555]" office:value-type="string" office:string-value="" calcext:value-type="error">
            <text:p>#DIV/0!</text:p>
          </table:table-cell>
          <table:table-cell table:style-name="ce1" table:formula="of:=[.H570]" office:value-type="string" office:string-value="" calcext:value-type="error">
            <text:p>#DIV/0!</text:p>
          </table:table-cell>
          <table:table-cell table:style-name="ce1" table:formula="of:=[.H585]" office:value-type="string" office:string-value="" calcext:value-type="error">
            <text:p>#DIV/0!</text:p>
          </table:table-cell>
          <table:table-cell table:style-name="ce1" table:formula="of:=[.H600]" office:value-type="string" office:string-value="" calcext:value-type="error">
            <text:p>#DIV/0!</text:p>
          </table:table-cell>
          <table:table-cell table:style-name="ce1" table:formula="of:=[.H615]" office:value-type="string" office:string-value="" calcext:value-type="error">
            <text:p>#DIV/0!</text:p>
          </table:table-cell>
          <table:table-cell table:style-name="ce1" table:formula="of:=[.H630]" office:value-type="string" office:string-value="" calcext:value-type="error">
            <text:p>#DIV/0!</text:p>
          </table:table-cell>
          <table:table-cell table:style-name="ce1" table:formula="of:=[.H645]" office:value-type="string" office:string-value="" calcext:value-type="error">
            <text:p>#DIV/0!</text:p>
          </table:table-cell>
          <table:table-cell table:style-name="ce1" table:formula="of:=[.H660]" office:value-type="string" office:string-value="" calcext:value-type="error">
            <text:p>#DIV/0!</text:p>
          </table:table-cell>
          <table:table-cell table:style-name="ce1" table:formula="of:=[.H675]" office:value-type="string" office:string-value="" calcext:value-type="error">
            <text:p>#DIV/0!</text:p>
          </table:table-cell>
          <table:table-cell table:style-name="ce1" table:formula="of:=[.H690]" office:value-type="string" office:string-value="" calcext:value-type="error">
            <text:p>#DIV/0!</text:p>
          </table:table-cell>
          <table:table-cell table:style-name="ce1" table:formula="of:=[.H705]" office:value-type="string" office:string-value="" calcext:value-type="error">
            <text:p>#DIV/0!</text:p>
          </table:table-cell>
          <table:table-cell table:style-name="ce1" table:formula="of:=[.H720]" office:value-type="string" office:string-value="" calcext:value-type="error">
            <text:p>#DIV/0!</text:p>
          </table:table-cell>
          <table:table-cell table:style-name="ce1" table:formula="of:=[.H735]" office:value-type="string" office:string-value="" calcext:value-type="error">
            <text:p>#DIV/0!</text:p>
          </table:table-cell>
          <table:table-cell table:style-name="ce1" table:formula="of:=[.H750]" office:value-type="string" office:string-value="" calcext:value-type="error">
            <text:p>#DIV/0!</text:p>
          </table:table-cell>
          <table:table-cell table:style-name="ce1" table:formula="of:=[.H765]" office:value-type="string" office:string-value="" calcext:value-type="error">
            <text:p>#DIV/0!</text:p>
          </table:table-cell>
          <table:table-cell table:style-name="ce1" table:formula="of:=[.H780]" office:value-type="string" office:string-value="" calcext:value-type="error">
            <text:p>#DIV/0!</text:p>
          </table:table-cell>
          <table:table-cell table:style-name="ce1" table:formula="of:=[.H795]" office:value-type="string" office:string-value="" calcext:value-type="error">
            <text:p>#DIV/0!</text:p>
          </table:table-cell>
          <table:table-cell table:number-columns-repeated="959"/>
        </table:table-row>
        <table:table-row table:style-name="ro2">
          <table:table-cell table:style-name="ce1"/>
          <table:table-cell/>
          <table:table-cell table:style-name="ce1" office:value-type="float" office:value="0.785398163397448" calcext:value-type="float">
            <text:p>0.785398163397448</text:p>
          </table:table-cell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16]/2000000+[.E15]+[.A15]/2000000" office:value-type="float" office:value="0" calcext:value-type="float">
            <text:p>0</text:p>
          </table:table-cell>
          <table:table-cell table:formula="of:=[.D16]/([.A1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6]*[.A16]/1000000" office:value-type="string" office:string-value="" calcext:value-type="error">
            <text:p>#DIV/0!</text:p>
          </table:table-cell>
          <table:table-cell table:number-columns-repeated="2"/>
          <table:table-cell table:style-name="ce4" table:formula="of:=[.L16]/[.L$18]" office:value-type="string" office:string-value="" calcext:value-type="error">
            <text:p>#DIV/0!</text:p>
          </table:table-cell>
          <table:table-cell table:style-name="ce1" table:formula="of:=AVERAGE([.M16:.BM16])" office:value-type="string" office:string-value="" calcext:value-type="error">
            <text:p>#DIV/0!</text:p>
          </table:table-cell>
          <table:table-cell table:style-name="ce1" table:formula="of:=[.H16]" office:value-type="string" office:string-value="" calcext:value-type="error">
            <text:p>#DIV/0!</text:p>
          </table:table-cell>
          <table:table-cell table:style-name="ce1" table:formula="of:=[.H31]" office:value-type="string" office:string-value="" calcext:value-type="error">
            <text:p>#DIV/0!</text:p>
          </table:table-cell>
          <table:table-cell table:style-name="ce1" table:formula="of:=[.H46]" office:value-type="string" office:string-value="" calcext:value-type="error">
            <text:p>#DIV/0!</text:p>
          </table:table-cell>
          <table:table-cell table:style-name="ce1" table:formula="of:=[.H61]" office:value-type="string" office:string-value="" calcext:value-type="error">
            <text:p>#DIV/0!</text:p>
          </table:table-cell>
          <table:table-cell table:style-name="ce1" table:formula="of:=[.H76]" office:value-type="string" office:string-value="" calcext:value-type="error">
            <text:p>#DIV/0!</text:p>
          </table:table-cell>
          <table:table-cell table:style-name="ce1" table:formula="of:=[.H91]" office:value-type="string" office:string-value="" calcext:value-type="error">
            <text:p>#DIV/0!</text:p>
          </table:table-cell>
          <table:table-cell table:style-name="ce1" table:formula="of:=[.H106]" office:value-type="string" office:string-value="" calcext:value-type="error">
            <text:p>#DIV/0!</text:p>
          </table:table-cell>
          <table:table-cell table:style-name="ce1" table:formula="of:=[.H121]" office:value-type="string" office:string-value="" calcext:value-type="error">
            <text:p>#DIV/0!</text:p>
          </table:table-cell>
          <table:table-cell table:style-name="ce1" table:formula="of:=[.H136]" office:value-type="string" office:string-value="" calcext:value-type="error">
            <text:p>#DIV/0!</text:p>
          </table:table-cell>
          <table:table-cell table:style-name="ce1" table:formula="of:=[.H151]" office:value-type="string" office:string-value="" calcext:value-type="error">
            <text:p>#DIV/0!</text:p>
          </table:table-cell>
          <table:table-cell table:style-name="ce1" table:formula="of:=[.H166]" office:value-type="string" office:string-value="" calcext:value-type="error">
            <text:p>#DIV/0!</text:p>
          </table:table-cell>
          <table:table-cell table:style-name="ce1" table:formula="of:=[.H181]" office:value-type="string" office:string-value="" calcext:value-type="error">
            <text:p>#DIV/0!</text:p>
          </table:table-cell>
          <table:table-cell table:style-name="ce1" table:formula="of:=[.H196]" office:value-type="string" office:string-value="" calcext:value-type="error">
            <text:p>#DIV/0!</text:p>
          </table:table-cell>
          <table:table-cell table:style-name="ce1" table:formula="of:=[.H211]" office:value-type="string" office:string-value="" calcext:value-type="error">
            <text:p>#DIV/0!</text:p>
          </table:table-cell>
          <table:table-cell table:style-name="ce1" table:formula="of:=[.H226]" office:value-type="string" office:string-value="" calcext:value-type="error">
            <text:p>#DIV/0!</text:p>
          </table:table-cell>
          <table:table-cell table:style-name="ce1" table:formula="of:=[.H241]" office:value-type="string" office:string-value="" calcext:value-type="error">
            <text:p>#DIV/0!</text:p>
          </table:table-cell>
          <table:table-cell table:style-name="ce1" table:formula="of:=[.H256]" office:value-type="string" office:string-value="" calcext:value-type="error">
            <text:p>#DIV/0!</text:p>
          </table:table-cell>
          <table:table-cell table:style-name="ce1" table:formula="of:=[.H271]" office:value-type="string" office:string-value="" calcext:value-type="error">
            <text:p>#DIV/0!</text:p>
          </table:table-cell>
          <table:table-cell table:style-name="ce1" table:formula="of:=[.H286]" office:value-type="string" office:string-value="" calcext:value-type="error">
            <text:p>#DIV/0!</text:p>
          </table:table-cell>
          <table:table-cell table:style-name="ce1" table:formula="of:=[.H301]" office:value-type="string" office:string-value="" calcext:value-type="error">
            <text:p>#DIV/0!</text:p>
          </table:table-cell>
          <table:table-cell table:style-name="ce1" table:formula="of:=[.H316]" office:value-type="string" office:string-value="" calcext:value-type="error">
            <text:p>#DIV/0!</text:p>
          </table:table-cell>
          <table:table-cell table:style-name="ce1" table:formula="of:=[.H331]" office:value-type="string" office:string-value="" calcext:value-type="error">
            <text:p>#DIV/0!</text:p>
          </table:table-cell>
          <table:table-cell table:style-name="ce1" table:formula="of:=[.H346]" office:value-type="string" office:string-value="" calcext:value-type="error">
            <text:p>#DIV/0!</text:p>
          </table:table-cell>
          <table:table-cell table:style-name="ce1" table:formula="of:=[.H361]" office:value-type="string" office:string-value="" calcext:value-type="error">
            <text:p>#DIV/0!</text:p>
          </table:table-cell>
          <table:table-cell table:style-name="ce1" table:formula="of:=[.H376]" office:value-type="string" office:string-value="" calcext:value-type="error">
            <text:p>#DIV/0!</text:p>
          </table:table-cell>
          <table:table-cell table:style-name="ce1" table:formula="of:=[.H391]" office:value-type="string" office:string-value="" calcext:value-type="error">
            <text:p>#DIV/0!</text:p>
          </table:table-cell>
          <table:table-cell table:style-name="ce1" table:formula="of:=[.H406]" office:value-type="string" office:string-value="" calcext:value-type="error">
            <text:p>#DIV/0!</text:p>
          </table:table-cell>
          <table:table-cell table:style-name="ce1" table:formula="of:=[.H421]" office:value-type="string" office:string-value="" calcext:value-type="error">
            <text:p>#DIV/0!</text:p>
          </table:table-cell>
          <table:table-cell table:style-name="ce1" table:formula="of:=[.H436]" office:value-type="string" office:string-value="" calcext:value-type="error">
            <text:p>#DIV/0!</text:p>
          </table:table-cell>
          <table:table-cell table:style-name="ce1" table:formula="of:=[.H451]" office:value-type="string" office:string-value="" calcext:value-type="error">
            <text:p>#DIV/0!</text:p>
          </table:table-cell>
          <table:table-cell table:style-name="ce1" table:formula="of:=[.H466]" office:value-type="string" office:string-value="" calcext:value-type="error">
            <text:p>#DIV/0!</text:p>
          </table:table-cell>
          <table:table-cell table:style-name="ce1" table:formula="of:=[.H481]" office:value-type="string" office:string-value="" calcext:value-type="error">
            <text:p>#DIV/0!</text:p>
          </table:table-cell>
          <table:table-cell table:style-name="ce1" table:formula="of:=[.H496]" office:value-type="string" office:string-value="" calcext:value-type="error">
            <text:p>#DIV/0!</text:p>
          </table:table-cell>
          <table:table-cell table:style-name="ce1" table:formula="of:=[.H511]" office:value-type="string" office:string-value="" calcext:value-type="error">
            <text:p>#DIV/0!</text:p>
          </table:table-cell>
          <table:table-cell table:style-name="ce1" table:formula="of:=[.H526]" office:value-type="string" office:string-value="" calcext:value-type="error">
            <text:p>#DIV/0!</text:p>
          </table:table-cell>
          <table:table-cell table:style-name="ce1" table:formula="of:=[.H541]" office:value-type="string" office:string-value="" calcext:value-type="error">
            <text:p>#DIV/0!</text:p>
          </table:table-cell>
          <table:table-cell table:style-name="ce1" table:formula="of:=[.H556]" office:value-type="string" office:string-value="" calcext:value-type="error">
            <text:p>#DIV/0!</text:p>
          </table:table-cell>
          <table:table-cell table:style-name="ce1" table:formula="of:=[.H571]" office:value-type="string" office:string-value="" calcext:value-type="error">
            <text:p>#DIV/0!</text:p>
          </table:table-cell>
          <table:table-cell table:style-name="ce1" table:formula="of:=[.H586]" office:value-type="string" office:string-value="" calcext:value-type="error">
            <text:p>#DIV/0!</text:p>
          </table:table-cell>
          <table:table-cell table:style-name="ce1" table:formula="of:=[.H601]" office:value-type="string" office:string-value="" calcext:value-type="error">
            <text:p>#DIV/0!</text:p>
          </table:table-cell>
          <table:table-cell table:style-name="ce1" table:formula="of:=[.H616]" office:value-type="string" office:string-value="" calcext:value-type="error">
            <text:p>#DIV/0!</text:p>
          </table:table-cell>
          <table:table-cell table:style-name="ce1" table:formula="of:=[.H631]" office:value-type="string" office:string-value="" calcext:value-type="error">
            <text:p>#DIV/0!</text:p>
          </table:table-cell>
          <table:table-cell table:style-name="ce1" table:formula="of:=[.H646]" office:value-type="string" office:string-value="" calcext:value-type="error">
            <text:p>#DIV/0!</text:p>
          </table:table-cell>
          <table:table-cell table:style-name="ce1" table:formula="of:=[.H661]" office:value-type="string" office:string-value="" calcext:value-type="error">
            <text:p>#DIV/0!</text:p>
          </table:table-cell>
          <table:table-cell table:style-name="ce1" table:formula="of:=[.H676]" office:value-type="string" office:string-value="" calcext:value-type="error">
            <text:p>#DIV/0!</text:p>
          </table:table-cell>
          <table:table-cell table:style-name="ce1" table:formula="of:=[.H691]" office:value-type="string" office:string-value="" calcext:value-type="error">
            <text:p>#DIV/0!</text:p>
          </table:table-cell>
          <table:table-cell table:style-name="ce1" table:formula="of:=[.H706]" office:value-type="string" office:string-value="" calcext:value-type="error">
            <text:p>#DIV/0!</text:p>
          </table:table-cell>
          <table:table-cell table:style-name="ce1" table:formula="of:=[.H721]" office:value-type="string" office:string-value="" calcext:value-type="error">
            <text:p>#DIV/0!</text:p>
          </table:table-cell>
          <table:table-cell table:style-name="ce1" table:formula="of:=[.H736]" office:value-type="string" office:string-value="" calcext:value-type="error">
            <text:p>#DIV/0!</text:p>
          </table:table-cell>
          <table:table-cell table:style-name="ce1" table:formula="of:=[.H751]" office:value-type="string" office:string-value="" calcext:value-type="error">
            <text:p>#DIV/0!</text:p>
          </table:table-cell>
          <table:table-cell table:style-name="ce1" table:formula="of:=[.H766]" office:value-type="string" office:string-value="" calcext:value-type="error">
            <text:p>#DIV/0!</text:p>
          </table:table-cell>
          <table:table-cell table:style-name="ce1" table:formula="of:=[.H781]" office:value-type="string" office:string-value="" calcext:value-type="error">
            <text:p>#DIV/0!</text:p>
          </table:table-cell>
          <table:table-cell table:style-name="ce1" table:formula="of:=[.H796]" office:value-type="string" office:string-value="" calcext:value-type="error">
            <text:p>#DIV/0!</text:p>
          </table:table-cell>
          <table:table-cell table:number-columns-repeated="959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17]/2000000+[.E16]+[.A16]/2000000" office:value-type="float" office:value="0" calcext:value-type="float">
            <text:p>0</text:p>
          </table:table-cell>
          <table:table-cell table:formula="of:=[.D17]/([.A1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7]*[.A1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18]/2000000+[.E17]+[.A17]/2000000" office:value-type="float" office:value="0" calcext:value-type="float">
            <text:p>0</text:p>
          </table:table-cell>
          <table:table-cell table:formula="of:=[.D18]/([.A1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8]*[.A18]/1000000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SUM([.K2:.K16])/(2*PI())" office:value-type="string" office:string-value="" calcext:value-type="error">
            <text:p>#DIV/0!</text:p>
          </table:table-cell>
          <table:table-cell table:style-name="ce1" table:formula="of:=SUM([.L2:.L16])/(2*PI()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19]/2000000+[.E18]+[.A18]/2000000" office:value-type="float" office:value="0" calcext:value-type="float">
            <text:p>0</text:p>
          </table:table-cell>
          <table:table-cell table:formula="of:=[.D19]/([.A1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9]*[.A1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20]/2000000+[.E19]+[.A19]/2000000" office:value-type="float" office:value="0" calcext:value-type="float">
            <text:p>0</text:p>
          </table:table-cell>
          <table:table-cell table:formula="of:=[.D20]/([.A2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0]*[.A2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21]/2000000+[.E20]+[.A20]/2000000" office:value-type="float" office:value="0" calcext:value-type="float">
            <text:p>0</text:p>
          </table:table-cell>
          <table:table-cell table:formula="of:=[.D21]/([.A2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1]*[.A2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22]/2000000+[.E21]+[.A21]/2000000" office:value-type="float" office:value="0" calcext:value-type="float">
            <text:p>0</text:p>
          </table:table-cell>
          <table:table-cell table:formula="of:=[.D22]/([.A2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2]*[.A2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23]/2000000+[.E22]+[.A22]/2000000" office:value-type="float" office:value="0" calcext:value-type="float">
            <text:p>0</text:p>
          </table:table-cell>
          <table:table-cell table:formula="of:=[.D23]/([.A2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3]*[.A2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24]/2000000+[.E23]+[.A23]/2000000" office:value-type="float" office:value="0" calcext:value-type="float">
            <text:p>0</text:p>
          </table:table-cell>
          <table:table-cell table:formula="of:=[.D24]/([.A2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4]*[.A2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25]/2000000+[.E24]+[.A24]/2000000" office:value-type="float" office:value="0" calcext:value-type="float">
            <text:p>0</text:p>
          </table:table-cell>
          <table:table-cell table:formula="of:=[.D25]/([.A2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5]*[.A2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26]/2000000+[.E25]+[.A25]/2000000" office:value-type="float" office:value="0" calcext:value-type="float">
            <text:p>0</text:p>
          </table:table-cell>
          <table:table-cell table:formula="of:=[.D26]/([.A2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6]*[.A2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27]/2000000+[.E26]+[.A26]/2000000" office:value-type="float" office:value="0" calcext:value-type="float">
            <text:p>0</text:p>
          </table:table-cell>
          <table:table-cell table:formula="of:=[.D27]/([.A2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7]*[.A2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28]/2000000+[.E27]+[.A27]/2000000" office:value-type="float" office:value="0" calcext:value-type="float">
            <text:p>0</text:p>
          </table:table-cell>
          <table:table-cell table:formula="of:=[.D28]/([.A2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8]*[.A2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29]/2000000+[.E28]+[.A28]/2000000" office:value-type="float" office:value="0" calcext:value-type="float">
            <text:p>0</text:p>
          </table:table-cell>
          <table:table-cell table:formula="of:=[.D29]/([.A2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9]*[.A2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30]/2000000+[.E29]+[.A29]/2000000" office:value-type="float" office:value="0" calcext:value-type="float">
            <text:p>0</text:p>
          </table:table-cell>
          <table:table-cell table:formula="of:=[.D30]/([.A3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0]*[.A3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31]/2000000+[.E30]+[.A30]/2000000" office:value-type="float" office:value="0" calcext:value-type="float">
            <text:p>0</text:p>
          </table:table-cell>
          <table:table-cell table:formula="of:=[.D31]/([.A3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1]*[.A3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32]/2000000+[.E31]+[.A31]/2000000" office:value-type="float" office:value="0" calcext:value-type="float">
            <text:p>0</text:p>
          </table:table-cell>
          <table:table-cell table:formula="of:=[.D32]/([.A3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2]*[.A3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33]/2000000+[.E32]+[.A32]/2000000" office:value-type="float" office:value="0" calcext:value-type="float">
            <text:p>0</text:p>
          </table:table-cell>
          <table:table-cell table:formula="of:=[.D33]/([.A3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3]*[.A3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34]/2000000+[.E33]+[.A33]/2000000" office:value-type="float" office:value="0" calcext:value-type="float">
            <text:p>0</text:p>
          </table:table-cell>
          <table:table-cell table:formula="of:=[.D34]/([.A3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4]*[.A3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35]/2000000+[.E34]+[.A34]/2000000" office:value-type="float" office:value="0" calcext:value-type="float">
            <text:p>0</text:p>
          </table:table-cell>
          <table:table-cell table:formula="of:=[.D35]/([.A3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5]*[.A3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36]/2000000+[.E35]+[.A35]/2000000" office:value-type="float" office:value="0" calcext:value-type="float">
            <text:p>0</text:p>
          </table:table-cell>
          <table:table-cell table:formula="of:=[.D36]/([.A3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6]*[.A3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37]/2000000+[.E36]+[.A36]/2000000" office:value-type="float" office:value="0" calcext:value-type="float">
            <text:p>0</text:p>
          </table:table-cell>
          <table:table-cell table:formula="of:=[.D37]/([.A3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7]*[.A3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38]/2000000+[.E37]+[.A37]/2000000" office:value-type="float" office:value="0" calcext:value-type="float">
            <text:p>0</text:p>
          </table:table-cell>
          <table:table-cell table:formula="of:=[.D38]/([.A3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8]*[.A3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39]/2000000+[.E38]+[.A38]/2000000" office:value-type="float" office:value="0" calcext:value-type="float">
            <text:p>0</text:p>
          </table:table-cell>
          <table:table-cell table:formula="of:=[.D39]/([.A3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9]*[.A3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40]/2000000+[.E39]+[.A39]/2000000" office:value-type="float" office:value="0" calcext:value-type="float">
            <text:p>0</text:p>
          </table:table-cell>
          <table:table-cell table:formula="of:=[.D40]/([.A4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0]*[.A4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41]/2000000+[.E40]+[.A40]/2000000" office:value-type="float" office:value="0" calcext:value-type="float">
            <text:p>0</text:p>
          </table:table-cell>
          <table:table-cell table:formula="of:=[.D41]/([.A4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1]*[.A4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42]/2000000+[.E41]+[.A41]/2000000" office:value-type="float" office:value="0" calcext:value-type="float">
            <text:p>0</text:p>
          </table:table-cell>
          <table:table-cell table:formula="of:=[.D42]/([.A4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2]*[.A4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43]/2000000+[.E42]+[.A42]/2000000" office:value-type="float" office:value="0" calcext:value-type="float">
            <text:p>0</text:p>
          </table:table-cell>
          <table:table-cell table:formula="of:=[.D43]/([.A4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3]*[.A4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44]/2000000+[.E43]+[.A43]/2000000" office:value-type="float" office:value="0" calcext:value-type="float">
            <text:p>0</text:p>
          </table:table-cell>
          <table:table-cell table:formula="of:=[.D44]/([.A4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4]*[.A4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45]/2000000+[.E44]+[.A44]/2000000" office:value-type="float" office:value="0" calcext:value-type="float">
            <text:p>0</text:p>
          </table:table-cell>
          <table:table-cell table:formula="of:=[.D45]/([.A4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5]*[.A4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46]/2000000+[.E45]+[.A45]/2000000" office:value-type="float" office:value="0" calcext:value-type="float">
            <text:p>0</text:p>
          </table:table-cell>
          <table:table-cell table:formula="of:=[.D46]/([.A4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6]*[.A4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47]/2000000+[.E46]+[.A46]/2000000" office:value-type="float" office:value="0" calcext:value-type="float">
            <text:p>0</text:p>
          </table:table-cell>
          <table:table-cell table:formula="of:=[.D47]/([.A4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7]*[.A4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48]/2000000+[.E47]+[.A47]/2000000" office:value-type="float" office:value="0" calcext:value-type="float">
            <text:p>0</text:p>
          </table:table-cell>
          <table:table-cell table:formula="of:=[.D48]/([.A4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8]*[.A4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49]/2000000+[.E48]+[.A48]/2000000" office:value-type="float" office:value="0" calcext:value-type="float">
            <text:p>0</text:p>
          </table:table-cell>
          <table:table-cell table:formula="of:=[.D49]/([.A4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9]*[.A4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50]/2000000+[.E49]+[.A49]/2000000" office:value-type="float" office:value="0" calcext:value-type="float">
            <text:p>0</text:p>
          </table:table-cell>
          <table:table-cell table:formula="of:=[.D50]/([.A5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0]*[.A5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51]/2000000+[.E50]+[.A50]/2000000" office:value-type="float" office:value="0" calcext:value-type="float">
            <text:p>0</text:p>
          </table:table-cell>
          <table:table-cell table:formula="of:=[.D51]/([.A5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1]*[.A5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52]/2000000+[.E51]+[.A51]/2000000" office:value-type="float" office:value="0" calcext:value-type="float">
            <text:p>0</text:p>
          </table:table-cell>
          <table:table-cell table:formula="of:=[.D52]/([.A5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2]*[.A5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53]/2000000+[.E52]+[.A52]/2000000" office:value-type="float" office:value="0" calcext:value-type="float">
            <text:p>0</text:p>
          </table:table-cell>
          <table:table-cell table:formula="of:=[.D53]/([.A5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3]*[.A5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54]/2000000+[.E53]+[.A53]/2000000" office:value-type="float" office:value="0" calcext:value-type="float">
            <text:p>0</text:p>
          </table:table-cell>
          <table:table-cell table:formula="of:=[.D54]/([.A5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4]*[.A5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55]/2000000+[.E54]+[.A54]/2000000" office:value-type="float" office:value="0" calcext:value-type="float">
            <text:p>0</text:p>
          </table:table-cell>
          <table:table-cell table:formula="of:=[.D55]/([.A5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5]*[.A5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56]/2000000+[.E55]+[.A55]/2000000" office:value-type="float" office:value="0" calcext:value-type="float">
            <text:p>0</text:p>
          </table:table-cell>
          <table:table-cell table:formula="of:=[.D56]/([.A5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6]*[.A5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57]/2000000+[.E56]+[.A56]/2000000" office:value-type="float" office:value="0" calcext:value-type="float">
            <text:p>0</text:p>
          </table:table-cell>
          <table:table-cell table:formula="of:=[.D57]/([.A5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7]*[.A5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58]/2000000+[.E57]+[.A57]/2000000" office:value-type="float" office:value="0" calcext:value-type="float">
            <text:p>0</text:p>
          </table:table-cell>
          <table:table-cell table:formula="of:=[.D58]/([.A5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8]*[.A5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59]/2000000+[.E58]+[.A58]/2000000" office:value-type="float" office:value="0" calcext:value-type="float">
            <text:p>0</text:p>
          </table:table-cell>
          <table:table-cell table:formula="of:=[.D59]/([.A5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9]*[.A5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60]/2000000+[.E59]+[.A59]/2000000" office:value-type="float" office:value="0" calcext:value-type="float">
            <text:p>0</text:p>
          </table:table-cell>
          <table:table-cell table:formula="of:=[.D60]/([.A6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0]*[.A6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61]/2000000+[.E60]+[.A60]/2000000" office:value-type="float" office:value="0" calcext:value-type="float">
            <text:p>0</text:p>
          </table:table-cell>
          <table:table-cell table:formula="of:=[.D61]/([.A6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1]*[.A6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62]/2000000+[.E61]+[.A61]/2000000" office:value-type="float" office:value="0" calcext:value-type="float">
            <text:p>0</text:p>
          </table:table-cell>
          <table:table-cell table:formula="of:=[.D62]/([.A6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2]*[.A6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63]/2000000+[.E62]+[.A62]/2000000" office:value-type="float" office:value="0" calcext:value-type="float">
            <text:p>0</text:p>
          </table:table-cell>
          <table:table-cell table:formula="of:=[.D63]/([.A6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3]*[.A6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64]/2000000+[.E63]+[.A63]/2000000" office:value-type="float" office:value="0" calcext:value-type="float">
            <text:p>0</text:p>
          </table:table-cell>
          <table:table-cell table:formula="of:=[.D64]/([.A6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4]*[.A6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65]/2000000+[.E64]+[.A64]/2000000" office:value-type="float" office:value="0" calcext:value-type="float">
            <text:p>0</text:p>
          </table:table-cell>
          <table:table-cell table:formula="of:=[.D65]/([.A6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5]*[.A6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66]/2000000+[.E65]+[.A65]/2000000" office:value-type="float" office:value="0" calcext:value-type="float">
            <text:p>0</text:p>
          </table:table-cell>
          <table:table-cell table:formula="of:=[.D66]/([.A6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6]*[.A6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67]/2000000+[.E66]+[.A66]/2000000" office:value-type="float" office:value="0" calcext:value-type="float">
            <text:p>0</text:p>
          </table:table-cell>
          <table:table-cell table:formula="of:=[.D67]/([.A6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7]*[.A6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68]/2000000+[.E67]+[.A67]/2000000" office:value-type="float" office:value="0" calcext:value-type="float">
            <text:p>0</text:p>
          </table:table-cell>
          <table:table-cell table:formula="of:=[.D68]/([.A6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8]*[.A6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69]/2000000+[.E68]+[.A68]/2000000" office:value-type="float" office:value="0" calcext:value-type="float">
            <text:p>0</text:p>
          </table:table-cell>
          <table:table-cell table:formula="of:=[.D69]/([.A6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9]*[.A6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70]/2000000+[.E69]+[.A69]/2000000" office:value-type="float" office:value="0" calcext:value-type="float">
            <text:p>0</text:p>
          </table:table-cell>
          <table:table-cell table:formula="of:=[.D70]/([.A7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0]*[.A7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71]/2000000+[.E70]+[.A70]/2000000" office:value-type="float" office:value="0" calcext:value-type="float">
            <text:p>0</text:p>
          </table:table-cell>
          <table:table-cell table:formula="of:=[.D71]/([.A7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1]*[.A7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72]/2000000+[.E71]+[.A71]/2000000" office:value-type="float" office:value="0" calcext:value-type="float">
            <text:p>0</text:p>
          </table:table-cell>
          <table:table-cell table:formula="of:=[.D72]/([.A7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2]*[.A7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73]/2000000+[.E72]+[.A72]/2000000" office:value-type="float" office:value="0" calcext:value-type="float">
            <text:p>0</text:p>
          </table:table-cell>
          <table:table-cell table:formula="of:=[.D73]/([.A7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3]*[.A7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74]/2000000+[.E73]+[.A73]/2000000" office:value-type="float" office:value="0" calcext:value-type="float">
            <text:p>0</text:p>
          </table:table-cell>
          <table:table-cell table:formula="of:=[.D74]/([.A7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4]*[.A7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75]/2000000+[.E74]+[.A74]/2000000" office:value-type="float" office:value="0" calcext:value-type="float">
            <text:p>0</text:p>
          </table:table-cell>
          <table:table-cell table:formula="of:=[.D75]/([.A7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5]*[.A7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76]/2000000+[.E75]+[.A75]/2000000" office:value-type="float" office:value="0" calcext:value-type="float">
            <text:p>0</text:p>
          </table:table-cell>
          <table:table-cell table:formula="of:=[.D76]/([.A7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6]*[.A7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77]/2000000+[.E76]+[.A76]/2000000" office:value-type="float" office:value="0" calcext:value-type="float">
            <text:p>0</text:p>
          </table:table-cell>
          <table:table-cell table:formula="of:=[.D77]/([.A7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7]*[.A7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78]/2000000+[.E77]+[.A77]/2000000" office:value-type="float" office:value="0" calcext:value-type="float">
            <text:p>0</text:p>
          </table:table-cell>
          <table:table-cell table:formula="of:=[.D78]/([.A7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8]*[.A7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79]/2000000+[.E78]+[.A78]/2000000" office:value-type="float" office:value="0" calcext:value-type="float">
            <text:p>0</text:p>
          </table:table-cell>
          <table:table-cell table:formula="of:=[.D79]/([.A7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9]*[.A7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80]/2000000+[.E79]+[.A79]/2000000" office:value-type="float" office:value="0" calcext:value-type="float">
            <text:p>0</text:p>
          </table:table-cell>
          <table:table-cell table:formula="of:=[.D80]/([.A8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80]*[.A8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81]/2000000+[.E80]+[.A80]/2000000" office:value-type="float" office:value="0" calcext:value-type="float">
            <text:p>0</text:p>
          </table:table-cell>
          <table:table-cell table:formula="of:=[.D81]/([.A8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81]*[.A8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82]/2000000+[.E81]+[.A81]/2000000" office:value-type="float" office:value="0" calcext:value-type="float">
            <text:p>0</text:p>
          </table:table-cell>
          <table:table-cell table:formula="of:=[.D82]/([.A8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82]*[.A8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83]/2000000+[.E82]+[.A82]/2000000" office:value-type="float" office:value="0" calcext:value-type="float">
            <text:p>0</text:p>
          </table:table-cell>
          <table:table-cell table:formula="of:=[.D83]/([.A8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83]*[.A8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84]/2000000+[.E83]+[.A83]/2000000" office:value-type="float" office:value="0" calcext:value-type="float">
            <text:p>0</text:p>
          </table:table-cell>
          <table:table-cell table:formula="of:=[.D84]/([.A8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84]*[.A8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85]/2000000+[.E84]+[.A84]/2000000" office:value-type="float" office:value="0" calcext:value-type="float">
            <text:p>0</text:p>
          </table:table-cell>
          <table:table-cell table:formula="of:=[.D85]/([.A8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85]*[.A8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86]/2000000+[.E85]+[.A85]/2000000" office:value-type="float" office:value="0" calcext:value-type="float">
            <text:p>0</text:p>
          </table:table-cell>
          <table:table-cell table:formula="of:=[.D86]/([.A8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86]*[.A8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87]/2000000+[.E86]+[.A86]/2000000" office:value-type="float" office:value="0" calcext:value-type="float">
            <text:p>0</text:p>
          </table:table-cell>
          <table:table-cell table:formula="of:=[.D87]/([.A8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87]*[.A8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88]/2000000+[.E87]+[.A87]/2000000" office:value-type="float" office:value="0" calcext:value-type="float">
            <text:p>0</text:p>
          </table:table-cell>
          <table:table-cell table:formula="of:=[.D88]/([.A8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88]*[.A8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89]/2000000+[.E88]+[.A88]/2000000" office:value-type="float" office:value="0" calcext:value-type="float">
            <text:p>0</text:p>
          </table:table-cell>
          <table:table-cell table:formula="of:=[.D89]/([.A8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89]*[.A8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90]/2000000+[.E89]+[.A89]/2000000" office:value-type="float" office:value="0" calcext:value-type="float">
            <text:p>0</text:p>
          </table:table-cell>
          <table:table-cell table:formula="of:=[.D90]/([.A9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90]*[.A9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91]/2000000+[.E90]+[.A90]/2000000" office:value-type="float" office:value="0" calcext:value-type="float">
            <text:p>0</text:p>
          </table:table-cell>
          <table:table-cell table:formula="of:=[.D91]/([.A9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91]*[.A9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92]/2000000+[.E91]+[.A91]/2000000" office:value-type="float" office:value="0" calcext:value-type="float">
            <text:p>0</text:p>
          </table:table-cell>
          <table:table-cell table:formula="of:=[.D92]/([.A9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92]*[.A9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93]/2000000+[.E92]+[.A92]/2000000" office:value-type="float" office:value="0" calcext:value-type="float">
            <text:p>0</text:p>
          </table:table-cell>
          <table:table-cell table:formula="of:=[.D93]/([.A9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93]*[.A9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94]/2000000+[.E93]+[.A93]/2000000" office:value-type="float" office:value="0" calcext:value-type="float">
            <text:p>0</text:p>
          </table:table-cell>
          <table:table-cell table:formula="of:=[.D94]/([.A9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94]*[.A9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95]/2000000+[.E94]+[.A94]/2000000" office:value-type="float" office:value="0" calcext:value-type="float">
            <text:p>0</text:p>
          </table:table-cell>
          <table:table-cell table:formula="of:=[.D95]/([.A9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95]*[.A9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96]/2000000+[.E95]+[.A95]/2000000" office:value-type="float" office:value="0" calcext:value-type="float">
            <text:p>0</text:p>
          </table:table-cell>
          <table:table-cell table:formula="of:=[.D96]/([.A9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96]*[.A9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97]/2000000+[.E96]+[.A96]/2000000" office:value-type="float" office:value="0" calcext:value-type="float">
            <text:p>0</text:p>
          </table:table-cell>
          <table:table-cell table:formula="of:=[.D97]/([.A9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97]*[.A9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98]/2000000+[.E97]+[.A97]/2000000" office:value-type="float" office:value="0" calcext:value-type="float">
            <text:p>0</text:p>
          </table:table-cell>
          <table:table-cell table:formula="of:=[.D98]/([.A9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98]*[.A9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99]/2000000+[.E98]+[.A98]/2000000" office:value-type="float" office:value="0" calcext:value-type="float">
            <text:p>0</text:p>
          </table:table-cell>
          <table:table-cell table:formula="of:=[.D99]/([.A9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99]*[.A9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100]/2000000+[.E99]+[.A99]/2000000" office:value-type="float" office:value="0" calcext:value-type="float">
            <text:p>0</text:p>
          </table:table-cell>
          <table:table-cell table:formula="of:=[.D100]/([.A10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00]*[.A10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101]/2000000+[.E100]+[.A100]/2000000" office:value-type="float" office:value="0" calcext:value-type="float">
            <text:p>0</text:p>
          </table:table-cell>
          <table:table-cell table:formula="of:=[.D101]/([.A10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01]*[.A10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102]/2000000+[.E101]+[.A101]/2000000" office:value-type="float" office:value="0" calcext:value-type="float">
            <text:p>0</text:p>
          </table:table-cell>
          <table:table-cell table:formula="of:=[.D102]/([.A10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02]*[.A10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103]/2000000+[.E102]+[.A102]/2000000" office:value-type="float" office:value="0" calcext:value-type="float">
            <text:p>0</text:p>
          </table:table-cell>
          <table:table-cell table:formula="of:=[.D103]/([.A10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03]*[.A10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104]/2000000+[.E103]+[.A103]/2000000" office:value-type="float" office:value="0" calcext:value-type="float">
            <text:p>0</text:p>
          </table:table-cell>
          <table:table-cell table:formula="of:=[.D104]/([.A10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04]*[.A10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105]/2000000+[.E104]+[.A104]/2000000" office:value-type="float" office:value="0" calcext:value-type="float">
            <text:p>0</text:p>
          </table:table-cell>
          <table:table-cell table:formula="of:=[.D105]/([.A10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05]*[.A10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106]/2000000+[.E105]+[.A105]/2000000" office:value-type="float" office:value="0" calcext:value-type="float">
            <text:p>0</text:p>
          </table:table-cell>
          <table:table-cell table:formula="of:=[.D106]/([.A10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06]*[.A10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107]/2000000+[.E106]+[.A106]/2000000" office:value-type="float" office:value="0" calcext:value-type="float">
            <text:p>0</text:p>
          </table:table-cell>
          <table:table-cell table:formula="of:=[.D107]/([.A10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07]*[.A10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108]/2000000+[.E107]+[.A107]/2000000" office:value-type="float" office:value="0" calcext:value-type="float">
            <text:p>0</text:p>
          </table:table-cell>
          <table:table-cell table:formula="of:=[.D108]/([.A10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08]*[.A10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109]/2000000+[.E108]+[.A108]/2000000" office:value-type="float" office:value="0" calcext:value-type="float">
            <text:p>0</text:p>
          </table:table-cell>
          <table:table-cell table:formula="of:=[.D109]/([.A10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09]*[.A10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110]/2000000+[.E109]+[.A109]/2000000" office:value-type="float" office:value="0" calcext:value-type="float">
            <text:p>0</text:p>
          </table:table-cell>
          <table:table-cell table:formula="of:=[.D110]/([.A11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10]*[.A11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111]/2000000+[.E110]+[.A110]/2000000" office:value-type="float" office:value="0" calcext:value-type="float">
            <text:p>0</text:p>
          </table:table-cell>
          <table:table-cell table:formula="of:=[.D111]/([.A11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11]*[.A11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112]/2000000+[.E111]+[.A111]/2000000" office:value-type="float" office:value="0" calcext:value-type="float">
            <text:p>0</text:p>
          </table:table-cell>
          <table:table-cell table:formula="of:=[.D112]/([.A11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12]*[.A11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113]/2000000+[.E112]+[.A112]/2000000" office:value-type="float" office:value="0" calcext:value-type="float">
            <text:p>0</text:p>
          </table:table-cell>
          <table:table-cell table:formula="of:=[.D113]/([.A11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13]*[.A11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114]/2000000+[.E113]+[.A113]/2000000" office:value-type="float" office:value="0" calcext:value-type="float">
            <text:p>0</text:p>
          </table:table-cell>
          <table:table-cell table:formula="of:=[.D114]/([.A11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14]*[.A11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115]/2000000+[.E114]+[.A114]/2000000" office:value-type="float" office:value="0" calcext:value-type="float">
            <text:p>0</text:p>
          </table:table-cell>
          <table:table-cell table:formula="of:=[.D115]/([.A11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15]*[.A11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116]/2000000+[.E115]+[.A115]/2000000" office:value-type="float" office:value="0" calcext:value-type="float">
            <text:p>0</text:p>
          </table:table-cell>
          <table:table-cell table:formula="of:=[.D116]/([.A11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16]*[.A11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117]/2000000+[.E116]+[.A116]/2000000" office:value-type="float" office:value="0" calcext:value-type="float">
            <text:p>0</text:p>
          </table:table-cell>
          <table:table-cell table:formula="of:=[.D117]/([.A11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17]*[.A11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118]/2000000+[.E117]+[.A117]/2000000" office:value-type="float" office:value="0" calcext:value-type="float">
            <text:p>0</text:p>
          </table:table-cell>
          <table:table-cell table:formula="of:=[.D118]/([.A11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18]*[.A11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119]/2000000+[.E118]+[.A118]/2000000" office:value-type="float" office:value="0" calcext:value-type="float">
            <text:p>0</text:p>
          </table:table-cell>
          <table:table-cell table:formula="of:=[.D119]/([.A11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19]*[.A11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120]/2000000+[.E119]+[.A119]/2000000" office:value-type="float" office:value="0" calcext:value-type="float">
            <text:p>0</text:p>
          </table:table-cell>
          <table:table-cell table:formula="of:=[.D120]/([.A12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20]*[.A12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121]/2000000+[.E120]+[.A120]/2000000" office:value-type="float" office:value="0" calcext:value-type="float">
            <text:p>0</text:p>
          </table:table-cell>
          <table:table-cell table:formula="of:=[.D121]/([.A12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21]*[.A12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122]/2000000+[.E121]+[.A121]/2000000" office:value-type="float" office:value="0" calcext:value-type="float">
            <text:p>0</text:p>
          </table:table-cell>
          <table:table-cell table:formula="of:=[.D122]/([.A12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22]*[.A12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123]/2000000+[.E122]+[.A122]/2000000" office:value-type="float" office:value="0" calcext:value-type="float">
            <text:p>0</text:p>
          </table:table-cell>
          <table:table-cell table:formula="of:=[.D123]/([.A12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23]*[.A12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124]/2000000+[.E123]+[.A123]/2000000" office:value-type="float" office:value="0" calcext:value-type="float">
            <text:p>0</text:p>
          </table:table-cell>
          <table:table-cell table:formula="of:=[.D124]/([.A12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24]*[.A12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125]/2000000+[.E124]+[.A124]/2000000" office:value-type="float" office:value="0" calcext:value-type="float">
            <text:p>0</text:p>
          </table:table-cell>
          <table:table-cell table:formula="of:=[.D125]/([.A12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25]*[.A12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126]/2000000+[.E125]+[.A125]/2000000" office:value-type="float" office:value="0" calcext:value-type="float">
            <text:p>0</text:p>
          </table:table-cell>
          <table:table-cell table:formula="of:=[.D126]/([.A12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26]*[.A12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127]/2000000+[.E126]+[.A126]/2000000" office:value-type="float" office:value="0" calcext:value-type="float">
            <text:p>0</text:p>
          </table:table-cell>
          <table:table-cell table:formula="of:=[.D127]/([.A12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27]*[.A12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128]/2000000+[.E127]+[.A127]/2000000" office:value-type="float" office:value="0" calcext:value-type="float">
            <text:p>0</text:p>
          </table:table-cell>
          <table:table-cell table:formula="of:=[.D128]/([.A12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28]*[.A12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129]/2000000+[.E128]+[.A128]/2000000" office:value-type="float" office:value="0" calcext:value-type="float">
            <text:p>0</text:p>
          </table:table-cell>
          <table:table-cell table:formula="of:=[.D129]/([.A12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29]*[.A12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130]/2000000+[.E129]+[.A129]/2000000" office:value-type="float" office:value="0" calcext:value-type="float">
            <text:p>0</text:p>
          </table:table-cell>
          <table:table-cell table:formula="of:=[.D130]/([.A13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30]*[.A13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131]/2000000+[.E130]+[.A130]/2000000" office:value-type="float" office:value="0" calcext:value-type="float">
            <text:p>0</text:p>
          </table:table-cell>
          <table:table-cell table:formula="of:=[.D131]/([.A13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31]*[.A13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132]/2000000+[.E131]+[.A131]/2000000" office:value-type="float" office:value="0" calcext:value-type="float">
            <text:p>0</text:p>
          </table:table-cell>
          <table:table-cell table:formula="of:=[.D132]/([.A13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32]*[.A13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133]/2000000+[.E132]+[.A132]/2000000" office:value-type="float" office:value="0" calcext:value-type="float">
            <text:p>0</text:p>
          </table:table-cell>
          <table:table-cell table:formula="of:=[.D133]/([.A13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33]*[.A13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134]/2000000+[.E133]+[.A133]/2000000" office:value-type="float" office:value="0" calcext:value-type="float">
            <text:p>0</text:p>
          </table:table-cell>
          <table:table-cell table:formula="of:=[.D134]/([.A13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34]*[.A13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135]/2000000+[.E134]+[.A134]/2000000" office:value-type="float" office:value="0" calcext:value-type="float">
            <text:p>0</text:p>
          </table:table-cell>
          <table:table-cell table:formula="of:=[.D135]/([.A13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35]*[.A13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136]/2000000+[.E135]+[.A135]/2000000" office:value-type="float" office:value="0" calcext:value-type="float">
            <text:p>0</text:p>
          </table:table-cell>
          <table:table-cell table:formula="of:=[.D136]/([.A13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36]*[.A13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137]/2000000+[.E136]+[.A136]/2000000" office:value-type="float" office:value="0" calcext:value-type="float">
            <text:p>0</text:p>
          </table:table-cell>
          <table:table-cell table:formula="of:=[.D137]/([.A13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37]*[.A13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138]/2000000+[.E137]+[.A137]/2000000" office:value-type="float" office:value="0" calcext:value-type="float">
            <text:p>0</text:p>
          </table:table-cell>
          <table:table-cell table:formula="of:=[.D138]/([.A13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38]*[.A13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139]/2000000+[.E138]+[.A138]/2000000" office:value-type="float" office:value="0" calcext:value-type="float">
            <text:p>0</text:p>
          </table:table-cell>
          <table:table-cell table:formula="of:=[.D139]/([.A13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39]*[.A13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140]/2000000+[.E139]+[.A139]/2000000" office:value-type="float" office:value="0" calcext:value-type="float">
            <text:p>0</text:p>
          </table:table-cell>
          <table:table-cell table:formula="of:=[.D140]/([.A14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40]*[.A14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141]/2000000+[.E140]+[.A140]/2000000" office:value-type="float" office:value="0" calcext:value-type="float">
            <text:p>0</text:p>
          </table:table-cell>
          <table:table-cell table:formula="of:=[.D141]/([.A14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41]*[.A14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142]/2000000+[.E141]+[.A141]/2000000" office:value-type="float" office:value="0" calcext:value-type="float">
            <text:p>0</text:p>
          </table:table-cell>
          <table:table-cell table:formula="of:=[.D142]/([.A14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42]*[.A14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143]/2000000+[.E142]+[.A142]/2000000" office:value-type="float" office:value="0" calcext:value-type="float">
            <text:p>0</text:p>
          </table:table-cell>
          <table:table-cell table:formula="of:=[.D143]/([.A14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43]*[.A14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144]/2000000+[.E143]+[.A143]/2000000" office:value-type="float" office:value="0" calcext:value-type="float">
            <text:p>0</text:p>
          </table:table-cell>
          <table:table-cell table:formula="of:=[.D144]/([.A14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44]*[.A14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145]/2000000+[.E144]+[.A144]/2000000" office:value-type="float" office:value="0" calcext:value-type="float">
            <text:p>0</text:p>
          </table:table-cell>
          <table:table-cell table:formula="of:=[.D145]/([.A14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45]*[.A14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146]/2000000+[.E145]+[.A145]/2000000" office:value-type="float" office:value="0" calcext:value-type="float">
            <text:p>0</text:p>
          </table:table-cell>
          <table:table-cell table:formula="of:=[.D146]/([.A14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46]*[.A14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147]/2000000+[.E146]+[.A146]/2000000" office:value-type="float" office:value="0" calcext:value-type="float">
            <text:p>0</text:p>
          </table:table-cell>
          <table:table-cell table:formula="of:=[.D147]/([.A14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47]*[.A14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148]/2000000+[.E147]+[.A147]/2000000" office:value-type="float" office:value="0" calcext:value-type="float">
            <text:p>0</text:p>
          </table:table-cell>
          <table:table-cell table:formula="of:=[.D148]/([.A14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48]*[.A14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149]/2000000+[.E148]+[.A148]/2000000" office:value-type="float" office:value="0" calcext:value-type="float">
            <text:p>0</text:p>
          </table:table-cell>
          <table:table-cell table:formula="of:=[.D149]/([.A14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49]*[.A14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150]/2000000+[.E149]+[.A149]/2000000" office:value-type="float" office:value="0" calcext:value-type="float">
            <text:p>0</text:p>
          </table:table-cell>
          <table:table-cell table:formula="of:=[.D150]/([.A15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50]*[.A15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151]/2000000+[.E150]+[.A150]/2000000" office:value-type="float" office:value="0" calcext:value-type="float">
            <text:p>0</text:p>
          </table:table-cell>
          <table:table-cell table:formula="of:=[.D151]/([.A15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51]*[.A15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152]/2000000+[.E151]+[.A151]/2000000" office:value-type="float" office:value="0" calcext:value-type="float">
            <text:p>0</text:p>
          </table:table-cell>
          <table:table-cell table:formula="of:=[.D152]/([.A15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52]*[.A15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153]/2000000+[.E152]+[.A152]/2000000" office:value-type="float" office:value="0" calcext:value-type="float">
            <text:p>0</text:p>
          </table:table-cell>
          <table:table-cell table:formula="of:=[.D153]/([.A15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53]*[.A15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154]/2000000+[.E153]+[.A153]/2000000" office:value-type="float" office:value="0" calcext:value-type="float">
            <text:p>0</text:p>
          </table:table-cell>
          <table:table-cell table:formula="of:=[.D154]/([.A15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54]*[.A15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155]/2000000+[.E154]+[.A154]/2000000" office:value-type="float" office:value="0" calcext:value-type="float">
            <text:p>0</text:p>
          </table:table-cell>
          <table:table-cell table:formula="of:=[.D155]/([.A15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55]*[.A15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156]/2000000+[.E155]+[.A155]/2000000" office:value-type="float" office:value="0" calcext:value-type="float">
            <text:p>0</text:p>
          </table:table-cell>
          <table:table-cell table:formula="of:=[.D156]/([.A15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56]*[.A15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157]/2000000+[.E156]+[.A156]/2000000" office:value-type="float" office:value="0" calcext:value-type="float">
            <text:p>0</text:p>
          </table:table-cell>
          <table:table-cell table:formula="of:=[.D157]/([.A15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57]*[.A15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158]/2000000+[.E157]+[.A157]/2000000" office:value-type="float" office:value="0" calcext:value-type="float">
            <text:p>0</text:p>
          </table:table-cell>
          <table:table-cell table:formula="of:=[.D158]/([.A15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58]*[.A15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159]/2000000+[.E158]+[.A158]/2000000" office:value-type="float" office:value="0" calcext:value-type="float">
            <text:p>0</text:p>
          </table:table-cell>
          <table:table-cell table:formula="of:=[.D159]/([.A15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59]*[.A15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160]/2000000+[.E159]+[.A159]/2000000" office:value-type="float" office:value="0" calcext:value-type="float">
            <text:p>0</text:p>
          </table:table-cell>
          <table:table-cell table:formula="of:=[.D160]/([.A16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60]*[.A16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161]/2000000+[.E160]+[.A160]/2000000" office:value-type="float" office:value="0" calcext:value-type="float">
            <text:p>0</text:p>
          </table:table-cell>
          <table:table-cell table:formula="of:=[.D161]/([.A16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61]*[.A16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162]/2000000+[.E161]+[.A161]/2000000" office:value-type="float" office:value="0" calcext:value-type="float">
            <text:p>0</text:p>
          </table:table-cell>
          <table:table-cell table:formula="of:=[.D162]/([.A16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62]*[.A16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163]/2000000+[.E162]+[.A162]/2000000" office:value-type="float" office:value="0" calcext:value-type="float">
            <text:p>0</text:p>
          </table:table-cell>
          <table:table-cell table:formula="of:=[.D163]/([.A16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63]*[.A16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164]/2000000+[.E163]+[.A163]/2000000" office:value-type="float" office:value="0" calcext:value-type="float">
            <text:p>0</text:p>
          </table:table-cell>
          <table:table-cell table:formula="of:=[.D164]/([.A16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64]*[.A16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165]/2000000+[.E164]+[.A164]/2000000" office:value-type="float" office:value="0" calcext:value-type="float">
            <text:p>0</text:p>
          </table:table-cell>
          <table:table-cell table:formula="of:=[.D165]/([.A16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65]*[.A16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166]/2000000+[.E165]+[.A165]/2000000" office:value-type="float" office:value="0" calcext:value-type="float">
            <text:p>0</text:p>
          </table:table-cell>
          <table:table-cell table:formula="of:=[.D166]/([.A16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66]*[.A16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167]/2000000+[.E166]+[.A166]/2000000" office:value-type="float" office:value="0" calcext:value-type="float">
            <text:p>0</text:p>
          </table:table-cell>
          <table:table-cell table:formula="of:=[.D167]/([.A16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67]*[.A16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168]/2000000+[.E167]+[.A167]/2000000" office:value-type="float" office:value="0" calcext:value-type="float">
            <text:p>0</text:p>
          </table:table-cell>
          <table:table-cell table:formula="of:=[.D168]/([.A16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68]*[.A16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169]/2000000+[.E168]+[.A168]/2000000" office:value-type="float" office:value="0" calcext:value-type="float">
            <text:p>0</text:p>
          </table:table-cell>
          <table:table-cell table:formula="of:=[.D169]/([.A16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69]*[.A16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170]/2000000+[.E169]+[.A169]/2000000" office:value-type="float" office:value="0" calcext:value-type="float">
            <text:p>0</text:p>
          </table:table-cell>
          <table:table-cell table:formula="of:=[.D170]/([.A17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70]*[.A17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171]/2000000+[.E170]+[.A170]/2000000" office:value-type="float" office:value="0" calcext:value-type="float">
            <text:p>0</text:p>
          </table:table-cell>
          <table:table-cell table:formula="of:=[.D171]/([.A17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71]*[.A17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172]/2000000+[.E171]+[.A171]/2000000" office:value-type="float" office:value="0" calcext:value-type="float">
            <text:p>0</text:p>
          </table:table-cell>
          <table:table-cell table:formula="of:=[.D172]/([.A17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72]*[.A17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173]/2000000+[.E172]+[.A172]/2000000" office:value-type="float" office:value="0" calcext:value-type="float">
            <text:p>0</text:p>
          </table:table-cell>
          <table:table-cell table:formula="of:=[.D173]/([.A17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73]*[.A17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174]/2000000+[.E173]+[.A173]/2000000" office:value-type="float" office:value="0" calcext:value-type="float">
            <text:p>0</text:p>
          </table:table-cell>
          <table:table-cell table:formula="of:=[.D174]/([.A17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74]*[.A17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175]/2000000+[.E174]+[.A174]/2000000" office:value-type="float" office:value="0" calcext:value-type="float">
            <text:p>0</text:p>
          </table:table-cell>
          <table:table-cell table:formula="of:=[.D175]/([.A17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75]*[.A17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176]/2000000+[.E175]+[.A175]/2000000" office:value-type="float" office:value="0" calcext:value-type="float">
            <text:p>0</text:p>
          </table:table-cell>
          <table:table-cell table:formula="of:=[.D176]/([.A17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76]*[.A17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177]/2000000+[.E176]+[.A176]/2000000" office:value-type="float" office:value="0" calcext:value-type="float">
            <text:p>0</text:p>
          </table:table-cell>
          <table:table-cell table:formula="of:=[.D177]/([.A17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77]*[.A17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178]/2000000+[.E177]+[.A177]/2000000" office:value-type="float" office:value="0" calcext:value-type="float">
            <text:p>0</text:p>
          </table:table-cell>
          <table:table-cell table:formula="of:=[.D178]/([.A17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78]*[.A17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179]/2000000+[.E178]+[.A178]/2000000" office:value-type="float" office:value="0" calcext:value-type="float">
            <text:p>0</text:p>
          </table:table-cell>
          <table:table-cell table:formula="of:=[.D179]/([.A17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79]*[.A17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180]/2000000+[.E179]+[.A179]/2000000" office:value-type="float" office:value="0" calcext:value-type="float">
            <text:p>0</text:p>
          </table:table-cell>
          <table:table-cell table:formula="of:=[.D180]/([.A18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80]*[.A18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181]/2000000+[.E180]+[.A180]/2000000" office:value-type="float" office:value="0" calcext:value-type="float">
            <text:p>0</text:p>
          </table:table-cell>
          <table:table-cell table:formula="of:=[.D181]/([.A18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81]*[.A18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182]/2000000+[.E181]+[.A181]/2000000" office:value-type="float" office:value="0" calcext:value-type="float">
            <text:p>0</text:p>
          </table:table-cell>
          <table:table-cell table:formula="of:=[.D182]/([.A18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82]*[.A18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183]/2000000+[.E182]+[.A182]/2000000" office:value-type="float" office:value="0" calcext:value-type="float">
            <text:p>0</text:p>
          </table:table-cell>
          <table:table-cell table:formula="of:=[.D183]/([.A18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83]*[.A18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184]/2000000+[.E183]+[.A183]/2000000" office:value-type="float" office:value="0" calcext:value-type="float">
            <text:p>0</text:p>
          </table:table-cell>
          <table:table-cell table:formula="of:=[.D184]/([.A18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84]*[.A18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185]/2000000+[.E184]+[.A184]/2000000" office:value-type="float" office:value="0" calcext:value-type="float">
            <text:p>0</text:p>
          </table:table-cell>
          <table:table-cell table:formula="of:=[.D185]/([.A18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85]*[.A18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186]/2000000+[.E185]+[.A185]/2000000" office:value-type="float" office:value="0" calcext:value-type="float">
            <text:p>0</text:p>
          </table:table-cell>
          <table:table-cell table:formula="of:=[.D186]/([.A18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86]*[.A18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187]/2000000+[.E186]+[.A186]/2000000" office:value-type="float" office:value="0" calcext:value-type="float">
            <text:p>0</text:p>
          </table:table-cell>
          <table:table-cell table:formula="of:=[.D187]/([.A18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87]*[.A18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188]/2000000+[.E187]+[.A187]/2000000" office:value-type="float" office:value="0" calcext:value-type="float">
            <text:p>0</text:p>
          </table:table-cell>
          <table:table-cell table:formula="of:=[.D188]/([.A18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88]*[.A18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189]/2000000+[.E188]+[.A188]/2000000" office:value-type="float" office:value="0" calcext:value-type="float">
            <text:p>0</text:p>
          </table:table-cell>
          <table:table-cell table:formula="of:=[.D189]/([.A18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89]*[.A18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190]/2000000+[.E189]+[.A189]/2000000" office:value-type="float" office:value="0" calcext:value-type="float">
            <text:p>0</text:p>
          </table:table-cell>
          <table:table-cell table:formula="of:=[.D190]/([.A19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90]*[.A19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191]/2000000+[.E190]+[.A190]/2000000" office:value-type="float" office:value="0" calcext:value-type="float">
            <text:p>0</text:p>
          </table:table-cell>
          <table:table-cell table:formula="of:=[.D191]/([.A19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91]*[.A19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192]/2000000+[.E191]+[.A191]/2000000" office:value-type="float" office:value="0" calcext:value-type="float">
            <text:p>0</text:p>
          </table:table-cell>
          <table:table-cell table:formula="of:=[.D192]/([.A19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92]*[.A19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193]/2000000+[.E192]+[.A192]/2000000" office:value-type="float" office:value="0" calcext:value-type="float">
            <text:p>0</text:p>
          </table:table-cell>
          <table:table-cell table:formula="of:=[.D193]/([.A19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93]*[.A19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194]/2000000+[.E193]+[.A193]/2000000" office:value-type="float" office:value="0" calcext:value-type="float">
            <text:p>0</text:p>
          </table:table-cell>
          <table:table-cell table:formula="of:=[.D194]/([.A19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94]*[.A19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195]/2000000+[.E194]+[.A194]/2000000" office:value-type="float" office:value="0" calcext:value-type="float">
            <text:p>0</text:p>
          </table:table-cell>
          <table:table-cell table:formula="of:=[.D195]/([.A19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95]*[.A19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196]/2000000+[.E195]+[.A195]/2000000" office:value-type="float" office:value="0" calcext:value-type="float">
            <text:p>0</text:p>
          </table:table-cell>
          <table:table-cell table:formula="of:=[.D196]/([.A19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96]*[.A19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197]/2000000+[.E196]+[.A196]/2000000" office:value-type="float" office:value="0" calcext:value-type="float">
            <text:p>0</text:p>
          </table:table-cell>
          <table:table-cell table:formula="of:=[.D197]/([.A19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97]*[.A19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198]/2000000+[.E197]+[.A197]/2000000" office:value-type="float" office:value="0" calcext:value-type="float">
            <text:p>0</text:p>
          </table:table-cell>
          <table:table-cell table:formula="of:=[.D198]/([.A19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98]*[.A19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199]/2000000+[.E198]+[.A198]/2000000" office:value-type="float" office:value="0" calcext:value-type="float">
            <text:p>0</text:p>
          </table:table-cell>
          <table:table-cell table:formula="of:=[.D199]/([.A19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199]*[.A19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200]/2000000+[.E199]+[.A199]/2000000" office:value-type="float" office:value="0" calcext:value-type="float">
            <text:p>0</text:p>
          </table:table-cell>
          <table:table-cell table:formula="of:=[.D200]/([.A20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00]*[.A20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201]/2000000+[.E200]+[.A200]/2000000" office:value-type="float" office:value="0" calcext:value-type="float">
            <text:p>0</text:p>
          </table:table-cell>
          <table:table-cell table:formula="of:=[.D201]/([.A20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01]*[.A20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202]/2000000+[.E201]+[.A201]/2000000" office:value-type="float" office:value="0" calcext:value-type="float">
            <text:p>0</text:p>
          </table:table-cell>
          <table:table-cell table:formula="of:=[.D202]/([.A20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02]*[.A20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203]/2000000+[.E202]+[.A202]/2000000" office:value-type="float" office:value="0" calcext:value-type="float">
            <text:p>0</text:p>
          </table:table-cell>
          <table:table-cell table:formula="of:=[.D203]/([.A20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03]*[.A20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204]/2000000+[.E203]+[.A203]/2000000" office:value-type="float" office:value="0" calcext:value-type="float">
            <text:p>0</text:p>
          </table:table-cell>
          <table:table-cell table:formula="of:=[.D204]/([.A20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04]*[.A20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205]/2000000+[.E204]+[.A204]/2000000" office:value-type="float" office:value="0" calcext:value-type="float">
            <text:p>0</text:p>
          </table:table-cell>
          <table:table-cell table:formula="of:=[.D205]/([.A20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05]*[.A20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206]/2000000+[.E205]+[.A205]/2000000" office:value-type="float" office:value="0" calcext:value-type="float">
            <text:p>0</text:p>
          </table:table-cell>
          <table:table-cell table:formula="of:=[.D206]/([.A20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06]*[.A20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207]/2000000+[.E206]+[.A206]/2000000" office:value-type="float" office:value="0" calcext:value-type="float">
            <text:p>0</text:p>
          </table:table-cell>
          <table:table-cell table:formula="of:=[.D207]/([.A20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07]*[.A20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208]/2000000+[.E207]+[.A207]/2000000" office:value-type="float" office:value="0" calcext:value-type="float">
            <text:p>0</text:p>
          </table:table-cell>
          <table:table-cell table:formula="of:=[.D208]/([.A20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08]*[.A20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209]/2000000+[.E208]+[.A208]/2000000" office:value-type="float" office:value="0" calcext:value-type="float">
            <text:p>0</text:p>
          </table:table-cell>
          <table:table-cell table:formula="of:=[.D209]/([.A20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09]*[.A20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210]/2000000+[.E209]+[.A209]/2000000" office:value-type="float" office:value="0" calcext:value-type="float">
            <text:p>0</text:p>
          </table:table-cell>
          <table:table-cell table:formula="of:=[.D210]/([.A21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10]*[.A21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211]/2000000+[.E210]+[.A210]/2000000" office:value-type="float" office:value="0" calcext:value-type="float">
            <text:p>0</text:p>
          </table:table-cell>
          <table:table-cell table:formula="of:=[.D211]/([.A21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11]*[.A21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212]/2000000+[.E211]+[.A211]/2000000" office:value-type="float" office:value="0" calcext:value-type="float">
            <text:p>0</text:p>
          </table:table-cell>
          <table:table-cell table:formula="of:=[.D212]/([.A21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12]*[.A21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213]/2000000+[.E212]+[.A212]/2000000" office:value-type="float" office:value="0" calcext:value-type="float">
            <text:p>0</text:p>
          </table:table-cell>
          <table:table-cell table:formula="of:=[.D213]/([.A21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13]*[.A21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214]/2000000+[.E213]+[.A213]/2000000" office:value-type="float" office:value="0" calcext:value-type="float">
            <text:p>0</text:p>
          </table:table-cell>
          <table:table-cell table:formula="of:=[.D214]/([.A21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14]*[.A21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215]/2000000+[.E214]+[.A214]/2000000" office:value-type="float" office:value="0" calcext:value-type="float">
            <text:p>0</text:p>
          </table:table-cell>
          <table:table-cell table:formula="of:=[.D215]/([.A21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15]*[.A21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216]/2000000+[.E215]+[.A215]/2000000" office:value-type="float" office:value="0" calcext:value-type="float">
            <text:p>0</text:p>
          </table:table-cell>
          <table:table-cell table:formula="of:=[.D216]/([.A21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16]*[.A21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217]/2000000+[.E216]+[.A216]/2000000" office:value-type="float" office:value="0" calcext:value-type="float">
            <text:p>0</text:p>
          </table:table-cell>
          <table:table-cell table:formula="of:=[.D217]/([.A21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17]*[.A21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218]/2000000+[.E217]+[.A217]/2000000" office:value-type="float" office:value="0" calcext:value-type="float">
            <text:p>0</text:p>
          </table:table-cell>
          <table:table-cell table:formula="of:=[.D218]/([.A21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18]*[.A21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219]/2000000+[.E218]+[.A218]/2000000" office:value-type="float" office:value="0" calcext:value-type="float">
            <text:p>0</text:p>
          </table:table-cell>
          <table:table-cell table:formula="of:=[.D219]/([.A21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19]*[.A21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220]/2000000+[.E219]+[.A219]/2000000" office:value-type="float" office:value="0" calcext:value-type="float">
            <text:p>0</text:p>
          </table:table-cell>
          <table:table-cell table:formula="of:=[.D220]/([.A22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20]*[.A22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221]/2000000+[.E220]+[.A220]/2000000" office:value-type="float" office:value="0" calcext:value-type="float">
            <text:p>0</text:p>
          </table:table-cell>
          <table:table-cell table:formula="of:=[.D221]/([.A22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21]*[.A22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222]/2000000+[.E221]+[.A221]/2000000" office:value-type="float" office:value="0" calcext:value-type="float">
            <text:p>0</text:p>
          </table:table-cell>
          <table:table-cell table:formula="of:=[.D222]/([.A22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22]*[.A22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223]/2000000+[.E222]+[.A222]/2000000" office:value-type="float" office:value="0" calcext:value-type="float">
            <text:p>0</text:p>
          </table:table-cell>
          <table:table-cell table:formula="of:=[.D223]/([.A22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23]*[.A22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224]/2000000+[.E223]+[.A223]/2000000" office:value-type="float" office:value="0" calcext:value-type="float">
            <text:p>0</text:p>
          </table:table-cell>
          <table:table-cell table:formula="of:=[.D224]/([.A22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24]*[.A22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225]/2000000+[.E224]+[.A224]/2000000" office:value-type="float" office:value="0" calcext:value-type="float">
            <text:p>0</text:p>
          </table:table-cell>
          <table:table-cell table:formula="of:=[.D225]/([.A22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25]*[.A22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226]/2000000+[.E225]+[.A225]/2000000" office:value-type="float" office:value="0" calcext:value-type="float">
            <text:p>0</text:p>
          </table:table-cell>
          <table:table-cell table:formula="of:=[.D226]/([.A22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26]*[.A22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227]/2000000+[.E226]+[.A226]/2000000" office:value-type="float" office:value="0" calcext:value-type="float">
            <text:p>0</text:p>
          </table:table-cell>
          <table:table-cell table:formula="of:=[.D227]/([.A22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27]*[.A22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228]/2000000+[.E227]+[.A227]/2000000" office:value-type="float" office:value="0" calcext:value-type="float">
            <text:p>0</text:p>
          </table:table-cell>
          <table:table-cell table:formula="of:=[.D228]/([.A22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28]*[.A22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229]/2000000+[.E228]+[.A228]/2000000" office:value-type="float" office:value="0" calcext:value-type="float">
            <text:p>0</text:p>
          </table:table-cell>
          <table:table-cell table:formula="of:=[.D229]/([.A22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29]*[.A22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230]/2000000+[.E229]+[.A229]/2000000" office:value-type="float" office:value="0" calcext:value-type="float">
            <text:p>0</text:p>
          </table:table-cell>
          <table:table-cell table:formula="of:=[.D230]/([.A23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30]*[.A23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231]/2000000+[.E230]+[.A230]/2000000" office:value-type="float" office:value="0" calcext:value-type="float">
            <text:p>0</text:p>
          </table:table-cell>
          <table:table-cell table:formula="of:=[.D231]/([.A23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31]*[.A23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232]/2000000+[.E231]+[.A231]/2000000" office:value-type="float" office:value="0" calcext:value-type="float">
            <text:p>0</text:p>
          </table:table-cell>
          <table:table-cell table:formula="of:=[.D232]/([.A23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32]*[.A23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233]/2000000+[.E232]+[.A232]/2000000" office:value-type="float" office:value="0" calcext:value-type="float">
            <text:p>0</text:p>
          </table:table-cell>
          <table:table-cell table:formula="of:=[.D233]/([.A23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33]*[.A23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234]/2000000+[.E233]+[.A233]/2000000" office:value-type="float" office:value="0" calcext:value-type="float">
            <text:p>0</text:p>
          </table:table-cell>
          <table:table-cell table:formula="of:=[.D234]/([.A23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34]*[.A23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235]/2000000+[.E234]+[.A234]/2000000" office:value-type="float" office:value="0" calcext:value-type="float">
            <text:p>0</text:p>
          </table:table-cell>
          <table:table-cell table:formula="of:=[.D235]/([.A23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35]*[.A23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236]/2000000+[.E235]+[.A235]/2000000" office:value-type="float" office:value="0" calcext:value-type="float">
            <text:p>0</text:p>
          </table:table-cell>
          <table:table-cell table:formula="of:=[.D236]/([.A23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36]*[.A23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237]/2000000+[.E236]+[.A236]/2000000" office:value-type="float" office:value="0" calcext:value-type="float">
            <text:p>0</text:p>
          </table:table-cell>
          <table:table-cell table:formula="of:=[.D237]/([.A23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37]*[.A23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238]/2000000+[.E237]+[.A237]/2000000" office:value-type="float" office:value="0" calcext:value-type="float">
            <text:p>0</text:p>
          </table:table-cell>
          <table:table-cell table:formula="of:=[.D238]/([.A23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38]*[.A23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239]/2000000+[.E238]+[.A238]/2000000" office:value-type="float" office:value="0" calcext:value-type="float">
            <text:p>0</text:p>
          </table:table-cell>
          <table:table-cell table:formula="of:=[.D239]/([.A23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39]*[.A23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240]/2000000+[.E239]+[.A239]/2000000" office:value-type="float" office:value="0" calcext:value-type="float">
            <text:p>0</text:p>
          </table:table-cell>
          <table:table-cell table:formula="of:=[.D240]/([.A24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40]*[.A24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241]/2000000+[.E240]+[.A240]/2000000" office:value-type="float" office:value="0" calcext:value-type="float">
            <text:p>0</text:p>
          </table:table-cell>
          <table:table-cell table:formula="of:=[.D241]/([.A24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41]*[.A24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242]/2000000+[.E241]+[.A241]/2000000" office:value-type="float" office:value="0" calcext:value-type="float">
            <text:p>0</text:p>
          </table:table-cell>
          <table:table-cell table:formula="of:=[.D242]/([.A24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42]*[.A24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243]/2000000+[.E242]+[.A242]/2000000" office:value-type="float" office:value="0" calcext:value-type="float">
            <text:p>0</text:p>
          </table:table-cell>
          <table:table-cell table:formula="of:=[.D243]/([.A24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43]*[.A24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244]/2000000+[.E243]+[.A243]/2000000" office:value-type="float" office:value="0" calcext:value-type="float">
            <text:p>0</text:p>
          </table:table-cell>
          <table:table-cell table:formula="of:=[.D244]/([.A24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44]*[.A24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245]/2000000+[.E244]+[.A244]/2000000" office:value-type="float" office:value="0" calcext:value-type="float">
            <text:p>0</text:p>
          </table:table-cell>
          <table:table-cell table:formula="of:=[.D245]/([.A24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45]*[.A24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246]/2000000+[.E245]+[.A245]/2000000" office:value-type="float" office:value="0" calcext:value-type="float">
            <text:p>0</text:p>
          </table:table-cell>
          <table:table-cell table:formula="of:=[.D246]/([.A24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46]*[.A24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247]/2000000+[.E246]+[.A246]/2000000" office:value-type="float" office:value="0" calcext:value-type="float">
            <text:p>0</text:p>
          </table:table-cell>
          <table:table-cell table:formula="of:=[.D247]/([.A24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47]*[.A24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248]/2000000+[.E247]+[.A247]/2000000" office:value-type="float" office:value="0" calcext:value-type="float">
            <text:p>0</text:p>
          </table:table-cell>
          <table:table-cell table:formula="of:=[.D248]/([.A24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48]*[.A24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249]/2000000+[.E248]+[.A248]/2000000" office:value-type="float" office:value="0" calcext:value-type="float">
            <text:p>0</text:p>
          </table:table-cell>
          <table:table-cell table:formula="of:=[.D249]/([.A24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49]*[.A24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250]/2000000+[.E249]+[.A249]/2000000" office:value-type="float" office:value="0" calcext:value-type="float">
            <text:p>0</text:p>
          </table:table-cell>
          <table:table-cell table:formula="of:=[.D250]/([.A25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50]*[.A25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251]/2000000+[.E250]+[.A250]/2000000" office:value-type="float" office:value="0" calcext:value-type="float">
            <text:p>0</text:p>
          </table:table-cell>
          <table:table-cell table:formula="of:=[.D251]/([.A25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51]*[.A25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252]/2000000+[.E251]+[.A251]/2000000" office:value-type="float" office:value="0" calcext:value-type="float">
            <text:p>0</text:p>
          </table:table-cell>
          <table:table-cell table:formula="of:=[.D252]/([.A25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52]*[.A25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253]/2000000+[.E252]+[.A252]/2000000" office:value-type="float" office:value="0" calcext:value-type="float">
            <text:p>0</text:p>
          </table:table-cell>
          <table:table-cell table:formula="of:=[.D253]/([.A25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53]*[.A25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254]/2000000+[.E253]+[.A253]/2000000" office:value-type="float" office:value="0" calcext:value-type="float">
            <text:p>0</text:p>
          </table:table-cell>
          <table:table-cell table:formula="of:=[.D254]/([.A25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54]*[.A25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255]/2000000+[.E254]+[.A254]/2000000" office:value-type="float" office:value="0" calcext:value-type="float">
            <text:p>0</text:p>
          </table:table-cell>
          <table:table-cell table:formula="of:=[.D255]/([.A25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55]*[.A25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256]/2000000+[.E255]+[.A255]/2000000" office:value-type="float" office:value="0" calcext:value-type="float">
            <text:p>0</text:p>
          </table:table-cell>
          <table:table-cell table:formula="of:=[.D256]/([.A25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56]*[.A25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257]/2000000+[.E256]+[.A256]/2000000" office:value-type="float" office:value="0" calcext:value-type="float">
            <text:p>0</text:p>
          </table:table-cell>
          <table:table-cell table:formula="of:=[.D257]/([.A25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57]*[.A25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258]/2000000+[.E257]+[.A257]/2000000" office:value-type="float" office:value="0" calcext:value-type="float">
            <text:p>0</text:p>
          </table:table-cell>
          <table:table-cell table:formula="of:=[.D258]/([.A25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58]*[.A25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259]/2000000+[.E258]+[.A258]/2000000" office:value-type="float" office:value="0" calcext:value-type="float">
            <text:p>0</text:p>
          </table:table-cell>
          <table:table-cell table:formula="of:=[.D259]/([.A25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59]*[.A25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260]/2000000+[.E259]+[.A259]/2000000" office:value-type="float" office:value="0" calcext:value-type="float">
            <text:p>0</text:p>
          </table:table-cell>
          <table:table-cell table:formula="of:=[.D260]/([.A26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60]*[.A26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261]/2000000+[.E260]+[.A260]/2000000" office:value-type="float" office:value="0" calcext:value-type="float">
            <text:p>0</text:p>
          </table:table-cell>
          <table:table-cell table:formula="of:=[.D261]/([.A26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61]*[.A26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262]/2000000+[.E261]+[.A261]/2000000" office:value-type="float" office:value="0" calcext:value-type="float">
            <text:p>0</text:p>
          </table:table-cell>
          <table:table-cell table:formula="of:=[.D262]/([.A26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62]*[.A26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263]/2000000+[.E262]+[.A262]/2000000" office:value-type="float" office:value="0" calcext:value-type="float">
            <text:p>0</text:p>
          </table:table-cell>
          <table:table-cell table:formula="of:=[.D263]/([.A26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63]*[.A26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264]/2000000+[.E263]+[.A263]/2000000" office:value-type="float" office:value="0" calcext:value-type="float">
            <text:p>0</text:p>
          </table:table-cell>
          <table:table-cell table:formula="of:=[.D264]/([.A26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64]*[.A26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265]/2000000+[.E264]+[.A264]/2000000" office:value-type="float" office:value="0" calcext:value-type="float">
            <text:p>0</text:p>
          </table:table-cell>
          <table:table-cell table:formula="of:=[.D265]/([.A26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65]*[.A26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266]/2000000+[.E265]+[.A265]/2000000" office:value-type="float" office:value="0" calcext:value-type="float">
            <text:p>0</text:p>
          </table:table-cell>
          <table:table-cell table:formula="of:=[.D266]/([.A26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66]*[.A26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267]/2000000+[.E266]+[.A266]/2000000" office:value-type="float" office:value="0" calcext:value-type="float">
            <text:p>0</text:p>
          </table:table-cell>
          <table:table-cell table:formula="of:=[.D267]/([.A26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67]*[.A26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268]/2000000+[.E267]+[.A267]/2000000" office:value-type="float" office:value="0" calcext:value-type="float">
            <text:p>0</text:p>
          </table:table-cell>
          <table:table-cell table:formula="of:=[.D268]/([.A26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68]*[.A26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269]/2000000+[.E268]+[.A268]/2000000" office:value-type="float" office:value="0" calcext:value-type="float">
            <text:p>0</text:p>
          </table:table-cell>
          <table:table-cell table:formula="of:=[.D269]/([.A26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69]*[.A26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270]/2000000+[.E269]+[.A269]/2000000" office:value-type="float" office:value="0" calcext:value-type="float">
            <text:p>0</text:p>
          </table:table-cell>
          <table:table-cell table:formula="of:=[.D270]/([.A27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70]*[.A27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271]/2000000+[.E270]+[.A270]/2000000" office:value-type="float" office:value="0" calcext:value-type="float">
            <text:p>0</text:p>
          </table:table-cell>
          <table:table-cell table:formula="of:=[.D271]/([.A27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71]*[.A27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272]/2000000+[.E271]+[.A271]/2000000" office:value-type="float" office:value="0" calcext:value-type="float">
            <text:p>0</text:p>
          </table:table-cell>
          <table:table-cell table:formula="of:=[.D272]/([.A27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72]*[.A27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273]/2000000+[.E272]+[.A272]/2000000" office:value-type="float" office:value="0" calcext:value-type="float">
            <text:p>0</text:p>
          </table:table-cell>
          <table:table-cell table:formula="of:=[.D273]/([.A27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73]*[.A27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274]/2000000+[.E273]+[.A273]/2000000" office:value-type="float" office:value="0" calcext:value-type="float">
            <text:p>0</text:p>
          </table:table-cell>
          <table:table-cell table:formula="of:=[.D274]/([.A27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74]*[.A27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275]/2000000+[.E274]+[.A274]/2000000" office:value-type="float" office:value="0" calcext:value-type="float">
            <text:p>0</text:p>
          </table:table-cell>
          <table:table-cell table:formula="of:=[.D275]/([.A27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75]*[.A27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276]/2000000+[.E275]+[.A275]/2000000" office:value-type="float" office:value="0" calcext:value-type="float">
            <text:p>0</text:p>
          </table:table-cell>
          <table:table-cell table:formula="of:=[.D276]/([.A27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76]*[.A27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277]/2000000+[.E276]+[.A276]/2000000" office:value-type="float" office:value="0" calcext:value-type="float">
            <text:p>0</text:p>
          </table:table-cell>
          <table:table-cell table:formula="of:=[.D277]/([.A27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77]*[.A27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278]/2000000+[.E277]+[.A277]/2000000" office:value-type="float" office:value="0" calcext:value-type="float">
            <text:p>0</text:p>
          </table:table-cell>
          <table:table-cell table:formula="of:=[.D278]/([.A27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78]*[.A27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279]/2000000+[.E278]+[.A278]/2000000" office:value-type="float" office:value="0" calcext:value-type="float">
            <text:p>0</text:p>
          </table:table-cell>
          <table:table-cell table:formula="of:=[.D279]/([.A27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79]*[.A27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280]/2000000+[.E279]+[.A279]/2000000" office:value-type="float" office:value="0" calcext:value-type="float">
            <text:p>0</text:p>
          </table:table-cell>
          <table:table-cell table:formula="of:=[.D280]/([.A28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80]*[.A28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281]/2000000+[.E280]+[.A280]/2000000" office:value-type="float" office:value="0" calcext:value-type="float">
            <text:p>0</text:p>
          </table:table-cell>
          <table:table-cell table:formula="of:=[.D281]/([.A28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81]*[.A28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282]/2000000+[.E281]+[.A281]/2000000" office:value-type="float" office:value="0" calcext:value-type="float">
            <text:p>0</text:p>
          </table:table-cell>
          <table:table-cell table:formula="of:=[.D282]/([.A28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82]*[.A28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283]/2000000+[.E282]+[.A282]/2000000" office:value-type="float" office:value="0" calcext:value-type="float">
            <text:p>0</text:p>
          </table:table-cell>
          <table:table-cell table:formula="of:=[.D283]/([.A28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83]*[.A28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284]/2000000+[.E283]+[.A283]/2000000" office:value-type="float" office:value="0" calcext:value-type="float">
            <text:p>0</text:p>
          </table:table-cell>
          <table:table-cell table:formula="of:=[.D284]/([.A28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84]*[.A28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285]/2000000+[.E284]+[.A284]/2000000" office:value-type="float" office:value="0" calcext:value-type="float">
            <text:p>0</text:p>
          </table:table-cell>
          <table:table-cell table:formula="of:=[.D285]/([.A28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85]*[.A28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286]/2000000+[.E285]+[.A285]/2000000" office:value-type="float" office:value="0" calcext:value-type="float">
            <text:p>0</text:p>
          </table:table-cell>
          <table:table-cell table:formula="of:=[.D286]/([.A28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86]*[.A28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287]/2000000+[.E286]+[.A286]/2000000" office:value-type="float" office:value="0" calcext:value-type="float">
            <text:p>0</text:p>
          </table:table-cell>
          <table:table-cell table:formula="of:=[.D287]/([.A28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87]*[.A28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288]/2000000+[.E287]+[.A287]/2000000" office:value-type="float" office:value="0" calcext:value-type="float">
            <text:p>0</text:p>
          </table:table-cell>
          <table:table-cell table:formula="of:=[.D288]/([.A28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88]*[.A28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289]/2000000+[.E288]+[.A288]/2000000" office:value-type="float" office:value="0" calcext:value-type="float">
            <text:p>0</text:p>
          </table:table-cell>
          <table:table-cell table:formula="of:=[.D289]/([.A28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89]*[.A28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290]/2000000+[.E289]+[.A289]/2000000" office:value-type="float" office:value="0" calcext:value-type="float">
            <text:p>0</text:p>
          </table:table-cell>
          <table:table-cell table:formula="of:=[.D290]/([.A29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90]*[.A29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291]/2000000+[.E290]+[.A290]/2000000" office:value-type="float" office:value="0" calcext:value-type="float">
            <text:p>0</text:p>
          </table:table-cell>
          <table:table-cell table:formula="of:=[.D291]/([.A29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91]*[.A29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292]/2000000+[.E291]+[.A291]/2000000" office:value-type="float" office:value="0" calcext:value-type="float">
            <text:p>0</text:p>
          </table:table-cell>
          <table:table-cell table:formula="of:=[.D292]/([.A29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92]*[.A29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293]/2000000+[.E292]+[.A292]/2000000" office:value-type="float" office:value="0" calcext:value-type="float">
            <text:p>0</text:p>
          </table:table-cell>
          <table:table-cell table:formula="of:=[.D293]/([.A29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93]*[.A29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294]/2000000+[.E293]+[.A293]/2000000" office:value-type="float" office:value="0" calcext:value-type="float">
            <text:p>0</text:p>
          </table:table-cell>
          <table:table-cell table:formula="of:=[.D294]/([.A29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94]*[.A29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295]/2000000+[.E294]+[.A294]/2000000" office:value-type="float" office:value="0" calcext:value-type="float">
            <text:p>0</text:p>
          </table:table-cell>
          <table:table-cell table:formula="of:=[.D295]/([.A29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95]*[.A29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296]/2000000+[.E295]+[.A295]/2000000" office:value-type="float" office:value="0" calcext:value-type="float">
            <text:p>0</text:p>
          </table:table-cell>
          <table:table-cell table:formula="of:=[.D296]/([.A29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96]*[.A29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297]/2000000+[.E296]+[.A296]/2000000" office:value-type="float" office:value="0" calcext:value-type="float">
            <text:p>0</text:p>
          </table:table-cell>
          <table:table-cell table:formula="of:=[.D297]/([.A29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97]*[.A29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298]/2000000+[.E297]+[.A297]/2000000" office:value-type="float" office:value="0" calcext:value-type="float">
            <text:p>0</text:p>
          </table:table-cell>
          <table:table-cell table:formula="of:=[.D298]/([.A29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98]*[.A29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299]/2000000+[.E298]+[.A298]/2000000" office:value-type="float" office:value="0" calcext:value-type="float">
            <text:p>0</text:p>
          </table:table-cell>
          <table:table-cell table:formula="of:=[.D299]/([.A29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299]*[.A29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300]/2000000+[.E299]+[.A299]/2000000" office:value-type="float" office:value="0" calcext:value-type="float">
            <text:p>0</text:p>
          </table:table-cell>
          <table:table-cell table:formula="of:=[.D300]/([.A30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00]*[.A30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301]/2000000+[.E300]+[.A300]/2000000" office:value-type="float" office:value="0" calcext:value-type="float">
            <text:p>0</text:p>
          </table:table-cell>
          <table:table-cell table:formula="of:=[.D301]/([.A30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01]*[.A30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302]/2000000+[.E301]+[.A301]/2000000" office:value-type="float" office:value="0" calcext:value-type="float">
            <text:p>0</text:p>
          </table:table-cell>
          <table:table-cell table:formula="of:=[.D302]/([.A30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02]*[.A30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303]/2000000+[.E302]+[.A302]/2000000" office:value-type="float" office:value="0" calcext:value-type="float">
            <text:p>0</text:p>
          </table:table-cell>
          <table:table-cell table:formula="of:=[.D303]/([.A30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03]*[.A30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304]/2000000+[.E303]+[.A303]/2000000" office:value-type="float" office:value="0" calcext:value-type="float">
            <text:p>0</text:p>
          </table:table-cell>
          <table:table-cell table:formula="of:=[.D304]/([.A30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04]*[.A30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305]/2000000+[.E304]+[.A304]/2000000" office:value-type="float" office:value="0" calcext:value-type="float">
            <text:p>0</text:p>
          </table:table-cell>
          <table:table-cell table:formula="of:=[.D305]/([.A30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05]*[.A30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306]/2000000+[.E305]+[.A305]/2000000" office:value-type="float" office:value="0" calcext:value-type="float">
            <text:p>0</text:p>
          </table:table-cell>
          <table:table-cell table:formula="of:=[.D306]/([.A30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06]*[.A30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307]/2000000+[.E306]+[.A306]/2000000" office:value-type="float" office:value="0" calcext:value-type="float">
            <text:p>0</text:p>
          </table:table-cell>
          <table:table-cell table:formula="of:=[.D307]/([.A30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07]*[.A30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308]/2000000+[.E307]+[.A307]/2000000" office:value-type="float" office:value="0" calcext:value-type="float">
            <text:p>0</text:p>
          </table:table-cell>
          <table:table-cell table:formula="of:=[.D308]/([.A30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08]*[.A30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309]/2000000+[.E308]+[.A308]/2000000" office:value-type="float" office:value="0" calcext:value-type="float">
            <text:p>0</text:p>
          </table:table-cell>
          <table:table-cell table:formula="of:=[.D309]/([.A30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09]*[.A30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310]/2000000+[.E309]+[.A309]/2000000" office:value-type="float" office:value="0" calcext:value-type="float">
            <text:p>0</text:p>
          </table:table-cell>
          <table:table-cell table:formula="of:=[.D310]/([.A31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10]*[.A31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311]/2000000+[.E310]+[.A310]/2000000" office:value-type="float" office:value="0" calcext:value-type="float">
            <text:p>0</text:p>
          </table:table-cell>
          <table:table-cell table:formula="of:=[.D311]/([.A31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11]*[.A31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312]/2000000+[.E311]+[.A311]/2000000" office:value-type="float" office:value="0" calcext:value-type="float">
            <text:p>0</text:p>
          </table:table-cell>
          <table:table-cell table:formula="of:=[.D312]/([.A31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12]*[.A31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313]/2000000+[.E312]+[.A312]/2000000" office:value-type="float" office:value="0" calcext:value-type="float">
            <text:p>0</text:p>
          </table:table-cell>
          <table:table-cell table:formula="of:=[.D313]/([.A31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13]*[.A31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314]/2000000+[.E313]+[.A313]/2000000" office:value-type="float" office:value="0" calcext:value-type="float">
            <text:p>0</text:p>
          </table:table-cell>
          <table:table-cell table:formula="of:=[.D314]/([.A31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14]*[.A31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315]/2000000+[.E314]+[.A314]/2000000" office:value-type="float" office:value="0" calcext:value-type="float">
            <text:p>0</text:p>
          </table:table-cell>
          <table:table-cell table:formula="of:=[.D315]/([.A31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15]*[.A31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316]/2000000+[.E315]+[.A315]/2000000" office:value-type="float" office:value="0" calcext:value-type="float">
            <text:p>0</text:p>
          </table:table-cell>
          <table:table-cell table:formula="of:=[.D316]/([.A31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16]*[.A31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317]/2000000+[.E316]+[.A316]/2000000" office:value-type="float" office:value="0" calcext:value-type="float">
            <text:p>0</text:p>
          </table:table-cell>
          <table:table-cell table:formula="of:=[.D317]/([.A31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17]*[.A31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318]/2000000+[.E317]+[.A317]/2000000" office:value-type="float" office:value="0" calcext:value-type="float">
            <text:p>0</text:p>
          </table:table-cell>
          <table:table-cell table:formula="of:=[.D318]/([.A31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18]*[.A31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319]/2000000+[.E318]+[.A318]/2000000" office:value-type="float" office:value="0" calcext:value-type="float">
            <text:p>0</text:p>
          </table:table-cell>
          <table:table-cell table:formula="of:=[.D319]/([.A31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19]*[.A31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320]/2000000+[.E319]+[.A319]/2000000" office:value-type="float" office:value="0" calcext:value-type="float">
            <text:p>0</text:p>
          </table:table-cell>
          <table:table-cell table:formula="of:=[.D320]/([.A32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20]*[.A32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321]/2000000+[.E320]+[.A320]/2000000" office:value-type="float" office:value="0" calcext:value-type="float">
            <text:p>0</text:p>
          </table:table-cell>
          <table:table-cell table:formula="of:=[.D321]/([.A32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21]*[.A32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322]/2000000+[.E321]+[.A321]/2000000" office:value-type="float" office:value="0" calcext:value-type="float">
            <text:p>0</text:p>
          </table:table-cell>
          <table:table-cell table:formula="of:=[.D322]/([.A32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22]*[.A32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323]/2000000+[.E322]+[.A322]/2000000" office:value-type="float" office:value="0" calcext:value-type="float">
            <text:p>0</text:p>
          </table:table-cell>
          <table:table-cell table:formula="of:=[.D323]/([.A32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23]*[.A32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324]/2000000+[.E323]+[.A323]/2000000" office:value-type="float" office:value="0" calcext:value-type="float">
            <text:p>0</text:p>
          </table:table-cell>
          <table:table-cell table:formula="of:=[.D324]/([.A32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24]*[.A32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325]/2000000+[.E324]+[.A324]/2000000" office:value-type="float" office:value="0" calcext:value-type="float">
            <text:p>0</text:p>
          </table:table-cell>
          <table:table-cell table:formula="of:=[.D325]/([.A32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25]*[.A32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326]/2000000+[.E325]+[.A325]/2000000" office:value-type="float" office:value="0" calcext:value-type="float">
            <text:p>0</text:p>
          </table:table-cell>
          <table:table-cell table:formula="of:=[.D326]/([.A32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26]*[.A32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327]/2000000+[.E326]+[.A326]/2000000" office:value-type="float" office:value="0" calcext:value-type="float">
            <text:p>0</text:p>
          </table:table-cell>
          <table:table-cell table:formula="of:=[.D327]/([.A32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27]*[.A32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328]/2000000+[.E327]+[.A327]/2000000" office:value-type="float" office:value="0" calcext:value-type="float">
            <text:p>0</text:p>
          </table:table-cell>
          <table:table-cell table:formula="of:=[.D328]/([.A32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28]*[.A32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329]/2000000+[.E328]+[.A328]/2000000" office:value-type="float" office:value="0" calcext:value-type="float">
            <text:p>0</text:p>
          </table:table-cell>
          <table:table-cell table:formula="of:=[.D329]/([.A32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29]*[.A32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330]/2000000+[.E329]+[.A329]/2000000" office:value-type="float" office:value="0" calcext:value-type="float">
            <text:p>0</text:p>
          </table:table-cell>
          <table:table-cell table:formula="of:=[.D330]/([.A33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30]*[.A33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331]/2000000+[.E330]+[.A330]/2000000" office:value-type="float" office:value="0" calcext:value-type="float">
            <text:p>0</text:p>
          </table:table-cell>
          <table:table-cell table:formula="of:=[.D331]/([.A33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31]*[.A33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332]/2000000+[.E331]+[.A331]/2000000" office:value-type="float" office:value="0" calcext:value-type="float">
            <text:p>0</text:p>
          </table:table-cell>
          <table:table-cell table:formula="of:=[.D332]/([.A33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32]*[.A33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333]/2000000+[.E332]+[.A332]/2000000" office:value-type="float" office:value="0" calcext:value-type="float">
            <text:p>0</text:p>
          </table:table-cell>
          <table:table-cell table:formula="of:=[.D333]/([.A33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33]*[.A33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334]/2000000+[.E333]+[.A333]/2000000" office:value-type="float" office:value="0" calcext:value-type="float">
            <text:p>0</text:p>
          </table:table-cell>
          <table:table-cell table:formula="of:=[.D334]/([.A33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34]*[.A33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335]/2000000+[.E334]+[.A334]/2000000" office:value-type="float" office:value="0" calcext:value-type="float">
            <text:p>0</text:p>
          </table:table-cell>
          <table:table-cell table:formula="of:=[.D335]/([.A33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35]*[.A33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336]/2000000+[.E335]+[.A335]/2000000" office:value-type="float" office:value="0" calcext:value-type="float">
            <text:p>0</text:p>
          </table:table-cell>
          <table:table-cell table:formula="of:=[.D336]/([.A33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36]*[.A33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337]/2000000+[.E336]+[.A336]/2000000" office:value-type="float" office:value="0" calcext:value-type="float">
            <text:p>0</text:p>
          </table:table-cell>
          <table:table-cell table:formula="of:=[.D337]/([.A33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37]*[.A33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338]/2000000+[.E337]+[.A337]/2000000" office:value-type="float" office:value="0" calcext:value-type="float">
            <text:p>0</text:p>
          </table:table-cell>
          <table:table-cell table:formula="of:=[.D338]/([.A33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38]*[.A33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339]/2000000+[.E338]+[.A338]/2000000" office:value-type="float" office:value="0" calcext:value-type="float">
            <text:p>0</text:p>
          </table:table-cell>
          <table:table-cell table:formula="of:=[.D339]/([.A33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39]*[.A33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340]/2000000+[.E339]+[.A339]/2000000" office:value-type="float" office:value="0" calcext:value-type="float">
            <text:p>0</text:p>
          </table:table-cell>
          <table:table-cell table:formula="of:=[.D340]/([.A34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40]*[.A34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341]/2000000+[.E340]+[.A340]/2000000" office:value-type="float" office:value="0" calcext:value-type="float">
            <text:p>0</text:p>
          </table:table-cell>
          <table:table-cell table:formula="of:=[.D341]/([.A34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41]*[.A34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342]/2000000+[.E341]+[.A341]/2000000" office:value-type="float" office:value="0" calcext:value-type="float">
            <text:p>0</text:p>
          </table:table-cell>
          <table:table-cell table:formula="of:=[.D342]/([.A34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42]*[.A34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343]/2000000+[.E342]+[.A342]/2000000" office:value-type="float" office:value="0" calcext:value-type="float">
            <text:p>0</text:p>
          </table:table-cell>
          <table:table-cell table:formula="of:=[.D343]/([.A34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43]*[.A34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344]/2000000+[.E343]+[.A343]/2000000" office:value-type="float" office:value="0" calcext:value-type="float">
            <text:p>0</text:p>
          </table:table-cell>
          <table:table-cell table:formula="of:=[.D344]/([.A34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44]*[.A34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345]/2000000+[.E344]+[.A344]/2000000" office:value-type="float" office:value="0" calcext:value-type="float">
            <text:p>0</text:p>
          </table:table-cell>
          <table:table-cell table:formula="of:=[.D345]/([.A34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45]*[.A34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346]/2000000+[.E345]+[.A345]/2000000" office:value-type="float" office:value="0" calcext:value-type="float">
            <text:p>0</text:p>
          </table:table-cell>
          <table:table-cell table:formula="of:=[.D346]/([.A34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46]*[.A34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347]/2000000+[.E346]+[.A346]/2000000" office:value-type="float" office:value="0" calcext:value-type="float">
            <text:p>0</text:p>
          </table:table-cell>
          <table:table-cell table:formula="of:=[.D347]/([.A34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47]*[.A34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348]/2000000+[.E347]+[.A347]/2000000" office:value-type="float" office:value="0" calcext:value-type="float">
            <text:p>0</text:p>
          </table:table-cell>
          <table:table-cell table:formula="of:=[.D348]/([.A34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48]*[.A34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349]/2000000+[.E348]+[.A348]/2000000" office:value-type="float" office:value="0" calcext:value-type="float">
            <text:p>0</text:p>
          </table:table-cell>
          <table:table-cell table:formula="of:=[.D349]/([.A34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49]*[.A34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350]/2000000+[.E349]+[.A349]/2000000" office:value-type="float" office:value="0" calcext:value-type="float">
            <text:p>0</text:p>
          </table:table-cell>
          <table:table-cell table:formula="of:=[.D350]/([.A35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50]*[.A35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351]/2000000+[.E350]+[.A350]/2000000" office:value-type="float" office:value="0" calcext:value-type="float">
            <text:p>0</text:p>
          </table:table-cell>
          <table:table-cell table:formula="of:=[.D351]/([.A35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51]*[.A35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352]/2000000+[.E351]+[.A351]/2000000" office:value-type="float" office:value="0" calcext:value-type="float">
            <text:p>0</text:p>
          </table:table-cell>
          <table:table-cell table:formula="of:=[.D352]/([.A35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52]*[.A35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353]/2000000+[.E352]+[.A352]/2000000" office:value-type="float" office:value="0" calcext:value-type="float">
            <text:p>0</text:p>
          </table:table-cell>
          <table:table-cell table:formula="of:=[.D353]/([.A35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53]*[.A35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354]/2000000+[.E353]+[.A353]/2000000" office:value-type="float" office:value="0" calcext:value-type="float">
            <text:p>0</text:p>
          </table:table-cell>
          <table:table-cell table:formula="of:=[.D354]/([.A35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54]*[.A35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355]/2000000+[.E354]+[.A354]/2000000" office:value-type="float" office:value="0" calcext:value-type="float">
            <text:p>0</text:p>
          </table:table-cell>
          <table:table-cell table:formula="of:=[.D355]/([.A35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55]*[.A35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356]/2000000+[.E355]+[.A355]/2000000" office:value-type="float" office:value="0" calcext:value-type="float">
            <text:p>0</text:p>
          </table:table-cell>
          <table:table-cell table:formula="of:=[.D356]/([.A35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56]*[.A35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357]/2000000+[.E356]+[.A356]/2000000" office:value-type="float" office:value="0" calcext:value-type="float">
            <text:p>0</text:p>
          </table:table-cell>
          <table:table-cell table:formula="of:=[.D357]/([.A35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57]*[.A35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358]/2000000+[.E357]+[.A357]/2000000" office:value-type="float" office:value="0" calcext:value-type="float">
            <text:p>0</text:p>
          </table:table-cell>
          <table:table-cell table:formula="of:=[.D358]/([.A35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58]*[.A35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359]/2000000+[.E358]+[.A358]/2000000" office:value-type="float" office:value="0" calcext:value-type="float">
            <text:p>0</text:p>
          </table:table-cell>
          <table:table-cell table:formula="of:=[.D359]/([.A35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59]*[.A35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360]/2000000+[.E359]+[.A359]/2000000" office:value-type="float" office:value="0" calcext:value-type="float">
            <text:p>0</text:p>
          </table:table-cell>
          <table:table-cell table:formula="of:=[.D360]/([.A36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60]*[.A36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361]/2000000+[.E360]+[.A360]/2000000" office:value-type="float" office:value="0" calcext:value-type="float">
            <text:p>0</text:p>
          </table:table-cell>
          <table:table-cell table:formula="of:=[.D361]/([.A36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61]*[.A36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362]/2000000+[.E361]+[.A361]/2000000" office:value-type="float" office:value="0" calcext:value-type="float">
            <text:p>0</text:p>
          </table:table-cell>
          <table:table-cell table:formula="of:=[.D362]/([.A36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62]*[.A36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363]/2000000+[.E362]+[.A362]/2000000" office:value-type="float" office:value="0" calcext:value-type="float">
            <text:p>0</text:p>
          </table:table-cell>
          <table:table-cell table:formula="of:=[.D363]/([.A36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63]*[.A36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364]/2000000+[.E363]+[.A363]/2000000" office:value-type="float" office:value="0" calcext:value-type="float">
            <text:p>0</text:p>
          </table:table-cell>
          <table:table-cell table:formula="of:=[.D364]/([.A36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64]*[.A36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365]/2000000+[.E364]+[.A364]/2000000" office:value-type="float" office:value="0" calcext:value-type="float">
            <text:p>0</text:p>
          </table:table-cell>
          <table:table-cell table:formula="of:=[.D365]/([.A36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65]*[.A36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366]/2000000+[.E365]+[.A365]/2000000" office:value-type="float" office:value="0" calcext:value-type="float">
            <text:p>0</text:p>
          </table:table-cell>
          <table:table-cell table:formula="of:=[.D366]/([.A36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66]*[.A36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367]/2000000+[.E366]+[.A366]/2000000" office:value-type="float" office:value="0" calcext:value-type="float">
            <text:p>0</text:p>
          </table:table-cell>
          <table:table-cell table:formula="of:=[.D367]/([.A36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67]*[.A36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368]/2000000+[.E367]+[.A367]/2000000" office:value-type="float" office:value="0" calcext:value-type="float">
            <text:p>0</text:p>
          </table:table-cell>
          <table:table-cell table:formula="of:=[.D368]/([.A36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68]*[.A36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369]/2000000+[.E368]+[.A368]/2000000" office:value-type="float" office:value="0" calcext:value-type="float">
            <text:p>0</text:p>
          </table:table-cell>
          <table:table-cell table:formula="of:=[.D369]/([.A36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69]*[.A36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370]/2000000+[.E369]+[.A369]/2000000" office:value-type="float" office:value="0" calcext:value-type="float">
            <text:p>0</text:p>
          </table:table-cell>
          <table:table-cell table:formula="of:=[.D370]/([.A37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70]*[.A37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371]/2000000+[.E370]+[.A370]/2000000" office:value-type="float" office:value="0" calcext:value-type="float">
            <text:p>0</text:p>
          </table:table-cell>
          <table:table-cell table:formula="of:=[.D371]/([.A37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71]*[.A37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372]/2000000+[.E371]+[.A371]/2000000" office:value-type="float" office:value="0" calcext:value-type="float">
            <text:p>0</text:p>
          </table:table-cell>
          <table:table-cell table:formula="of:=[.D372]/([.A37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72]*[.A37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373]/2000000+[.E372]+[.A372]/2000000" office:value-type="float" office:value="0" calcext:value-type="float">
            <text:p>0</text:p>
          </table:table-cell>
          <table:table-cell table:formula="of:=[.D373]/([.A37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73]*[.A37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374]/2000000+[.E373]+[.A373]/2000000" office:value-type="float" office:value="0" calcext:value-type="float">
            <text:p>0</text:p>
          </table:table-cell>
          <table:table-cell table:formula="of:=[.D374]/([.A37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74]*[.A37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375]/2000000+[.E374]+[.A374]/2000000" office:value-type="float" office:value="0" calcext:value-type="float">
            <text:p>0</text:p>
          </table:table-cell>
          <table:table-cell table:formula="of:=[.D375]/([.A37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75]*[.A37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376]/2000000+[.E375]+[.A375]/2000000" office:value-type="float" office:value="0" calcext:value-type="float">
            <text:p>0</text:p>
          </table:table-cell>
          <table:table-cell table:formula="of:=[.D376]/([.A37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76]*[.A37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377]/2000000+[.E376]+[.A376]/2000000" office:value-type="float" office:value="0" calcext:value-type="float">
            <text:p>0</text:p>
          </table:table-cell>
          <table:table-cell table:formula="of:=[.D377]/([.A37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77]*[.A37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378]/2000000+[.E377]+[.A377]/2000000" office:value-type="float" office:value="0" calcext:value-type="float">
            <text:p>0</text:p>
          </table:table-cell>
          <table:table-cell table:formula="of:=[.D378]/([.A37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78]*[.A37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379]/2000000+[.E378]+[.A378]/2000000" office:value-type="float" office:value="0" calcext:value-type="float">
            <text:p>0</text:p>
          </table:table-cell>
          <table:table-cell table:formula="of:=[.D379]/([.A37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79]*[.A37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380]/2000000+[.E379]+[.A379]/2000000" office:value-type="float" office:value="0" calcext:value-type="float">
            <text:p>0</text:p>
          </table:table-cell>
          <table:table-cell table:formula="of:=[.D380]/([.A38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80]*[.A38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381]/2000000+[.E380]+[.A380]/2000000" office:value-type="float" office:value="0" calcext:value-type="float">
            <text:p>0</text:p>
          </table:table-cell>
          <table:table-cell table:formula="of:=[.D381]/([.A38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81]*[.A38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382]/2000000+[.E381]+[.A381]/2000000" office:value-type="float" office:value="0" calcext:value-type="float">
            <text:p>0</text:p>
          </table:table-cell>
          <table:table-cell table:formula="of:=[.D382]/([.A38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82]*[.A38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383]/2000000+[.E382]+[.A382]/2000000" office:value-type="float" office:value="0" calcext:value-type="float">
            <text:p>0</text:p>
          </table:table-cell>
          <table:table-cell table:formula="of:=[.D383]/([.A38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83]*[.A38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384]/2000000+[.E383]+[.A383]/2000000" office:value-type="float" office:value="0" calcext:value-type="float">
            <text:p>0</text:p>
          </table:table-cell>
          <table:table-cell table:formula="of:=[.D384]/([.A38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84]*[.A38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385]/2000000+[.E384]+[.A384]/2000000" office:value-type="float" office:value="0" calcext:value-type="float">
            <text:p>0</text:p>
          </table:table-cell>
          <table:table-cell table:formula="of:=[.D385]/([.A38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85]*[.A38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386]/2000000+[.E385]+[.A385]/2000000" office:value-type="float" office:value="0" calcext:value-type="float">
            <text:p>0</text:p>
          </table:table-cell>
          <table:table-cell table:formula="of:=[.D386]/([.A38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86]*[.A38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387]/2000000+[.E386]+[.A386]/2000000" office:value-type="float" office:value="0" calcext:value-type="float">
            <text:p>0</text:p>
          </table:table-cell>
          <table:table-cell table:formula="of:=[.D387]/([.A38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87]*[.A38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388]/2000000+[.E387]+[.A387]/2000000" office:value-type="float" office:value="0" calcext:value-type="float">
            <text:p>0</text:p>
          </table:table-cell>
          <table:table-cell table:formula="of:=[.D388]/([.A38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88]*[.A38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389]/2000000+[.E388]+[.A388]/2000000" office:value-type="float" office:value="0" calcext:value-type="float">
            <text:p>0</text:p>
          </table:table-cell>
          <table:table-cell table:formula="of:=[.D389]/([.A38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89]*[.A38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390]/2000000+[.E389]+[.A389]/2000000" office:value-type="float" office:value="0" calcext:value-type="float">
            <text:p>0</text:p>
          </table:table-cell>
          <table:table-cell table:formula="of:=[.D390]/([.A39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90]*[.A39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391]/2000000+[.E390]+[.A390]/2000000" office:value-type="float" office:value="0" calcext:value-type="float">
            <text:p>0</text:p>
          </table:table-cell>
          <table:table-cell table:formula="of:=[.D391]/([.A39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91]*[.A39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392]/2000000+[.E391]+[.A391]/2000000" office:value-type="float" office:value="0" calcext:value-type="float">
            <text:p>0</text:p>
          </table:table-cell>
          <table:table-cell table:formula="of:=[.D392]/([.A39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92]*[.A39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393]/2000000+[.E392]+[.A392]/2000000" office:value-type="float" office:value="0" calcext:value-type="float">
            <text:p>0</text:p>
          </table:table-cell>
          <table:table-cell table:formula="of:=[.D393]/([.A39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93]*[.A39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394]/2000000+[.E393]+[.A393]/2000000" office:value-type="float" office:value="0" calcext:value-type="float">
            <text:p>0</text:p>
          </table:table-cell>
          <table:table-cell table:formula="of:=[.D394]/([.A39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94]*[.A39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395]/2000000+[.E394]+[.A394]/2000000" office:value-type="float" office:value="0" calcext:value-type="float">
            <text:p>0</text:p>
          </table:table-cell>
          <table:table-cell table:formula="of:=[.D395]/([.A39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95]*[.A39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396]/2000000+[.E395]+[.A395]/2000000" office:value-type="float" office:value="0" calcext:value-type="float">
            <text:p>0</text:p>
          </table:table-cell>
          <table:table-cell table:formula="of:=[.D396]/([.A39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96]*[.A39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397]/2000000+[.E396]+[.A396]/2000000" office:value-type="float" office:value="0" calcext:value-type="float">
            <text:p>0</text:p>
          </table:table-cell>
          <table:table-cell table:formula="of:=[.D397]/([.A39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97]*[.A39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398]/2000000+[.E397]+[.A397]/2000000" office:value-type="float" office:value="0" calcext:value-type="float">
            <text:p>0</text:p>
          </table:table-cell>
          <table:table-cell table:formula="of:=[.D398]/([.A39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98]*[.A39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399]/2000000+[.E398]+[.A398]/2000000" office:value-type="float" office:value="0" calcext:value-type="float">
            <text:p>0</text:p>
          </table:table-cell>
          <table:table-cell table:formula="of:=[.D399]/([.A39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399]*[.A39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400]/2000000+[.E399]+[.A399]/2000000" office:value-type="float" office:value="0" calcext:value-type="float">
            <text:p>0</text:p>
          </table:table-cell>
          <table:table-cell table:formula="of:=[.D400]/([.A40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00]*[.A40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401]/2000000+[.E400]+[.A400]/2000000" office:value-type="float" office:value="0" calcext:value-type="float">
            <text:p>0</text:p>
          </table:table-cell>
          <table:table-cell table:formula="of:=[.D401]/([.A40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01]*[.A40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402]/2000000+[.E401]+[.A401]/2000000" office:value-type="float" office:value="0" calcext:value-type="float">
            <text:p>0</text:p>
          </table:table-cell>
          <table:table-cell table:formula="of:=[.D402]/([.A40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02]*[.A40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403]/2000000+[.E402]+[.A402]/2000000" office:value-type="float" office:value="0" calcext:value-type="float">
            <text:p>0</text:p>
          </table:table-cell>
          <table:table-cell table:formula="of:=[.D403]/([.A40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03]*[.A40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404]/2000000+[.E403]+[.A403]/2000000" office:value-type="float" office:value="0" calcext:value-type="float">
            <text:p>0</text:p>
          </table:table-cell>
          <table:table-cell table:formula="of:=[.D404]/([.A40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04]*[.A40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405]/2000000+[.E404]+[.A404]/2000000" office:value-type="float" office:value="0" calcext:value-type="float">
            <text:p>0</text:p>
          </table:table-cell>
          <table:table-cell table:formula="of:=[.D405]/([.A40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05]*[.A40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406]/2000000+[.E405]+[.A405]/2000000" office:value-type="float" office:value="0" calcext:value-type="float">
            <text:p>0</text:p>
          </table:table-cell>
          <table:table-cell table:formula="of:=[.D406]/([.A40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06]*[.A40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407]/2000000+[.E406]+[.A406]/2000000" office:value-type="float" office:value="0" calcext:value-type="float">
            <text:p>0</text:p>
          </table:table-cell>
          <table:table-cell table:formula="of:=[.D407]/([.A40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07]*[.A40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408]/2000000+[.E407]+[.A407]/2000000" office:value-type="float" office:value="0" calcext:value-type="float">
            <text:p>0</text:p>
          </table:table-cell>
          <table:table-cell table:formula="of:=[.D408]/([.A40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08]*[.A40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409]/2000000+[.E408]+[.A408]/2000000" office:value-type="float" office:value="0" calcext:value-type="float">
            <text:p>0</text:p>
          </table:table-cell>
          <table:table-cell table:formula="of:=[.D409]/([.A40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09]*[.A40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410]/2000000+[.E409]+[.A409]/2000000" office:value-type="float" office:value="0" calcext:value-type="float">
            <text:p>0</text:p>
          </table:table-cell>
          <table:table-cell table:formula="of:=[.D410]/([.A41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10]*[.A41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411]/2000000+[.E410]+[.A410]/2000000" office:value-type="float" office:value="0" calcext:value-type="float">
            <text:p>0</text:p>
          </table:table-cell>
          <table:table-cell table:formula="of:=[.D411]/([.A41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11]*[.A41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412]/2000000+[.E411]+[.A411]/2000000" office:value-type="float" office:value="0" calcext:value-type="float">
            <text:p>0</text:p>
          </table:table-cell>
          <table:table-cell table:formula="of:=[.D412]/([.A41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12]*[.A41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413]/2000000+[.E412]+[.A412]/2000000" office:value-type="float" office:value="0" calcext:value-type="float">
            <text:p>0</text:p>
          </table:table-cell>
          <table:table-cell table:formula="of:=[.D413]/([.A41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13]*[.A41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414]/2000000+[.E413]+[.A413]/2000000" office:value-type="float" office:value="0" calcext:value-type="float">
            <text:p>0</text:p>
          </table:table-cell>
          <table:table-cell table:formula="of:=[.D414]/([.A41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14]*[.A41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415]/2000000+[.E414]+[.A414]/2000000" office:value-type="float" office:value="0" calcext:value-type="float">
            <text:p>0</text:p>
          </table:table-cell>
          <table:table-cell table:formula="of:=[.D415]/([.A41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15]*[.A41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416]/2000000+[.E415]+[.A415]/2000000" office:value-type="float" office:value="0" calcext:value-type="float">
            <text:p>0</text:p>
          </table:table-cell>
          <table:table-cell table:formula="of:=[.D416]/([.A41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16]*[.A41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417]/2000000+[.E416]+[.A416]/2000000" office:value-type="float" office:value="0" calcext:value-type="float">
            <text:p>0</text:p>
          </table:table-cell>
          <table:table-cell table:formula="of:=[.D417]/([.A41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17]*[.A41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418]/2000000+[.E417]+[.A417]/2000000" office:value-type="float" office:value="0" calcext:value-type="float">
            <text:p>0</text:p>
          </table:table-cell>
          <table:table-cell table:formula="of:=[.D418]/([.A41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18]*[.A41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419]/2000000+[.E418]+[.A418]/2000000" office:value-type="float" office:value="0" calcext:value-type="float">
            <text:p>0</text:p>
          </table:table-cell>
          <table:table-cell table:formula="of:=[.D419]/([.A41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19]*[.A41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420]/2000000+[.E419]+[.A419]/2000000" office:value-type="float" office:value="0" calcext:value-type="float">
            <text:p>0</text:p>
          </table:table-cell>
          <table:table-cell table:formula="of:=[.D420]/([.A42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20]*[.A42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421]/2000000+[.E420]+[.A420]/2000000" office:value-type="float" office:value="0" calcext:value-type="float">
            <text:p>0</text:p>
          </table:table-cell>
          <table:table-cell table:formula="of:=[.D421]/([.A42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21]*[.A42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422]/2000000+[.E421]+[.A421]/2000000" office:value-type="float" office:value="0" calcext:value-type="float">
            <text:p>0</text:p>
          </table:table-cell>
          <table:table-cell table:formula="of:=[.D422]/([.A42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22]*[.A42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423]/2000000+[.E422]+[.A422]/2000000" office:value-type="float" office:value="0" calcext:value-type="float">
            <text:p>0</text:p>
          </table:table-cell>
          <table:table-cell table:formula="of:=[.D423]/([.A42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23]*[.A42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424]/2000000+[.E423]+[.A423]/2000000" office:value-type="float" office:value="0" calcext:value-type="float">
            <text:p>0</text:p>
          </table:table-cell>
          <table:table-cell table:formula="of:=[.D424]/([.A42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24]*[.A42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425]/2000000+[.E424]+[.A424]/2000000" office:value-type="float" office:value="0" calcext:value-type="float">
            <text:p>0</text:p>
          </table:table-cell>
          <table:table-cell table:formula="of:=[.D425]/([.A42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25]*[.A42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426]/2000000+[.E425]+[.A425]/2000000" office:value-type="float" office:value="0" calcext:value-type="float">
            <text:p>0</text:p>
          </table:table-cell>
          <table:table-cell table:formula="of:=[.D426]/([.A42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26]*[.A42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427]/2000000+[.E426]+[.A426]/2000000" office:value-type="float" office:value="0" calcext:value-type="float">
            <text:p>0</text:p>
          </table:table-cell>
          <table:table-cell table:formula="of:=[.D427]/([.A42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27]*[.A42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428]/2000000+[.E427]+[.A427]/2000000" office:value-type="float" office:value="0" calcext:value-type="float">
            <text:p>0</text:p>
          </table:table-cell>
          <table:table-cell table:formula="of:=[.D428]/([.A42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28]*[.A42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429]/2000000+[.E428]+[.A428]/2000000" office:value-type="float" office:value="0" calcext:value-type="float">
            <text:p>0</text:p>
          </table:table-cell>
          <table:table-cell table:formula="of:=[.D429]/([.A42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29]*[.A42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430]/2000000+[.E429]+[.A429]/2000000" office:value-type="float" office:value="0" calcext:value-type="float">
            <text:p>0</text:p>
          </table:table-cell>
          <table:table-cell table:formula="of:=[.D430]/([.A43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30]*[.A43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431]/2000000+[.E430]+[.A430]/2000000" office:value-type="float" office:value="0" calcext:value-type="float">
            <text:p>0</text:p>
          </table:table-cell>
          <table:table-cell table:formula="of:=[.D431]/([.A43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31]*[.A43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432]/2000000+[.E431]+[.A431]/2000000" office:value-type="float" office:value="0" calcext:value-type="float">
            <text:p>0</text:p>
          </table:table-cell>
          <table:table-cell table:formula="of:=[.D432]/([.A43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32]*[.A43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433]/2000000+[.E432]+[.A432]/2000000" office:value-type="float" office:value="0" calcext:value-type="float">
            <text:p>0</text:p>
          </table:table-cell>
          <table:table-cell table:formula="of:=[.D433]/([.A43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33]*[.A43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434]/2000000+[.E433]+[.A433]/2000000" office:value-type="float" office:value="0" calcext:value-type="float">
            <text:p>0</text:p>
          </table:table-cell>
          <table:table-cell table:formula="of:=[.D434]/([.A43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34]*[.A43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435]/2000000+[.E434]+[.A434]/2000000" office:value-type="float" office:value="0" calcext:value-type="float">
            <text:p>0</text:p>
          </table:table-cell>
          <table:table-cell table:formula="of:=[.D435]/([.A43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35]*[.A43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436]/2000000+[.E435]+[.A435]/2000000" office:value-type="float" office:value="0" calcext:value-type="float">
            <text:p>0</text:p>
          </table:table-cell>
          <table:table-cell table:formula="of:=[.D436]/([.A43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36]*[.A43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437]/2000000+[.E436]+[.A436]/2000000" office:value-type="float" office:value="0" calcext:value-type="float">
            <text:p>0</text:p>
          </table:table-cell>
          <table:table-cell table:formula="of:=[.D437]/([.A43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37]*[.A43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438]/2000000+[.E437]+[.A437]/2000000" office:value-type="float" office:value="0" calcext:value-type="float">
            <text:p>0</text:p>
          </table:table-cell>
          <table:table-cell table:formula="of:=[.D438]/([.A43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38]*[.A43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439]/2000000+[.E438]+[.A438]/2000000" office:value-type="float" office:value="0" calcext:value-type="float">
            <text:p>0</text:p>
          </table:table-cell>
          <table:table-cell table:formula="of:=[.D439]/([.A43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39]*[.A43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440]/2000000+[.E439]+[.A439]/2000000" office:value-type="float" office:value="0" calcext:value-type="float">
            <text:p>0</text:p>
          </table:table-cell>
          <table:table-cell table:formula="of:=[.D440]/([.A44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40]*[.A44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441]/2000000+[.E440]+[.A440]/2000000" office:value-type="float" office:value="0" calcext:value-type="float">
            <text:p>0</text:p>
          </table:table-cell>
          <table:table-cell table:formula="of:=[.D441]/([.A44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41]*[.A44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442]/2000000+[.E441]+[.A441]/2000000" office:value-type="float" office:value="0" calcext:value-type="float">
            <text:p>0</text:p>
          </table:table-cell>
          <table:table-cell table:formula="of:=[.D442]/([.A44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42]*[.A44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443]/2000000+[.E442]+[.A442]/2000000" office:value-type="float" office:value="0" calcext:value-type="float">
            <text:p>0</text:p>
          </table:table-cell>
          <table:table-cell table:formula="of:=[.D443]/([.A44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43]*[.A44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444]/2000000+[.E443]+[.A443]/2000000" office:value-type="float" office:value="0" calcext:value-type="float">
            <text:p>0</text:p>
          </table:table-cell>
          <table:table-cell table:formula="of:=[.D444]/([.A44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44]*[.A44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445]/2000000+[.E444]+[.A444]/2000000" office:value-type="float" office:value="0" calcext:value-type="float">
            <text:p>0</text:p>
          </table:table-cell>
          <table:table-cell table:formula="of:=[.D445]/([.A44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45]*[.A44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446]/2000000+[.E445]+[.A445]/2000000" office:value-type="float" office:value="0" calcext:value-type="float">
            <text:p>0</text:p>
          </table:table-cell>
          <table:table-cell table:formula="of:=[.D446]/([.A44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46]*[.A44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447]/2000000+[.E446]+[.A446]/2000000" office:value-type="float" office:value="0" calcext:value-type="float">
            <text:p>0</text:p>
          </table:table-cell>
          <table:table-cell table:formula="of:=[.D447]/([.A44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47]*[.A44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448]/2000000+[.E447]+[.A447]/2000000" office:value-type="float" office:value="0" calcext:value-type="float">
            <text:p>0</text:p>
          </table:table-cell>
          <table:table-cell table:formula="of:=[.D448]/([.A44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48]*[.A44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449]/2000000+[.E448]+[.A448]/2000000" office:value-type="float" office:value="0" calcext:value-type="float">
            <text:p>0</text:p>
          </table:table-cell>
          <table:table-cell table:formula="of:=[.D449]/([.A44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49]*[.A44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450]/2000000+[.E449]+[.A449]/2000000" office:value-type="float" office:value="0" calcext:value-type="float">
            <text:p>0</text:p>
          </table:table-cell>
          <table:table-cell table:formula="of:=[.D450]/([.A45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50]*[.A45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451]/2000000+[.E450]+[.A450]/2000000" office:value-type="float" office:value="0" calcext:value-type="float">
            <text:p>0</text:p>
          </table:table-cell>
          <table:table-cell table:formula="of:=[.D451]/([.A45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51]*[.A45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452]/2000000+[.E451]+[.A451]/2000000" office:value-type="float" office:value="0" calcext:value-type="float">
            <text:p>0</text:p>
          </table:table-cell>
          <table:table-cell table:formula="of:=[.D452]/([.A45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52]*[.A45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453]/2000000+[.E452]+[.A452]/2000000" office:value-type="float" office:value="0" calcext:value-type="float">
            <text:p>0</text:p>
          </table:table-cell>
          <table:table-cell table:formula="of:=[.D453]/([.A45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53]*[.A45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454]/2000000+[.E453]+[.A453]/2000000" office:value-type="float" office:value="0" calcext:value-type="float">
            <text:p>0</text:p>
          </table:table-cell>
          <table:table-cell table:formula="of:=[.D454]/([.A45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54]*[.A45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455]/2000000+[.E454]+[.A454]/2000000" office:value-type="float" office:value="0" calcext:value-type="float">
            <text:p>0</text:p>
          </table:table-cell>
          <table:table-cell table:formula="of:=[.D455]/([.A45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55]*[.A45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456]/2000000+[.E455]+[.A455]/2000000" office:value-type="float" office:value="0" calcext:value-type="float">
            <text:p>0</text:p>
          </table:table-cell>
          <table:table-cell table:formula="of:=[.D456]/([.A45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56]*[.A45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457]/2000000+[.E456]+[.A456]/2000000" office:value-type="float" office:value="0" calcext:value-type="float">
            <text:p>0</text:p>
          </table:table-cell>
          <table:table-cell table:formula="of:=[.D457]/([.A45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57]*[.A45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458]/2000000+[.E457]+[.A457]/2000000" office:value-type="float" office:value="0" calcext:value-type="float">
            <text:p>0</text:p>
          </table:table-cell>
          <table:table-cell table:formula="of:=[.D458]/([.A45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58]*[.A45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459]/2000000+[.E458]+[.A458]/2000000" office:value-type="float" office:value="0" calcext:value-type="float">
            <text:p>0</text:p>
          </table:table-cell>
          <table:table-cell table:formula="of:=[.D459]/([.A45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59]*[.A45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460]/2000000+[.E459]+[.A459]/2000000" office:value-type="float" office:value="0" calcext:value-type="float">
            <text:p>0</text:p>
          </table:table-cell>
          <table:table-cell table:formula="of:=[.D460]/([.A46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60]*[.A46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461]/2000000+[.E460]+[.A460]/2000000" office:value-type="float" office:value="0" calcext:value-type="float">
            <text:p>0</text:p>
          </table:table-cell>
          <table:table-cell table:formula="of:=[.D461]/([.A46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61]*[.A46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462]/2000000+[.E461]+[.A461]/2000000" office:value-type="float" office:value="0" calcext:value-type="float">
            <text:p>0</text:p>
          </table:table-cell>
          <table:table-cell table:formula="of:=[.D462]/([.A46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62]*[.A46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463]/2000000+[.E462]+[.A462]/2000000" office:value-type="float" office:value="0" calcext:value-type="float">
            <text:p>0</text:p>
          </table:table-cell>
          <table:table-cell table:formula="of:=[.D463]/([.A46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63]*[.A46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464]/2000000+[.E463]+[.A463]/2000000" office:value-type="float" office:value="0" calcext:value-type="float">
            <text:p>0</text:p>
          </table:table-cell>
          <table:table-cell table:formula="of:=[.D464]/([.A46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64]*[.A46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465]/2000000+[.E464]+[.A464]/2000000" office:value-type="float" office:value="0" calcext:value-type="float">
            <text:p>0</text:p>
          </table:table-cell>
          <table:table-cell table:formula="of:=[.D465]/([.A46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65]*[.A46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466]/2000000+[.E465]+[.A465]/2000000" office:value-type="float" office:value="0" calcext:value-type="float">
            <text:p>0</text:p>
          </table:table-cell>
          <table:table-cell table:formula="of:=[.D466]/([.A46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66]*[.A46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467]/2000000+[.E466]+[.A466]/2000000" office:value-type="float" office:value="0" calcext:value-type="float">
            <text:p>0</text:p>
          </table:table-cell>
          <table:table-cell table:formula="of:=[.D467]/([.A46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67]*[.A46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468]/2000000+[.E467]+[.A467]/2000000" office:value-type="float" office:value="0" calcext:value-type="float">
            <text:p>0</text:p>
          </table:table-cell>
          <table:table-cell table:formula="of:=[.D468]/([.A46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68]*[.A46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469]/2000000+[.E468]+[.A468]/2000000" office:value-type="float" office:value="0" calcext:value-type="float">
            <text:p>0</text:p>
          </table:table-cell>
          <table:table-cell table:formula="of:=[.D469]/([.A46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69]*[.A46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470]/2000000+[.E469]+[.A469]/2000000" office:value-type="float" office:value="0" calcext:value-type="float">
            <text:p>0</text:p>
          </table:table-cell>
          <table:table-cell table:formula="of:=[.D470]/([.A47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70]*[.A47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471]/2000000+[.E470]+[.A470]/2000000" office:value-type="float" office:value="0" calcext:value-type="float">
            <text:p>0</text:p>
          </table:table-cell>
          <table:table-cell table:formula="of:=[.D471]/([.A47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71]*[.A47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472]/2000000+[.E471]+[.A471]/2000000" office:value-type="float" office:value="0" calcext:value-type="float">
            <text:p>0</text:p>
          </table:table-cell>
          <table:table-cell table:formula="of:=[.D472]/([.A47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72]*[.A47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473]/2000000+[.E472]+[.A472]/2000000" office:value-type="float" office:value="0" calcext:value-type="float">
            <text:p>0</text:p>
          </table:table-cell>
          <table:table-cell table:formula="of:=[.D473]/([.A47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73]*[.A47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474]/2000000+[.E473]+[.A473]/2000000" office:value-type="float" office:value="0" calcext:value-type="float">
            <text:p>0</text:p>
          </table:table-cell>
          <table:table-cell table:formula="of:=[.D474]/([.A47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74]*[.A47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475]/2000000+[.E474]+[.A474]/2000000" office:value-type="float" office:value="0" calcext:value-type="float">
            <text:p>0</text:p>
          </table:table-cell>
          <table:table-cell table:formula="of:=[.D475]/([.A47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75]*[.A47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476]/2000000+[.E475]+[.A475]/2000000" office:value-type="float" office:value="0" calcext:value-type="float">
            <text:p>0</text:p>
          </table:table-cell>
          <table:table-cell table:formula="of:=[.D476]/([.A47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76]*[.A47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477]/2000000+[.E476]+[.A476]/2000000" office:value-type="float" office:value="0" calcext:value-type="float">
            <text:p>0</text:p>
          </table:table-cell>
          <table:table-cell table:formula="of:=[.D477]/([.A47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77]*[.A47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478]/2000000+[.E477]+[.A477]/2000000" office:value-type="float" office:value="0" calcext:value-type="float">
            <text:p>0</text:p>
          </table:table-cell>
          <table:table-cell table:formula="of:=[.D478]/([.A47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78]*[.A47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479]/2000000+[.E478]+[.A478]/2000000" office:value-type="float" office:value="0" calcext:value-type="float">
            <text:p>0</text:p>
          </table:table-cell>
          <table:table-cell table:formula="of:=[.D479]/([.A47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79]*[.A47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480]/2000000+[.E479]+[.A479]/2000000" office:value-type="float" office:value="0" calcext:value-type="float">
            <text:p>0</text:p>
          </table:table-cell>
          <table:table-cell table:formula="of:=[.D480]/([.A48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80]*[.A48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481]/2000000+[.E480]+[.A480]/2000000" office:value-type="float" office:value="0" calcext:value-type="float">
            <text:p>0</text:p>
          </table:table-cell>
          <table:table-cell table:formula="of:=[.D481]/([.A48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81]*[.A48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482]/2000000+[.E481]+[.A481]/2000000" office:value-type="float" office:value="0" calcext:value-type="float">
            <text:p>0</text:p>
          </table:table-cell>
          <table:table-cell table:formula="of:=[.D482]/([.A48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82]*[.A48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483]/2000000+[.E482]+[.A482]/2000000" office:value-type="float" office:value="0" calcext:value-type="float">
            <text:p>0</text:p>
          </table:table-cell>
          <table:table-cell table:formula="of:=[.D483]/([.A48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83]*[.A48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484]/2000000+[.E483]+[.A483]/2000000" office:value-type="float" office:value="0" calcext:value-type="float">
            <text:p>0</text:p>
          </table:table-cell>
          <table:table-cell table:formula="of:=[.D484]/([.A48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84]*[.A48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485]/2000000+[.E484]+[.A484]/2000000" office:value-type="float" office:value="0" calcext:value-type="float">
            <text:p>0</text:p>
          </table:table-cell>
          <table:table-cell table:formula="of:=[.D485]/([.A48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85]*[.A48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486]/2000000+[.E485]+[.A485]/2000000" office:value-type="float" office:value="0" calcext:value-type="float">
            <text:p>0</text:p>
          </table:table-cell>
          <table:table-cell table:formula="of:=[.D486]/([.A48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86]*[.A48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487]/2000000+[.E486]+[.A486]/2000000" office:value-type="float" office:value="0" calcext:value-type="float">
            <text:p>0</text:p>
          </table:table-cell>
          <table:table-cell table:formula="of:=[.D487]/([.A48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87]*[.A48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488]/2000000+[.E487]+[.A487]/2000000" office:value-type="float" office:value="0" calcext:value-type="float">
            <text:p>0</text:p>
          </table:table-cell>
          <table:table-cell table:formula="of:=[.D488]/([.A48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88]*[.A48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489]/2000000+[.E488]+[.A488]/2000000" office:value-type="float" office:value="0" calcext:value-type="float">
            <text:p>0</text:p>
          </table:table-cell>
          <table:table-cell table:formula="of:=[.D489]/([.A48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89]*[.A48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490]/2000000+[.E489]+[.A489]/2000000" office:value-type="float" office:value="0" calcext:value-type="float">
            <text:p>0</text:p>
          </table:table-cell>
          <table:table-cell table:formula="of:=[.D490]/([.A49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90]*[.A49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491]/2000000+[.E490]+[.A490]/2000000" office:value-type="float" office:value="0" calcext:value-type="float">
            <text:p>0</text:p>
          </table:table-cell>
          <table:table-cell table:formula="of:=[.D491]/([.A49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91]*[.A49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492]/2000000+[.E491]+[.A491]/2000000" office:value-type="float" office:value="0" calcext:value-type="float">
            <text:p>0</text:p>
          </table:table-cell>
          <table:table-cell table:formula="of:=[.D492]/([.A49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92]*[.A49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493]/2000000+[.E492]+[.A492]/2000000" office:value-type="float" office:value="0" calcext:value-type="float">
            <text:p>0</text:p>
          </table:table-cell>
          <table:table-cell table:formula="of:=[.D493]/([.A49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93]*[.A49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494]/2000000+[.E493]+[.A493]/2000000" office:value-type="float" office:value="0" calcext:value-type="float">
            <text:p>0</text:p>
          </table:table-cell>
          <table:table-cell table:formula="of:=[.D494]/([.A49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94]*[.A49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495]/2000000+[.E494]+[.A494]/2000000" office:value-type="float" office:value="0" calcext:value-type="float">
            <text:p>0</text:p>
          </table:table-cell>
          <table:table-cell table:formula="of:=[.D495]/([.A49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95]*[.A49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496]/2000000+[.E495]+[.A495]/2000000" office:value-type="float" office:value="0" calcext:value-type="float">
            <text:p>0</text:p>
          </table:table-cell>
          <table:table-cell table:formula="of:=[.D496]/([.A49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96]*[.A49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497]/2000000+[.E496]+[.A496]/2000000" office:value-type="float" office:value="0" calcext:value-type="float">
            <text:p>0</text:p>
          </table:table-cell>
          <table:table-cell table:formula="of:=[.D497]/([.A49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97]*[.A49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498]/2000000+[.E497]+[.A497]/2000000" office:value-type="float" office:value="0" calcext:value-type="float">
            <text:p>0</text:p>
          </table:table-cell>
          <table:table-cell table:formula="of:=[.D498]/([.A49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98]*[.A49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499]/2000000+[.E498]+[.A498]/2000000" office:value-type="float" office:value="0" calcext:value-type="float">
            <text:p>0</text:p>
          </table:table-cell>
          <table:table-cell table:formula="of:=[.D499]/([.A49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499]*[.A49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500]/2000000+[.E499]+[.A499]/2000000" office:value-type="float" office:value="0" calcext:value-type="float">
            <text:p>0</text:p>
          </table:table-cell>
          <table:table-cell table:formula="of:=[.D500]/([.A50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00]*[.A50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501]/2000000+[.E500]+[.A500]/2000000" office:value-type="float" office:value="0" calcext:value-type="float">
            <text:p>0</text:p>
          </table:table-cell>
          <table:table-cell table:formula="of:=[.D501]/([.A50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01]*[.A50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502]/2000000+[.E501]+[.A501]/2000000" office:value-type="float" office:value="0" calcext:value-type="float">
            <text:p>0</text:p>
          </table:table-cell>
          <table:table-cell table:formula="of:=[.D502]/([.A50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02]*[.A50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503]/2000000+[.E502]+[.A502]/2000000" office:value-type="float" office:value="0" calcext:value-type="float">
            <text:p>0</text:p>
          </table:table-cell>
          <table:table-cell table:formula="of:=[.D503]/([.A50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03]*[.A50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504]/2000000+[.E503]+[.A503]/2000000" office:value-type="float" office:value="0" calcext:value-type="float">
            <text:p>0</text:p>
          </table:table-cell>
          <table:table-cell table:formula="of:=[.D504]/([.A50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04]*[.A50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505]/2000000+[.E504]+[.A504]/2000000" office:value-type="float" office:value="0" calcext:value-type="float">
            <text:p>0</text:p>
          </table:table-cell>
          <table:table-cell table:formula="of:=[.D505]/([.A50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05]*[.A50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506]/2000000+[.E505]+[.A505]/2000000" office:value-type="float" office:value="0" calcext:value-type="float">
            <text:p>0</text:p>
          </table:table-cell>
          <table:table-cell table:formula="of:=[.D506]/([.A50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06]*[.A50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507]/2000000+[.E506]+[.A506]/2000000" office:value-type="float" office:value="0" calcext:value-type="float">
            <text:p>0</text:p>
          </table:table-cell>
          <table:table-cell table:formula="of:=[.D507]/([.A50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07]*[.A50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508]/2000000+[.E507]+[.A507]/2000000" office:value-type="float" office:value="0" calcext:value-type="float">
            <text:p>0</text:p>
          </table:table-cell>
          <table:table-cell table:formula="of:=[.D508]/([.A50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08]*[.A50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509]/2000000+[.E508]+[.A508]/2000000" office:value-type="float" office:value="0" calcext:value-type="float">
            <text:p>0</text:p>
          </table:table-cell>
          <table:table-cell table:formula="of:=[.D509]/([.A50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09]*[.A50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510]/2000000+[.E509]+[.A509]/2000000" office:value-type="float" office:value="0" calcext:value-type="float">
            <text:p>0</text:p>
          </table:table-cell>
          <table:table-cell table:formula="of:=[.D510]/([.A51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10]*[.A51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511]/2000000+[.E510]+[.A510]/2000000" office:value-type="float" office:value="0" calcext:value-type="float">
            <text:p>0</text:p>
          </table:table-cell>
          <table:table-cell table:formula="of:=[.D511]/([.A51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11]*[.A51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512]/2000000+[.E511]+[.A511]/2000000" office:value-type="float" office:value="0" calcext:value-type="float">
            <text:p>0</text:p>
          </table:table-cell>
          <table:table-cell table:formula="of:=[.D512]/([.A51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12]*[.A51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513]/2000000+[.E512]+[.A512]/2000000" office:value-type="float" office:value="0" calcext:value-type="float">
            <text:p>0</text:p>
          </table:table-cell>
          <table:table-cell table:formula="of:=[.D513]/([.A51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13]*[.A51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514]/2000000+[.E513]+[.A513]/2000000" office:value-type="float" office:value="0" calcext:value-type="float">
            <text:p>0</text:p>
          </table:table-cell>
          <table:table-cell table:formula="of:=[.D514]/([.A51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14]*[.A51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515]/2000000+[.E514]+[.A514]/2000000" office:value-type="float" office:value="0" calcext:value-type="float">
            <text:p>0</text:p>
          </table:table-cell>
          <table:table-cell table:formula="of:=[.D515]/([.A51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15]*[.A51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516]/2000000+[.E515]+[.A515]/2000000" office:value-type="float" office:value="0" calcext:value-type="float">
            <text:p>0</text:p>
          </table:table-cell>
          <table:table-cell table:formula="of:=[.D516]/([.A51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16]*[.A51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517]/2000000+[.E516]+[.A516]/2000000" office:value-type="float" office:value="0" calcext:value-type="float">
            <text:p>0</text:p>
          </table:table-cell>
          <table:table-cell table:formula="of:=[.D517]/([.A51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17]*[.A51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518]/2000000+[.E517]+[.A517]/2000000" office:value-type="float" office:value="0" calcext:value-type="float">
            <text:p>0</text:p>
          </table:table-cell>
          <table:table-cell table:formula="of:=[.D518]/([.A51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18]*[.A51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519]/2000000+[.E518]+[.A518]/2000000" office:value-type="float" office:value="0" calcext:value-type="float">
            <text:p>0</text:p>
          </table:table-cell>
          <table:table-cell table:formula="of:=[.D519]/([.A51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19]*[.A51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520]/2000000+[.E519]+[.A519]/2000000" office:value-type="float" office:value="0" calcext:value-type="float">
            <text:p>0</text:p>
          </table:table-cell>
          <table:table-cell table:formula="of:=[.D520]/([.A52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20]*[.A52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521]/2000000+[.E520]+[.A520]/2000000" office:value-type="float" office:value="0" calcext:value-type="float">
            <text:p>0</text:p>
          </table:table-cell>
          <table:table-cell table:formula="of:=[.D521]/([.A52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21]*[.A52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522]/2000000+[.E521]+[.A521]/2000000" office:value-type="float" office:value="0" calcext:value-type="float">
            <text:p>0</text:p>
          </table:table-cell>
          <table:table-cell table:formula="of:=[.D522]/([.A52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22]*[.A52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523]/2000000+[.E522]+[.A522]/2000000" office:value-type="float" office:value="0" calcext:value-type="float">
            <text:p>0</text:p>
          </table:table-cell>
          <table:table-cell table:formula="of:=[.D523]/([.A52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23]*[.A52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524]/2000000+[.E523]+[.A523]/2000000" office:value-type="float" office:value="0" calcext:value-type="float">
            <text:p>0</text:p>
          </table:table-cell>
          <table:table-cell table:formula="of:=[.D524]/([.A52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24]*[.A52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525]/2000000+[.E524]+[.A524]/2000000" office:value-type="float" office:value="0" calcext:value-type="float">
            <text:p>0</text:p>
          </table:table-cell>
          <table:table-cell table:formula="of:=[.D525]/([.A52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25]*[.A52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526]/2000000+[.E525]+[.A525]/2000000" office:value-type="float" office:value="0" calcext:value-type="float">
            <text:p>0</text:p>
          </table:table-cell>
          <table:table-cell table:formula="of:=[.D526]/([.A52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26]*[.A52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527]/2000000+[.E526]+[.A526]/2000000" office:value-type="float" office:value="0" calcext:value-type="float">
            <text:p>0</text:p>
          </table:table-cell>
          <table:table-cell table:formula="of:=[.D527]/([.A52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27]*[.A52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528]/2000000+[.E527]+[.A527]/2000000" office:value-type="float" office:value="0" calcext:value-type="float">
            <text:p>0</text:p>
          </table:table-cell>
          <table:table-cell table:formula="of:=[.D528]/([.A52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28]*[.A52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529]/2000000+[.E528]+[.A528]/2000000" office:value-type="float" office:value="0" calcext:value-type="float">
            <text:p>0</text:p>
          </table:table-cell>
          <table:table-cell table:formula="of:=[.D529]/([.A52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29]*[.A52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530]/2000000+[.E529]+[.A529]/2000000" office:value-type="float" office:value="0" calcext:value-type="float">
            <text:p>0</text:p>
          </table:table-cell>
          <table:table-cell table:formula="of:=[.D530]/([.A53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30]*[.A53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531]/2000000+[.E530]+[.A530]/2000000" office:value-type="float" office:value="0" calcext:value-type="float">
            <text:p>0</text:p>
          </table:table-cell>
          <table:table-cell table:formula="of:=[.D531]/([.A53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31]*[.A53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532]/2000000+[.E531]+[.A531]/2000000" office:value-type="float" office:value="0" calcext:value-type="float">
            <text:p>0</text:p>
          </table:table-cell>
          <table:table-cell table:formula="of:=[.D532]/([.A53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32]*[.A53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533]/2000000+[.E532]+[.A532]/2000000" office:value-type="float" office:value="0" calcext:value-type="float">
            <text:p>0</text:p>
          </table:table-cell>
          <table:table-cell table:formula="of:=[.D533]/([.A53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33]*[.A53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534]/2000000+[.E533]+[.A533]/2000000" office:value-type="float" office:value="0" calcext:value-type="float">
            <text:p>0</text:p>
          </table:table-cell>
          <table:table-cell table:formula="of:=[.D534]/([.A53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34]*[.A53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535]/2000000+[.E534]+[.A534]/2000000" office:value-type="float" office:value="0" calcext:value-type="float">
            <text:p>0</text:p>
          </table:table-cell>
          <table:table-cell table:formula="of:=[.D535]/([.A53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35]*[.A53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536]/2000000+[.E535]+[.A535]/2000000" office:value-type="float" office:value="0" calcext:value-type="float">
            <text:p>0</text:p>
          </table:table-cell>
          <table:table-cell table:formula="of:=[.D536]/([.A53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36]*[.A53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537]/2000000+[.E536]+[.A536]/2000000" office:value-type="float" office:value="0" calcext:value-type="float">
            <text:p>0</text:p>
          </table:table-cell>
          <table:table-cell table:formula="of:=[.D537]/([.A53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37]*[.A53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538]/2000000+[.E537]+[.A537]/2000000" office:value-type="float" office:value="0" calcext:value-type="float">
            <text:p>0</text:p>
          </table:table-cell>
          <table:table-cell table:formula="of:=[.D538]/([.A53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38]*[.A53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539]/2000000+[.E538]+[.A538]/2000000" office:value-type="float" office:value="0" calcext:value-type="float">
            <text:p>0</text:p>
          </table:table-cell>
          <table:table-cell table:formula="of:=[.D539]/([.A53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39]*[.A53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540]/2000000+[.E539]+[.A539]/2000000" office:value-type="float" office:value="0" calcext:value-type="float">
            <text:p>0</text:p>
          </table:table-cell>
          <table:table-cell table:formula="of:=[.D540]/([.A54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40]*[.A54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541]/2000000+[.E540]+[.A540]/2000000" office:value-type="float" office:value="0" calcext:value-type="float">
            <text:p>0</text:p>
          </table:table-cell>
          <table:table-cell table:formula="of:=[.D541]/([.A54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41]*[.A54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542]/2000000+[.E541]+[.A541]/2000000" office:value-type="float" office:value="0" calcext:value-type="float">
            <text:p>0</text:p>
          </table:table-cell>
          <table:table-cell table:formula="of:=[.D542]/([.A54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42]*[.A54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543]/2000000+[.E542]+[.A542]/2000000" office:value-type="float" office:value="0" calcext:value-type="float">
            <text:p>0</text:p>
          </table:table-cell>
          <table:table-cell table:formula="of:=[.D543]/([.A54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43]*[.A54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544]/2000000+[.E543]+[.A543]/2000000" office:value-type="float" office:value="0" calcext:value-type="float">
            <text:p>0</text:p>
          </table:table-cell>
          <table:table-cell table:formula="of:=[.D544]/([.A54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44]*[.A54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545]/2000000+[.E544]+[.A544]/2000000" office:value-type="float" office:value="0" calcext:value-type="float">
            <text:p>0</text:p>
          </table:table-cell>
          <table:table-cell table:formula="of:=[.D545]/([.A54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45]*[.A54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546]/2000000+[.E545]+[.A545]/2000000" office:value-type="float" office:value="0" calcext:value-type="float">
            <text:p>0</text:p>
          </table:table-cell>
          <table:table-cell table:formula="of:=[.D546]/([.A54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46]*[.A54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547]/2000000+[.E546]+[.A546]/2000000" office:value-type="float" office:value="0" calcext:value-type="float">
            <text:p>0</text:p>
          </table:table-cell>
          <table:table-cell table:formula="of:=[.D547]/([.A54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47]*[.A54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548]/2000000+[.E547]+[.A547]/2000000" office:value-type="float" office:value="0" calcext:value-type="float">
            <text:p>0</text:p>
          </table:table-cell>
          <table:table-cell table:formula="of:=[.D548]/([.A54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48]*[.A54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549]/2000000+[.E548]+[.A548]/2000000" office:value-type="float" office:value="0" calcext:value-type="float">
            <text:p>0</text:p>
          </table:table-cell>
          <table:table-cell table:formula="of:=[.D549]/([.A54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49]*[.A54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550]/2000000+[.E549]+[.A549]/2000000" office:value-type="float" office:value="0" calcext:value-type="float">
            <text:p>0</text:p>
          </table:table-cell>
          <table:table-cell table:formula="of:=[.D550]/([.A55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50]*[.A55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551]/2000000+[.E550]+[.A550]/2000000" office:value-type="float" office:value="0" calcext:value-type="float">
            <text:p>0</text:p>
          </table:table-cell>
          <table:table-cell table:formula="of:=[.D551]/([.A55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51]*[.A55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552]/2000000+[.E551]+[.A551]/2000000" office:value-type="float" office:value="0" calcext:value-type="float">
            <text:p>0</text:p>
          </table:table-cell>
          <table:table-cell table:formula="of:=[.D552]/([.A55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52]*[.A55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553]/2000000+[.E552]+[.A552]/2000000" office:value-type="float" office:value="0" calcext:value-type="float">
            <text:p>0</text:p>
          </table:table-cell>
          <table:table-cell table:formula="of:=[.D553]/([.A55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53]*[.A55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554]/2000000+[.E553]+[.A553]/2000000" office:value-type="float" office:value="0" calcext:value-type="float">
            <text:p>0</text:p>
          </table:table-cell>
          <table:table-cell table:formula="of:=[.D554]/([.A55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54]*[.A55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555]/2000000+[.E554]+[.A554]/2000000" office:value-type="float" office:value="0" calcext:value-type="float">
            <text:p>0</text:p>
          </table:table-cell>
          <table:table-cell table:formula="of:=[.D555]/([.A55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55]*[.A55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556]/2000000+[.E555]+[.A555]/2000000" office:value-type="float" office:value="0" calcext:value-type="float">
            <text:p>0</text:p>
          </table:table-cell>
          <table:table-cell table:formula="of:=[.D556]/([.A55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56]*[.A55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557]/2000000+[.E556]+[.A556]/2000000" office:value-type="float" office:value="0" calcext:value-type="float">
            <text:p>0</text:p>
          </table:table-cell>
          <table:table-cell table:formula="of:=[.D557]/([.A55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57]*[.A55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558]/2000000+[.E557]+[.A557]/2000000" office:value-type="float" office:value="0" calcext:value-type="float">
            <text:p>0</text:p>
          </table:table-cell>
          <table:table-cell table:formula="of:=[.D558]/([.A55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58]*[.A55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559]/2000000+[.E558]+[.A558]/2000000" office:value-type="float" office:value="0" calcext:value-type="float">
            <text:p>0</text:p>
          </table:table-cell>
          <table:table-cell table:formula="of:=[.D559]/([.A55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59]*[.A55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560]/2000000+[.E559]+[.A559]/2000000" office:value-type="float" office:value="0" calcext:value-type="float">
            <text:p>0</text:p>
          </table:table-cell>
          <table:table-cell table:formula="of:=[.D560]/([.A56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60]*[.A56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561]/2000000+[.E560]+[.A560]/2000000" office:value-type="float" office:value="0" calcext:value-type="float">
            <text:p>0</text:p>
          </table:table-cell>
          <table:table-cell table:formula="of:=[.D561]/([.A56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61]*[.A56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562]/2000000+[.E561]+[.A561]/2000000" office:value-type="float" office:value="0" calcext:value-type="float">
            <text:p>0</text:p>
          </table:table-cell>
          <table:table-cell table:formula="of:=[.D562]/([.A56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62]*[.A56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563]/2000000+[.E562]+[.A562]/2000000" office:value-type="float" office:value="0" calcext:value-type="float">
            <text:p>0</text:p>
          </table:table-cell>
          <table:table-cell table:formula="of:=[.D563]/([.A56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63]*[.A56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564]/2000000+[.E563]+[.A563]/2000000" office:value-type="float" office:value="0" calcext:value-type="float">
            <text:p>0</text:p>
          </table:table-cell>
          <table:table-cell table:formula="of:=[.D564]/([.A56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64]*[.A56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565]/2000000+[.E564]+[.A564]/2000000" office:value-type="float" office:value="0" calcext:value-type="float">
            <text:p>0</text:p>
          </table:table-cell>
          <table:table-cell table:formula="of:=[.D565]/([.A56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65]*[.A56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566]/2000000+[.E565]+[.A565]/2000000" office:value-type="float" office:value="0" calcext:value-type="float">
            <text:p>0</text:p>
          </table:table-cell>
          <table:table-cell table:formula="of:=[.D566]/([.A56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66]*[.A56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567]/2000000+[.E566]+[.A566]/2000000" office:value-type="float" office:value="0" calcext:value-type="float">
            <text:p>0</text:p>
          </table:table-cell>
          <table:table-cell table:formula="of:=[.D567]/([.A56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67]*[.A56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568]/2000000+[.E567]+[.A567]/2000000" office:value-type="float" office:value="0" calcext:value-type="float">
            <text:p>0</text:p>
          </table:table-cell>
          <table:table-cell table:formula="of:=[.D568]/([.A56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68]*[.A56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569]/2000000+[.E568]+[.A568]/2000000" office:value-type="float" office:value="0" calcext:value-type="float">
            <text:p>0</text:p>
          </table:table-cell>
          <table:table-cell table:formula="of:=[.D569]/([.A56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69]*[.A56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570]/2000000+[.E569]+[.A569]/2000000" office:value-type="float" office:value="0" calcext:value-type="float">
            <text:p>0</text:p>
          </table:table-cell>
          <table:table-cell table:formula="of:=[.D570]/([.A57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70]*[.A57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571]/2000000+[.E570]+[.A570]/2000000" office:value-type="float" office:value="0" calcext:value-type="float">
            <text:p>0</text:p>
          </table:table-cell>
          <table:table-cell table:formula="of:=[.D571]/([.A57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71]*[.A57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572]/2000000+[.E571]+[.A571]/2000000" office:value-type="float" office:value="0" calcext:value-type="float">
            <text:p>0</text:p>
          </table:table-cell>
          <table:table-cell table:formula="of:=[.D572]/([.A57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72]*[.A57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573]/2000000+[.E572]+[.A572]/2000000" office:value-type="float" office:value="0" calcext:value-type="float">
            <text:p>0</text:p>
          </table:table-cell>
          <table:table-cell table:formula="of:=[.D573]/([.A57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73]*[.A57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574]/2000000+[.E573]+[.A573]/2000000" office:value-type="float" office:value="0" calcext:value-type="float">
            <text:p>0</text:p>
          </table:table-cell>
          <table:table-cell table:formula="of:=[.D574]/([.A57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74]*[.A57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575]/2000000+[.E574]+[.A574]/2000000" office:value-type="float" office:value="0" calcext:value-type="float">
            <text:p>0</text:p>
          </table:table-cell>
          <table:table-cell table:formula="of:=[.D575]/([.A57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75]*[.A57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576]/2000000+[.E575]+[.A575]/2000000" office:value-type="float" office:value="0" calcext:value-type="float">
            <text:p>0</text:p>
          </table:table-cell>
          <table:table-cell table:formula="of:=[.D576]/([.A57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76]*[.A57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577]/2000000+[.E576]+[.A576]/2000000" office:value-type="float" office:value="0" calcext:value-type="float">
            <text:p>0</text:p>
          </table:table-cell>
          <table:table-cell table:formula="of:=[.D577]/([.A57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77]*[.A57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578]/2000000+[.E577]+[.A577]/2000000" office:value-type="float" office:value="0" calcext:value-type="float">
            <text:p>0</text:p>
          </table:table-cell>
          <table:table-cell table:formula="of:=[.D578]/([.A57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78]*[.A57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579]/2000000+[.E578]+[.A578]/2000000" office:value-type="float" office:value="0" calcext:value-type="float">
            <text:p>0</text:p>
          </table:table-cell>
          <table:table-cell table:formula="of:=[.D579]/([.A57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79]*[.A57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580]/2000000+[.E579]+[.A579]/2000000" office:value-type="float" office:value="0" calcext:value-type="float">
            <text:p>0</text:p>
          </table:table-cell>
          <table:table-cell table:formula="of:=[.D580]/([.A58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80]*[.A58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581]/2000000+[.E580]+[.A580]/2000000" office:value-type="float" office:value="0" calcext:value-type="float">
            <text:p>0</text:p>
          </table:table-cell>
          <table:table-cell table:formula="of:=[.D581]/([.A58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81]*[.A58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582]/2000000+[.E581]+[.A581]/2000000" office:value-type="float" office:value="0" calcext:value-type="float">
            <text:p>0</text:p>
          </table:table-cell>
          <table:table-cell table:formula="of:=[.D582]/([.A58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82]*[.A58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583]/2000000+[.E582]+[.A582]/2000000" office:value-type="float" office:value="0" calcext:value-type="float">
            <text:p>0</text:p>
          </table:table-cell>
          <table:table-cell table:formula="of:=[.D583]/([.A58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83]*[.A58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584]/2000000+[.E583]+[.A583]/2000000" office:value-type="float" office:value="0" calcext:value-type="float">
            <text:p>0</text:p>
          </table:table-cell>
          <table:table-cell table:formula="of:=[.D584]/([.A58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84]*[.A58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585]/2000000+[.E584]+[.A584]/2000000" office:value-type="float" office:value="0" calcext:value-type="float">
            <text:p>0</text:p>
          </table:table-cell>
          <table:table-cell table:formula="of:=[.D585]/([.A58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85]*[.A58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586]/2000000+[.E585]+[.A585]/2000000" office:value-type="float" office:value="0" calcext:value-type="float">
            <text:p>0</text:p>
          </table:table-cell>
          <table:table-cell table:formula="of:=[.D586]/([.A58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86]*[.A58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587]/2000000+[.E586]+[.A586]/2000000" office:value-type="float" office:value="0" calcext:value-type="float">
            <text:p>0</text:p>
          </table:table-cell>
          <table:table-cell table:formula="of:=[.D587]/([.A58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87]*[.A58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588]/2000000+[.E587]+[.A587]/2000000" office:value-type="float" office:value="0" calcext:value-type="float">
            <text:p>0</text:p>
          </table:table-cell>
          <table:table-cell table:formula="of:=[.D588]/([.A58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88]*[.A58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589]/2000000+[.E588]+[.A588]/2000000" office:value-type="float" office:value="0" calcext:value-type="float">
            <text:p>0</text:p>
          </table:table-cell>
          <table:table-cell table:formula="of:=[.D589]/([.A58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89]*[.A58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590]/2000000+[.E589]+[.A589]/2000000" office:value-type="float" office:value="0" calcext:value-type="float">
            <text:p>0</text:p>
          </table:table-cell>
          <table:table-cell table:formula="of:=[.D590]/([.A59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90]*[.A59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591]/2000000+[.E590]+[.A590]/2000000" office:value-type="float" office:value="0" calcext:value-type="float">
            <text:p>0</text:p>
          </table:table-cell>
          <table:table-cell table:formula="of:=[.D591]/([.A59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91]*[.A59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592]/2000000+[.E591]+[.A591]/2000000" office:value-type="float" office:value="0" calcext:value-type="float">
            <text:p>0</text:p>
          </table:table-cell>
          <table:table-cell table:formula="of:=[.D592]/([.A59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92]*[.A59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593]/2000000+[.E592]+[.A592]/2000000" office:value-type="float" office:value="0" calcext:value-type="float">
            <text:p>0</text:p>
          </table:table-cell>
          <table:table-cell table:formula="of:=[.D593]/([.A59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93]*[.A59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594]/2000000+[.E593]+[.A593]/2000000" office:value-type="float" office:value="0" calcext:value-type="float">
            <text:p>0</text:p>
          </table:table-cell>
          <table:table-cell table:formula="of:=[.D594]/([.A59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94]*[.A59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595]/2000000+[.E594]+[.A594]/2000000" office:value-type="float" office:value="0" calcext:value-type="float">
            <text:p>0</text:p>
          </table:table-cell>
          <table:table-cell table:formula="of:=[.D595]/([.A59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95]*[.A59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596]/2000000+[.E595]+[.A595]/2000000" office:value-type="float" office:value="0" calcext:value-type="float">
            <text:p>0</text:p>
          </table:table-cell>
          <table:table-cell table:formula="of:=[.D596]/([.A59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96]*[.A59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597]/2000000+[.E596]+[.A596]/2000000" office:value-type="float" office:value="0" calcext:value-type="float">
            <text:p>0</text:p>
          </table:table-cell>
          <table:table-cell table:formula="of:=[.D597]/([.A59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97]*[.A59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598]/2000000+[.E597]+[.A597]/2000000" office:value-type="float" office:value="0" calcext:value-type="float">
            <text:p>0</text:p>
          </table:table-cell>
          <table:table-cell table:formula="of:=[.D598]/([.A59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98]*[.A59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599]/2000000+[.E598]+[.A598]/2000000" office:value-type="float" office:value="0" calcext:value-type="float">
            <text:p>0</text:p>
          </table:table-cell>
          <table:table-cell table:formula="of:=[.D599]/([.A59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599]*[.A59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600]/2000000+[.E599]+[.A599]/2000000" office:value-type="float" office:value="0" calcext:value-type="float">
            <text:p>0</text:p>
          </table:table-cell>
          <table:table-cell table:formula="of:=[.D600]/([.A60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00]*[.A60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601]/2000000+[.E600]+[.A600]/2000000" office:value-type="float" office:value="0" calcext:value-type="float">
            <text:p>0</text:p>
          </table:table-cell>
          <table:table-cell table:formula="of:=[.D601]/([.A60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01]*[.A60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602]/2000000+[.E601]+[.A601]/2000000" office:value-type="float" office:value="0" calcext:value-type="float">
            <text:p>0</text:p>
          </table:table-cell>
          <table:table-cell table:formula="of:=[.D602]/([.A60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02]*[.A60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603]/2000000+[.E602]+[.A602]/2000000" office:value-type="float" office:value="0" calcext:value-type="float">
            <text:p>0</text:p>
          </table:table-cell>
          <table:table-cell table:formula="of:=[.D603]/([.A60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03]*[.A60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604]/2000000+[.E603]+[.A603]/2000000" office:value-type="float" office:value="0" calcext:value-type="float">
            <text:p>0</text:p>
          </table:table-cell>
          <table:table-cell table:formula="of:=[.D604]/([.A60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04]*[.A60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605]/2000000+[.E604]+[.A604]/2000000" office:value-type="float" office:value="0" calcext:value-type="float">
            <text:p>0</text:p>
          </table:table-cell>
          <table:table-cell table:formula="of:=[.D605]/([.A60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05]*[.A60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606]/2000000+[.E605]+[.A605]/2000000" office:value-type="float" office:value="0" calcext:value-type="float">
            <text:p>0</text:p>
          </table:table-cell>
          <table:table-cell table:formula="of:=[.D606]/([.A60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06]*[.A60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607]/2000000+[.E606]+[.A606]/2000000" office:value-type="float" office:value="0" calcext:value-type="float">
            <text:p>0</text:p>
          </table:table-cell>
          <table:table-cell table:formula="of:=[.D607]/([.A60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07]*[.A60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608]/2000000+[.E607]+[.A607]/2000000" office:value-type="float" office:value="0" calcext:value-type="float">
            <text:p>0</text:p>
          </table:table-cell>
          <table:table-cell table:formula="of:=[.D608]/([.A60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08]*[.A60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609]/2000000+[.E608]+[.A608]/2000000" office:value-type="float" office:value="0" calcext:value-type="float">
            <text:p>0</text:p>
          </table:table-cell>
          <table:table-cell table:formula="of:=[.D609]/([.A60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09]*[.A60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610]/2000000+[.E609]+[.A609]/2000000" office:value-type="float" office:value="0" calcext:value-type="float">
            <text:p>0</text:p>
          </table:table-cell>
          <table:table-cell table:formula="of:=[.D610]/([.A61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10]*[.A61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611]/2000000+[.E610]+[.A610]/2000000" office:value-type="float" office:value="0" calcext:value-type="float">
            <text:p>0</text:p>
          </table:table-cell>
          <table:table-cell table:formula="of:=[.D611]/([.A61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11]*[.A61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612]/2000000+[.E611]+[.A611]/2000000" office:value-type="float" office:value="0" calcext:value-type="float">
            <text:p>0</text:p>
          </table:table-cell>
          <table:table-cell table:formula="of:=[.D612]/([.A61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12]*[.A61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613]/2000000+[.E612]+[.A612]/2000000" office:value-type="float" office:value="0" calcext:value-type="float">
            <text:p>0</text:p>
          </table:table-cell>
          <table:table-cell table:formula="of:=[.D613]/([.A61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13]*[.A61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614]/2000000+[.E613]+[.A613]/2000000" office:value-type="float" office:value="0" calcext:value-type="float">
            <text:p>0</text:p>
          </table:table-cell>
          <table:table-cell table:formula="of:=[.D614]/([.A61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14]*[.A61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615]/2000000+[.E614]+[.A614]/2000000" office:value-type="float" office:value="0" calcext:value-type="float">
            <text:p>0</text:p>
          </table:table-cell>
          <table:table-cell table:formula="of:=[.D615]/([.A61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15]*[.A61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616]/2000000+[.E615]+[.A615]/2000000" office:value-type="float" office:value="0" calcext:value-type="float">
            <text:p>0</text:p>
          </table:table-cell>
          <table:table-cell table:formula="of:=[.D616]/([.A61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16]*[.A61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617]/2000000+[.E616]+[.A616]/2000000" office:value-type="float" office:value="0" calcext:value-type="float">
            <text:p>0</text:p>
          </table:table-cell>
          <table:table-cell table:formula="of:=[.D617]/([.A61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17]*[.A61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618]/2000000+[.E617]+[.A617]/2000000" office:value-type="float" office:value="0" calcext:value-type="float">
            <text:p>0</text:p>
          </table:table-cell>
          <table:table-cell table:formula="of:=[.D618]/([.A61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18]*[.A61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619]/2000000+[.E618]+[.A618]/2000000" office:value-type="float" office:value="0" calcext:value-type="float">
            <text:p>0</text:p>
          </table:table-cell>
          <table:table-cell table:formula="of:=[.D619]/([.A61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19]*[.A61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620]/2000000+[.E619]+[.A619]/2000000" office:value-type="float" office:value="0" calcext:value-type="float">
            <text:p>0</text:p>
          </table:table-cell>
          <table:table-cell table:formula="of:=[.D620]/([.A62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20]*[.A62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621]/2000000+[.E620]+[.A620]/2000000" office:value-type="float" office:value="0" calcext:value-type="float">
            <text:p>0</text:p>
          </table:table-cell>
          <table:table-cell table:formula="of:=[.D621]/([.A62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21]*[.A62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622]/2000000+[.E621]+[.A621]/2000000" office:value-type="float" office:value="0" calcext:value-type="float">
            <text:p>0</text:p>
          </table:table-cell>
          <table:table-cell table:formula="of:=[.D622]/([.A62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22]*[.A62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623]/2000000+[.E622]+[.A622]/2000000" office:value-type="float" office:value="0" calcext:value-type="float">
            <text:p>0</text:p>
          </table:table-cell>
          <table:table-cell table:formula="of:=[.D623]/([.A62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23]*[.A62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624]/2000000+[.E623]+[.A623]/2000000" office:value-type="float" office:value="0" calcext:value-type="float">
            <text:p>0</text:p>
          </table:table-cell>
          <table:table-cell table:formula="of:=[.D624]/([.A62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24]*[.A62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625]/2000000+[.E624]+[.A624]/2000000" office:value-type="float" office:value="0" calcext:value-type="float">
            <text:p>0</text:p>
          </table:table-cell>
          <table:table-cell table:formula="of:=[.D625]/([.A62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25]*[.A62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626]/2000000+[.E625]+[.A625]/2000000" office:value-type="float" office:value="0" calcext:value-type="float">
            <text:p>0</text:p>
          </table:table-cell>
          <table:table-cell table:formula="of:=[.D626]/([.A62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26]*[.A62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627]/2000000+[.E626]+[.A626]/2000000" office:value-type="float" office:value="0" calcext:value-type="float">
            <text:p>0</text:p>
          </table:table-cell>
          <table:table-cell table:formula="of:=[.D627]/([.A62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27]*[.A62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628]/2000000+[.E627]+[.A627]/2000000" office:value-type="float" office:value="0" calcext:value-type="float">
            <text:p>0</text:p>
          </table:table-cell>
          <table:table-cell table:formula="of:=[.D628]/([.A62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28]*[.A62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629]/2000000+[.E628]+[.A628]/2000000" office:value-type="float" office:value="0" calcext:value-type="float">
            <text:p>0</text:p>
          </table:table-cell>
          <table:table-cell table:formula="of:=[.D629]/([.A62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29]*[.A62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630]/2000000+[.E629]+[.A629]/2000000" office:value-type="float" office:value="0" calcext:value-type="float">
            <text:p>0</text:p>
          </table:table-cell>
          <table:table-cell table:formula="of:=[.D630]/([.A63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30]*[.A63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631]/2000000+[.E630]+[.A630]/2000000" office:value-type="float" office:value="0" calcext:value-type="float">
            <text:p>0</text:p>
          </table:table-cell>
          <table:table-cell table:formula="of:=[.D631]/([.A63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31]*[.A63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632]/2000000+[.E631]+[.A631]/2000000" office:value-type="float" office:value="0" calcext:value-type="float">
            <text:p>0</text:p>
          </table:table-cell>
          <table:table-cell table:formula="of:=[.D632]/([.A63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32]*[.A63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633]/2000000+[.E632]+[.A632]/2000000" office:value-type="float" office:value="0" calcext:value-type="float">
            <text:p>0</text:p>
          </table:table-cell>
          <table:table-cell table:formula="of:=[.D633]/([.A63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33]*[.A63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634]/2000000+[.E633]+[.A633]/2000000" office:value-type="float" office:value="0" calcext:value-type="float">
            <text:p>0</text:p>
          </table:table-cell>
          <table:table-cell table:formula="of:=[.D634]/([.A63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34]*[.A63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635]/2000000+[.E634]+[.A634]/2000000" office:value-type="float" office:value="0" calcext:value-type="float">
            <text:p>0</text:p>
          </table:table-cell>
          <table:table-cell table:formula="of:=[.D635]/([.A63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35]*[.A63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636]/2000000+[.E635]+[.A635]/2000000" office:value-type="float" office:value="0" calcext:value-type="float">
            <text:p>0</text:p>
          </table:table-cell>
          <table:table-cell table:formula="of:=[.D636]/([.A63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36]*[.A63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637]/2000000+[.E636]+[.A636]/2000000" office:value-type="float" office:value="0" calcext:value-type="float">
            <text:p>0</text:p>
          </table:table-cell>
          <table:table-cell table:formula="of:=[.D637]/([.A63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37]*[.A63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638]/2000000+[.E637]+[.A637]/2000000" office:value-type="float" office:value="0" calcext:value-type="float">
            <text:p>0</text:p>
          </table:table-cell>
          <table:table-cell table:formula="of:=[.D638]/([.A63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38]*[.A63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639]/2000000+[.E638]+[.A638]/2000000" office:value-type="float" office:value="0" calcext:value-type="float">
            <text:p>0</text:p>
          </table:table-cell>
          <table:table-cell table:formula="of:=[.D639]/([.A63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39]*[.A63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640]/2000000+[.E639]+[.A639]/2000000" office:value-type="float" office:value="0" calcext:value-type="float">
            <text:p>0</text:p>
          </table:table-cell>
          <table:table-cell table:formula="of:=[.D640]/([.A64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40]*[.A64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641]/2000000+[.E640]+[.A640]/2000000" office:value-type="float" office:value="0" calcext:value-type="float">
            <text:p>0</text:p>
          </table:table-cell>
          <table:table-cell table:formula="of:=[.D641]/([.A64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41]*[.A64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642]/2000000+[.E641]+[.A641]/2000000" office:value-type="float" office:value="0" calcext:value-type="float">
            <text:p>0</text:p>
          </table:table-cell>
          <table:table-cell table:formula="of:=[.D642]/([.A64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42]*[.A64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643]/2000000+[.E642]+[.A642]/2000000" office:value-type="float" office:value="0" calcext:value-type="float">
            <text:p>0</text:p>
          </table:table-cell>
          <table:table-cell table:formula="of:=[.D643]/([.A64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43]*[.A64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644]/2000000+[.E643]+[.A643]/2000000" office:value-type="float" office:value="0" calcext:value-type="float">
            <text:p>0</text:p>
          </table:table-cell>
          <table:table-cell table:formula="of:=[.D644]/([.A64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44]*[.A64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645]/2000000+[.E644]+[.A644]/2000000" office:value-type="float" office:value="0" calcext:value-type="float">
            <text:p>0</text:p>
          </table:table-cell>
          <table:table-cell table:formula="of:=[.D645]/([.A64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45]*[.A64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646]/2000000+[.E645]+[.A645]/2000000" office:value-type="float" office:value="0" calcext:value-type="float">
            <text:p>0</text:p>
          </table:table-cell>
          <table:table-cell table:formula="of:=[.D646]/([.A64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46]*[.A64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647]/2000000+[.E646]+[.A646]/2000000" office:value-type="float" office:value="0" calcext:value-type="float">
            <text:p>0</text:p>
          </table:table-cell>
          <table:table-cell table:formula="of:=[.D647]/([.A64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47]*[.A64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648]/2000000+[.E647]+[.A647]/2000000" office:value-type="float" office:value="0" calcext:value-type="float">
            <text:p>0</text:p>
          </table:table-cell>
          <table:table-cell table:formula="of:=[.D648]/([.A64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48]*[.A64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649]/2000000+[.E648]+[.A648]/2000000" office:value-type="float" office:value="0" calcext:value-type="float">
            <text:p>0</text:p>
          </table:table-cell>
          <table:table-cell table:formula="of:=[.D649]/([.A64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49]*[.A64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650]/2000000+[.E649]+[.A649]/2000000" office:value-type="float" office:value="0" calcext:value-type="float">
            <text:p>0</text:p>
          </table:table-cell>
          <table:table-cell table:formula="of:=[.D650]/([.A65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50]*[.A65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651]/2000000+[.E650]+[.A650]/2000000" office:value-type="float" office:value="0" calcext:value-type="float">
            <text:p>0</text:p>
          </table:table-cell>
          <table:table-cell table:formula="of:=[.D651]/([.A65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51]*[.A65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652]/2000000+[.E651]+[.A651]/2000000" office:value-type="float" office:value="0" calcext:value-type="float">
            <text:p>0</text:p>
          </table:table-cell>
          <table:table-cell table:formula="of:=[.D652]/([.A65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52]*[.A65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653]/2000000+[.E652]+[.A652]/2000000" office:value-type="float" office:value="0" calcext:value-type="float">
            <text:p>0</text:p>
          </table:table-cell>
          <table:table-cell table:formula="of:=[.D653]/([.A65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53]*[.A65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654]/2000000+[.E653]+[.A653]/2000000" office:value-type="float" office:value="0" calcext:value-type="float">
            <text:p>0</text:p>
          </table:table-cell>
          <table:table-cell table:formula="of:=[.D654]/([.A65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54]*[.A65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655]/2000000+[.E654]+[.A654]/2000000" office:value-type="float" office:value="0" calcext:value-type="float">
            <text:p>0</text:p>
          </table:table-cell>
          <table:table-cell table:formula="of:=[.D655]/([.A65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55]*[.A65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656]/2000000+[.E655]+[.A655]/2000000" office:value-type="float" office:value="0" calcext:value-type="float">
            <text:p>0</text:p>
          </table:table-cell>
          <table:table-cell table:formula="of:=[.D656]/([.A65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56]*[.A65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657]/2000000+[.E656]+[.A656]/2000000" office:value-type="float" office:value="0" calcext:value-type="float">
            <text:p>0</text:p>
          </table:table-cell>
          <table:table-cell table:formula="of:=[.D657]/([.A65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57]*[.A65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658]/2000000+[.E657]+[.A657]/2000000" office:value-type="float" office:value="0" calcext:value-type="float">
            <text:p>0</text:p>
          </table:table-cell>
          <table:table-cell table:formula="of:=[.D658]/([.A65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58]*[.A65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659]/2000000+[.E658]+[.A658]/2000000" office:value-type="float" office:value="0" calcext:value-type="float">
            <text:p>0</text:p>
          </table:table-cell>
          <table:table-cell table:formula="of:=[.D659]/([.A65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59]*[.A65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660]/2000000+[.E659]+[.A659]/2000000" office:value-type="float" office:value="0" calcext:value-type="float">
            <text:p>0</text:p>
          </table:table-cell>
          <table:table-cell table:formula="of:=[.D660]/([.A66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60]*[.A66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661]/2000000+[.E660]+[.A660]/2000000" office:value-type="float" office:value="0" calcext:value-type="float">
            <text:p>0</text:p>
          </table:table-cell>
          <table:table-cell table:formula="of:=[.D661]/([.A66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61]*[.A66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662]/2000000+[.E661]+[.A661]/2000000" office:value-type="float" office:value="0" calcext:value-type="float">
            <text:p>0</text:p>
          </table:table-cell>
          <table:table-cell table:formula="of:=[.D662]/([.A66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62]*[.A66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663]/2000000+[.E662]+[.A662]/2000000" office:value-type="float" office:value="0" calcext:value-type="float">
            <text:p>0</text:p>
          </table:table-cell>
          <table:table-cell table:formula="of:=[.D663]/([.A66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63]*[.A66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664]/2000000+[.E663]+[.A663]/2000000" office:value-type="float" office:value="0" calcext:value-type="float">
            <text:p>0</text:p>
          </table:table-cell>
          <table:table-cell table:formula="of:=[.D664]/([.A66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64]*[.A66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665]/2000000+[.E664]+[.A664]/2000000" office:value-type="float" office:value="0" calcext:value-type="float">
            <text:p>0</text:p>
          </table:table-cell>
          <table:table-cell table:formula="of:=[.D665]/([.A66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65]*[.A66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666]/2000000+[.E665]+[.A665]/2000000" office:value-type="float" office:value="0" calcext:value-type="float">
            <text:p>0</text:p>
          </table:table-cell>
          <table:table-cell table:formula="of:=[.D666]/([.A66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66]*[.A66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667]/2000000+[.E666]+[.A666]/2000000" office:value-type="float" office:value="0" calcext:value-type="float">
            <text:p>0</text:p>
          </table:table-cell>
          <table:table-cell table:formula="of:=[.D667]/([.A66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67]*[.A66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668]/2000000+[.E667]+[.A667]/2000000" office:value-type="float" office:value="0" calcext:value-type="float">
            <text:p>0</text:p>
          </table:table-cell>
          <table:table-cell table:formula="of:=[.D668]/([.A66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68]*[.A66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669]/2000000+[.E668]+[.A668]/2000000" office:value-type="float" office:value="0" calcext:value-type="float">
            <text:p>0</text:p>
          </table:table-cell>
          <table:table-cell table:formula="of:=[.D669]/([.A66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69]*[.A66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670]/2000000+[.E669]+[.A669]/2000000" office:value-type="float" office:value="0" calcext:value-type="float">
            <text:p>0</text:p>
          </table:table-cell>
          <table:table-cell table:formula="of:=[.D670]/([.A67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70]*[.A67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671]/2000000+[.E670]+[.A670]/2000000" office:value-type="float" office:value="0" calcext:value-type="float">
            <text:p>0</text:p>
          </table:table-cell>
          <table:table-cell table:formula="of:=[.D671]/([.A67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71]*[.A67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672]/2000000+[.E671]+[.A671]/2000000" office:value-type="float" office:value="0" calcext:value-type="float">
            <text:p>0</text:p>
          </table:table-cell>
          <table:table-cell table:formula="of:=[.D672]/([.A67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72]*[.A67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673]/2000000+[.E672]+[.A672]/2000000" office:value-type="float" office:value="0" calcext:value-type="float">
            <text:p>0</text:p>
          </table:table-cell>
          <table:table-cell table:formula="of:=[.D673]/([.A67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73]*[.A67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674]/2000000+[.E673]+[.A673]/2000000" office:value-type="float" office:value="0" calcext:value-type="float">
            <text:p>0</text:p>
          </table:table-cell>
          <table:table-cell table:formula="of:=[.D674]/([.A67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74]*[.A67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675]/2000000+[.E674]+[.A674]/2000000" office:value-type="float" office:value="0" calcext:value-type="float">
            <text:p>0</text:p>
          </table:table-cell>
          <table:table-cell table:formula="of:=[.D675]/([.A67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75]*[.A67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676]/2000000+[.E675]+[.A675]/2000000" office:value-type="float" office:value="0" calcext:value-type="float">
            <text:p>0</text:p>
          </table:table-cell>
          <table:table-cell table:formula="of:=[.D676]/([.A67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76]*[.A67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677]/2000000+[.E676]+[.A676]/2000000" office:value-type="float" office:value="0" calcext:value-type="float">
            <text:p>0</text:p>
          </table:table-cell>
          <table:table-cell table:formula="of:=[.D677]/([.A67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77]*[.A67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678]/2000000+[.E677]+[.A677]/2000000" office:value-type="float" office:value="0" calcext:value-type="float">
            <text:p>0</text:p>
          </table:table-cell>
          <table:table-cell table:formula="of:=[.D678]/([.A67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78]*[.A67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679]/2000000+[.E678]+[.A678]/2000000" office:value-type="float" office:value="0" calcext:value-type="float">
            <text:p>0</text:p>
          </table:table-cell>
          <table:table-cell table:formula="of:=[.D679]/([.A67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79]*[.A67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680]/2000000+[.E679]+[.A679]/2000000" office:value-type="float" office:value="0" calcext:value-type="float">
            <text:p>0</text:p>
          </table:table-cell>
          <table:table-cell table:formula="of:=[.D680]/([.A68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80]*[.A68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681]/2000000+[.E680]+[.A680]/2000000" office:value-type="float" office:value="0" calcext:value-type="float">
            <text:p>0</text:p>
          </table:table-cell>
          <table:table-cell table:formula="of:=[.D681]/([.A68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81]*[.A68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682]/2000000+[.E681]+[.A681]/2000000" office:value-type="float" office:value="0" calcext:value-type="float">
            <text:p>0</text:p>
          </table:table-cell>
          <table:table-cell table:formula="of:=[.D682]/([.A68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82]*[.A68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683]/2000000+[.E682]+[.A682]/2000000" office:value-type="float" office:value="0" calcext:value-type="float">
            <text:p>0</text:p>
          </table:table-cell>
          <table:table-cell table:formula="of:=[.D683]/([.A68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83]*[.A68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684]/2000000+[.E683]+[.A683]/2000000" office:value-type="float" office:value="0" calcext:value-type="float">
            <text:p>0</text:p>
          </table:table-cell>
          <table:table-cell table:formula="of:=[.D684]/([.A68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84]*[.A68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685]/2000000+[.E684]+[.A684]/2000000" office:value-type="float" office:value="0" calcext:value-type="float">
            <text:p>0</text:p>
          </table:table-cell>
          <table:table-cell table:formula="of:=[.D685]/([.A68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85]*[.A68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686]/2000000+[.E685]+[.A685]/2000000" office:value-type="float" office:value="0" calcext:value-type="float">
            <text:p>0</text:p>
          </table:table-cell>
          <table:table-cell table:formula="of:=[.D686]/([.A68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86]*[.A68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687]/2000000+[.E686]+[.A686]/2000000" office:value-type="float" office:value="0" calcext:value-type="float">
            <text:p>0</text:p>
          </table:table-cell>
          <table:table-cell table:formula="of:=[.D687]/([.A68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87]*[.A68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688]/2000000+[.E687]+[.A687]/2000000" office:value-type="float" office:value="0" calcext:value-type="float">
            <text:p>0</text:p>
          </table:table-cell>
          <table:table-cell table:formula="of:=[.D688]/([.A68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88]*[.A68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689]/2000000+[.E688]+[.A688]/2000000" office:value-type="float" office:value="0" calcext:value-type="float">
            <text:p>0</text:p>
          </table:table-cell>
          <table:table-cell table:formula="of:=[.D689]/([.A68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89]*[.A68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690]/2000000+[.E689]+[.A689]/2000000" office:value-type="float" office:value="0" calcext:value-type="float">
            <text:p>0</text:p>
          </table:table-cell>
          <table:table-cell table:formula="of:=[.D690]/([.A69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90]*[.A69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691]/2000000+[.E690]+[.A690]/2000000" office:value-type="float" office:value="0" calcext:value-type="float">
            <text:p>0</text:p>
          </table:table-cell>
          <table:table-cell table:formula="of:=[.D691]/([.A69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91]*[.A69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692]/2000000+[.E691]+[.A691]/2000000" office:value-type="float" office:value="0" calcext:value-type="float">
            <text:p>0</text:p>
          </table:table-cell>
          <table:table-cell table:formula="of:=[.D692]/([.A69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92]*[.A69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693]/2000000+[.E692]+[.A692]/2000000" office:value-type="float" office:value="0" calcext:value-type="float">
            <text:p>0</text:p>
          </table:table-cell>
          <table:table-cell table:formula="of:=[.D693]/([.A69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93]*[.A69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694]/2000000+[.E693]+[.A693]/2000000" office:value-type="float" office:value="0" calcext:value-type="float">
            <text:p>0</text:p>
          </table:table-cell>
          <table:table-cell table:formula="of:=[.D694]/([.A69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94]*[.A69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695]/2000000+[.E694]+[.A694]/2000000" office:value-type="float" office:value="0" calcext:value-type="float">
            <text:p>0</text:p>
          </table:table-cell>
          <table:table-cell table:formula="of:=[.D695]/([.A69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95]*[.A69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696]/2000000+[.E695]+[.A695]/2000000" office:value-type="float" office:value="0" calcext:value-type="float">
            <text:p>0</text:p>
          </table:table-cell>
          <table:table-cell table:formula="of:=[.D696]/([.A69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96]*[.A69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697]/2000000+[.E696]+[.A696]/2000000" office:value-type="float" office:value="0" calcext:value-type="float">
            <text:p>0</text:p>
          </table:table-cell>
          <table:table-cell table:formula="of:=[.D697]/([.A69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97]*[.A69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698]/2000000+[.E697]+[.A697]/2000000" office:value-type="float" office:value="0" calcext:value-type="float">
            <text:p>0</text:p>
          </table:table-cell>
          <table:table-cell table:formula="of:=[.D698]/([.A69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98]*[.A69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699]/2000000+[.E698]+[.A698]/2000000" office:value-type="float" office:value="0" calcext:value-type="float">
            <text:p>0</text:p>
          </table:table-cell>
          <table:table-cell table:formula="of:=[.D699]/([.A69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699]*[.A69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700]/2000000+[.E699]+[.A699]/2000000" office:value-type="float" office:value="0" calcext:value-type="float">
            <text:p>0</text:p>
          </table:table-cell>
          <table:table-cell table:formula="of:=[.D700]/([.A70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00]*[.A70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701]/2000000+[.E700]+[.A700]/2000000" office:value-type="float" office:value="0" calcext:value-type="float">
            <text:p>0</text:p>
          </table:table-cell>
          <table:table-cell table:formula="of:=[.D701]/([.A70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01]*[.A70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702]/2000000+[.E701]+[.A701]/2000000" office:value-type="float" office:value="0" calcext:value-type="float">
            <text:p>0</text:p>
          </table:table-cell>
          <table:table-cell table:formula="of:=[.D702]/([.A70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02]*[.A70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703]/2000000+[.E702]+[.A702]/2000000" office:value-type="float" office:value="0" calcext:value-type="float">
            <text:p>0</text:p>
          </table:table-cell>
          <table:table-cell table:formula="of:=[.D703]/([.A70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03]*[.A70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704]/2000000+[.E703]+[.A703]/2000000" office:value-type="float" office:value="0" calcext:value-type="float">
            <text:p>0</text:p>
          </table:table-cell>
          <table:table-cell table:formula="of:=[.D704]/([.A70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04]*[.A70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705]/2000000+[.E704]+[.A704]/2000000" office:value-type="float" office:value="0" calcext:value-type="float">
            <text:p>0</text:p>
          </table:table-cell>
          <table:table-cell table:formula="of:=[.D705]/([.A70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05]*[.A70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706]/2000000+[.E705]+[.A705]/2000000" office:value-type="float" office:value="0" calcext:value-type="float">
            <text:p>0</text:p>
          </table:table-cell>
          <table:table-cell table:formula="of:=[.D706]/([.A70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06]*[.A70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707]/2000000+[.E706]+[.A706]/2000000" office:value-type="float" office:value="0" calcext:value-type="float">
            <text:p>0</text:p>
          </table:table-cell>
          <table:table-cell table:formula="of:=[.D707]/([.A70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07]*[.A70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708]/2000000+[.E707]+[.A707]/2000000" office:value-type="float" office:value="0" calcext:value-type="float">
            <text:p>0</text:p>
          </table:table-cell>
          <table:table-cell table:formula="of:=[.D708]/([.A70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08]*[.A70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709]/2000000+[.E708]+[.A708]/2000000" office:value-type="float" office:value="0" calcext:value-type="float">
            <text:p>0</text:p>
          </table:table-cell>
          <table:table-cell table:formula="of:=[.D709]/([.A70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09]*[.A70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710]/2000000+[.E709]+[.A709]/2000000" office:value-type="float" office:value="0" calcext:value-type="float">
            <text:p>0</text:p>
          </table:table-cell>
          <table:table-cell table:formula="of:=[.D710]/([.A71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10]*[.A71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711]/2000000+[.E710]+[.A710]/2000000" office:value-type="float" office:value="0" calcext:value-type="float">
            <text:p>0</text:p>
          </table:table-cell>
          <table:table-cell table:formula="of:=[.D711]/([.A71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11]*[.A71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712]/2000000+[.E711]+[.A711]/2000000" office:value-type="float" office:value="0" calcext:value-type="float">
            <text:p>0</text:p>
          </table:table-cell>
          <table:table-cell table:formula="of:=[.D712]/([.A71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12]*[.A71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713]/2000000+[.E712]+[.A712]/2000000" office:value-type="float" office:value="0" calcext:value-type="float">
            <text:p>0</text:p>
          </table:table-cell>
          <table:table-cell table:formula="of:=[.D713]/([.A71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13]*[.A71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714]/2000000+[.E713]+[.A713]/2000000" office:value-type="float" office:value="0" calcext:value-type="float">
            <text:p>0</text:p>
          </table:table-cell>
          <table:table-cell table:formula="of:=[.D714]/([.A71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14]*[.A71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715]/2000000+[.E714]+[.A714]/2000000" office:value-type="float" office:value="0" calcext:value-type="float">
            <text:p>0</text:p>
          </table:table-cell>
          <table:table-cell table:formula="of:=[.D715]/([.A71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15]*[.A71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716]/2000000+[.E715]+[.A715]/2000000" office:value-type="float" office:value="0" calcext:value-type="float">
            <text:p>0</text:p>
          </table:table-cell>
          <table:table-cell table:formula="of:=[.D716]/([.A71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16]*[.A71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717]/2000000+[.E716]+[.A716]/2000000" office:value-type="float" office:value="0" calcext:value-type="float">
            <text:p>0</text:p>
          </table:table-cell>
          <table:table-cell table:formula="of:=[.D717]/([.A71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17]*[.A71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718]/2000000+[.E717]+[.A717]/2000000" office:value-type="float" office:value="0" calcext:value-type="float">
            <text:p>0</text:p>
          </table:table-cell>
          <table:table-cell table:formula="of:=[.D718]/([.A71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18]*[.A71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719]/2000000+[.E718]+[.A718]/2000000" office:value-type="float" office:value="0" calcext:value-type="float">
            <text:p>0</text:p>
          </table:table-cell>
          <table:table-cell table:formula="of:=[.D719]/([.A71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19]*[.A71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720]/2000000+[.E719]+[.A719]/2000000" office:value-type="float" office:value="0" calcext:value-type="float">
            <text:p>0</text:p>
          </table:table-cell>
          <table:table-cell table:formula="of:=[.D720]/([.A72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20]*[.A72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721]/2000000+[.E720]+[.A720]/2000000" office:value-type="float" office:value="0" calcext:value-type="float">
            <text:p>0</text:p>
          </table:table-cell>
          <table:table-cell table:formula="of:=[.D721]/([.A72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21]*[.A72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722]/2000000+[.E721]+[.A721]/2000000" office:value-type="float" office:value="0" calcext:value-type="float">
            <text:p>0</text:p>
          </table:table-cell>
          <table:table-cell table:formula="of:=[.D722]/([.A72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22]*[.A72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723]/2000000+[.E722]+[.A722]/2000000" office:value-type="float" office:value="0" calcext:value-type="float">
            <text:p>0</text:p>
          </table:table-cell>
          <table:table-cell table:formula="of:=[.D723]/([.A72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23]*[.A72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724]/2000000+[.E723]+[.A723]/2000000" office:value-type="float" office:value="0" calcext:value-type="float">
            <text:p>0</text:p>
          </table:table-cell>
          <table:table-cell table:formula="of:=[.D724]/([.A72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24]*[.A72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725]/2000000+[.E724]+[.A724]/2000000" office:value-type="float" office:value="0" calcext:value-type="float">
            <text:p>0</text:p>
          </table:table-cell>
          <table:table-cell table:formula="of:=[.D725]/([.A72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25]*[.A72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726]/2000000+[.E725]+[.A725]/2000000" office:value-type="float" office:value="0" calcext:value-type="float">
            <text:p>0</text:p>
          </table:table-cell>
          <table:table-cell table:formula="of:=[.D726]/([.A72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26]*[.A72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727]/2000000+[.E726]+[.A726]/2000000" office:value-type="float" office:value="0" calcext:value-type="float">
            <text:p>0</text:p>
          </table:table-cell>
          <table:table-cell table:formula="of:=[.D727]/([.A72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27]*[.A72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728]/2000000+[.E727]+[.A727]/2000000" office:value-type="float" office:value="0" calcext:value-type="float">
            <text:p>0</text:p>
          </table:table-cell>
          <table:table-cell table:formula="of:=[.D728]/([.A72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28]*[.A72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729]/2000000+[.E728]+[.A728]/2000000" office:value-type="float" office:value="0" calcext:value-type="float">
            <text:p>0</text:p>
          </table:table-cell>
          <table:table-cell table:formula="of:=[.D729]/([.A72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29]*[.A72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730]/2000000+[.E729]+[.A729]/2000000" office:value-type="float" office:value="0" calcext:value-type="float">
            <text:p>0</text:p>
          </table:table-cell>
          <table:table-cell table:formula="of:=[.D730]/([.A73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30]*[.A73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731]/2000000+[.E730]+[.A730]/2000000" office:value-type="float" office:value="0" calcext:value-type="float">
            <text:p>0</text:p>
          </table:table-cell>
          <table:table-cell table:formula="of:=[.D731]/([.A73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31]*[.A73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732]/2000000+[.E731]+[.A731]/2000000" office:value-type="float" office:value="0" calcext:value-type="float">
            <text:p>0</text:p>
          </table:table-cell>
          <table:table-cell table:formula="of:=[.D732]/([.A73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32]*[.A73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733]/2000000+[.E732]+[.A732]/2000000" office:value-type="float" office:value="0" calcext:value-type="float">
            <text:p>0</text:p>
          </table:table-cell>
          <table:table-cell table:formula="of:=[.D733]/([.A73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33]*[.A73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734]/2000000+[.E733]+[.A733]/2000000" office:value-type="float" office:value="0" calcext:value-type="float">
            <text:p>0</text:p>
          </table:table-cell>
          <table:table-cell table:formula="of:=[.D734]/([.A73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34]*[.A73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735]/2000000+[.E734]+[.A734]/2000000" office:value-type="float" office:value="0" calcext:value-type="float">
            <text:p>0</text:p>
          </table:table-cell>
          <table:table-cell table:formula="of:=[.D735]/([.A73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35]*[.A73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736]/2000000+[.E735]+[.A735]/2000000" office:value-type="float" office:value="0" calcext:value-type="float">
            <text:p>0</text:p>
          </table:table-cell>
          <table:table-cell table:formula="of:=[.D736]/([.A73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36]*[.A73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737]/2000000+[.E736]+[.A736]/2000000" office:value-type="float" office:value="0" calcext:value-type="float">
            <text:p>0</text:p>
          </table:table-cell>
          <table:table-cell table:formula="of:=[.D737]/([.A73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37]*[.A73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738]/2000000+[.E737]+[.A737]/2000000" office:value-type="float" office:value="0" calcext:value-type="float">
            <text:p>0</text:p>
          </table:table-cell>
          <table:table-cell table:formula="of:=[.D738]/([.A73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38]*[.A73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739]/2000000+[.E738]+[.A738]/2000000" office:value-type="float" office:value="0" calcext:value-type="float">
            <text:p>0</text:p>
          </table:table-cell>
          <table:table-cell table:formula="of:=[.D739]/([.A73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39]*[.A73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740]/2000000+[.E739]+[.A739]/2000000" office:value-type="float" office:value="0" calcext:value-type="float">
            <text:p>0</text:p>
          </table:table-cell>
          <table:table-cell table:formula="of:=[.D740]/([.A74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40]*[.A74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741]/2000000+[.E740]+[.A740]/2000000" office:value-type="float" office:value="0" calcext:value-type="float">
            <text:p>0</text:p>
          </table:table-cell>
          <table:table-cell table:formula="of:=[.D741]/([.A74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41]*[.A74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742]/2000000+[.E741]+[.A741]/2000000" office:value-type="float" office:value="0" calcext:value-type="float">
            <text:p>0</text:p>
          </table:table-cell>
          <table:table-cell table:formula="of:=[.D742]/([.A74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42]*[.A74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743]/2000000+[.E742]+[.A742]/2000000" office:value-type="float" office:value="0" calcext:value-type="float">
            <text:p>0</text:p>
          </table:table-cell>
          <table:table-cell table:formula="of:=[.D743]/([.A74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43]*[.A74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744]/2000000+[.E743]+[.A743]/2000000" office:value-type="float" office:value="0" calcext:value-type="float">
            <text:p>0</text:p>
          </table:table-cell>
          <table:table-cell table:formula="of:=[.D744]/([.A74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44]*[.A74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745]/2000000+[.E744]+[.A744]/2000000" office:value-type="float" office:value="0" calcext:value-type="float">
            <text:p>0</text:p>
          </table:table-cell>
          <table:table-cell table:formula="of:=[.D745]/([.A74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45]*[.A74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746]/2000000+[.E745]+[.A745]/2000000" office:value-type="float" office:value="0" calcext:value-type="float">
            <text:p>0</text:p>
          </table:table-cell>
          <table:table-cell table:formula="of:=[.D746]/([.A74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46]*[.A74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747]/2000000+[.E746]+[.A746]/2000000" office:value-type="float" office:value="0" calcext:value-type="float">
            <text:p>0</text:p>
          </table:table-cell>
          <table:table-cell table:formula="of:=[.D747]/([.A74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47]*[.A74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748]/2000000+[.E747]+[.A747]/2000000" office:value-type="float" office:value="0" calcext:value-type="float">
            <text:p>0</text:p>
          </table:table-cell>
          <table:table-cell table:formula="of:=[.D748]/([.A74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48]*[.A74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749]/2000000+[.E748]+[.A748]/2000000" office:value-type="float" office:value="0" calcext:value-type="float">
            <text:p>0</text:p>
          </table:table-cell>
          <table:table-cell table:formula="of:=[.D749]/([.A74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49]*[.A74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750]/2000000+[.E749]+[.A749]/2000000" office:value-type="float" office:value="0" calcext:value-type="float">
            <text:p>0</text:p>
          </table:table-cell>
          <table:table-cell table:formula="of:=[.D750]/([.A75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50]*[.A75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751]/2000000+[.E750]+[.A750]/2000000" office:value-type="float" office:value="0" calcext:value-type="float">
            <text:p>0</text:p>
          </table:table-cell>
          <table:table-cell table:formula="of:=[.D751]/([.A75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51]*[.A75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752]/2000000+[.E751]+[.A751]/2000000" office:value-type="float" office:value="0" calcext:value-type="float">
            <text:p>0</text:p>
          </table:table-cell>
          <table:table-cell table:formula="of:=[.D752]/([.A75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52]*[.A75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753]/2000000+[.E752]+[.A752]/2000000" office:value-type="float" office:value="0" calcext:value-type="float">
            <text:p>0</text:p>
          </table:table-cell>
          <table:table-cell table:formula="of:=[.D753]/([.A75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53]*[.A75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754]/2000000+[.E753]+[.A753]/2000000" office:value-type="float" office:value="0" calcext:value-type="float">
            <text:p>0</text:p>
          </table:table-cell>
          <table:table-cell table:formula="of:=[.D754]/([.A75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54]*[.A75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755]/2000000+[.E754]+[.A754]/2000000" office:value-type="float" office:value="0" calcext:value-type="float">
            <text:p>0</text:p>
          </table:table-cell>
          <table:table-cell table:formula="of:=[.D755]/([.A75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55]*[.A75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756]/2000000+[.E755]+[.A755]/2000000" office:value-type="float" office:value="0" calcext:value-type="float">
            <text:p>0</text:p>
          </table:table-cell>
          <table:table-cell table:formula="of:=[.D756]/([.A75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56]*[.A75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757]/2000000+[.E756]+[.A756]/2000000" office:value-type="float" office:value="0" calcext:value-type="float">
            <text:p>0</text:p>
          </table:table-cell>
          <table:table-cell table:formula="of:=[.D757]/([.A75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57]*[.A75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758]/2000000+[.E757]+[.A757]/2000000" office:value-type="float" office:value="0" calcext:value-type="float">
            <text:p>0</text:p>
          </table:table-cell>
          <table:table-cell table:formula="of:=[.D758]/([.A75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58]*[.A75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759]/2000000+[.E758]+[.A758]/2000000" office:value-type="float" office:value="0" calcext:value-type="float">
            <text:p>0</text:p>
          </table:table-cell>
          <table:table-cell table:formula="of:=[.D759]/([.A75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59]*[.A75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760]/2000000+[.E759]+[.A759]/2000000" office:value-type="float" office:value="0" calcext:value-type="float">
            <text:p>0</text:p>
          </table:table-cell>
          <table:table-cell table:formula="of:=[.D760]/([.A76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60]*[.A76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761]/2000000+[.E760]+[.A760]/2000000" office:value-type="float" office:value="0" calcext:value-type="float">
            <text:p>0</text:p>
          </table:table-cell>
          <table:table-cell table:formula="of:=[.D761]/([.A76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61]*[.A76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762]/2000000+[.E761]+[.A761]/2000000" office:value-type="float" office:value="0" calcext:value-type="float">
            <text:p>0</text:p>
          </table:table-cell>
          <table:table-cell table:formula="of:=[.D762]/([.A76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62]*[.A76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763]/2000000+[.E762]+[.A762]/2000000" office:value-type="float" office:value="0" calcext:value-type="float">
            <text:p>0</text:p>
          </table:table-cell>
          <table:table-cell table:formula="of:=[.D763]/([.A76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63]*[.A76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764]/2000000+[.E763]+[.A763]/2000000" office:value-type="float" office:value="0" calcext:value-type="float">
            <text:p>0</text:p>
          </table:table-cell>
          <table:table-cell table:formula="of:=[.D764]/([.A76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64]*[.A76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765]/2000000+[.E764]+[.A764]/2000000" office:value-type="float" office:value="0" calcext:value-type="float">
            <text:p>0</text:p>
          </table:table-cell>
          <table:table-cell table:formula="of:=[.D765]/([.A76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65]*[.A76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766]/2000000+[.E765]+[.A765]/2000000" office:value-type="float" office:value="0" calcext:value-type="float">
            <text:p>0</text:p>
          </table:table-cell>
          <table:table-cell table:formula="of:=[.D766]/([.A76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66]*[.A76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767]/2000000+[.E766]+[.A766]/2000000" office:value-type="float" office:value="0" calcext:value-type="float">
            <text:p>0</text:p>
          </table:table-cell>
          <table:table-cell table:formula="of:=[.D767]/([.A76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67]*[.A76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768]/2000000+[.E767]+[.A767]/2000000" office:value-type="float" office:value="0" calcext:value-type="float">
            <text:p>0</text:p>
          </table:table-cell>
          <table:table-cell table:formula="of:=[.D768]/([.A76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68]*[.A76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769]/2000000+[.E768]+[.A768]/2000000" office:value-type="float" office:value="0" calcext:value-type="float">
            <text:p>0</text:p>
          </table:table-cell>
          <table:table-cell table:formula="of:=[.D769]/([.A76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69]*[.A76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770]/2000000+[.E769]+[.A769]/2000000" office:value-type="float" office:value="0" calcext:value-type="float">
            <text:p>0</text:p>
          </table:table-cell>
          <table:table-cell table:formula="of:=[.D770]/([.A77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70]*[.A77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771]/2000000+[.E770]+[.A770]/2000000" office:value-type="float" office:value="0" calcext:value-type="float">
            <text:p>0</text:p>
          </table:table-cell>
          <table:table-cell table:formula="of:=[.D771]/([.A77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71]*[.A77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772]/2000000+[.E771]+[.A771]/2000000" office:value-type="float" office:value="0" calcext:value-type="float">
            <text:p>0</text:p>
          </table:table-cell>
          <table:table-cell table:formula="of:=[.D772]/([.A77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72]*[.A77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773]/2000000+[.E772]+[.A772]/2000000" office:value-type="float" office:value="0" calcext:value-type="float">
            <text:p>0</text:p>
          </table:table-cell>
          <table:table-cell table:formula="of:=[.D773]/([.A77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73]*[.A77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774]/2000000+[.E773]+[.A773]/2000000" office:value-type="float" office:value="0" calcext:value-type="float">
            <text:p>0</text:p>
          </table:table-cell>
          <table:table-cell table:formula="of:=[.D774]/([.A77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74]*[.A77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775]/2000000+[.E774]+[.A774]/2000000" office:value-type="float" office:value="0" calcext:value-type="float">
            <text:p>0</text:p>
          </table:table-cell>
          <table:table-cell table:formula="of:=[.D775]/([.A77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75]*[.A77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776]/2000000+[.E775]+[.A775]/2000000" office:value-type="float" office:value="0" calcext:value-type="float">
            <text:p>0</text:p>
          </table:table-cell>
          <table:table-cell table:formula="of:=[.D776]/([.A77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76]*[.A77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777]/2000000+[.E776]+[.A776]/2000000" office:value-type="float" office:value="0" calcext:value-type="float">
            <text:p>0</text:p>
          </table:table-cell>
          <table:table-cell table:formula="of:=[.D777]/([.A777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77]*[.A77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778]/2000000+[.E777]+[.A777]/2000000" office:value-type="float" office:value="0" calcext:value-type="float">
            <text:p>0</text:p>
          </table:table-cell>
          <table:table-cell table:formula="of:=[.D778]/([.A778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78]*[.A77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779]/2000000+[.E778]+[.A778]/2000000" office:value-type="float" office:value="0" calcext:value-type="float">
            <text:p>0</text:p>
          </table:table-cell>
          <table:table-cell table:formula="of:=[.D779]/([.A779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79]*[.A77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780]/2000000+[.E779]+[.A779]/2000000" office:value-type="float" office:value="0" calcext:value-type="float">
            <text:p>0</text:p>
          </table:table-cell>
          <table:table-cell table:formula="of:=[.D780]/([.A780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80]*[.A78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781]/2000000+[.E780]+[.A780]/2000000" office:value-type="float" office:value="0" calcext:value-type="float">
            <text:p>0</text:p>
          </table:table-cell>
          <table:table-cell table:formula="of:=[.D781]/([.A781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81]*[.A78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782]/2000000+[.E781]+[.A781]/2000000" office:value-type="float" office:value="0" calcext:value-type="float">
            <text:p>0</text:p>
          </table:table-cell>
          <table:table-cell table:formula="of:=[.D782]/([.A782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82]*[.A78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783]/2000000+[.E782]+[.A782]/2000000" office:value-type="float" office:value="0" calcext:value-type="float">
            <text:p>0</text:p>
          </table:table-cell>
          <table:table-cell table:formula="of:=[.D783]/([.A783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83]*[.A78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784]/2000000+[.E783]+[.A783]/2000000" office:value-type="float" office:value="0" calcext:value-type="float">
            <text:p>0</text:p>
          </table:table-cell>
          <table:table-cell table:formula="of:=[.D784]/([.A784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84]*[.A78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785]/2000000+[.E784]+[.A784]/2000000" office:value-type="float" office:value="0" calcext:value-type="float">
            <text:p>0</text:p>
          </table:table-cell>
          <table:table-cell table:formula="of:=[.D785]/([.A785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85]*[.A78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786]/2000000+[.E785]+[.A785]/2000000" office:value-type="float" office:value="0" calcext:value-type="float">
            <text:p>0</text:p>
          </table:table-cell>
          <table:table-cell table:formula="of:=[.D786]/([.A786]/1000000)" office:value-type="string" office:string-value="" calcext:value-type="error">
            <text:p>#DIV/0!</text:p>
          </table:table-cell>
          <table:table-cell table:style-name="ce1" office:value-type="string" office:string-value="" calcext:value-type="error">
            <text:p>#DIV/0!</text:p>
          </table:table-cell>
          <table:table-cell table:style-name="ce1" table:formula="of:=[.G786]*[.A78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787]/2000000+[.E786]+[.A786]/2000000" office:value-type="float" office:value="0" calcext:value-type="float">
            <text:p>0</text:p>
          </table:table-cell>
          <table:table-cell table:formula="of:=[.D787]/([.A787]/1000000)" office:value-type="string" office:string-value="" calcext:value-type="error">
            <text:p>#DIV/0!</text:p>
          </table:table-cell>
          <table:table-cell table:style-name="ce1" table:formula="of:=TREND([.F$2:.F$796];[.E$2:.E$796];[.E787];TRUE())" office:value-type="string" office:string-value="" calcext:value-type="error">
            <text:p>#DIV/0!</text:p>
          </table:table-cell>
          <table:table-cell table:style-name="ce1" table:formula="of:=[.G787]*[.A787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788]/2000000+[.E787]+[.A787]/2000000" office:value-type="float" office:value="0" calcext:value-type="float">
            <text:p>0</text:p>
          </table:table-cell>
          <table:table-cell table:formula="of:=[.D788]/([.A788]/1000000)" office:value-type="string" office:string-value="" calcext:value-type="error">
            <text:p>#DIV/0!</text:p>
          </table:table-cell>
          <table:table-cell table:style-name="ce1" table:formula="of:=TREND([.F$2:.F$796];[.E$2:.E$796];[.E788];TRUE())" office:value-type="string" office:string-value="" calcext:value-type="error">
            <text:p>#DIV/0!</text:p>
          </table:table-cell>
          <table:table-cell table:style-name="ce1" table:formula="of:=[.G788]*[.A788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789]/2000000+[.E788]+[.A788]/2000000" office:value-type="float" office:value="0" calcext:value-type="float">
            <text:p>0</text:p>
          </table:table-cell>
          <table:table-cell table:formula="of:=[.D789]/([.A789]/1000000)" office:value-type="string" office:string-value="" calcext:value-type="error">
            <text:p>#DIV/0!</text:p>
          </table:table-cell>
          <table:table-cell table:style-name="ce1" table:formula="of:=TREND([.F$2:.F$796];[.E$2:.E$796];[.E789];TRUE())" office:value-type="string" office:string-value="" calcext:value-type="error">
            <text:p>#DIV/0!</text:p>
          </table:table-cell>
          <table:table-cell table:style-name="ce1" table:formula="of:=[.G789]*[.A789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790]/2000000+[.E789]+[.A789]/2000000" office:value-type="float" office:value="0" calcext:value-type="float">
            <text:p>0</text:p>
          </table:table-cell>
          <table:table-cell table:formula="of:=[.D790]/([.A790]/1000000)" office:value-type="string" office:string-value="" calcext:value-type="error">
            <text:p>#DIV/0!</text:p>
          </table:table-cell>
          <table:table-cell table:style-name="ce1" table:formula="of:=TREND([.F$2:.F$796];[.E$2:.E$796];[.E790];TRUE())" office:value-type="string" office:string-value="" calcext:value-type="error">
            <text:p>#DIV/0!</text:p>
          </table:table-cell>
          <table:table-cell table:style-name="ce1" table:formula="of:=[.G790]*[.A790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791]/2000000+[.E790]+[.A790]/2000000" office:value-type="float" office:value="0" calcext:value-type="float">
            <text:p>0</text:p>
          </table:table-cell>
          <table:table-cell table:formula="of:=[.D791]/([.A791]/1000000)" office:value-type="string" office:string-value="" calcext:value-type="error">
            <text:p>#DIV/0!</text:p>
          </table:table-cell>
          <table:table-cell table:style-name="ce1" table:formula="of:=TREND([.F$2:.F$796];[.E$2:.E$796];[.E791];TRUE())" office:value-type="string" office:string-value="" calcext:value-type="error">
            <text:p>#DIV/0!</text:p>
          </table:table-cell>
          <table:table-cell table:style-name="ce1" table:formula="of:=[.G791]*[.A791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792]/2000000+[.E791]+[.A791]/2000000" office:value-type="float" office:value="0" calcext:value-type="float">
            <text:p>0</text:p>
          </table:table-cell>
          <table:table-cell table:formula="of:=[.D792]/([.A792]/1000000)" office:value-type="string" office:string-value="" calcext:value-type="error">
            <text:p>#DIV/0!</text:p>
          </table:table-cell>
          <table:table-cell table:style-name="ce1" table:formula="of:=TREND([.F$2:.F$796];[.E$2:.E$796];[.E792];TRUE())" office:value-type="string" office:string-value="" calcext:value-type="error">
            <text:p>#DIV/0!</text:p>
          </table:table-cell>
          <table:table-cell table:style-name="ce1" table:formula="of:=[.G792]*[.A792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793]/2000000+[.E792]+[.A792]/2000000" office:value-type="float" office:value="0" calcext:value-type="float">
            <text:p>0</text:p>
          </table:table-cell>
          <table:table-cell table:formula="of:=[.D793]/([.A793]/1000000)" office:value-type="string" office:string-value="" calcext:value-type="error">
            <text:p>#DIV/0!</text:p>
          </table:table-cell>
          <table:table-cell table:style-name="ce1" table:formula="of:=TREND([.F$2:.F$796];[.E$2:.E$796];[.E793];TRUE())" office:value-type="string" office:string-value="" calcext:value-type="error">
            <text:p>#DIV/0!</text:p>
          </table:table-cell>
          <table:table-cell table:style-name="ce1" table:formula="of:=[.G793]*[.A793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794]/2000000+[.E793]+[.A793]/2000000" office:value-type="float" office:value="0" calcext:value-type="float">
            <text:p>0</text:p>
          </table:table-cell>
          <table:table-cell table:formula="of:=[.D794]/([.A794]/1000000)" office:value-type="string" office:string-value="" calcext:value-type="error">
            <text:p>#DIV/0!</text:p>
          </table:table-cell>
          <table:table-cell table:style-name="ce1" table:formula="of:=TREND([.F$2:.F$796];[.E$2:.E$796];[.E794];TRUE())" office:value-type="string" office:string-value="" calcext:value-type="error">
            <text:p>#DIV/0!</text:p>
          </table:table-cell>
          <table:table-cell table:style-name="ce1" table:formula="of:=[.G794]*[.A794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795]/2000000+[.E794]+[.A794]/2000000" office:value-type="float" office:value="0" calcext:value-type="float">
            <text:p>0</text:p>
          </table:table-cell>
          <table:table-cell table:formula="of:=[.D795]/([.A795]/1000000)" office:value-type="string" office:string-value="" calcext:value-type="error">
            <text:p>#DIV/0!</text:p>
          </table:table-cell>
          <table:table-cell table:style-name="ce1" table:formula="of:=TREND([.F$2:.F$796];[.E$2:.E$796];[.E795];TRUE())" office:value-type="string" office:string-value="" calcext:value-type="error">
            <text:p>#DIV/0!</text:p>
          </table:table-cell>
          <table:table-cell table:style-name="ce1" table:formula="of:=[.G795]*[.A795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796]/2000000+[.E795]+[.A795]/2000000" office:value-type="float" office:value="0" calcext:value-type="float">
            <text:p>0</text:p>
          </table:table-cell>
          <table:table-cell table:formula="of:=[.D796]/([.A796]/1000000)" office:value-type="string" office:string-value="" calcext:value-type="error">
            <text:p>#DIV/0!</text:p>
          </table:table-cell>
          <table:table-cell table:style-name="ce1" table:formula="of:=TREND([.F$2:.F$796];[.E$2:.E$796];[.E796];TRUE())" office:value-type="string" office:string-value="" calcext:value-type="error">
            <text:p>#DIV/0!</text:p>
          </table:table-cell>
          <table:table-cell table:style-name="ce1" table:formula="of:=[.G796]*[.A796]/1000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formula="of:=[.C$2]" office:value-type="float" office:value="0.392699081698724" calcext:value-type="float">
            <text:p>0.392699081698724</text:p>
          </table:table-cell>
          <table:table-cell table:style-name="ce1" table:formula="of:=[.A797]/2000000+[.E796]+[.A796]/200000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 table:formula="of:=[.C$3]" office:value-type="float" office:value="0.392699081698724" calcext:value-type="float">
            <text:p>0.392699081698724</text:p>
          </table:table-cell>
          <table:table-cell table:style-name="ce1" table:formula="of:=[.A798]/2000000+[.E797]+[.A797]/200000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 table:formula="of:=[.C$4]" office:value-type="float" office:value="0.392699081698724" calcext:value-type="float">
            <text:p>0.392699081698724</text:p>
          </table:table-cell>
          <table:table-cell table:style-name="ce1" table:formula="of:=[.A799]/2000000+[.E798]+[.A798]/200000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 table:formula="of:=[.C$5]" office:value-type="float" office:value="0.392699081698724" calcext:value-type="float">
            <text:p>0.392699081698724</text:p>
          </table:table-cell>
          <table:table-cell table:style-name="ce1" table:formula="of:=[.A800]/2000000+[.E799]+[.A799]/200000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 table:formula="of:=[.C$6]" office:value-type="float" office:value="0.392699081698724" calcext:value-type="float">
            <text:p>0.392699081698724</text:p>
          </table:table-cell>
          <table:table-cell table:style-name="ce1" table:formula="of:=[.A801]/2000000+[.E800]+[.A800]/200000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 table:formula="of:=[.C$7]" office:value-type="float" office:value="0.392699081698724" calcext:value-type="float">
            <text:p>0.392699081698724</text:p>
          </table:table-cell>
          <table:table-cell table:style-name="ce1" table:formula="of:=[.A802]/2000000+[.E801]+[.A801]/200000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 table:formula="of:=[.C$8]" office:value-type="float" office:value="0.392699081698724" calcext:value-type="float">
            <text:p>0.392699081698724</text:p>
          </table:table-cell>
          <table:table-cell table:style-name="ce1" table:formula="of:=[.A803]/2000000+[.E802]+[.A802]/200000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 table:formula="of:=[.C$9]" office:value-type="float" office:value="0.392699081698724" calcext:value-type="float">
            <text:p>0.392699081698724</text:p>
          </table:table-cell>
          <table:table-cell table:style-name="ce1" table:formula="of:=[.A804]/2000000+[.E803]+[.A803]/200000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 table:formula="of:=[.C$10]" office:value-type="float" office:value="0.392699081698724" calcext:value-type="float">
            <text:p>0.392699081698724</text:p>
          </table:table-cell>
          <table:table-cell table:style-name="ce1" table:formula="of:=[.A805]/2000000+[.E804]+[.A804]/200000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 table:formula="of:=[.C$11]" office:value-type="float" office:value="0.392699081698724" calcext:value-type="float">
            <text:p>0.392699081698724</text:p>
          </table:table-cell>
          <table:table-cell table:style-name="ce1" table:formula="of:=[.A806]/2000000+[.E805]+[.A805]/200000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 table:formula="of:=[.C$12]" office:value-type="float" office:value="0.392699081698724" calcext:value-type="float">
            <text:p>0.392699081698724</text:p>
          </table:table-cell>
          <table:table-cell table:style-name="ce1" table:formula="of:=[.A807]/2000000+[.E806]+[.A806]/200000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 table:formula="of:=[.C$13]" office:value-type="float" office:value="0.392699081698724" calcext:value-type="float">
            <text:p>0.392699081698724</text:p>
          </table:table-cell>
          <table:table-cell table:style-name="ce1" table:formula="of:=[.A808]/2000000+[.E807]+[.A807]/200000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 table:formula="of:=[.C$14]" office:value-type="float" office:value="0.392699081698724" calcext:value-type="float">
            <text:p>0.392699081698724</text:p>
          </table:table-cell>
          <table:table-cell table:style-name="ce1" table:formula="of:=[.A809]/2000000+[.E808]+[.A808]/200000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 table:formula="of:=[.C$15]" office:value-type="float" office:value="0.392699081698724" calcext:value-type="float">
            <text:p>0.392699081698724</text:p>
          </table:table-cell>
          <table:table-cell table:style-name="ce1" table:formula="of:=[.A810]/2000000+[.E809]+[.A809]/200000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 table:formula="of:=[.C$16]" office:value-type="float" office:value="0.785398163397448" calcext:value-type="float">
            <text:p>0.785398163397448</text:p>
          </table:table-cell>
          <table:table-cell table:style-name="ce1" table:formula="of:=[.A811]/2000000+[.E810]+[.A810]/2000000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77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Monark.$A$1" table:cell-range-address="$Monark.$C$2:.$C$16"/>
          <table:named-expression table:name="solver_cvg" table:base-cell-address="$Monark.$A$1" table:expression="0.0001"/>
          <table:named-expression table:name="solver_drv" table:base-cell-address="$Monark.$A$1" table:expression="1"/>
          <table:named-expression table:name="solver_est" table:base-cell-address="$Monark.$A$1" table:expression="1"/>
          <table:named-expression table:name="solver_itr" table:base-cell-address="$Monark.$A$1" table:expression="100"/>
          <table:named-expression table:name="solver_lin" table:base-cell-address="$Monark.$A$1" table:expression="2"/>
          <table:named-expression table:name="solver_neg" table:base-cell-address="$Monark.$A$1" table:expression="2"/>
          <table:named-expression table:name="solver_num" table:base-cell-address="$Monark.$A$1" table:expression="0"/>
          <table:named-expression table:name="solver_nwt" table:base-cell-address="$Monark.$A$1" table:expression="1"/>
          <table:named-range table:name="solver_opt" table:base-cell-address="$Monark.$A$1" table:cell-range-address="$Monark.$H$2"/>
          <table:named-expression table:name="solver_pre" table:base-cell-address="$Monark.$A$1" table:expression="0.000001"/>
          <table:named-expression table:name="solver_scl" table:base-cell-address="$Monark.$A$1" table:expression="2"/>
          <table:named-expression table:name="solver_sho" table:base-cell-address="$Monark.$A$1" table:expression="2"/>
          <table:named-expression table:name="solver_tim" table:base-cell-address="$Monark.$A$1" table:expression="100"/>
          <table:named-expression table:name="solver_tol" table:base-cell-address="$Monark.$A$1" table:expression="0.05"/>
          <table:named-expression table:name="solver_typ" table:base-cell-address="$Monark.$A$1" table:expression="2"/>
          <table:named-expression table:name="solver_val" table:base-cell-address="$Monark.$A$1" table:expression="0"/>
        </table:named-expressions>
      </table:table>
      <table:table table:name="LeMond" table:style-name="ta2">
        <table:table-column table:style-name="co1" table:number-columns-repeated="5" table:default-cell-style-name="Default"/>
        <table:table-column table:style-name="co2" table:default-cell-style-name="ce1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Coast Down time stamps</text:p>
          </table:table-cell>
          <table:table-cell/>
          <table:table-cell table:style-name="ce1" office:value-type="string" calcext:value-type="string">
            <text:p>Approximate theta</text:p>
          </table:table-cell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Vel time</text:p>
          </table:table-cell>
          <table:table-cell office:value-type="string" calcext:value-type="string">
            <text:p>Velocity</text:p>
          </table:table-cell>
          <table:table-cell table:style-name="ce1" office:value-type="string" calcext:value-type="string">
            <text:p>Regression Velocity</text:p>
          </table:table-cell>
          <table:table-cell table:style-name="ce1" office:value-type="string" calcext:value-type="string">
            <text:p>Theta from regression</text:p>
          </table:table-cell>
          <table:table-cell table:number-columns-repeated="2"/>
          <table:table-cell table:style-name="ce6" office:value-type="string" calcext:value-type="string">
            <text:p>Cal Theta</text:p>
          </table:table-cell>
          <table:table-cell table:style-name="ce1" office:value-type="string" calcext:value-type="string">
            <text:p>Mean theta</text:p>
          </table:table-cell>
          <table:table-cell table:style-name="ce1" office:value-type="string" calcext:value-type="string">
            <text:p>Rev 1</text:p>
          </table:table-cell>
          <table:table-cell table:style-name="ce1" office:value-type="string" calcext:value-type="string">
            <text:p>Rev 2</text:p>
          </table:table-cell>
          <table:table-cell table:style-name="ce1" office:value-type="string" calcext:value-type="string">
            <text:p>Rev 3</text:p>
          </table:table-cell>
          <table:table-cell table:style-name="ce1" office:value-type="string" calcext:value-type="string">
            <text:p>Rev 4</text:p>
          </table:table-cell>
          <table:table-cell table:style-name="ce1" office:value-type="string" calcext:value-type="string">
            <text:p>Rev 5</text:p>
          </table:table-cell>
          <table:table-cell table:style-name="ce1" office:value-type="string" calcext:value-type="string">
            <text:p>Rev 6</text:p>
          </table:table-cell>
          <table:table-cell table:style-name="ce1" office:value-type="string" calcext:value-type="string">
            <text:p>Rev 7</text:p>
          </table:table-cell>
          <table:table-cell table:style-name="ce1" office:value-type="string" calcext:value-type="string">
            <text:p>Rev 8</text:p>
          </table:table-cell>
          <table:table-cell table:style-name="ce1" office:value-type="string" calcext:value-type="string">
            <text:p>Rev 9</text:p>
          </table:table-cell>
          <table:table-cell table:style-name="ce1" office:value-type="string" calcext:value-type="string">
            <text:p>Rev 10</text:p>
          </table:table-cell>
          <table:table-cell table:style-name="ce1" office:value-type="string" calcext:value-type="string">
            <text:p>Rev 11</text:p>
          </table:table-cell>
          <table:table-cell table:style-name="ce1" office:value-type="string" calcext:value-type="string">
            <text:p>Rev 12</text:p>
          </table:table-cell>
          <table:table-cell table:style-name="ce1" office:value-type="string" calcext:value-type="string">
            <text:p>Rev 13</text:p>
          </table:table-cell>
          <table:table-cell table:style-name="ce1" office:value-type="string" calcext:value-type="string">
            <text:p>Rev 14</text:p>
          </table:table-cell>
          <table:table-cell table:style-name="ce1" office:value-type="string" calcext:value-type="string">
            <text:p>Rev 15</text:p>
          </table:table-cell>
          <table:table-cell table:style-name="ce1" office:value-type="string" calcext:value-type="string">
            <text:p>Rev 16</text:p>
          </table:table-cell>
          <table:table-cell table:style-name="ce1" office:value-type="string" calcext:value-type="string">
            <text:p>Rev 17</text:p>
          </table:table-cell>
          <table:table-cell table:style-name="ce1" office:value-type="string" calcext:value-type="string">
            <text:p>Rev 18</text:p>
          </table:table-cell>
          <table:table-cell table:style-name="ce1" office:value-type="string" calcext:value-type="string">
            <text:p>Rev 19</text:p>
          </table:table-cell>
          <table:table-cell table:style-name="ce1" office:value-type="string" calcext:value-type="string">
            <text:p>Rev 20</text:p>
          </table:table-cell>
          <table:table-cell table:style-name="ce1" office:value-type="string" calcext:value-type="string">
            <text:p>Rev 21</text:p>
          </table:table-cell>
          <table:table-cell table:style-name="ce1" office:value-type="string" calcext:value-type="string">
            <text:p>Rev 22</text:p>
          </table:table-cell>
          <table:table-cell table:style-name="ce1" office:value-type="string" calcext:value-type="string">
            <text:p>Rev 23</text:p>
          </table:table-cell>
          <table:table-cell table:style-name="ce1" office:value-type="string" calcext:value-type="string">
            <text:p>Rev 24</text:p>
          </table:table-cell>
          <table:table-cell table:style-name="ce1" office:value-type="string" calcext:value-type="string">
            <text:p>Rev 25</text:p>
          </table:table-cell>
          <table:table-cell table:style-name="ce1" office:value-type="string" calcext:value-type="string">
            <text:p>Rev 26</text:p>
          </table:table-cell>
          <table:table-cell table:style-name="ce1" office:value-type="string" calcext:value-type="string">
            <text:p>Rev 27</text:p>
          </table:table-cell>
          <table:table-cell table:style-name="ce1" office:value-type="string" calcext:value-type="string">
            <text:p>Rev 28</text:p>
          </table:table-cell>
          <table:table-cell table:style-name="ce1" office:value-type="string" calcext:value-type="string">
            <text:p>Rev 29</text:p>
          </table:table-cell>
          <table:table-cell table:style-name="ce1" office:value-type="string" calcext:value-type="string">
            <text:p>Rev 30</text:p>
          </table:table-cell>
          <table:table-cell table:style-name="ce1" office:value-type="string" calcext:value-type="string">
            <text:p>Rev 31</text:p>
          </table:table-cell>
          <table:table-cell table:style-name="ce1" office:value-type="string" calcext:value-type="string">
            <text:p>Rev 32</text:p>
          </table:table-cell>
          <table:table-cell table:style-name="ce1" office:value-type="string" calcext:value-type="string">
            <text:p>Rev 33</text:p>
          </table:table-cell>
          <table:table-cell table:style-name="ce1" office:value-type="string" calcext:value-type="string">
            <text:p>Rev 34</text:p>
          </table:table-cell>
          <table:table-cell table:style-name="ce1" office:value-type="string" calcext:value-type="string">
            <text:p>Rev 35</text:p>
          </table:table-cell>
          <table:table-cell table:style-name="ce1" office:value-type="string" calcext:value-type="string">
            <text:p>Rev 36</text:p>
          </table:table-cell>
          <table:table-cell table:style-name="ce1" office:value-type="string" calcext:value-type="string">
            <text:p>Rev 37</text:p>
          </table:table-cell>
          <table:table-cell table:style-name="ce1" office:value-type="string" calcext:value-type="string">
            <text:p>Rev 38</text:p>
          </table:table-cell>
          <table:table-cell table:style-name="ce1" office:value-type="string" calcext:value-type="string">
            <text:p>Rev 39</text:p>
          </table:table-cell>
          <table:table-cell table:style-name="ce1" office:value-type="string" calcext:value-type="string">
            <text:p>Rev 40</text:p>
          </table:table-cell>
          <table:table-cell table:style-name="ce1" office:value-type="string" calcext:value-type="string">
            <text:p>Rev 41</text:p>
          </table:table-cell>
          <table:table-cell table:style-name="ce1" office:value-type="string" calcext:value-type="string">
            <text:p>Rev 42</text:p>
          </table:table-cell>
          <table:table-cell table:style-name="ce1" office:value-type="string" calcext:value-type="string">
            <text:p>Rev 43</text:p>
          </table:table-cell>
          <table:table-cell table:style-name="ce1" office:value-type="string" calcext:value-type="string">
            <text:p>Rev 44</text:p>
          </table:table-cell>
          <table:table-cell table:style-name="ce1" office:value-type="string" calcext:value-type="string">
            <text:p>Rev 45</text:p>
          </table:table-cell>
          <table:table-cell table:style-name="ce1" office:value-type="string" calcext:value-type="string">
            <text:p>Rev 46</text:p>
          </table:table-cell>
          <table:table-cell table:style-name="ce1" office:value-type="string" calcext:value-type="string">
            <text:p>Rev 47</text:p>
          </table:table-cell>
          <table:table-cell table:style-name="ce1" office:value-type="string" calcext:value-type="string">
            <text:p>Rev 48</text:p>
          </table:table-cell>
          <table:table-cell table:style-name="ce1" office:value-type="string" calcext:value-type="string">
            <text:p>Rev 49</text:p>
          </table:table-cell>
          <table:table-cell table:style-name="ce1" office:value-type="string" calcext:value-type="string">
            <text:p>Rev 50</text:p>
          </table:table-cell>
          <table:table-cell table:style-name="ce1" office:value-type="string" calcext:value-type="string">
            <text:p>Rev 51</text:p>
          </table:table-cell>
          <table:table-cell table:style-name="ce1" office:value-type="string" calcext:value-type="string">
            <text:p>Rev 52</text:p>
          </table:table-cell>
          <table:table-cell table:style-name="ce1" office:value-type="string" calcext:value-type="string">
            <text:p>Rev 53</text:p>
          </table:table-cell>
          <table:table-cell table:style-name="ce1" office:value-type="string" calcext:value-type="string">
            <text:p>Rev54</text:p>
          </table:table-cell>
          <table:table-cell table:number-columns-repeated="958"/>
        </table:table-row>
        <table:table-row table:style-name="ro1">
          <table:table-cell table:style-name="ce1" office:value-type="float" office:value="5443" calcext:value-type="float">
            <text:p>5443</text:p>
          </table:table-cell>
          <table:table-cell/>
          <table:table-cell table:style-name="ce1" office:value-type="float" office:value="1.5616974398832" calcext:value-type="float">
            <text:p>1.5616974398832</text:p>
          </table:table-cell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2]/2000000" office:value-type="float" office:value="0.0027215" calcext:value-type="float">
            <text:p>0.0027215</text:p>
          </table:table-cell>
          <table:table-cell table:formula="of:=[.D2]/([.A2]/1000000)" office:value-type="float" office:value="286.91850815418" calcext:value-type="float">
            <text:p>286.91850815418</text:p>
          </table:table-cell>
          <table:table-cell table:style-name="ce1" table:formula="of:=TREND([.F$2:.F$166];[.E$2:.E$166];[.E2];TRUE())" office:value-type="float" office:value="287.004027938808" calcext:value-type="float">
            <text:p>287.004027938808</text:p>
          </table:table-cell>
          <table:table-cell table:style-name="ce1" table:formula="of:=[.G2]*[.A2]/1000000" office:value-type="float" office:value="1.56216292407093" calcext:value-type="float">
            <text:p>1.56216292407093</text:p>
            <draw:custom-shape draw:z-index="1" draw:name="Text 2" draw:style-name="gr1" draw:text-style-name="P2" svg:width="89.57pt" svg:height="44.99pt" svg:x="43.31pt" svg:y="8.39pt">
              <text:p text:style-name="P1"><text:span text:style-name="T1">Use these Cal Theta values for power calculation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 table:style-name="ce6" table:formula="of:=[.L2]/[.L$5]" office:value-type="float" office:value="1.5616974398832" calcext:value-type="float">
            <text:p>1.5616974398832</text:p>
          </table:table-cell>
          <table:table-cell table:style-name="ce1" table:formula="of:=AVERAGE([.M2:.BM2])" office:value-type="float" office:value="1.56170015007605" calcext:value-type="float">
            <text:p>1.56170015007605</text:p>
          </table:table-cell>
          <table:table-cell table:style-name="ce1" table:formula="of:=[.H2]" office:value-type="float" office:value="1.56216292407093" calcext:value-type="float">
            <text:p>1.56216292407093</text:p>
          </table:table-cell>
          <table:table-cell table:style-name="ce1" table:formula="of:=[.H5]" office:value-type="float" office:value="1.56198696270674" calcext:value-type="float">
            <text:p>1.56198696270674</text:p>
          </table:table-cell>
          <table:table-cell table:style-name="ce1" table:formula="of:=[.H8]" office:value-type="float" office:value="1.56123712109247" calcext:value-type="float">
            <text:p>1.56123712109247</text:p>
          </table:table-cell>
          <table:table-cell table:style-name="ce1" table:formula="of:=[.H11]" office:value-type="float" office:value="1.5616342759281" calcext:value-type="float">
            <text:p>1.5616342759281</text:p>
          </table:table-cell>
          <table:table-cell table:style-name="ce1" table:formula="of:=[.H14]" office:value-type="float" office:value="1.56145744465027" calcext:value-type="float">
            <text:p>1.56145744465027</text:p>
          </table:table-cell>
          <table:table-cell table:style-name="ce1" table:formula="of:=[.H17]" office:value-type="float" office:value="1.56185345228235" calcext:value-type="float">
            <text:p>1.56185345228235</text:p>
          </table:table-cell>
          <table:table-cell table:style-name="ce1" table:formula="of:=[.H20]" office:value-type="float" office:value="1.56196233917229" calcext:value-type="float">
            <text:p>1.56196233917229</text:p>
          </table:table-cell>
          <table:table-cell table:style-name="ce1" table:formula="of:=[.H23]" office:value-type="float" office:value="1.56207067362613" calcext:value-type="float">
            <text:p>1.56207067362613</text:p>
          </table:table-cell>
          <table:table-cell table:style-name="ce1" table:formula="of:=[.H26]" office:value-type="float" office:value="1.56189227008337" calcext:value-type="float">
            <text:p>1.56189227008337</text:p>
          </table:table-cell>
          <table:table-cell table:style-name="ce1" table:formula="of:=[.H29]" office:value-type="float" office:value="1.5617135054229" calcext:value-type="float">
            <text:p>1.5617135054229</text:p>
          </table:table-cell>
          <table:table-cell table:style-name="ce1" table:formula="of:=[.H32]" office:value-type="float" office:value="1.56124832235606" calcext:value-type="float">
            <text:p>1.56124832235606</text:p>
          </table:table-cell>
          <table:table-cell table:style-name="ce1" table:formula="of:=[.H35]" office:value-type="float" office:value="1.56164122455848" calcext:value-type="float">
            <text:p>1.56164122455848</text:p>
          </table:table-cell>
          <table:table-cell table:style-name="ce1" table:formula="of:=[.H38]" office:value-type="float" office:value="1.56174751643416" calcext:value-type="float">
            <text:p>1.56174751643416</text:p>
          </table:table-cell>
          <table:table-cell table:style-name="ce1" table:formula="of:=[.H41]" office:value-type="float" office:value="1.56156736891643" calcext:value-type="float">
            <text:p>1.56156736891643</text:p>
          </table:table-cell>
          <table:table-cell table:style-name="ce1" table:formula="of:=[.H44]" office:value-type="float" office:value="1.56167274529263" calcext:value-type="float">
            <text:p>1.56167274529263</text:p>
          </table:table-cell>
          <table:table-cell table:style-name="ce1" table:formula="of:=[.H47]" office:value-type="float" office:value="1.56177761039903" calcext:value-type="float">
            <text:p>1.56177761039903</text:p>
          </table:table-cell>
          <table:table-cell table:style-name="ce1" table:formula="of:=[.H50]" office:value-type="float" office:value="1.56131074683875" calcext:value-type="float">
            <text:p>1.56131074683875</text:p>
          </table:table-cell>
          <table:table-cell table:style-name="ce1" table:formula="of:=[.H53]" office:value-type="float" office:value="1.56170041036088" calcext:value-type="float">
            <text:p>1.56170041036088</text:p>
          </table:table-cell>
          <table:table-cell table:style-name="ce1" table:formula="of:=[.H56]" office:value-type="float" office:value="1.56180388982546" calcext:value-type="float">
            <text:p>1.56180388982546</text:p>
          </table:table-cell>
          <table:table-cell table:style-name="ce1" table:formula="of:=[.H59]" office:value-type="float" office:value="1.5619069636273" calcext:value-type="float">
            <text:p>1.5619069636273</text:p>
          </table:table-cell>
          <table:table-cell table:style-name="ce1" table:formula="of:=[.H62]" office:value-type="float" office:value="1.56172421620973" calcext:value-type="float">
            <text:p>1.56172421620973</text:p>
          </table:table-cell>
          <table:table-cell table:style-name="ce1" table:formula="of:=[.H65]" office:value-type="float" office:value="1.56154123396565" calcext:value-type="float">
            <text:p>1.56154123396565</text:p>
          </table:table-cell>
          <table:table-cell table:style-name="ce1" table:formula="of:=[.H68]" office:value-type="float" office:value="1.56192816542473" calcext:value-type="float">
            <text:p>1.56192816542473</text:p>
          </table:table-cell>
          <table:table-cell table:style-name="ce1" table:formula="of:=[.H71]" office:value-type="float" office:value="1.56174430823385" calcext:value-type="float">
            <text:p>1.56174430823385</text:p>
          </table:table-cell>
          <table:table-cell table:style-name="ce1" table:formula="of:=[.H74]" office:value-type="float" office:value="1.56184507645931" calcext:value-type="float">
            <text:p>1.56184507645931</text:p>
          </table:table-cell>
          <table:table-cell table:style-name="ce1" table:formula="of:=[.H77]" office:value-type="float" office:value="1.56194535312429" calcext:value-type="float">
            <text:p>1.56194535312429</text:p>
          </table:table-cell>
          <table:table-cell table:style-name="ce1" table:formula="of:=[.H80]" office:value-type="float" office:value="1.56119085790159" calcext:value-type="float">
            <text:p>1.56119085790159</text:p>
          </table:table-cell>
          <table:table-cell table:style-name="ce1" table:formula="of:=[.H83]" office:value-type="float" office:value="1.56185987042059" calcext:value-type="float">
            <text:p>1.56185987042059</text:p>
          </table:table-cell>
          <table:table-cell table:style-name="ce1" table:formula="of:=[.H86]" office:value-type="float" office:value="1.56138959417477" calcext:value-type="float">
            <text:p>1.56138959417477</text:p>
          </table:table-cell>
          <table:table-cell table:style-name="ce1" table:formula="of:=[.H89]" office:value-type="float" office:value="1.56177276266202" calcext:value-type="float">
            <text:p>1.56177276266202</text:p>
          </table:table-cell>
          <table:table-cell table:style-name="ce1" table:formula="of:=[.H92]" office:value-type="float" office:value="1.5618708147317" calcext:value-type="float">
            <text:p>1.5618708147317</text:p>
          </table:table-cell>
          <table:table-cell table:style-name="ce1" table:formula="of:=[.H95]" office:value-type="float" office:value="1.5619683956959" calcext:value-type="float">
            <text:p>1.5619683956959</text:p>
          </table:table-cell>
          <table:table-cell table:style-name="ce1" table:formula="of:=[.H98]" office:value-type="float" office:value="1.5614969647395" calcext:value-type="float">
            <text:p>1.5614969647395</text:p>
          </table:table-cell>
          <table:table-cell table:style-name="ce1" table:formula="of:=[.H101]" office:value-type="float" office:value="1.5615937320869" calcext:value-type="float">
            <text:p>1.5615937320869</text:p>
          </table:table-cell>
          <table:table-cell table:style-name="ce1" table:formula="of:=[.H104]" office:value-type="float" office:value="1.56140591864845" calcext:value-type="float">
            <text:p>1.56140591864845</text:p>
          </table:table-cell>
          <table:table-cell table:style-name="ce1" table:formula="of:=[.H107]" office:value-type="float" office:value="1.56150187143923" calcext:value-type="float">
            <text:p>1.56150187143923</text:p>
          </table:table-cell>
          <table:table-cell table:style-name="ce1" table:formula="of:=[.H110]" office:value-type="float" office:value="1.5621651419752" calcext:value-type="float">
            <text:p>1.5621651419752</text:p>
          </table:table-cell>
          <table:table-cell table:style-name="ce1" table:formula="of:=[.H113]" office:value-type="float" office:value="1.56169221210365" calcext:value-type="float">
            <text:p>1.56169221210365</text:p>
          </table:table-cell>
          <table:table-cell table:style-name="ce1" table:formula="of:=[.H116]" office:value-type="float" office:value="1.56207042924921" calcext:value-type="float">
            <text:p>1.56207042924921</text:p>
          </table:table-cell>
          <table:table-cell table:style-name="ce1" table:formula="of:=[.H119]" office:value-type="float" office:value="1.56159692082038" calcext:value-type="float">
            <text:p>1.56159692082038</text:p>
          </table:table-cell>
          <table:table-cell table:style-name="ce1" table:formula="of:=[.H122]" office:value-type="float" office:value="1.56197397902222" calcext:value-type="float">
            <text:p>1.56197397902222</text:p>
          </table:table-cell>
          <table:table-cell table:style-name="ce1" table:formula="of:=[.H125]" office:value-type="float" office:value="1.56149993446848" calcext:value-type="float">
            <text:p>1.56149993446848</text:p>
          </table:table-cell>
          <table:table-cell table:style-name="ce1" table:formula="of:=[.H128]" office:value-type="float" office:value="1.5615925828333" calcext:value-type="float">
            <text:p>1.5615925828333</text:p>
          </table:table-cell>
          <table:table-cell table:style-name="ce1" table:formula="of:=[.H131]" office:value-type="float" office:value="1.56140146599028" calcext:value-type="float">
            <text:p>1.56140146599028</text:p>
          </table:table-cell>
          <table:table-cell table:style-name="ce1" table:formula="of:=[.H134]" office:value-type="float" office:value="1.56149327618999" calcext:value-type="float">
            <text:p>1.56149327618999</text:p>
          </table:table-cell>
          <table:table-cell table:style-name="ce1" table:formula="of:=[.H137]" office:value-type="float" office:value="1.56186769062271" calcext:value-type="float">
            <text:p>1.56186769062271</text:p>
          </table:table-cell>
          <table:table-cell table:style-name="ce1" table:formula="of:=[.H140]" office:value-type="float" office:value="1.56167528452135" calcext:value-type="float">
            <text:p>1.56167528452135</text:p>
          </table:table-cell>
          <table:table-cell table:style-name="ce1" table:formula="of:=[.H143]" office:value-type="float" office:value="1.56148259887369" calcext:value-type="float">
            <text:p>1.56148259887369</text:p>
          </table:table-cell>
          <table:table-cell table:style-name="ce1" table:formula="of:=[.H146]" office:value-type="float" office:value="1.56185539932759" calcext:value-type="float">
            <text:p>1.56185539932759</text:p>
          </table:table-cell>
          <table:table-cell table:style-name="ce1" table:formula="of:=[.H149]" office:value-type="float" office:value="1.56194473558467" calcext:value-type="float">
            <text:p>1.56194473558467</text:p>
          </table:table-cell>
          <table:table-cell table:style-name="ce1" table:formula="of:=[.H152]" office:value-type="float" office:value="1.56146811310845" calcext:value-type="float">
            <text:p>1.56146811310845</text:p>
          </table:table-cell>
          <table:table-cell table:style-name="ce1" table:formula="of:=[.H155]" office:value-type="float" office:value="1.56183923379902" calcext:value-type="float">
            <text:p>1.56183923379902</text:p>
          </table:table-cell>
          <table:table-cell table:style-name="ce1" table:formula="of:=[.H158]" office:value-type="float" office:value="1.56136205197776" calcext:value-type="float">
            <text:p>1.56136205197776</text:p>
          </table:table-cell>
          <table:table-cell table:style-name="ce1" table:formula="of:=[.H161]" office:value-type="float" office:value="1.56144968676213" calcext:value-type="float">
            <text:p>1.56144968676213</text:p>
          </table:table-cell>
          <table:table-cell table:number-columns-repeated="958"/>
        </table:table-row>
        <table:table-row table:style-name="ro1">
          <table:table-cell table:style-name="ce1" office:value-type="float" office:value="5466" calcext:value-type="float">
            <text:p>5466</text:p>
          </table:table-cell>
          <table:table-cell/>
          <table:table-cell table:style-name="ce1" office:value-type="float" office:value="1.56828534313812" calcext:value-type="float">
            <text:p>1.56828534313812</text:p>
          </table:table-cell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3]/2000000+[.E2]+[.A2]/2000000" office:value-type="float" office:value="0.008176" calcext:value-type="float">
            <text:p>0.008176</text:p>
          </table:table-cell>
          <table:table-cell table:formula="of:=[.D3]/([.A3]/1000000)" office:value-type="float" office:value="286.91645501978" calcext:value-type="float">
            <text:p>286.91645501978</text:p>
          </table:table-cell>
          <table:table-cell table:style-name="ce1" table:formula="of:=TREND([.F$2:.F$166];[.E$2:.E$166];[.E3];TRUE())" office:value-type="float" office:value="286.98284477512" calcext:value-type="float">
            <text:p>286.98284477512</text:p>
          </table:table-cell>
          <table:table-cell table:style-name="ce1" table:formula="of:=[.G3]*[.A3]/1000000" office:value-type="float" office:value="1.56864822954081" calcext:value-type="float">
            <text:p>1.56864822954081</text:p>
          </table:table-cell>
          <table:table-cell table:number-columns-repeated="2"/>
          <table:table-cell table:style-name="ce6" table:formula="of:=[.L3]/[.L$5]" office:value-type="float" office:value="1.56828534313812" calcext:value-type="float">
            <text:p>1.56828534313812</text:p>
          </table:table-cell>
          <table:table-cell table:style-name="ce1" table:formula="of:=AVERAGE([.M3:.BM3])" office:value-type="float" office:value="1.56828806476372" calcext:value-type="float">
            <text:p>1.56828806476372</text:p>
          </table:table-cell>
          <table:table-cell table:style-name="ce1" table:formula="of:=[.H3]" office:value-type="float" office:value="1.56864822954081" calcext:value-type="float">
            <text:p>1.56864822954081</text:p>
          </table:table-cell>
          <table:table-cell table:style-name="ce1" table:formula="of:=[.H6]" office:value-type="float" office:value="1.56818338262392" calcext:value-type="float">
            <text:p>1.56818338262392</text:p>
          </table:table-cell>
          <table:table-cell table:style-name="ce1" table:formula="of:=[.H9]" office:value-type="float" office:value="1.56829211875202" calcext:value-type="float">
            <text:p>1.56829211875202</text:p>
          </table:table-cell>
          <table:table-cell table:style-name="ce1" table:formula="of:=[.H12]" office:value-type="float" office:value="1.56840030224209" calcext:value-type="float">
            <text:p>1.56840030224209</text:p>
          </table:table-cell>
          <table:table-cell table:style-name="ce1" table:formula="of:=[.H15]" office:value-type="float" office:value="1.5682213859421" calcext:value-type="float">
            <text:p>1.5682213859421</text:p>
          </table:table-cell>
          <table:table-cell table:style-name="ce1" table:formula="of:=[.H18]" office:value-type="float" office:value="1.56832867618966" calcext:value-type="float">
            <text:p>1.56832867618966</text:p>
          </table:table-cell>
          <table:table-cell table:style-name="ce1" table:formula="of:=[.H21]" office:value-type="float" office:value="1.56872198115375" calcext:value-type="float">
            <text:p>1.56872198115375</text:p>
          </table:table-cell>
          <table:table-cell table:style-name="ce1" table:formula="of:=[.H24]" office:value-type="float" office:value="1.56825543313697" calcext:value-type="float">
            <text:p>1.56825543313697</text:p>
          </table:table-cell>
          <table:table-cell table:style-name="ce1" table:formula="of:=[.H27]" office:value-type="float" office:value="1.56836140370587" calcext:value-type="float">
            <text:p>1.56836140370587</text:p>
          </table:table-cell>
          <table:table-cell table:style-name="ce1" table:formula="of:=[.H30]" office:value-type="float" office:value="1.56818063594028" calcext:value-type="float">
            <text:p>1.56818063594028</text:p>
          </table:table-cell>
          <table:table-cell table:style-name="ce1" table:formula="of:=[.H33]" office:value-type="float" office:value="1.56799961255145" calcext:value-type="float">
            <text:p>1.56799961255145</text:p>
          </table:table-cell>
          <table:table-cell table:style-name="ce1" table:formula="of:=[.H36]" office:value-type="float" office:value="1.56810430501574" calcext:value-type="float">
            <text:p>1.56810430501574</text:p>
          </table:table-cell>
          <table:table-cell table:style-name="ce1" table:formula="of:=[.H39]" office:value-type="float" office:value="1.56849449988596" calcext:value-type="float">
            <text:p>1.56849449988596</text:p>
          </table:table-cell>
          <table:table-cell table:style-name="ce1" table:formula="of:=[.H42]" office:value-type="float" office:value="1.56859812634914" calcext:value-type="float">
            <text:p>1.56859812634914</text:p>
          </table:table-cell>
          <table:table-cell table:style-name="ce1" table:formula="of:=[.H45]" office:value-type="float" office:value="1.56841550418584" calcext:value-type="float">
            <text:p>1.56841550418584</text:p>
          </table:table-cell>
          <table:table-cell table:style-name="ce1" table:formula="of:=[.H48]" office:value-type="float" office:value="1.5679468468083" calcext:value-type="float">
            <text:p>1.5679468468083</text:p>
          </table:table-cell>
          <table:table-cell table:style-name="ce1" table:formula="of:=[.H51]" office:value-type="float" office:value="1.56776371270721" calcext:value-type="float">
            <text:p>1.56776371270721</text:p>
          </table:table-cell>
          <table:table-cell table:style-name="ce1" table:formula="of:=[.H54]" office:value-type="float" office:value="1.5684368064329" calcext:value-type="float">
            <text:p>1.5684368064329</text:p>
          </table:table-cell>
          <table:table-cell table:style-name="ce1" table:formula="of:=[.H57]" office:value-type="float" office:value="1.56825271167368" calcext:value-type="float">
            <text:p>1.56825271167368</text:p>
          </table:table-cell>
          <table:table-cell table:style-name="ce1" table:formula="of:=[.H60]" office:value-type="float" office:value="1.56835373402331" calcext:value-type="float">
            <text:p>1.56835373402331</text:p>
          </table:table-cell>
          <table:table-cell table:style-name="ce1" table:formula="of:=[.H63]" office:value-type="float" office:value="1.56788371045308" calcext:value-type="float">
            <text:p>1.56788371045308</text:p>
          </table:table-cell>
          <table:table-cell table:style-name="ce1" table:formula="of:=[.H66]" office:value-type="float" office:value="1.56798398491218" calcext:value-type="float">
            <text:p>1.56798398491218</text:p>
          </table:table-cell>
          <table:table-cell table:style-name="ce1" table:formula="of:=[.H69]" office:value-type="float" office:value="1.56836882043615" calcext:value-type="float">
            <text:p>1.56836882043615</text:p>
          </table:table-cell>
          <table:table-cell table:style-name="ce1" table:formula="of:=[.H72]" office:value-type="float" office:value="1.5681829518331" calcext:value-type="float">
            <text:p>1.5681829518331</text:p>
          </table:table-cell>
          <table:table-cell table:style-name="ce1" table:formula="of:=[.H75]" office:value-type="float" office:value="1.56856658947237" calcext:value-type="float">
            <text:p>1.56856658947237</text:p>
          </table:table-cell>
          <table:table-cell table:style-name="ce1" table:formula="of:=[.H78]" office:value-type="float" office:value="1.56837988648297" calcext:value-type="float">
            <text:p>1.56837988648297</text:p>
          </table:table-cell>
          <table:table-cell table:style-name="ce1" table:formula="of:=[.H81]" office:value-type="float" office:value="1.56819296940167" calcext:value-type="float">
            <text:p>1.56819296940167</text:p>
          </table:table-cell>
          <table:table-cell table:style-name="ce1" table:formula="of:=[.H84]" office:value-type="float" office:value="1.56829033424284" calcext:value-type="float">
            <text:p>1.56829033424284</text:p>
          </table:table-cell>
          <table:table-cell table:style-name="ce1" table:formula="of:=[.H87]" office:value-type="float" office:value="1.56810266780688" calcext:value-type="float">
            <text:p>1.56810266780688</text:p>
          </table:table-cell>
          <table:table-cell table:style-name="ce1" table:formula="of:=[.H90]" office:value-type="float" office:value="1.56819915437688" calcext:value-type="float">
            <text:p>1.56819915437688</text:p>
          </table:table-cell>
          <table:table-cell table:style-name="ce1" table:formula="of:=[.H93]" office:value-type="float" office:value="1.56829514801549" calcext:value-type="float">
            <text:p>1.56829514801549</text:p>
          </table:table-cell>
          <table:table-cell table:style-name="ce1" table:formula="of:=[.H96]" office:value-type="float" office:value="1.56810634590642" calcext:value-type="float">
            <text:p>1.56810634590642</text:p>
          </table:table-cell>
          <table:table-cell table:style-name="ce1" table:formula="of:=[.H99]" office:value-type="float" office:value="1.56848574156522" calcext:value-type="float">
            <text:p>1.56848574156522</text:p>
          </table:table-cell>
          <table:table-cell table:style-name="ce1" table:formula="of:=[.H102]" office:value-type="float" office:value="1.56829612452281" calcext:value-type="float">
            <text:p>1.56829612452281</text:p>
          </table:table-cell>
          <table:table-cell table:style-name="ce1" table:formula="of:=[.H105]" office:value-type="float" office:value="1.56782214063886" calcext:value-type="float">
            <text:p>1.56782214063886</text:p>
          </table:table-cell>
          <table:table-cell table:style-name="ce1" table:formula="of:=[.H108]" office:value-type="float" office:value="1.56791603221014" calcext:value-type="float">
            <text:p>1.56791603221014</text:p>
          </table:table-cell>
          <table:table-cell table:style-name="ce1" table:formula="of:=[.H111]" office:value-type="float" office:value="1.56829326032778" calcext:value-type="float">
            <text:p>1.56829326032778</text:p>
          </table:table-cell>
          <table:table-cell table:style-name="ce1" table:formula="of:=[.H114]" office:value-type="float" office:value="1.56810224810928" calcext:value-type="float">
            <text:p>1.56810224810928</text:p>
          </table:table-cell>
          <table:table-cell table:style-name="ce1" table:formula="of:=[.H117]" office:value-type="float" office:value="1.56876208181918" calcext:value-type="float">
            <text:p>1.56876208181918</text:p>
          </table:table-cell>
          <table:table-cell table:style-name="ce1" table:formula="of:=[.H120]" office:value-type="float" office:value="1.56885378238063" calcext:value-type="float">
            <text:p>1.56885378238063</text:p>
          </table:table-cell>
          <table:table-cell table:style-name="ce1" table:formula="of:=[.H123]" office:value-type="float" office:value="1.56781072155276" calcext:value-type="float">
            <text:p>1.56781072155276</text:p>
          </table:table-cell>
          <table:table-cell table:style-name="ce1" table:formula="of:=[.H126]" office:value-type="float" office:value="1.56818526327863" calcext:value-type="float">
            <text:p>1.56818526327863</text:p>
          </table:table-cell>
          <table:table-cell table:style-name="ce1" table:formula="of:=[.H129]" office:value-type="float" office:value="1.5682757596717" calcext:value-type="float">
            <text:p>1.5682757596717</text:p>
          </table:table-cell>
          <table:table-cell table:style-name="ce1" table:formula="of:=[.H132]" office:value-type="float" office:value="1.5680825333553" calcext:value-type="float">
            <text:p>1.5680825333553</text:p>
          </table:table-cell>
          <table:table-cell table:style-name="ce1" table:formula="of:=[.H135]" office:value-type="float" office:value="1.56873860287779" calcext:value-type="float">
            <text:p>1.56873860287779</text:p>
          </table:table-cell>
          <table:table-cell table:style-name="ce1" table:formula="of:=[.H138]" office:value-type="float" office:value="1.56854440800399" calcext:value-type="float">
            <text:p>1.56854440800399</text:p>
          </table:table-cell>
          <table:table-cell table:style-name="ce1" table:formula="of:=[.H141]" office:value-type="float" office:value="1.56806685634633" calcext:value-type="float">
            <text:p>1.56806685634633</text:p>
          </table:table-cell>
          <table:table-cell table:style-name="ce1" table:formula="of:=[.H144]" office:value-type="float" office:value="1.5684380398388" calcext:value-type="float">
            <text:p>1.5684380398388</text:p>
          </table:table-cell>
          <table:table-cell table:style-name="ce1" table:formula="of:=[.H147]" office:value-type="float" office:value="1.56795997125679" calcext:value-type="float">
            <text:p>1.56795997125679</text:p>
          </table:table-cell>
          <table:table-cell table:style-name="ce1" table:formula="of:=[.H150]" office:value-type="float" office:value="1.56861287368951" calcext:value-type="float">
            <text:p>1.56861287368951</text:p>
          </table:table-cell>
          <table:table-cell table:style-name="ce1" table:formula="of:=[.H153]" office:value-type="float" office:value="1.56869955753643" calcext:value-type="float">
            <text:p>1.56869955753643</text:p>
          </table:table-cell>
          <table:table-cell table:style-name="ce1" table:formula="of:=[.H156]" office:value-type="float" office:value="1.56850309976326" calcext:value-type="float">
            <text:p>1.56850309976326</text:p>
          </table:table-cell>
          <table:table-cell table:style-name="ce1" table:formula="of:=[.H159]" office:value-type="float" office:value="1.56830636153114" calcext:value-type="float">
            <text:p>1.56830636153114</text:p>
          </table:table-cell>
          <table:table-cell table:style-name="ce1" table:formula="of:=[.H162]" office:value-type="float" office:value="1.56782689155926" calcext:value-type="float">
            <text:p>1.56782689155926</text:p>
          </table:table-cell>
          <table:table-cell table:number-columns-repeated="958"/>
        </table:table-row>
        <table:table-row table:style-name="ro1">
          <table:table-cell table:style-name="ce1" office:value-type="float" office:value="10988" calcext:value-type="float">
            <text:p>10988</text:p>
            <draw:custom-shape draw:z-index="0" draw:name="Text 1" draw:style-name="gr2" draw:text-style-name="P2" svg:width="113.9pt" svg:height="59.22pt" svg:x="3.15pt" svg:y="7.54pt">
              <text:p text:style-name="P1"><text:span text:style-name="T1">Paste coast down data in A2 starting with the first value following the first doublet. 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 table:style-name="ce1" office:value-type="float" office:value="3.15320252415827" calcext:value-type="float">
            <text:p>3.15320252415827</text:p>
          </table:table-cell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4]/2000000+[.E3]+[.A3]/2000000" office:value-type="float" office:value="0.016403" calcext:value-type="float">
            <text:p>0.016403</text:p>
          </table:table-cell>
          <table:table-cell table:formula="of:=[.D4]/([.A4]/1000000)" office:value-type="float" office:value="286.967830738831" calcext:value-type="float">
            <text:p>286.967830738831</text:p>
          </table:table-cell>
          <table:table-cell table:style-name="ce1" table:formula="of:=TREND([.F$2:.F$166];[.E$2:.E$166];[.E4];TRUE())" office:value-type="float" office:value="286.950894296129" calcext:value-type="float">
            <text:p>286.950894296129</text:p>
          </table:table-cell>
          <table:table-cell table:style-name="ce1" table:formula="of:=[.G4]*[.A4]/1000000" office:value-type="float" office:value="3.15301642652586" calcext:value-type="float">
            <text:p>3.15301642652586</text:p>
          </table:table-cell>
          <table:table-cell table:number-columns-repeated="2"/>
          <table:table-cell table:style-name="ce6" table:formula="of:=[.L4]/[.L$5]" office:value-type="float" office:value="3.15320252415827" calcext:value-type="float">
            <text:p>3.15320252415827</text:p>
            <draw:line draw:z-index="2" draw:name="Line 3" draw:style-name="gr3" draw:text-style-name="P3" svg:x1="-18.06pt" svg:y1="-8.96pt" svg:x2="3.2pt" svg:y2="-19.45pt">
              <text:p/>
            </draw:line>
          </table:table-cell>
          <table:table-cell table:style-name="ce1" table:formula="of:=AVERAGE([.M4:.BM4])" office:value-type="float" office:value="3.15320799627261" calcext:value-type="float">
            <text:p>3.15320799627261</text:p>
          </table:table-cell>
          <table:table-cell table:style-name="ce1" table:formula="of:=[.H4]" office:value-type="float" office:value="3.15301642652586" calcext:value-type="float">
            <text:p>3.15301642652586</text:p>
          </table:table-cell>
          <table:table-cell table:style-name="ce1" table:formula="of:=[.H7]" office:value-type="float" office:value="3.15265565928584" calcext:value-type="float">
            <text:p>3.15265565928584</text:p>
          </table:table-cell>
          <table:table-cell table:style-name="ce1" table:formula="of:=[.H10]" office:value-type="float" office:value="3.15315470210501" calcext:value-type="float">
            <text:p>3.15315470210501</text:p>
          </table:table-cell>
          <table:table-cell table:style-name="ce1" table:formula="of:=[.H13]" office:value-type="float" office:value="3.15307911843409" calcext:value-type="float">
            <text:p>3.15307911843409</text:p>
          </table:table-cell>
          <table:table-cell table:style-name="ce1" table:formula="of:=[.H16]" office:value-type="float" office:value="3.15328939974703" calcext:value-type="float">
            <text:p>3.15328939974703</text:p>
          </table:table-cell>
          <table:table-cell table:style-name="ce1" table:formula="of:=[.H19]" office:value-type="float" office:value="3.1526391032844" calcext:value-type="float">
            <text:p>3.1526391032844</text:p>
          </table:table-cell>
          <table:table-cell table:style-name="ce1" table:formula="of:=[.H22]" office:value-type="float" office:value="3.15313405556067" calcext:value-type="float">
            <text:p>3.15313405556067</text:p>
          </table:table-cell>
          <table:table-cell table:style-name="ce1" table:formula="of:=[.H25]" office:value-type="float" office:value="3.1527688557053" calcext:value-type="float">
            <text:p>3.1527688557053</text:p>
          </table:table-cell>
          <table:table-cell table:style-name="ce1" table:formula="of:=[.H28]" office:value-type="float" office:value="3.1535480948673" calcext:value-type="float">
            <text:p>3.1535480948673</text:p>
          </table:table-cell>
          <table:table-cell table:style-name="ce1" table:formula="of:=[.H31]" office:value-type="float" office:value="3.15346747940955" calcext:value-type="float">
            <text:p>3.15346747940955</text:p>
          </table:table-cell>
          <table:table-cell table:style-name="ce1" table:formula="of:=[.H34]" office:value-type="float" office:value="3.1533861812011" calcext:value-type="float">
            <text:p>3.1533861812011</text:p>
          </table:table-cell>
          <table:table-cell table:style-name="ce1" table:formula="of:=[.H37]" office:value-type="float" office:value="3.15273204370214" calcext:value-type="float">
            <text:p>3.15273204370214</text:p>
          </table:table-cell>
          <table:table-cell table:style-name="ce1" table:formula="of:=[.H40]" office:value-type="float" office:value="3.15322110768805" calcext:value-type="float">
            <text:p>3.15322110768805</text:p>
          </table:table-cell>
          <table:table-cell table:style-name="ce1" table:formula="of:=[.H43]" office:value-type="float" office:value="3.15285150999896" calcext:value-type="float">
            <text:p>3.15285150999896</text:p>
          </table:table-cell>
          <table:table-cell table:style-name="ce1" table:formula="of:=[.H46]" office:value-type="float" office:value="3.15333856614563" calcext:value-type="float">
            <text:p>3.15333856614563</text:p>
          </table:table-cell>
          <table:table-cell table:style-name="ce1" table:formula="of:=[.H49]" office:value-type="float" office:value="3.15353881730337" calcext:value-type="float">
            <text:p>3.15353881730337</text:p>
          </table:table-cell>
          <table:table-cell table:style-name="ce1" table:formula="of:=[.H52]" office:value-type="float" office:value="3.1537381707913" calcext:value-type="float">
            <text:p>3.1537381707913</text:p>
          </table:table-cell>
          <table:table-cell table:style-name="ce1" table:formula="of:=[.H55]" office:value-type="float" office:value="3.15365088879446" calcext:value-type="float">
            <text:p>3.15365088879446</text:p>
          </table:table-cell>
          <table:table-cell table:style-name="ce1" table:formula="of:=[.H58]" office:value-type="float" office:value="3.1527066525023" calcext:value-type="float">
            <text:p>3.1527066525023</text:p>
          </table:table-cell>
          <table:table-cell table:style-name="ce1" table:formula="of:=[.H61]" office:value-type="float" office:value="3.15318879051993" calcext:value-type="float">
            <text:p>3.15318879051993</text:p>
          </table:table-cell>
          <table:table-cell table:style-name="ce1" table:formula="of:=[.H64]" office:value-type="float" office:value="3.15281414493089" calcext:value-type="float">
            <text:p>3.15281414493089</text:p>
          </table:table-cell>
          <table:table-cell table:style-name="ce1" table:formula="of:=[.H67]" office:value-type="float" office:value="3.15300921875566" calcext:value-type="float">
            <text:p>3.15300921875566</text:p>
          </table:table-cell>
          <table:table-cell table:style-name="ce1" table:formula="of:=[.H70]" office:value-type="float" office:value="3.15320317862836" calcext:value-type="float">
            <text:p>3.15320317862836</text:p>
          </table:table-cell>
          <table:table-cell table:style-name="ce1" table:formula="of:=[.H73]" office:value-type="float" office:value="3.15368116284294" calcext:value-type="float">
            <text:p>3.15368116284294</text:p>
          </table:table-cell>
          <table:table-cell table:style-name="ce1" table:formula="of:=[.H76]" office:value-type="float" office:value="3.15330321733682" calcext:value-type="float">
            <text:p>3.15330321733682</text:p>
          </table:table-cell>
          <table:table-cell table:style-name="ce1" table:formula="of:=[.H79]" office:value-type="float" office:value="3.15292471429154" calcext:value-type="float">
            <text:p>3.15292471429154</text:p>
          </table:table-cell>
          <table:table-cell table:style-name="ce1" table:formula="of:=[.H82]" office:value-type="float" office:value="3.15339991219677" calcext:value-type="float">
            <text:p>3.15339991219677</text:p>
          </table:table-cell>
          <table:table-cell table:style-name="ce1" table:formula="of:=[.H85]" office:value-type="float" office:value="3.15330453171081" calcext:value-type="float">
            <text:p>3.15330453171081</text:p>
          </table:table-cell>
          <table:table-cell table:style-name="ce1" table:formula="of:=[.H88]" office:value-type="float" office:value="3.15349300318483" calcext:value-type="float">
            <text:p>3.15349300318483</text:p>
          </table:table-cell>
          <table:table-cell table:style-name="ce1" table:formula="of:=[.H91]" office:value-type="float" office:value="3.15339594867552" calcext:value-type="float">
            <text:p>3.15339594867552</text:p>
          </table:table-cell>
          <table:table-cell table:style-name="ce1" table:formula="of:=[.H94]" office:value-type="float" office:value="3.15301371130393" calcext:value-type="float">
            <text:p>3.15301371130393</text:p>
          </table:table-cell>
          <table:table-cell table:style-name="ce1" table:formula="of:=[.H97]" office:value-type="float" office:value="3.15319947744969" calcext:value-type="float">
            <text:p>3.15319947744969</text:p>
          </table:table-cell>
          <table:table-cell table:style-name="ce1" table:formula="of:=[.H100]" office:value-type="float" office:value="3.15338425544523" calcext:value-type="float">
            <text:p>3.15338425544523</text:p>
          </table:table-cell>
          <table:table-cell table:style-name="ce1" table:formula="of:=[.H103]" office:value-type="float" office:value="3.15356804496433" calcext:value-type="float">
            <text:p>3.15356804496433</text:p>
          </table:table-cell>
          <table:table-cell table:style-name="ce1" table:formula="of:=[.H106]" office:value-type="float" office:value="3.15318288515889" calcext:value-type="float">
            <text:p>3.15318288515889</text:p>
          </table:table-cell>
          <table:table-cell table:style-name="ce1" table:formula="of:=[.H109]" office:value-type="float" office:value="3.15336499802544" calcext:value-type="float">
            <text:p>3.15336499802544</text:p>
          </table:table-cell>
          <table:table-cell table:style-name="ce1" table:formula="of:=[.H112]" office:value-type="float" office:value="3.15297824600495" calcext:value-type="float">
            <text:p>3.15297824600495</text:p>
          </table:table-cell>
          <table:table-cell table:style-name="ce1" table:formula="of:=[.H115]" office:value-type="float" office:value="3.15287478628483" calcext:value-type="float">
            <text:p>3.15287478628483</text:p>
          </table:table-cell>
          <table:table-cell table:style-name="ce1" table:formula="of:=[.H118]" office:value-type="float" office:value="3.15305405870836" calcext:value-type="float">
            <text:p>3.15305405870836</text:p>
          </table:table-cell>
          <table:table-cell table:style-name="ce1" table:formula="of:=[.H121]" office:value-type="float" office:value="3.15351597749431" calcext:value-type="float">
            <text:p>3.15351597749431</text:p>
          </table:table-cell>
          <table:table-cell table:style-name="ce1" table:formula="of:=[.H124]" office:value-type="float" office:value="3.15397677675521" calcext:value-type="float">
            <text:p>3.15397677675521</text:p>
          </table:table-cell>
          <table:table-cell table:style-name="ce1" table:formula="of:=[.H127]" office:value-type="float" office:value="3.15358610572322" calcext:value-type="float">
            <text:p>3.15358610572322</text:p>
          </table:table-cell>
          <table:table-cell table:style-name="ce1" table:formula="of:=[.H130]" office:value-type="float" office:value="3.15291149584319" calcext:value-type="float">
            <text:p>3.15291149584319</text:p>
          </table:table-cell>
          <table:table-cell table:style-name="ce1" table:formula="of:=[.H133]" office:value-type="float" office:value="3.15308633142988" calcext:value-type="float">
            <text:p>3.15308633142988</text:p>
          </table:table-cell>
          <table:table-cell table:style-name="ce1" table:formula="of:=[.H136]" office:value-type="float" office:value="3.15297688268626" calcext:value-type="float">
            <text:p>3.15297688268626</text:p>
          </table:table-cell>
          <table:table-cell table:style-name="ce1" table:formula="of:=[.H139]" office:value-type="float" office:value="3.15343276773668" calcext:value-type="float">
            <text:p>3.15343276773668</text:p>
          </table:table-cell>
          <table:table-cell table:style-name="ce1" table:formula="of:=[.H142]" office:value-type="float" office:value="3.15360454071831" calcext:value-type="float">
            <text:p>3.15360454071831</text:p>
          </table:table-cell>
          <table:table-cell table:style-name="ce1" table:formula="of:=[.H145]" office:value-type="float" office:value="3.15292656485319" calcext:value-type="float">
            <text:p>3.15292656485319</text:p>
          </table:table-cell>
          <table:table-cell table:style-name="ce1" table:formula="of:=[.H148]" office:value-type="float" office:value="3.15309669749015" calcext:value-type="float">
            <text:p>3.15309669749015</text:p>
          </table:table-cell>
          <table:table-cell table:style-name="ce1" table:formula="of:=[.H151]" office:value-type="float" office:value="3.15298297525831" calcext:value-type="float">
            <text:p>3.15298297525831</text:p>
          </table:table-cell>
          <table:table-cell table:style-name="ce1" table:formula="of:=[.H154]" office:value-type="float" office:value="3.1531511640968" calcext:value-type="float">
            <text:p>3.1531511640968</text:p>
          </table:table-cell>
          <table:table-cell table:style-name="ce1" table:formula="of:=[.H157]" office:value-type="float" office:value="3.15331831573116" calcext:value-type="float">
            <text:p>3.15331831573116</text:p>
          </table:table-cell>
          <table:table-cell table:style-name="ce1" table:formula="of:=[.H160]" office:value-type="float" office:value="3.15320208715959" calcext:value-type="float">
            <text:p>3.15320208715959</text:p>
          </table:table-cell>
          <table:table-cell table:style-name="ce1" table:formula="of:=[.H163]" office:value-type="float" office:value="3.15308512361437" calcext:value-type="float">
            <text:p>3.15308512361437</text:p>
          </table:table-cell>
          <table:table-cell table:number-columns-repeated="958"/>
        </table:table-row>
        <table:table-row table:style-name="ro1">
          <table:table-cell table:style-name="ce1" office:value-type="float" office:value="5444" calcext:value-type="float">
            <text:p>5444</text:p>
            <draw:line draw:z-index="3" draw:name="Line 4" draw:style-name="gr3" draw:text-style-name="P3" svg:x1="66.78pt" svg:y1="-4.42pt" svg:x2="47.11pt" svg:y2="-31.41pt">
              <text:p/>
            </draw:line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5]/2000000+[.E4]+[.A4]/2000000" office:value-type="float" office:value="0.024619" calcext:value-type="float">
            <text:p>0.024619</text:p>
          </table:table-cell>
          <table:table-cell table:formula="of:=[.D5]/([.A5]/1000000)" office:value-type="float" office:value="286.865804534019" calcext:value-type="float">
            <text:p>286.865804534019</text:p>
          </table:table-cell>
          <table:table-cell table:style-name="ce1" table:formula="of:=TREND([.F$2:.F$166];[.E$2:.E$166];[.E5];TRUE())" office:value-type="float" office:value="286.918986536873" calcext:value-type="float">
            <text:p>286.918986536873</text:p>
          </table:table-cell>
          <table:table-cell table:style-name="ce1" table:formula="of:=[.G5]*[.A5]/1000000" office:value-type="float" office:value="1.56198696270674" calcext:value-type="float">
            <text:p>1.56198696270674</text:p>
          </table:table-cell>
          <table:table-cell table:number-columns-repeated="2"/>
          <table:table-cell table:style-name="ce5" table:formula="of:=SUM([.K2:.K4])/(2*PI())" office:value-type="float" office:value="1" calcext:value-type="float">
            <text:p>1.000000</text:p>
          </table:table-cell>
          <table:table-cell table:style-name="ce1" table:formula="of:=SUM([.L1:.L4])/(2*PI())" office:value-type="float" office:value="1.0000017354148" calcext:value-type="float">
            <text:p>1.0000017354148</text:p>
          </table:table-cell>
          <table:table-cell/>
          <table:table-cell table:style-name="ce8" table:number-columns-repeated="10"/>
          <table:table-cell/>
          <table:table-cell table:style-name="ce8" table:number-columns-repeated="9"/>
          <table:table-cell/>
          <table:table-cell table:style-name="ce8" table:number-columns-repeated="7"/>
          <table:table-cell/>
          <table:table-cell table:style-name="ce8"/>
          <table:table-cell/>
          <table:table-cell table:style-name="ce8" table:number-columns-repeated="5"/>
          <table:table-cell/>
          <table:table-cell table:style-name="ce8" table:number-columns-repeated="7"/>
          <table:table-cell/>
          <table:table-cell table:style-name="ce8" table:number-columns-repeated="8"/>
          <table:table-cell table:number-columns-repeated="958"/>
        </table:table-row>
        <table:table-row table:style-name="ro1">
          <table:table-cell table:style-name="ce1" office:value-type="float" office:value="5466" calcext:value-type="float">
            <text:p>5466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6]/2000000+[.E5]+[.A5]/2000000" office:value-type="float" office:value="0.030074" calcext:value-type="float">
            <text:p>0.030074</text:p>
          </table:table-cell>
          <table:table-cell table:formula="of:=[.D6]/([.A6]/1000000)" office:value-type="float" office:value="286.91645501978" calcext:value-type="float">
            <text:p>286.91645501978</text:p>
          </table:table-cell>
          <table:table-cell table:style-name="ce1" table:formula="of:=TREND([.F$2:.F$166];[.E$2:.E$166];[.E6];TRUE())" office:value-type="float" office:value="286.897801431379" calcext:value-type="float">
            <text:p>286.897801431379</text:p>
          </table:table-cell>
          <table:table-cell table:style-name="ce1" table:formula="of:=[.G6]*[.A6]/1000000" office:value-type="float" office:value="1.56818338262392" calcext:value-type="float">
            <text:p>1.56818338262392</text:p>
          </table:table-cell>
          <table:table-cell table:number-columns-repeated="2"/>
          <table:table-cell table:style-name="ce7"/>
          <table:table-cell table:style-name="ce8"/>
          <table:table-cell/>
          <table:table-cell table:style-name="ce8" table:number-columns-repeated="10"/>
          <table:table-cell/>
          <table:table-cell table:style-name="ce8" table:number-columns-repeated="9"/>
          <table:table-cell/>
          <table:table-cell table:style-name="ce8" table:number-columns-repeated="7"/>
          <table:table-cell/>
          <table:table-cell table:style-name="ce8"/>
          <table:table-cell/>
          <table:table-cell table:style-name="ce8" table:number-columns-repeated="5"/>
          <table:table-cell/>
          <table:table-cell table:style-name="ce8" table:number-columns-repeated="7"/>
          <table:table-cell/>
          <table:table-cell table:style-name="ce8" table:number-columns-repeated="8"/>
          <table:table-cell table:number-columns-repeated="958"/>
        </table:table-row>
        <table:table-row table:style-name="ro1">
          <table:table-cell table:style-name="ce1" office:value-type="float" office:value="10990" calcext:value-type="float">
            <text:p>10990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7]/2000000+[.E6]+[.A6]/2000000" office:value-type="float" office:value="0.038302" calcext:value-type="float">
            <text:p>0.038302</text:p>
          </table:table-cell>
          <table:table-cell table:formula="of:=[.D7]/([.A7]/1000000)" office:value-type="float" office:value="286.915607293746" calcext:value-type="float">
            <text:p>286.915607293746</text:p>
          </table:table-cell>
          <table:table-cell table:style-name="ce1" table:formula="of:=TREND([.F$2:.F$166];[.E$2:.E$166];[.E7];TRUE())" office:value-type="float" office:value="286.865847068776" calcext:value-type="float">
            <text:p>286.865847068776</text:p>
          </table:table-cell>
          <table:table-cell table:style-name="ce1" table:formula="of:=[.G7]*[.A7]/1000000" office:value-type="float" office:value="3.15265565928584" calcext:value-type="float">
            <text:p>3.15265565928584</text:p>
          </table:table-cell>
          <table:table-cell table:number-columns-repeated="2"/>
          <table:table-cell table:style-name="ce7"/>
          <table:table-cell table:style-name="ce8"/>
          <table:table-cell/>
          <table:table-cell table:style-name="ce8" table:number-columns-repeated="10"/>
          <table:table-cell/>
          <table:table-cell table:style-name="ce8" table:number-columns-repeated="9"/>
          <table:table-cell/>
          <table:table-cell table:style-name="ce8" table:number-columns-repeated="7"/>
          <table:table-cell/>
          <table:table-cell table:style-name="ce8"/>
          <table:table-cell/>
          <table:table-cell table:style-name="ce8" table:number-columns-repeated="5"/>
          <table:table-cell/>
          <table:table-cell table:style-name="ce8" table:number-columns-repeated="7"/>
          <table:table-cell/>
          <table:table-cell table:style-name="ce8" table:number-columns-repeated="8"/>
          <table:table-cell table:number-columns-repeated="958"/>
        </table:table-row>
        <table:table-row table:style-name="ro1">
          <table:table-cell table:style-name="ce1" office:value-type="float" office:value="5443" calcext:value-type="float">
            <text:p>5443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8]/2000000+[.E7]+[.A7]/2000000" office:value-type="float" office:value="0.0465185" calcext:value-type="float">
            <text:p>0.0465185</text:p>
          </table:table-cell>
          <table:table-cell table:formula="of:=[.D8]/([.A8]/1000000)" office:value-type="float" office:value="286.91850815418" calcext:value-type="float">
            <text:p>286.91850815418</text:p>
          </table:table-cell>
          <table:table-cell table:style-name="ce1" table:formula="of:=TREND([.F$2:.F$166];[.E$2:.E$166];[.E8];TRUE())" office:value-type="float" office:value="286.833937367714" calcext:value-type="float">
            <text:p>286.833937367714</text:p>
          </table:table-cell>
          <table:table-cell table:style-name="ce1" table:formula="of:=[.G8]*[.A8]/1000000" office:value-type="float" office:value="1.56123712109247" calcext:value-type="float">
            <text:p>1.56123712109247</text:p>
          </table:table-cell>
          <table:table-cell table:number-columns-repeated="2"/>
          <table:table-cell table:style-name="ce7"/>
          <table:table-cell table:style-name="ce8"/>
          <table:table-cell/>
          <table:table-cell table:style-name="ce8" table:number-columns-repeated="10"/>
          <table:table-cell/>
          <table:table-cell table:style-name="ce8" table:number-columns-repeated="9"/>
          <table:table-cell/>
          <table:table-cell table:style-name="ce8" table:number-columns-repeated="7"/>
          <table:table-cell/>
          <table:table-cell table:style-name="ce8"/>
          <table:table-cell/>
          <table:table-cell table:style-name="ce8" table:number-columns-repeated="5"/>
          <table:table-cell/>
          <table:table-cell table:style-name="ce8" table:number-columns-repeated="7"/>
          <table:table-cell/>
          <table:table-cell table:style-name="ce8" table:number-columns-repeated="8"/>
          <table:table-cell table:number-columns-repeated="958"/>
        </table:table-row>
        <table:table-row table:style-name="ro1">
          <table:table-cell table:style-name="ce1" office:value-type="float" office:value="5468" calcext:value-type="float">
            <text:p>5468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9]/2000000+[.E8]+[.A8]/2000000" office:value-type="float" office:value="0.051974" calcext:value-type="float">
            <text:p>0.051974</text:p>
          </table:table-cell>
          <table:table-cell table:formula="of:=[.D9]/([.A9]/1000000)" office:value-type="float" office:value="286.811511181075" calcext:value-type="float">
            <text:p>286.811511181075</text:p>
          </table:table-cell>
          <table:table-cell table:style-name="ce1" table:formula="of:=TREND([.F$2:.F$166];[.E$2:.E$166];[.E9];TRUE())" office:value-type="float" office:value="286.812750320414" calcext:value-type="float">
            <text:p>286.812750320414</text:p>
          </table:table-cell>
          <table:table-cell table:style-name="ce1" table:formula="of:=[.G9]*[.A9]/1000000" office:value-type="float" office:value="1.56829211875202" calcext:value-type="float">
            <text:p>1.56829211875202</text:p>
          </table:table-cell>
          <table:table-cell table:number-columns-repeated="2"/>
          <table:table-cell table:style-name="ce7"/>
          <table:table-cell table:style-name="ce8"/>
          <table:table-cell/>
          <table:table-cell table:style-name="ce8" table:number-columns-repeated="10"/>
          <table:table-cell/>
          <table:table-cell table:style-name="ce8" table:number-columns-repeated="9"/>
          <table:table-cell/>
          <table:table-cell table:style-name="ce8" table:number-columns-repeated="9"/>
          <table:table-cell/>
          <table:table-cell table:style-name="ce8" table:number-columns-repeated="5"/>
          <table:table-cell/>
          <table:table-cell table:style-name="ce8" table:number-columns-repeated="7"/>
          <table:table-cell/>
          <table:table-cell table:style-name="ce8" table:number-columns-repeated="8"/>
          <table:table-cell table:number-columns-repeated="958"/>
        </table:table-row>
        <table:table-row table:style-name="ro1">
          <table:table-cell table:style-name="ce1" office:value-type="float" office:value="10995" calcext:value-type="float">
            <text:p>10995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0]/2000000+[.E9]+[.A9]/2000000" office:value-type="float" office:value="0.0602055" calcext:value-type="float">
            <text:p>0.0602055</text:p>
          </table:table-cell>
          <table:table-cell table:formula="of:=[.D10]/([.A10]/1000000)" office:value-type="float" office:value="286.785131801571" calcext:value-type="float">
            <text:p>286.785131801571</text:p>
          </table:table-cell>
          <table:table-cell table:style-name="ce1" table:formula="of:=TREND([.F$2:.F$166];[.E$2:.E$166];[.E10];TRUE())" office:value-type="float" office:value="286.780782365167" calcext:value-type="float">
            <text:p>286.780782365167</text:p>
          </table:table-cell>
          <table:table-cell table:style-name="ce1" table:formula="of:=[.G10]*[.A10]/1000000" office:value-type="float" office:value="3.15315470210501" calcext:value-type="float">
            <text:p>3.15315470210501</text:p>
          </table:table-cell>
          <table:table-cell table:number-columns-repeated="2"/>
          <table:table-cell table:style-name="ce7"/>
          <table:table-cell table:style-name="ce8"/>
          <table:table-cell/>
          <table:table-cell table:style-name="ce8" table:number-columns-repeated="10"/>
          <table:table-cell/>
          <table:table-cell table:style-name="ce8" table:number-columns-repeated="9"/>
          <table:table-cell/>
          <table:table-cell table:style-name="ce8" table:number-columns-repeated="9"/>
          <table:table-cell/>
          <table:table-cell table:style-name="ce8" table:number-columns-repeated="5"/>
          <table:table-cell/>
          <table:table-cell table:style-name="ce8" table:number-columns-repeated="7"/>
          <table:table-cell/>
          <table:table-cell table:style-name="ce8" table:number-columns-repeated="8"/>
          <table:table-cell table:number-columns-repeated="958"/>
        </table:table-row>
        <table:table-row table:style-name="ro1">
          <table:table-cell table:style-name="ce1" office:value-type="float" office:value="5446" calcext:value-type="float">
            <text:p>5446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1]/2000000+[.E10]+[.A10]/2000000" office:value-type="float" office:value="0.068426" calcext:value-type="float">
            <text:p>0.068426</text:p>
          </table:table-cell>
          <table:table-cell table:formula="of:=[.D11]/([.A11]/1000000)" office:value-type="float" office:value="286.760455358649" calcext:value-type="float">
            <text:p>286.760455358649</text:p>
          </table:table-cell>
          <table:table-cell table:style-name="ce1" table:formula="of:=TREND([.F$2:.F$166];[.E$2:.E$166];[.E11];TRUE())" office:value-type="float" office:value="286.748857129656" calcext:value-type="float">
            <text:p>286.748857129656</text:p>
          </table:table-cell>
          <table:table-cell table:style-name="ce1" table:formula="of:=[.G11]*[.A11]/1000000" office:value-type="float" office:value="1.5616342759281" calcext:value-type="float">
            <text:p>1.5616342759281</text:p>
          </table:table-cell>
          <table:table-cell table:number-columns-repeated="2"/>
          <table:table-cell table:style-name="ce7"/>
          <table:table-cell table:style-name="ce8"/>
          <table:table-cell/>
          <table:table-cell table:style-name="ce8" table:number-columns-repeated="10"/>
          <table:table-cell/>
          <table:table-cell table:style-name="ce8" table:number-columns-repeated="9"/>
          <table:table-cell/>
          <table:table-cell table:style-name="ce8" table:number-columns-repeated="9"/>
          <table:table-cell/>
          <table:table-cell table:style-name="ce8" table:number-columns-repeated="5"/>
          <table:table-cell/>
          <table:table-cell table:style-name="ce8" table:number-columns-repeated="7"/>
          <table:table-cell/>
          <table:table-cell table:style-name="ce8" table:number-columns-repeated="8"/>
          <table:table-cell table:number-columns-repeated="958"/>
        </table:table-row>
        <table:table-row table:style-name="ro1">
          <table:table-cell table:style-name="ce1" office:value-type="float" office:value="5470" calcext:value-type="float">
            <text:p>5470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2]/2000000+[.E11]+[.A11]/2000000" office:value-type="float" office:value="0.073884" calcext:value-type="float">
            <text:p>0.073884</text:p>
          </table:table-cell>
          <table:table-cell table:formula="of:=[.D12]/([.A12]/1000000)" office:value-type="float" office:value="286.706644083751" calcext:value-type="float">
            <text:p>286.706644083751</text:p>
          </table:table-cell>
          <table:table-cell table:style-name="ce1" table:formula="of:=TREND([.F$2:.F$166];[.E$2:.E$166];[.E12];TRUE())" office:value-type="float" office:value="286.727660373325" calcext:value-type="float">
            <text:p>286.727660373325</text:p>
          </table:table-cell>
          <table:table-cell table:style-name="ce1" table:formula="of:=[.G12]*[.A12]/1000000" office:value-type="float" office:value="1.56840030224209" calcext:value-type="float">
            <text:p>1.56840030224209</text:p>
          </table:table-cell>
          <table:table-cell table:number-columns-repeated="2"/>
          <table:table-cell table:style-name="ce7"/>
          <table:table-cell table:style-name="ce8"/>
          <table:table-cell/>
          <table:table-cell table:style-name="ce8" table:number-columns-repeated="10"/>
          <table:table-cell/>
          <table:table-cell table:style-name="ce8" table:number-columns-repeated="9"/>
          <table:table-cell/>
          <table:table-cell table:style-name="ce8" table:number-columns-repeated="9"/>
          <table:table-cell/>
          <table:table-cell table:style-name="ce8" table:number-columns-repeated="5"/>
          <table:table-cell/>
          <table:table-cell table:style-name="ce8" table:number-columns-repeated="7"/>
          <table:table-cell/>
          <table:table-cell table:style-name="ce8" table:number-columns-repeated="8"/>
          <table:table-cell table:number-columns-repeated="958"/>
        </table:table-row>
        <table:table-row table:style-name="ro1">
          <table:table-cell table:style-name="ce1" office:value-type="float" office:value="10998" calcext:value-type="float">
            <text:p>10998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3]/2000000+[.E12]+[.A12]/2000000" office:value-type="float" office:value="0.082118" calcext:value-type="float">
            <text:p>0.082118</text:p>
          </table:table-cell>
          <table:table-cell table:formula="of:=[.D13]/([.A13]/1000000)" office:value-type="float" office:value="286.706903451379" calcext:value-type="float">
            <text:p>286.706903451379</text:p>
          </table:table-cell>
          <table:table-cell table:style-name="ce1" table:formula="of:=TREND([.F$2:.F$166];[.E$2:.E$166];[.E13];TRUE())" office:value-type="float" office:value="286.695682709047" calcext:value-type="float">
            <text:p>286.695682709047</text:p>
          </table:table-cell>
          <table:table-cell table:style-name="ce1" table:formula="of:=[.G13]*[.A13]/1000000" office:value-type="float" office:value="3.15307911843409" calcext:value-type="float">
            <text:p>3.15307911843409</text:p>
          </table:table-cell>
          <table:table-cell table:number-columns-repeated="2"/>
          <table:table-cell table:style-name="ce7"/>
          <table:table-cell table:style-name="ce8"/>
          <table:table-cell/>
          <table:table-cell table:style-name="ce8" table:number-columns-repeated="10"/>
          <table:table-cell/>
          <table:table-cell table:style-name="ce8" table:number-columns-repeated="9"/>
          <table:table-cell/>
          <table:table-cell table:style-name="ce8" table:number-columns-repeated="9"/>
          <table:table-cell/>
          <table:table-cell table:style-name="ce8" table:number-columns-repeated="5"/>
          <table:table-cell/>
          <table:table-cell table:style-name="ce8" table:number-columns-repeated="7"/>
          <table:table-cell/>
          <table:table-cell table:style-name="ce8" table:number-columns-repeated="8"/>
          <table:table-cell table:number-columns-repeated="958"/>
        </table:table-row>
        <table:table-row table:style-name="ro1">
          <table:table-cell table:style-name="ce1" office:value-type="float" office:value="5447" calcext:value-type="float">
            <text:p>5447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4]/2000000+[.E13]+[.A13]/2000000" office:value-type="float" office:value="0.0903405" calcext:value-type="float">
            <text:p>0.0903405</text:p>
          </table:table-cell>
          <table:table-cell table:formula="of:=[.D14]/([.A14]/1000000)" office:value-type="float" office:value="286.707809782119" calcext:value-type="float">
            <text:p>286.707809782119</text:p>
          </table:table-cell>
          <table:table-cell table:style-name="ce1" table:formula="of:=TREND([.F$2:.F$166];[.E$2:.E$166];[.E14];TRUE())" office:value-type="float" office:value="286.663749706311" calcext:value-type="float">
            <text:p>286.663749706311</text:p>
          </table:table-cell>
          <table:table-cell table:style-name="ce1" table:formula="of:=[.G14]*[.A14]/1000000" office:value-type="float" office:value="1.56145744465027" calcext:value-type="float">
            <text:p>1.56145744465027</text:p>
          </table:table-cell>
          <table:table-cell table:number-columns-repeated="2"/>
          <table:table-cell table:style-name="ce7"/>
          <table:table-cell table:style-name="ce8"/>
          <table:table-cell/>
          <table:table-cell table:style-name="ce8" table:number-columns-repeated="10"/>
          <table:table-cell/>
          <table:table-cell table:style-name="ce8" table:number-columns-repeated="9"/>
          <table:table-cell/>
          <table:table-cell table:style-name="ce8" table:number-columns-repeated="9"/>
          <table:table-cell/>
          <table:table-cell table:style-name="ce8" table:number-columns-repeated="5"/>
          <table:table-cell/>
          <table:table-cell table:style-name="ce8" table:number-columns-repeated="7"/>
          <table:table-cell/>
          <table:table-cell table:style-name="ce8" table:number-columns-repeated="8"/>
          <table:table-cell table:number-columns-repeated="958"/>
        </table:table-row>
        <table:table-row table:style-name="ro1">
          <table:table-cell table:style-name="ce1" office:value-type="float" office:value="5471" calcext:value-type="float">
            <text:p>5471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5]/2000000+[.E14]+[.A14]/2000000" office:value-type="float" office:value="0.0957995" calcext:value-type="float">
            <text:p>0.0957995</text:p>
          </table:table-cell>
          <table:table-cell table:formula="of:=[.D15]/([.A15]/1000000)" office:value-type="float" office:value="286.654239286807" calcext:value-type="float">
            <text:p>286.654239286807</text:p>
          </table:table-cell>
          <table:table-cell table:style-name="ce1" table:formula="of:=TREND([.F$2:.F$166];[.E$2:.E$166];[.E15];TRUE())" office:value-type="float" office:value="286.642549066367" calcext:value-type="float">
            <text:p>286.642549066367</text:p>
          </table:table-cell>
          <table:table-cell table:style-name="ce1" table:formula="of:=[.G15]*[.A15]/1000000" office:value-type="float" office:value="1.5682213859421" calcext:value-type="float">
            <text:p>1.5682213859421</text:p>
          </table:table-cell>
          <table:table-cell table:number-columns-repeated="2"/>
          <table:table-cell table:style-name="ce7"/>
          <table:table-cell table:style-name="ce8"/>
          <table:table-cell/>
          <table:table-cell table:style-name="ce8" table:number-columns-repeated="10"/>
          <table:table-cell/>
          <table:table-cell table:style-name="ce8" table:number-columns-repeated="9"/>
          <table:table-cell/>
          <table:table-cell table:style-name="ce8" table:number-columns-repeated="9"/>
          <table:table-cell/>
          <table:table-cell table:style-name="ce8" table:number-columns-repeated="5"/>
          <table:table-cell/>
          <table:table-cell table:style-name="ce8" table:number-columns-repeated="7"/>
          <table:table-cell/>
          <table:table-cell table:style-name="ce8" table:number-columns-repeated="8"/>
          <table:table-cell table:number-columns-repeated="958"/>
        </table:table-row>
        <table:table-row table:style-name="ro1">
          <table:table-cell table:style-name="ce1" office:value-type="float" office:value="11002" calcext:value-type="float">
            <text:p>11002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6]/2000000+[.E15]+[.A15]/2000000" office:value-type="float" office:value="0.104036" calcext:value-type="float">
            <text:p>0.104036</text:p>
          </table:table-cell>
          <table:table-cell table:formula="of:=[.D16]/([.A16]/1000000)" office:value-type="float" office:value="286.602665347961" calcext:value-type="float">
            <text:p>286.602665347961</text:p>
          </table:table-cell>
          <table:table-cell table:style-name="ce1" table:formula="of:=TREND([.F$2:.F$166];[.E$2:.E$166];[.E16];TRUE())" office:value-type="float" office:value="286.610561693058" calcext:value-type="float">
            <text:p>286.610561693058</text:p>
          </table:table-cell>
          <table:table-cell table:style-name="ce1" table:formula="of:=[.G16]*[.A16]/1000000" office:value-type="float" office:value="3.15328939974703" calcext:value-type="float">
            <text:p>3.15328939974703</text:p>
          </table:table-cell>
          <table:table-cell table:number-columns-repeated="2"/>
          <table:table-cell table:style-name="ce7"/>
          <table:table-cell table:style-name="ce8"/>
          <table:table-cell/>
          <table:table-cell table:style-name="ce8" table:number-columns-repeated="10"/>
          <table:table-cell/>
          <table:table-cell table:style-name="ce8" table:number-columns-repeated="9"/>
          <table:table-cell/>
          <table:table-cell table:style-name="ce8" table:number-columns-repeated="9"/>
          <table:table-cell/>
          <table:table-cell table:style-name="ce8" table:number-columns-repeated="5"/>
          <table:table-cell/>
          <table:table-cell table:style-name="ce8" table:number-columns-repeated="7"/>
          <table:table-cell/>
          <table:table-cell table:style-name="ce8" table:number-columns-repeated="8"/>
          <table:table-cell table:number-columns-repeated="958"/>
        </table:table-row>
        <table:table-row table:style-name="ro1">
          <table:table-cell table:style-name="ce1" office:value-type="float" office:value="5450" calcext:value-type="float">
            <text:p>5450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7]/2000000+[.E16]+[.A16]/2000000" office:value-type="float" office:value="0.112262" calcext:value-type="float">
            <text:p>0.112262</text:p>
          </table:table-cell>
          <table:table-cell table:formula="of:=[.D17]/([.A17]/1000000)" office:value-type="float" office:value="286.549988969394" calcext:value-type="float">
            <text:p>286.549988969394</text:p>
          </table:table-cell>
          <table:table-cell table:style-name="ce1" table:formula="of:=TREND([.F$2:.F$166];[.E$2:.E$166];[.E17];TRUE())" office:value-type="float" office:value="286.578615097679" calcext:value-type="float">
            <text:p>286.578615097679</text:p>
          </table:table-cell>
          <table:table-cell table:style-name="ce1" table:formula="of:=[.G17]*[.A17]/1000000" office:value-type="float" office:value="1.56185345228235" calcext:value-type="float">
            <text:p>1.56185345228235</text:p>
          </table:table-cell>
          <table:table-cell table:number-columns-repeated="1016"/>
        </table:table-row>
        <table:table-row table:style-name="ro1">
          <table:table-cell table:style-name="ce1" office:value-type="float" office:value="5473" calcext:value-type="float">
            <text:p>5473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8]/2000000+[.E17]+[.A17]/2000000" office:value-type="float" office:value="0.1177235" calcext:value-type="float">
            <text:p>0.1177235</text:p>
          </table:table-cell>
          <table:table-cell table:formula="of:=[.D18]/([.A18]/1000000)" office:value-type="float" office:value="286.549487143819" calcext:value-type="float">
            <text:p>286.549487143819</text:p>
          </table:table-cell>
          <table:table-cell table:style-name="ce1" table:formula="of:=TREND([.F$2:.F$166];[.E$2:.E$166];[.E18];TRUE())" office:value-type="float" office:value="286.557404748705" calcext:value-type="float">
            <text:p>286.557404748705</text:p>
          </table:table-cell>
          <table:table-cell table:style-name="ce1" table:formula="of:=[.G18]*[.A18]/1000000" office:value-type="float" office:value="1.56832867618966" calcext:value-type="float">
            <text:p>1.56832867618966</text:p>
          </table:table-cell>
          <table:table-cell table:number-columns-repeated="1016"/>
        </table:table-row>
        <table:table-row table:style-name="ro1">
          <table:table-cell table:style-name="ce1" office:value-type="float" office:value="11003" calcext:value-type="float">
            <text:p>11003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9]/2000000+[.E18]+[.A18]/2000000" office:value-type="float" office:value="0.1259615" calcext:value-type="float">
            <text:p>0.1259615</text:p>
          </table:table-cell>
          <table:table-cell table:formula="of:=[.D19]/([.A19]/1000000)" office:value-type="float" office:value="286.576617664116" calcext:value-type="float">
            <text:p>286.576617664116</text:p>
          </table:table-cell>
          <table:table-cell table:style-name="ce1" table:formula="of:=TREND([.F$2:.F$166];[.E$2:.E$166];[.E19];TRUE())" office:value-type="float" office:value="286.525411549977" calcext:value-type="float">
            <text:p>286.525411549977</text:p>
          </table:table-cell>
          <table:table-cell table:style-name="ce1" table:formula="of:=[.G19]*[.A19]/1000000" office:value-type="float" office:value="3.1526391032844" calcext:value-type="float">
            <text:p>3.1526391032844</text:p>
          </table:table-cell>
          <table:table-cell table:number-columns-repeated="1016"/>
        </table:table-row>
        <table:table-row table:style-name="ro1">
          <table:table-cell table:style-name="ce1" office:value-type="float" office:value="5452" calcext:value-type="float">
            <text:p>5452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20]/2000000+[.E19]+[.A19]/2000000" office:value-type="float" office:value="0.134189" calcext:value-type="float">
            <text:p>0.134189</text:p>
          </table:table-cell>
          <table:table-cell table:formula="of:=[.D20]/([.A20]/1000000)" office:value-type="float" office:value="286.444871585326" calcext:value-type="float">
            <text:p>286.444871585326</text:p>
          </table:table-cell>
          <table:table-cell table:style-name="ce1" table:formula="of:=TREND([.F$2:.F$166];[.E$2:.E$166];[.E20];TRUE())" office:value-type="float" office:value="286.49345912918" calcext:value-type="float">
            <text:p>286.49345912918</text:p>
          </table:table-cell>
          <table:table-cell table:style-name="ce1" table:formula="of:=[.G20]*[.A20]/1000000" office:value-type="float" office:value="1.56196233917229" calcext:value-type="float">
            <text:p>1.56196233917229</text:p>
          </table:table-cell>
          <table:table-cell table:number-columns-repeated="1016"/>
        </table:table-row>
        <table:table-row table:style-name="ro1">
          <table:table-cell table:style-name="ce1" office:value-type="float" office:value="5476" calcext:value-type="float">
            <text:p>5476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21]/2000000+[.E20]+[.A20]/2000000" office:value-type="float" office:value="0.139653" calcext:value-type="float">
            <text:p>0.139653</text:p>
          </table:table-cell>
          <table:table-cell table:formula="of:=[.D21]/([.A21]/1000000)" office:value-type="float" office:value="286.392502399218" calcext:value-type="float">
            <text:p>286.392502399218</text:p>
          </table:table-cell>
          <table:table-cell table:style-name="ce1" table:formula="of:=TREND([.F$2:.F$166];[.E$2:.E$166];[.E21];TRUE())" office:value-type="float" office:value="286.472239071174" calcext:value-type="float">
            <text:p>286.472239071174</text:p>
          </table:table-cell>
          <table:table-cell table:style-name="ce1" table:formula="of:=[.G21]*[.A21]/1000000" office:value-type="float" office:value="1.56872198115375" calcext:value-type="float">
            <text:p>1.56872198115375</text:p>
          </table:table-cell>
          <table:table-cell table:number-columns-repeated="1016"/>
        </table:table-row>
        <table:table-row table:style-name="ro1">
          <table:table-cell table:style-name="ce1" office:value-type="float" office:value="11008" calcext:value-type="float">
            <text:p>11008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22]/2000000+[.E21]+[.A21]/2000000" office:value-type="float" office:value="0.147895" calcext:value-type="float">
            <text:p>0.147895</text:p>
          </table:table-cell>
          <table:table-cell table:formula="of:=[.D22]/([.A22]/1000000)" office:value-type="float" office:value="286.446450232401" calcext:value-type="float">
            <text:p>286.446450232401</text:p>
          </table:table-cell>
          <table:table-cell table:style-name="ce1" table:formula="of:=TREND([.F$2:.F$166];[.E$2:.E$166];[.E22];TRUE())" office:value-type="float" office:value="286.440230337997" calcext:value-type="float">
            <text:p>286.440230337997</text:p>
          </table:table-cell>
          <table:table-cell table:style-name="ce1" table:formula="of:=[.G22]*[.A22]/1000000" office:value-type="float" office:value="3.15313405556067" calcext:value-type="float">
            <text:p>3.15313405556067</text:p>
          </table:table-cell>
          <table:table-cell table:number-columns-repeated="1016"/>
        </table:table-row>
        <table:table-row table:style-name="ro1">
          <table:table-cell table:style-name="ce1" office:value-type="float" office:value="5454" calcext:value-type="float">
            <text:p>5454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23]/2000000+[.E22]+[.A22]/2000000" office:value-type="float" office:value="0.156126" calcext:value-type="float">
            <text:p>0.156126</text:p>
          </table:table-cell>
          <table:table-cell table:formula="of:=[.D23]/([.A23]/1000000)" office:value-type="float" office:value="286.33983129505" calcext:value-type="float">
            <text:p>286.33983129505</text:p>
          </table:table-cell>
          <table:table-cell table:style-name="ce1" table:formula="of:=TREND([.F$2:.F$166];[.E$2:.E$166];[.E23];TRUE())" office:value-type="float" office:value="286.408264324556" calcext:value-type="float">
            <text:p>286.408264324556</text:p>
          </table:table-cell>
          <table:table-cell table:style-name="ce1" table:formula="of:=[.G23]*[.A23]/1000000" office:value-type="float" office:value="1.56207067362613" calcext:value-type="float">
            <text:p>1.56207067362613</text:p>
          </table:table-cell>
          <table:table-cell table:number-columns-repeated="1016"/>
        </table:table-row>
        <table:table-row table:style-name="ro1">
          <table:table-cell table:style-name="ce1" office:value-type="float" office:value="5476" calcext:value-type="float">
            <text:p>5476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24]/2000000+[.E23]+[.A23]/2000000" office:value-type="float" office:value="0.161591" calcext:value-type="float">
            <text:p>0.161591</text:p>
          </table:table-cell>
          <table:table-cell table:formula="of:=[.D24]/([.A24]/1000000)" office:value-type="float" office:value="286.392502399218" calcext:value-type="float">
            <text:p>286.392502399218</text:p>
          </table:table-cell>
          <table:table-cell table:style-name="ce1" table:formula="of:=TREND([.F$2:.F$166];[.E$2:.E$166];[.E24];TRUE())" office:value-type="float" office:value="286.387040382939" calcext:value-type="float">
            <text:p>286.387040382939</text:p>
          </table:table-cell>
          <table:table-cell table:style-name="ce1" table:formula="of:=[.G24]*[.A24]/1000000" office:value-type="float" office:value="1.56825543313697" calcext:value-type="float">
            <text:p>1.56825543313697</text:p>
          </table:table-cell>
          <table:table-cell table:number-columns-repeated="1016"/>
        </table:table-row>
        <table:table-row table:style-name="ro1">
          <table:table-cell table:style-name="ce1" office:value-type="float" office:value="11010" calcext:value-type="float">
            <text:p>11010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25]/2000000+[.E24]+[.A24]/2000000" office:value-type="float" office:value="0.169834" calcext:value-type="float">
            <text:p>0.169834</text:p>
          </table:table-cell>
          <table:table-cell table:formula="of:=[.D25]/([.A25]/1000000)" office:value-type="float" office:value="286.394416363149" calcext:value-type="float">
            <text:p>286.394416363149</text:p>
          </table:table-cell>
          <table:table-cell table:style-name="ce1" table:formula="of:=TREND([.F$2:.F$166];[.E$2:.E$166];[.E25];TRUE())" office:value-type="float" office:value="286.355027766149" calcext:value-type="float">
            <text:p>286.355027766149</text:p>
          </table:table-cell>
          <table:table-cell table:style-name="ce1" table:formula="of:=[.G25]*[.A25]/1000000" office:value-type="float" office:value="3.1527688557053" calcext:value-type="float">
            <text:p>3.1527688557053</text:p>
          </table:table-cell>
          <table:table-cell table:number-columns-repeated="1016"/>
        </table:table-row>
        <table:table-row table:style-name="ro1">
          <table:table-cell table:style-name="ce1" office:value-type="float" office:value="5455" calcext:value-type="float">
            <text:p>5455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26]/2000000+[.E25]+[.A25]/2000000" office:value-type="float" office:value="0.1780665" calcext:value-type="float">
            <text:p>0.1780665</text:p>
          </table:table-cell>
          <table:table-cell table:formula="of:=[.D26]/([.A26]/1000000)" office:value-type="float" office:value="286.287340033584" calcext:value-type="float">
            <text:p>286.287340033584</text:p>
          </table:table-cell>
          <table:table-cell table:style-name="ce1" table:formula="of:=TREND([.F$2:.F$166];[.E$2:.E$166];[.E26];TRUE())" office:value-type="float" office:value="286.32305592729" calcext:value-type="float">
            <text:p>286.32305592729</text:p>
          </table:table-cell>
          <table:table-cell table:style-name="ce1" table:formula="of:=[.G26]*[.A26]/1000000" office:value-type="float" office:value="1.56189227008337" calcext:value-type="float">
            <text:p>1.56189227008337</text:p>
          </table:table-cell>
          <table:table-cell table:number-columns-repeated="1016"/>
        </table:table-row>
        <table:table-row table:style-name="ro1">
          <table:table-cell table:style-name="ce1" office:value-type="float" office:value="5478" calcext:value-type="float">
            <text:p>5478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27]/2000000+[.E26]+[.A26]/2000000" office:value-type="float" office:value="0.183533" calcext:value-type="float">
            <text:p>0.183533</text:p>
          </table:table-cell>
          <table:table-cell table:formula="of:=[.D27]/([.A27]/1000000)" office:value-type="float" office:value="286.287941427185" calcext:value-type="float">
            <text:p>286.287941427185</text:p>
          </table:table-cell>
          <table:table-cell table:style-name="ce1" table:formula="of:=TREND([.F$2:.F$166];[.E$2:.E$166];[.E27];TRUE())" office:value-type="float" office:value="286.301826160253" calcext:value-type="float">
            <text:p>286.301826160253</text:p>
          </table:table-cell>
          <table:table-cell table:style-name="ce1" table:formula="of:=[.G27]*[.A27]/1000000" office:value-type="float" office:value="1.56836140370587" calcext:value-type="float">
            <text:p>1.56836140370587</text:p>
          </table:table-cell>
          <table:table-cell table:number-columns-repeated="1016"/>
        </table:table-row>
        <table:table-row table:style-name="ro1">
          <table:table-cell table:style-name="ce1" office:value-type="float" office:value="11016" calcext:value-type="float">
            <text:p>11016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28]/2000000+[.E27]+[.A27]/2000000" office:value-type="float" office:value="0.19178" calcext:value-type="float">
            <text:p>0.19178</text:p>
          </table:table-cell>
          <table:table-cell table:formula="of:=[.D28]/([.A28]/1000000)" office:value-type="float" office:value="286.238428118942" calcext:value-type="float">
            <text:p>286.238428118942</text:p>
          </table:table-cell>
          <table:table-cell table:style-name="ce1" table:formula="of:=TREND([.F$2:.F$166];[.E$2:.E$166];[.E28];TRUE())" office:value-type="float" office:value="286.269798009014" calcext:value-type="float">
            <text:p>286.269798009014</text:p>
          </table:table-cell>
          <table:table-cell table:style-name="ce1" table:formula="of:=[.G28]*[.A28]/1000000" office:value-type="float" office:value="3.1535480948673" calcext:value-type="float">
            <text:p>3.1535480948673</text:p>
          </table:table-cell>
          <table:table-cell table:number-columns-repeated="1016"/>
        </table:table-row>
        <table:table-row table:style-name="ro1">
          <table:table-cell table:style-name="ce1" office:value-type="float" office:value="5456" calcext:value-type="float">
            <text:p>5456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29]/2000000+[.E28]+[.A28]/2000000" office:value-type="float" office:value="0.200016" calcext:value-type="float">
            <text:p>0.200016</text:p>
          </table:table-cell>
          <table:table-cell table:formula="of:=[.D29]/([.A29]/1000000)" office:value-type="float" office:value="286.234868013783" calcext:value-type="float">
            <text:p>286.234868013783</text:p>
          </table:table-cell>
          <table:table-cell table:style-name="ce1" table:formula="of:=TREND([.F$2:.F$166];[.E$2:.E$166];[.E29];TRUE())" office:value-type="float" office:value="286.237812577512" calcext:value-type="float">
            <text:p>286.237812577512</text:p>
          </table:table-cell>
          <table:table-cell table:style-name="ce1" table:formula="of:=[.G29]*[.A29]/1000000" office:value-type="float" office:value="1.5617135054229" calcext:value-type="float">
            <text:p>1.5617135054229</text:p>
          </table:table-cell>
          <table:table-cell table:number-columns-repeated="1016"/>
        </table:table-row>
        <table:table-row table:style-name="ro1">
          <table:table-cell table:style-name="ce1" office:value-type="float" office:value="5479" calcext:value-type="float">
            <text:p>5479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30]/2000000+[.E29]+[.A29]/2000000" office:value-type="float" office:value="0.2054835" calcext:value-type="float">
            <text:p>0.2054835</text:p>
          </table:table-cell>
          <table:table-cell table:formula="of:=[.D30]/([.A30]/1000000)" office:value-type="float" office:value="286.235689567096" calcext:value-type="float">
            <text:p>286.235689567096</text:p>
          </table:table-cell>
          <table:table-cell table:style-name="ce1" table:formula="of:=TREND([.F$2:.F$166];[.E$2:.E$166];[.E30];TRUE())" office:value-type="float" office:value="286.216578926863" calcext:value-type="float">
            <text:p>286.216578926863</text:p>
          </table:table-cell>
          <table:table-cell table:style-name="ce1" table:formula="of:=[.G30]*[.A30]/1000000" office:value-type="float" office:value="1.56818063594028" calcext:value-type="float">
            <text:p>1.56818063594028</text:p>
          </table:table-cell>
          <table:table-cell table:number-columns-repeated="1016"/>
        </table:table-row>
        <table:table-row table:style-name="ro1">
          <table:table-cell table:style-name="ce1" office:value-type="float" office:value="11019" calcext:value-type="float">
            <text:p>11019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31]/2000000+[.E30]+[.A30]/2000000" office:value-type="float" office:value="0.2137325" calcext:value-type="float">
            <text:p>0.2137325</text:p>
          </table:table-cell>
          <table:table-cell table:formula="of:=[.D31]/([.A31]/1000000)" office:value-type="float" office:value="286.160497700179" calcext:value-type="float">
            <text:p>286.160497700179</text:p>
          </table:table-cell>
          <table:table-cell table:style-name="ce1" table:formula="of:=TREND([.F$2:.F$166];[.E$2:.E$166];[.E31];TRUE())" office:value-type="float" office:value="286.184543008399" calcext:value-type="float">
            <text:p>286.184543008399</text:p>
          </table:table-cell>
          <table:table-cell table:style-name="ce1" table:formula="of:=[.G31]*[.A31]/1000000" office:value-type="float" office:value="3.15346747940955" calcext:value-type="float">
            <text:p>3.15346747940955</text:p>
          </table:table-cell>
          <table:table-cell table:number-columns-repeated="1016"/>
        </table:table-row>
        <table:table-row table:style-name="ro1">
          <table:table-cell table:style-name="ce1" office:value-type="float" office:value="5456" calcext:value-type="float">
            <text:p>5456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32]/2000000+[.E31]+[.A31]/2000000" office:value-type="float" office:value="0.22197" calcext:value-type="float">
            <text:p>0.22197</text:p>
          </table:table-cell>
          <table:table-cell table:formula="of:=[.D32]/([.A32]/1000000)" office:value-type="float" office:value="286.234868013783" calcext:value-type="float">
            <text:p>286.234868013783</text:p>
          </table:table-cell>
          <table:table-cell table:style-name="ce1" table:formula="of:=TREND([.F$2:.F$166];[.E$2:.E$166];[.E32];TRUE())" office:value-type="float" office:value="286.152551751478" calcext:value-type="float">
            <text:p>286.152551751478</text:p>
          </table:table-cell>
          <table:table-cell table:style-name="ce1" table:formula="of:=[.G32]*[.A32]/1000000" office:value-type="float" office:value="1.56124832235606" calcext:value-type="float">
            <text:p>1.56124832235606</text:p>
          </table:table-cell>
          <table:table-cell table:number-columns-repeated="1016"/>
        </table:table-row>
        <table:table-row table:style-name="ro1">
          <table:table-cell table:style-name="ce1" office:value-type="float" office:value="5480" calcext:value-type="float">
            <text:p>5480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33]/2000000+[.E32]+[.A32]/2000000" office:value-type="float" office:value="0.227438" calcext:value-type="float">
            <text:p>0.227438</text:p>
          </table:table-cell>
          <table:table-cell table:formula="of:=[.D33]/([.A33]/1000000)" office:value-type="float" office:value="286.183456777029" calcext:value-type="float">
            <text:p>286.183456777029</text:p>
          </table:table-cell>
          <table:table-cell table:style-name="ce1" table:formula="of:=TREND([.F$2:.F$166];[.E$2:.E$166];[.E33];TRUE())" office:value-type="float" office:value="286.131316159023" calcext:value-type="float">
            <text:p>286.131316159023</text:p>
          </table:table-cell>
          <table:table-cell table:style-name="ce1" table:formula="of:=[.G33]*[.A33]/1000000" office:value-type="float" office:value="1.56799961255145" calcext:value-type="float">
            <text:p>1.56799961255145</text:p>
          </table:table-cell>
          <table:table-cell table:number-columns-repeated="1016"/>
        </table:table-row>
        <table:table-row table:style-name="ro1">
          <table:table-cell table:style-name="ce1" office:value-type="float" office:value="11022" calcext:value-type="float">
            <text:p>11022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34]/2000000+[.E33]+[.A33]/2000000" office:value-type="float" office:value="0.235689" calcext:value-type="float">
            <text:p>0.235689</text:p>
          </table:table-cell>
          <table:table-cell table:formula="of:=[.D34]/([.A34]/1000000)" office:value-type="float" office:value="286.082609704071" calcext:value-type="float">
            <text:p>286.082609704071</text:p>
          </table:table-cell>
          <table:table-cell table:style-name="ce1" table:formula="of:=TREND([.F$2:.F$166];[.E$2:.E$166];[.E34];TRUE())" office:value-type="float" office:value="286.099272473335" calcext:value-type="float">
            <text:p>286.099272473335</text:p>
          </table:table-cell>
          <table:table-cell table:style-name="ce1" table:formula="of:=[.G34]*[.A34]/1000000" office:value-type="float" office:value="3.1533861812011" calcext:value-type="float">
            <text:p>3.1533861812011</text:p>
          </table:table-cell>
          <table:table-cell table:number-columns-repeated="1016"/>
        </table:table-row>
        <table:table-row table:style-name="ro1">
          <table:table-cell table:style-name="ce1" office:value-type="float" office:value="5459" calcext:value-type="float">
            <text:p>5459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35]/2000000+[.E34]+[.A34]/2000000" office:value-type="float" office:value="0.2439295" calcext:value-type="float">
            <text:p>0.2439295</text:p>
          </table:table-cell>
          <table:table-cell table:formula="of:=[.D35]/([.A35]/1000000)" office:value-type="float" office:value="286.077567298626" calcext:value-type="float">
            <text:p>286.077567298626</text:p>
          </table:table-cell>
          <table:table-cell table:style-name="ce1" table:formula="of:=TREND([.F$2:.F$166];[.E$2:.E$166];[.E35];TRUE())" office:value-type="float" office:value="286.067269565576" calcext:value-type="float">
            <text:p>286.067269565576</text:p>
          </table:table-cell>
          <table:table-cell table:style-name="ce1" table:formula="of:=[.G35]*[.A35]/1000000" office:value-type="float" office:value="1.56164122455848" calcext:value-type="float">
            <text:p>1.56164122455848</text:p>
          </table:table-cell>
          <table:table-cell table:number-columns-repeated="1016"/>
        </table:table-row>
        <table:table-row table:style-name="ro1">
          <table:table-cell table:style-name="ce1" office:value-type="float" office:value="5482" calcext:value-type="float">
            <text:p>5482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36]/2000000+[.E35]+[.A35]/2000000" office:value-type="float" office:value="0.2494" calcext:value-type="float">
            <text:p>0.2494</text:p>
          </table:table-cell>
          <table:table-cell table:formula="of:=[.D36]/([.A36]/1000000)" office:value-type="float" office:value="286.079048365217" calcext:value-type="float">
            <text:p>286.079048365217</text:p>
          </table:table-cell>
          <table:table-cell table:style-name="ce1" table:formula="of:=TREND([.F$2:.F$166];[.E$2:.E$166];[.E36];TRUE())" office:value-type="float" office:value="286.046024264091" calcext:value-type="float">
            <text:p>286.046024264091</text:p>
          </table:table-cell>
          <table:table-cell table:style-name="ce1" table:formula="of:=[.G36]*[.A36]/1000000" office:value-type="float" office:value="1.56810430501574" calcext:value-type="float">
            <text:p>1.56810430501574</text:p>
          </table:table-cell>
          <table:table-cell table:number-columns-repeated="1016"/>
        </table:table-row>
        <table:table-row table:style-name="ro1">
          <table:table-cell table:style-name="ce1" office:value-type="float" office:value="11023" calcext:value-type="float">
            <text:p>11023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37]/2000000+[.E36]+[.A36]/2000000" office:value-type="float" office:value="0.2576525" calcext:value-type="float">
            <text:p>0.2576525</text:p>
          </table:table-cell>
          <table:table-cell table:formula="of:=[.D37]/([.A37]/1000000)" office:value-type="float" office:value="286.056656459972" calcext:value-type="float">
            <text:p>286.056656459972</text:p>
          </table:table-cell>
          <table:table-cell table:style-name="ce1" table:formula="of:=TREND([.F$2:.F$166];[.E$2:.E$166];[.E37];TRUE())" office:value-type="float" office:value="286.013974752984" calcext:value-type="float">
            <text:p>286.013974752984</text:p>
          </table:table-cell>
          <table:table-cell table:style-name="ce1" table:formula="of:=[.G37]*[.A37]/1000000" office:value-type="float" office:value="3.15273204370214" calcext:value-type="float">
            <text:p>3.15273204370214</text:p>
          </table:table-cell>
          <table:table-cell table:number-columns-repeated="1016"/>
        </table:table-row>
        <table:table-row table:style-name="ro1">
          <table:table-cell table:style-name="ce1" office:value-type="float" office:value="5461" calcext:value-type="float">
            <text:p>5461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38]/2000000+[.E37]+[.A37]/2000000" office:value-type="float" office:value="0.2658945" calcext:value-type="float">
            <text:p>0.2658945</text:p>
          </table:table-cell>
          <table:table-cell table:formula="of:=[.D38]/([.A38]/1000000)" office:value-type="float" office:value="285.972796169786" calcext:value-type="float">
            <text:p>285.972796169786</text:p>
          </table:table-cell>
          <table:table-cell table:style-name="ce1" table:formula="of:=TREND([.F$2:.F$166];[.E$2:.E$166];[.E38];TRUE())" office:value-type="float" office:value="285.981966019806" calcext:value-type="float">
            <text:p>285.981966019806</text:p>
          </table:table-cell>
          <table:table-cell table:style-name="ce1" table:formula="of:=[.G38]*[.A38]/1000000" office:value-type="float" office:value="1.56174751643416" calcext:value-type="float">
            <text:p>1.56174751643416</text:p>
          </table:table-cell>
          <table:table-cell table:number-columns-repeated="1016"/>
        </table:table-row>
        <table:table-row table:style-name="ro1">
          <table:table-cell table:style-name="ce1" office:value-type="float" office:value="5485" calcext:value-type="float">
            <text:p>5485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39]/2000000+[.E38]+[.A38]/2000000" office:value-type="float" office:value="0.2713675" calcext:value-type="float">
            <text:p>0.2713675</text:p>
          </table:table-cell>
          <table:table-cell table:formula="of:=[.D39]/([.A39]/1000000)" office:value-type="float" office:value="285.922578511964" calcext:value-type="float">
            <text:p>285.922578511964</text:p>
          </table:table-cell>
          <table:table-cell table:style-name="ce1" table:formula="of:=TREND([.F$2:.F$166];[.E$2:.E$166];[.E39];TRUE())" office:value-type="float" office:value="285.96071100929" calcext:value-type="float">
            <text:p>285.96071100929</text:p>
          </table:table-cell>
          <table:table-cell table:style-name="ce1" table:formula="of:=[.G39]*[.A39]/1000000" office:value-type="float" office:value="1.56849449988596" calcext:value-type="float">
            <text:p>1.56849449988596</text:p>
          </table:table-cell>
          <table:table-cell table:number-columns-repeated="1016"/>
        </table:table-row>
        <table:table-row table:style-name="ro1">
          <table:table-cell table:style-name="ce1" office:value-type="float" office:value="11028" calcext:value-type="float">
            <text:p>11028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40]/2000000+[.E39]+[.A39]/2000000" office:value-type="float" office:value="0.279624" calcext:value-type="float">
            <text:p>0.279624</text:p>
          </table:table-cell>
          <table:table-cell table:formula="of:=[.D40]/([.A40]/1000000)" office:value-type="float" office:value="285.926960841337" calcext:value-type="float">
            <text:p>285.926960841337</text:p>
          </table:table-cell>
          <table:table-cell table:style-name="ce1" table:formula="of:=TREND([.F$2:.F$166];[.E$2:.E$166];[.E40];TRUE())" office:value-type="float" office:value="285.928645963733" calcext:value-type="float">
            <text:p>285.928645963733</text:p>
          </table:table-cell>
          <table:table-cell table:style-name="ce1" table:formula="of:=[.G40]*[.A40]/1000000" office:value-type="float" office:value="3.15322110768805" calcext:value-type="float">
            <text:p>3.15322110768805</text:p>
          </table:table-cell>
          <table:table-cell table:number-columns-repeated="1016"/>
        </table:table-row>
        <table:table-row table:style-name="ro1">
          <table:table-cell table:style-name="ce1" office:value-type="float" office:value="5462" calcext:value-type="float">
            <text:p>5462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41]/2000000+[.E40]+[.A40]/2000000" office:value-type="float" office:value="0.287869" calcext:value-type="float">
            <text:p>0.287869</text:p>
          </table:table-cell>
          <table:table-cell table:formula="of:=[.D41]/([.A41]/1000000)" office:value-type="float" office:value="285.920439378103" calcext:value-type="float">
            <text:p>285.920439378103</text:p>
          </table:table-cell>
          <table:table-cell table:style-name="ce1" table:formula="of:=TREND([.F$2:.F$166];[.E$2:.E$166];[.E41];TRUE())" office:value-type="float" office:value="285.896625579719" calcext:value-type="float">
            <text:p>285.896625579719</text:p>
          </table:table-cell>
          <table:table-cell table:style-name="ce1" table:formula="of:=[.G41]*[.A41]/1000000" office:value-type="float" office:value="1.56156736891643" calcext:value-type="float">
            <text:p>1.56156736891643</text:p>
          </table:table-cell>
          <table:table-cell table:number-columns-repeated="1016"/>
        </table:table-row>
        <table:table-row table:style-name="ro1">
          <table:table-cell table:style-name="ce1" office:value-type="float" office:value="5487" calcext:value-type="float">
            <text:p>5487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42]/2000000+[.E41]+[.A41]/2000000" office:value-type="float" office:value="0.2933435" calcext:value-type="float">
            <text:p>0.2933435</text:p>
          </table:table-cell>
          <table:table-cell table:formula="of:=[.D42]/([.A42]/1000000)" office:value-type="float" office:value="285.81836033135" calcext:value-type="float">
            <text:p>285.81836033135</text:p>
          </table:table-cell>
          <table:table-cell table:style-name="ce1" table:formula="of:=TREND([.F$2:.F$166];[.E$2:.E$166];[.E42];TRUE())" office:value-type="float" office:value="285.875364743784" calcext:value-type="float">
            <text:p>285.875364743784</text:p>
          </table:table-cell>
          <table:table-cell table:style-name="ce1" table:formula="of:=[.G42]*[.A42]/1000000" office:value-type="float" office:value="1.56859812634914" calcext:value-type="float">
            <text:p>1.56859812634914</text:p>
          </table:table-cell>
          <table:table-cell table:number-columns-repeated="1016"/>
        </table:table-row>
        <table:table-row table:style-name="ro1">
          <table:table-cell table:style-name="ce1" office:value-type="float" office:value="11030" calcext:value-type="float">
            <text:p>11030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43]/2000000+[.E42]+[.A42]/2000000" office:value-type="float" office:value="0.301602" calcext:value-type="float">
            <text:p>0.301602</text:p>
          </table:table-cell>
          <table:table-cell table:formula="of:=[.D43]/([.A43]/1000000)" office:value-type="float" office:value="285.875115517522" calcext:value-type="float">
            <text:p>285.875115517522</text:p>
          </table:table-cell>
          <table:table-cell table:style-name="ce1" table:formula="of:=TREND([.F$2:.F$166];[.E$2:.E$166];[.E43];TRUE())" office:value-type="float" office:value="285.843291931003" calcext:value-type="float">
            <text:p>285.843291931003</text:p>
          </table:table-cell>
          <table:table-cell table:style-name="ce1" table:formula="of:=[.G43]*[.A43]/1000000" office:value-type="float" office:value="3.15285150999896" calcext:value-type="float">
            <text:p>3.15285150999896</text:p>
          </table:table-cell>
          <table:table-cell table:number-columns-repeated="1016"/>
        </table:table-row>
        <table:table-row table:style-name="ro1">
          <table:table-cell table:style-name="ce1" office:value-type="float" office:value="5464" calcext:value-type="float">
            <text:p>5464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44]/2000000+[.E43]+[.A43]/2000000" office:value-type="float" office:value="0.309849" calcext:value-type="float">
            <text:p>0.309849</text:p>
          </table:table-cell>
          <table:table-cell table:formula="of:=[.D44]/([.A44]/1000000)" office:value-type="float" office:value="285.815783287555" calcext:value-type="float">
            <text:p>285.815783287555</text:p>
          </table:table-cell>
          <table:table-cell table:style-name="ce1" table:formula="of:=TREND([.F$2:.F$166];[.E$2:.E$166];[.E44];TRUE())" office:value-type="float" office:value="285.811263779764" calcext:value-type="float">
            <text:p>285.811263779764</text:p>
          </table:table-cell>
          <table:table-cell table:style-name="ce1" table:formula="of:=[.G44]*[.A44]/1000000" office:value-type="float" office:value="1.56167274529263" calcext:value-type="float">
            <text:p>1.56167274529263</text:p>
          </table:table-cell>
          <table:table-cell table:number-columns-repeated="1016"/>
        </table:table-row>
        <table:table-row table:style-name="ro1">
          <table:table-cell table:style-name="ce1" office:value-type="float" office:value="5488" calcext:value-type="float">
            <text:p>5488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45]/2000000+[.E44]+[.A44]/2000000" office:value-type="float" office:value="0.315325" calcext:value-type="float">
            <text:p>0.315325</text:p>
          </table:table-cell>
          <table:table-cell table:formula="of:=[.D45]/([.A45]/1000000)" office:value-type="float" office:value="285.766279726334" calcext:value-type="float">
            <text:p>285.766279726334</text:p>
          </table:table-cell>
          <table:table-cell table:style-name="ce1" table:formula="of:=TREND([.F$2:.F$166];[.E$2:.E$166];[.E45];TRUE())" office:value-type="float" office:value="285.78999711841" calcext:value-type="float">
            <text:p>285.78999711841</text:p>
          </table:table-cell>
          <table:table-cell table:style-name="ce1" table:formula="of:=[.G45]*[.A45]/1000000" office:value-type="float" office:value="1.56841550418584" calcext:value-type="float">
            <text:p>1.56841550418584</text:p>
          </table:table-cell>
          <table:table-cell table:number-columns-repeated="1016"/>
        </table:table-row>
        <table:table-row table:style-name="ro1">
          <table:table-cell table:style-name="ce1" office:value-type="float" office:value="11035" calcext:value-type="float">
            <text:p>11035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46]/2000000+[.E45]+[.A45]/2000000" office:value-type="float" office:value="0.3235865" calcext:value-type="float">
            <text:p>0.3235865</text:p>
          </table:table-cell>
          <table:table-cell table:formula="of:=[.D46]/([.A46]/1000000)" office:value-type="float" office:value="285.745584427573" calcext:value-type="float">
            <text:p>285.745584427573</text:p>
          </table:table-cell>
          <table:table-cell table:style-name="ce1" table:formula="of:=TREND([.F$2:.F$166];[.E$2:.E$166];[.E46];TRUE())" office:value-type="float" office:value="285.757912654792" calcext:value-type="float">
            <text:p>285.757912654792</text:p>
          </table:table-cell>
          <table:table-cell table:style-name="ce1" table:formula="of:=[.G46]*[.A46]/1000000" office:value-type="float" office:value="3.15333856614563" calcext:value-type="float">
            <text:p>3.15333856614563</text:p>
          </table:table-cell>
          <table:table-cell table:number-columns-repeated="1016"/>
        </table:table-row>
        <table:table-row table:style-name="ro1">
          <table:table-cell table:style-name="ce1" office:value-type="float" office:value="5466" calcext:value-type="float">
            <text:p>5466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47]/2000000+[.E46]+[.A46]/2000000" office:value-type="float" office:value="0.331837" calcext:value-type="float">
            <text:p>0.331837</text:p>
          </table:table-cell>
          <table:table-cell table:formula="of:=[.D47]/([.A47]/1000000)" office:value-type="float" office:value="285.711203783974" calcext:value-type="float">
            <text:p>285.711203783974</text:p>
          </table:table-cell>
          <table:table-cell table:style-name="ce1" table:formula="of:=TREND([.F$2:.F$166];[.E$2:.E$166];[.E47];TRUE())" office:value-type="float" office:value="285.72587091091" calcext:value-type="float">
            <text:p>285.72587091091</text:p>
          </table:table-cell>
          <table:table-cell table:style-name="ce1" table:formula="of:=[.G47]*[.A47]/1000000" office:value-type="float" office:value="1.56177761039903" calcext:value-type="float">
            <text:p>1.56177761039903</text:p>
          </table:table-cell>
          <table:table-cell table:number-columns-repeated="1016"/>
        </table:table-row>
        <table:table-row table:style-name="ro1">
          <table:table-cell table:style-name="ce1" office:value-type="float" office:value="5488" calcext:value-type="float">
            <text:p>5488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48]/2000000+[.E47]+[.A47]/2000000" office:value-type="float" office:value="0.337314" calcext:value-type="float">
            <text:p>0.337314</text:p>
          </table:table-cell>
          <table:table-cell table:formula="of:=[.D48]/([.A48]/1000000)" office:value-type="float" office:value="285.766279726334" calcext:value-type="float">
            <text:p>285.766279726334</text:p>
          </table:table-cell>
          <table:table-cell table:style-name="ce1" table:formula="of:=TREND([.F$2:.F$166];[.E$2:.E$166];[.E48];TRUE())" office:value-type="float" office:value="285.704600365943" calcext:value-type="float">
            <text:p>285.704600365943</text:p>
          </table:table-cell>
          <table:table-cell table:style-name="ce1" table:formula="of:=[.G48]*[.A48]/1000000" office:value-type="float" office:value="1.5679468468083" calcext:value-type="float">
            <text:p>1.5679468468083</text:p>
          </table:table-cell>
          <table:table-cell table:number-columns-repeated="1016"/>
        </table:table-row>
        <table:table-row table:style-name="ro1">
          <table:table-cell table:style-name="ce1" office:value-type="float" office:value="11039" calcext:value-type="float">
            <text:p>11039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49]/2000000+[.E48]+[.A48]/2000000" office:value-type="float" office:value="0.3455775" calcext:value-type="float">
            <text:p>0.3455775</text:p>
          </table:table-cell>
          <table:table-cell table:formula="of:=[.D49]/([.A49]/1000000)" office:value-type="float" office:value="285.642044040064" calcext:value-type="float">
            <text:p>285.642044040064</text:p>
          </table:table-cell>
          <table:table-cell table:style-name="ce1" table:formula="of:=TREND([.F$2:.F$166];[.E$2:.E$166];[.E49];TRUE())" office:value-type="float" office:value="285.6725081351" calcext:value-type="float">
            <text:p>285.6725081351</text:p>
          </table:table-cell>
          <table:table-cell table:style-name="ce1" table:formula="of:=[.G49]*[.A49]/1000000" office:value-type="float" office:value="3.15353881730337" calcext:value-type="float">
            <text:p>3.15353881730337</text:p>
          </table:table-cell>
          <table:table-cell table:number-columns-repeated="1016"/>
        </table:table-row>
        <table:table-row table:style-name="ro1">
          <table:table-cell table:style-name="ce1" office:value-type="float" office:value="5466" calcext:value-type="float">
            <text:p>5466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50]/2000000+[.E49]+[.A49]/2000000" office:value-type="float" office:value="0.35383" calcext:value-type="float">
            <text:p>0.35383</text:p>
          </table:table-cell>
          <table:table-cell table:formula="of:=[.D50]/([.A50]/1000000)" office:value-type="float" office:value="285.711203783974" calcext:value-type="float">
            <text:p>285.711203783974</text:p>
          </table:table-cell>
          <table:table-cell table:style-name="ce1" table:formula="of:=TREND([.F$2:.F$166];[.E$2:.E$166];[.E50];TRUE())" office:value-type="float" office:value="285.640458623993" calcext:value-type="float">
            <text:p>285.640458623993</text:p>
          </table:table-cell>
          <table:table-cell table:style-name="ce1" table:formula="of:=[.G50]*[.A50]/1000000" office:value-type="float" office:value="1.56131074683875" calcext:value-type="float">
            <text:p>1.56131074683875</text:p>
          </table:table-cell>
          <table:table-cell table:number-columns-repeated="1016"/>
        </table:table-row>
        <table:table-row table:style-name="ro1">
          <table:table-cell table:style-name="ce1" office:value-type="float" office:value="5489" calcext:value-type="float">
            <text:p>5489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51]/2000000+[.E50]+[.A50]/2000000" office:value-type="float" office:value="0.3593075" calcext:value-type="float">
            <text:p>0.3593075</text:p>
          </table:table-cell>
          <table:table-cell table:formula="of:=[.D51]/([.A51]/1000000)" office:value-type="float" office:value="285.714218097672" calcext:value-type="float">
            <text:p>285.714218097672</text:p>
          </table:table-cell>
          <table:table-cell table:style-name="ce1" table:formula="of:=TREND([.F$2:.F$166];[.E$2:.E$166];[.E51];TRUE())" office:value-type="float" office:value="285.619186137221" calcext:value-type="float">
            <text:p>285.619186137221</text:p>
          </table:table-cell>
          <table:table-cell table:style-name="ce1" table:formula="of:=[.G51]*[.A51]/1000000" office:value-type="float" office:value="1.56776371270721" calcext:value-type="float">
            <text:p>1.56776371270721</text:p>
          </table:table-cell>
          <table:table-cell table:number-columns-repeated="1016"/>
        </table:table-row>
        <table:table-row table:style-name="ro1">
          <table:table-cell table:style-name="ce1" office:value-type="float" office:value="11043" calcext:value-type="float">
            <text:p>11043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52]/2000000+[.E51]+[.A51]/2000000" office:value-type="float" office:value="0.3675735" calcext:value-type="float">
            <text:p>0.3675735</text:p>
          </table:table-cell>
          <table:table-cell table:formula="of:=[.D52]/([.A52]/1000000)" office:value-type="float" office:value="285.538578661439" calcext:value-type="float">
            <text:p>285.538578661439</text:p>
          </table:table-cell>
          <table:table-cell table:style-name="ce1" table:formula="of:=TREND([.F$2:.F$166];[.E$2:.E$166];[.E52];TRUE())" office:value-type="float" office:value="285.587084197347" calcext:value-type="float">
            <text:p>285.587084197347</text:p>
          </table:table-cell>
          <table:table-cell table:style-name="ce1" table:formula="of:=[.G52]*[.A52]/1000000" office:value-type="float" office:value="3.1537381707913" calcext:value-type="float">
            <text:p>3.1537381707913</text:p>
          </table:table-cell>
          <table:table-cell table:number-columns-repeated="1016"/>
        </table:table-row>
        <table:table-row table:style-name="ro1">
          <table:table-cell table:style-name="ce1" office:value-type="float" office:value="5469" calcext:value-type="float">
            <text:p>5469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53]/2000000+[.E52]+[.A52]/2000000" office:value-type="float" office:value="0.3758295" calcext:value-type="float">
            <text:p>0.3758295</text:p>
          </table:table-cell>
          <table:table-cell table:formula="of:=[.D53]/([.A53]/1000000)" office:value-type="float" office:value="285.554477945365" calcext:value-type="float">
            <text:p>285.554477945365</text:p>
          </table:table-cell>
          <table:table-cell table:style-name="ce1" table:formula="of:=TREND([.F$2:.F$166];[.E$2:.E$166];[.E53];TRUE())" office:value-type="float" office:value="285.555021093597" calcext:value-type="float">
            <text:p>285.555021093597</text:p>
          </table:table-cell>
          <table:table-cell table:style-name="ce1" table:formula="of:=[.G53]*[.A53]/1000000" office:value-type="float" office:value="1.56170041036088" calcext:value-type="float">
            <text:p>1.56170041036088</text:p>
          </table:table-cell>
          <table:table-cell table:number-columns-repeated="1016"/>
        </table:table-row>
        <table:table-row table:style-name="ro1">
          <table:table-cell table:style-name="ce1" office:value-type="float" office:value="5493" calcext:value-type="float">
            <text:p>5493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54]/2000000+[.E53]+[.A53]/2000000" office:value-type="float" office:value="0.3813105" calcext:value-type="float">
            <text:p>0.3813105</text:p>
          </table:table-cell>
          <table:table-cell table:formula="of:=[.D54]/([.A54]/1000000)" office:value-type="float" office:value="285.50616113929" calcext:value-type="float">
            <text:p>285.50616113929</text:p>
          </table:table-cell>
          <table:table-cell table:style-name="ce1" table:formula="of:=TREND([.F$2:.F$166];[.E$2:.E$166];[.E54];TRUE())" office:value-type="float" office:value="285.533735014181" calcext:value-type="float">
            <text:p>285.533735014181</text:p>
          </table:table-cell>
          <table:table-cell table:style-name="ce1" table:formula="of:=[.G54]*[.A54]/1000000" office:value-type="float" office:value="1.5684368064329" calcext:value-type="float">
            <text:p>1.5684368064329</text:p>
          </table:table-cell>
          <table:table-cell table:number-columns-repeated="1016"/>
        </table:table-row>
        <table:table-row table:style-name="ro1">
          <table:table-cell table:style-name="ce1" office:value-type="float" office:value="11046" calcext:value-type="float">
            <text:p>11046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55]/2000000+[.E54]+[.A54]/2000000" office:value-type="float" office:value="0.38958" calcext:value-type="float">
            <text:p>0.38958</text:p>
          </table:table-cell>
          <table:table-cell table:formula="of:=[.D55]/([.A55]/1000000)" office:value-type="float" office:value="285.46102880303" calcext:value-type="float">
            <text:p>285.46102880303</text:p>
          </table:table-cell>
          <table:table-cell table:style-name="ce1" table:formula="of:=TREND([.F$2:.F$166];[.E$2:.E$166];[.E55];TRUE())" office:value-type="float" office:value="285.501619481664" calcext:value-type="float">
            <text:p>285.501619481664</text:p>
          </table:table-cell>
          <table:table-cell table:style-name="ce1" table:formula="of:=[.G55]*[.A55]/1000000" office:value-type="float" office:value="3.15365088879446" calcext:value-type="float">
            <text:p>3.15365088879446</text:p>
          </table:table-cell>
          <table:table-cell table:number-columns-repeated="1016"/>
        </table:table-row>
        <table:table-row table:style-name="ro1">
          <table:table-cell table:style-name="ce1" office:value-type="float" office:value="5471" calcext:value-type="float">
            <text:p>5471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56]/2000000+[.E55]+[.A55]/2000000" office:value-type="float" office:value="0.3978385" calcext:value-type="float">
            <text:p>0.3978385</text:p>
          </table:table-cell>
          <table:table-cell table:formula="of:=[.D56]/([.A56]/1000000)" office:value-type="float" office:value="285.450089541802" calcext:value-type="float">
            <text:p>285.450089541802</text:p>
          </table:table-cell>
          <table:table-cell table:style-name="ce1" table:formula="of:=TREND([.F$2:.F$166];[.E$2:.E$166];[.E56];TRUE())" office:value-type="float" office:value="285.469546668883" calcext:value-type="float">
            <text:p>285.469546668883</text:p>
          </table:table-cell>
          <table:table-cell table:style-name="ce1" table:formula="of:=[.G56]*[.A56]/1000000" office:value-type="float" office:value="1.56180388982546" calcext:value-type="float">
            <text:p>1.56180388982546</text:p>
          </table:table-cell>
          <table:table-cell table:number-columns-repeated="1016"/>
        </table:table-row>
        <table:table-row table:style-name="ro1">
          <table:table-cell table:style-name="ce1" office:value-type="float" office:value="5494" calcext:value-type="float">
            <text:p>5494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57]/2000000+[.E56]+[.A56]/2000000" office:value-type="float" office:value="0.403321" calcext:value-type="float">
            <text:p>0.403321</text:p>
          </table:table-cell>
          <table:table-cell table:formula="of:=[.D57]/([.A57]/1000000)" office:value-type="float" office:value="285.454194237008" calcext:value-type="float">
            <text:p>285.454194237008</text:p>
          </table:table-cell>
          <table:table-cell table:style-name="ce1" table:formula="of:=TREND([.F$2:.F$166];[.E$2:.E$166];[.E57];TRUE())" office:value-type="float" office:value="285.448254764048" calcext:value-type="float">
            <text:p>285.448254764048</text:p>
          </table:table-cell>
          <table:table-cell table:style-name="ce1" table:formula="of:=[.G57]*[.A57]/1000000" office:value-type="float" office:value="1.56825271167368" calcext:value-type="float">
            <text:p>1.56825271167368</text:p>
          </table:table-cell>
          <table:table-cell table:number-columns-repeated="1016"/>
        </table:table-row>
        <table:table-row table:style-name="ro1">
          <table:table-cell table:style-name="ce1" office:value-type="float" office:value="11046" calcext:value-type="float">
            <text:p>11046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58]/2000000+[.E57]+[.A57]/2000000" office:value-type="float" office:value="0.411591" calcext:value-type="float">
            <text:p>0.411591</text:p>
          </table:table-cell>
          <table:table-cell table:formula="of:=[.D58]/([.A58]/1000000)" office:value-type="float" office:value="285.46102880303" calcext:value-type="float">
            <text:p>285.46102880303</text:p>
          </table:table-cell>
          <table:table-cell table:style-name="ce1" table:formula="of:=TREND([.F$2:.F$166];[.E$2:.E$166];[.E58];TRUE())" office:value-type="float" office:value="285.416137289725" calcext:value-type="float">
            <text:p>285.416137289725</text:p>
          </table:table-cell>
          <table:table-cell table:style-name="ce1" table:formula="of:=[.G58]*[.A58]/1000000" office:value-type="float" office:value="3.1527066525023" calcext:value-type="float">
            <text:p>3.1527066525023</text:p>
          </table:table-cell>
          <table:table-cell table:number-columns-repeated="1016"/>
        </table:table-row>
        <table:table-row table:style-name="ro1">
          <table:table-cell table:style-name="ce1" office:value-type="float" office:value="5473" calcext:value-type="float">
            <text:p>5473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59]/2000000+[.E58]+[.A58]/2000000" office:value-type="float" office:value="0.4198505" calcext:value-type="float">
            <text:p>0.4198505</text:p>
          </table:table-cell>
          <table:table-cell table:formula="of:=[.D59]/([.A59]/1000000)" office:value-type="float" office:value="285.34577743161" calcext:value-type="float">
            <text:p>285.34577743161</text:p>
          </table:table-cell>
          <table:table-cell table:style-name="ce1" table:formula="of:=TREND([.F$2:.F$166];[.E$2:.E$166];[.E59];TRUE())" office:value-type="float" office:value="285.384060593331" calcext:value-type="float">
            <text:p>285.384060593331</text:p>
          </table:table-cell>
          <table:table-cell table:style-name="ce1" table:formula="of:=[.G59]*[.A59]/1000000" office:value-type="float" office:value="1.5619069636273" calcext:value-type="float">
            <text:p>1.5619069636273</text:p>
          </table:table-cell>
          <table:table-cell table:number-columns-repeated="1016"/>
        </table:table-row>
        <table:table-row table:style-name="ro1">
          <table:table-cell table:style-name="ce1" office:value-type="float" office:value="5496" calcext:value-type="float">
            <text:p>5496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60]/2000000+[.E59]+[.A59]/2000000" office:value-type="float" office:value="0.425335" calcext:value-type="float">
            <text:p>0.425335</text:p>
          </table:table-cell>
          <table:table-cell table:formula="of:=[.D60]/([.A60]/1000000)" office:value-type="float" office:value="285.350317164869" calcext:value-type="float">
            <text:p>285.350317164869</text:p>
          </table:table-cell>
          <table:table-cell table:style-name="ce1" table:formula="of:=TREND([.F$2:.F$166];[.E$2:.E$166];[.E60];TRUE())" office:value-type="float" office:value="285.362760921272" calcext:value-type="float">
            <text:p>285.362760921272</text:p>
          </table:table-cell>
          <table:table-cell table:style-name="ce1" table:formula="of:=[.G60]*[.A60]/1000000" office:value-type="float" office:value="1.56835373402331" calcext:value-type="float">
            <text:p>1.56835373402331</text:p>
          </table:table-cell>
          <table:table-cell table:number-columns-repeated="1016"/>
        </table:table-row>
        <table:table-row table:style-name="ro1">
          <table:table-cell table:style-name="ce1" office:value-type="float" office:value="11051" calcext:value-type="float">
            <text:p>11051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61]/2000000+[.E60]+[.A60]/2000000" office:value-type="float" office:value="0.4336085" calcext:value-type="float">
            <text:p>0.4336085</text:p>
          </table:table-cell>
          <table:table-cell table:formula="of:=[.D61]/([.A61]/1000000)" office:value-type="float" office:value="285.331872605038" calcext:value-type="float">
            <text:p>285.331872605038</text:p>
          </table:table-cell>
          <table:table-cell table:style-name="ce1" table:formula="of:=TREND([.F$2:.F$166];[.E$2:.E$166];[.E61];TRUE())" office:value-type="float" office:value="285.330629854306" calcext:value-type="float">
            <text:p>285.330629854306</text:p>
          </table:table-cell>
          <table:table-cell table:style-name="ce1" table:formula="of:=[.G61]*[.A61]/1000000" office:value-type="float" office:value="3.15318879051993" calcext:value-type="float">
            <text:p>3.15318879051993</text:p>
          </table:table-cell>
          <table:table-cell table:number-columns-repeated="1016"/>
        </table:table-row>
        <table:table-row table:style-name="ro1">
          <table:table-cell table:style-name="ce1" office:value-type="float" office:value="5474" calcext:value-type="float">
            <text:p>5474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62]/2000000+[.E61]+[.A61]/2000000" office:value-type="float" office:value="0.441871" calcext:value-type="float">
            <text:p>0.441871</text:p>
          </table:table-cell>
          <table:table-cell table:formula="of:=[.D62]/([.A62]/1000000)" office:value-type="float" office:value="285.293649960395" calcext:value-type="float">
            <text:p>285.293649960395</text:p>
          </table:table-cell>
          <table:table-cell table:style-name="ce1" table:formula="of:=TREND([.F$2:.F$166];[.E$2:.E$166];[.E62];TRUE())" office:value-type="float" office:value="285.298541507075" calcext:value-type="float">
            <text:p>285.298541507075</text:p>
          </table:table-cell>
          <table:table-cell table:style-name="ce1" table:formula="of:=[.G62]*[.A62]/1000000" office:value-type="float" office:value="1.56172421620973" calcext:value-type="float">
            <text:p>1.56172421620973</text:p>
          </table:table-cell>
          <table:table-cell table:number-columns-repeated="1016"/>
        </table:table-row>
        <table:table-row table:style-name="ro1">
          <table:table-cell table:style-name="ce1" office:value-type="float" office:value="5496" calcext:value-type="float">
            <text:p>5496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63]/2000000+[.E62]+[.A62]/2000000" office:value-type="float" office:value="0.447356" calcext:value-type="float">
            <text:p>0.447356</text:p>
          </table:table-cell>
          <table:table-cell table:formula="of:=[.D63]/([.A63]/1000000)" office:value-type="float" office:value="285.350317164869" calcext:value-type="float">
            <text:p>285.350317164869</text:p>
          </table:table-cell>
          <table:table-cell table:style-name="ce1" table:formula="of:=TREND([.F$2:.F$166];[.E$2:.E$166];[.E63];TRUE())" office:value-type="float" office:value="285.27723989321" calcext:value-type="float">
            <text:p>285.27723989321</text:p>
          </table:table-cell>
          <table:table-cell table:style-name="ce1" table:formula="of:=[.G63]*[.A63]/1000000" office:value-type="float" office:value="1.56788371045308" calcext:value-type="float">
            <text:p>1.56788371045308</text:p>
          </table:table-cell>
          <table:table-cell table:number-columns-repeated="1016"/>
        </table:table-row>
        <table:table-row table:style-name="ro1">
          <table:table-cell table:style-name="ce1" office:value-type="float" office:value="11053" calcext:value-type="float">
            <text:p>11053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64]/2000000+[.E63]+[.A63]/2000000" office:value-type="float" office:value="0.4556305" calcext:value-type="float">
            <text:p>0.4556305</text:p>
          </table:table-cell>
          <table:table-cell table:formula="of:=[.D64]/([.A64]/1000000)" office:value-type="float" office:value="285.28024284432" calcext:value-type="float">
            <text:p>285.28024284432</text:p>
          </table:table-cell>
          <table:table-cell table:style-name="ce1" table:formula="of:=TREND([.F$2:.F$166];[.E$2:.E$166];[.E64];TRUE())" office:value-type="float" office:value="285.245104942631" calcext:value-type="float">
            <text:p>285.245104942631</text:p>
          </table:table-cell>
          <table:table-cell table:style-name="ce1" table:formula="of:=[.G64]*[.A64]/1000000" office:value-type="float" office:value="3.15281414493089" calcext:value-type="float">
            <text:p>3.15281414493089</text:p>
          </table:table-cell>
          <table:table-cell table:number-columns-repeated="1016"/>
        </table:table-row>
        <table:table-row table:style-name="ro1">
          <table:table-cell table:style-name="ce1" office:value-type="float" office:value="5475" calcext:value-type="float">
            <text:p>5475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65]/2000000+[.E64]+[.A64]/2000000" office:value-type="float" office:value="0.4638945" calcext:value-type="float">
            <text:p>0.4638945</text:p>
          </table:table-cell>
          <table:table-cell table:formula="of:=[.D65]/([.A65]/1000000)" office:value-type="float" office:value="285.241541531178" calcext:value-type="float">
            <text:p>285.241541531178</text:p>
          </table:table-cell>
          <table:table-cell table:style-name="ce1" table:formula="of:=TREND([.F$2:.F$166];[.E$2:.E$166];[.E65];TRUE())" office:value-type="float" office:value="285.213010769981" calcext:value-type="float">
            <text:p>285.213010769981</text:p>
          </table:table-cell>
          <table:table-cell table:style-name="ce1" table:formula="of:=[.G65]*[.A65]/1000000" office:value-type="float" office:value="1.56154123396565" calcext:value-type="float">
            <text:p>1.56154123396565</text:p>
          </table:table-cell>
          <table:table-cell table:number-columns-repeated="1016"/>
        </table:table-row>
        <table:table-row table:style-name="ro1">
          <table:table-cell table:style-name="ce1" office:value-type="float" office:value="5498" calcext:value-type="float">
            <text:p>5498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66]/2000000+[.E65]+[.A65]/2000000" office:value-type="float" office:value="0.469381" calcext:value-type="float">
            <text:p>0.469381</text:p>
          </table:table-cell>
          <table:table-cell table:formula="of:=[.D66]/([.A66]/1000000)" office:value-type="float" office:value="285.246515667174" calcext:value-type="float">
            <text:p>285.246515667174</text:p>
          </table:table-cell>
          <table:table-cell table:style-name="ce1" table:formula="of:=TREND([.F$2:.F$166];[.E$2:.E$166];[.E66];TRUE())" office:value-type="float" office:value="285.191703330698" calcext:value-type="float">
            <text:p>285.191703330698</text:p>
          </table:table-cell>
          <table:table-cell table:style-name="ce1" table:formula="of:=[.G66]*[.A66]/1000000" office:value-type="float" office:value="1.56798398491218" calcext:value-type="float">
            <text:p>1.56798398491218</text:p>
          </table:table-cell>
          <table:table-cell table:number-columns-repeated="1016"/>
        </table:table-row>
        <table:table-row table:style-name="ro1">
          <table:table-cell table:style-name="ce1" office:value-type="float" office:value="11057" calcext:value-type="float">
            <text:p>11057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67]/2000000+[.E66]+[.A66]/2000000" office:value-type="float" office:value="0.4776585" calcext:value-type="float">
            <text:p>0.4776585</text:p>
          </table:table-cell>
          <table:table-cell table:formula="of:=[.D67]/([.A67]/1000000)" office:value-type="float" office:value="285.177039355908" calcext:value-type="float">
            <text:p>285.177039355908</text:p>
          </table:table-cell>
          <table:table-cell table:style-name="ce1" table:formula="of:=TREND([.F$2:.F$166];[.E$2:.E$166];[.E67];TRUE())" office:value-type="float" office:value="285.159556729281" calcext:value-type="float">
            <text:p>285.159556729281</text:p>
          </table:table-cell>
          <table:table-cell table:style-name="ce1" table:formula="of:=[.G67]*[.A67]/1000000" office:value-type="float" office:value="3.15300921875566" calcext:value-type="float">
            <text:p>3.15300921875566</text:p>
          </table:table-cell>
          <table:table-cell table:number-columns-repeated="1016"/>
        </table:table-row>
        <table:table-row table:style-name="ro1">
          <table:table-cell table:style-name="ce1" office:value-type="float" office:value="5478" calcext:value-type="float">
            <text:p>5478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68]/2000000+[.E67]+[.A67]/2000000" office:value-type="float" office:value="0.485926" calcext:value-type="float">
            <text:p>0.485926</text:p>
          </table:table-cell>
          <table:table-cell table:formula="of:=[.D68]/([.A68]/1000000)" office:value-type="float" office:value="285.085330391238" calcext:value-type="float">
            <text:p>285.085330391238</text:p>
          </table:table-cell>
          <table:table-cell table:style-name="ce1" table:formula="of:=TREND([.F$2:.F$166];[.E$2:.E$166];[.E68];TRUE())" office:value-type="float" office:value="285.127448963989" calcext:value-type="float">
            <text:p>285.127448963989</text:p>
          </table:table-cell>
          <table:table-cell table:style-name="ce1" table:formula="of:=[.G68]*[.A68]/1000000" office:value-type="float" office:value="1.56192816542473" calcext:value-type="float">
            <text:p>1.56192816542473</text:p>
          </table:table-cell>
          <table:table-cell table:number-columns-repeated="1016"/>
        </table:table-row>
        <table:table-row table:style-name="ro1">
          <table:table-cell table:style-name="ce1" office:value-type="float" office:value="5501" calcext:value-type="float">
            <text:p>5501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69]/2000000+[.E68]+[.A68]/2000000" office:value-type="float" office:value="0.4914155" calcext:value-type="float">
            <text:p>0.4914155</text:p>
          </table:table-cell>
          <table:table-cell table:formula="of:=[.D69]/([.A69]/1000000)" office:value-type="float" office:value="285.090954942396" calcext:value-type="float">
            <text:p>285.090954942396</text:p>
          </table:table-cell>
          <table:table-cell table:style-name="ce1" table:formula="of:=TREND([.F$2:.F$166];[.E$2:.E$166];[.E69];TRUE())" office:value-type="float" office:value="285.106129873868" calcext:value-type="float">
            <text:p>285.106129873868</text:p>
          </table:table-cell>
          <table:table-cell table:style-name="ce1" table:formula="of:=[.G69]*[.A69]/1000000" office:value-type="float" office:value="1.56836882043615" calcext:value-type="float">
            <text:p>1.56836882043615</text:p>
          </table:table-cell>
          <table:table-cell table:number-columns-repeated="1016"/>
        </table:table-row>
        <table:table-row table:style-name="ro1">
          <table:table-cell table:style-name="ce1" office:value-type="float" office:value="11061" calcext:value-type="float">
            <text:p>11061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70]/2000000+[.E69]+[.A69]/2000000" office:value-type="float" office:value="0.4996965" calcext:value-type="float">
            <text:p>0.4996965</text:p>
          </table:table-cell>
          <table:table-cell table:formula="of:=[.D70]/([.A70]/1000000)" office:value-type="float" office:value="285.073910510647" calcext:value-type="float">
            <text:p>285.073910510647</text:p>
          </table:table-cell>
          <table:table-cell table:style-name="ce1" table:formula="of:=TREND([.F$2:.F$166];[.E$2:.E$166];[.E70];TRUE())" office:value-type="float" office:value="285.073969679808" calcext:value-type="float">
            <text:p>285.073969679808</text:p>
          </table:table-cell>
          <table:table-cell table:style-name="ce1" table:formula="of:=[.G70]*[.A70]/1000000" office:value-type="float" office:value="3.15320317862836" calcext:value-type="float">
            <text:p>3.15320317862836</text:p>
          </table:table-cell>
          <table:table-cell table:number-columns-repeated="1016"/>
        </table:table-row>
        <table:table-row table:style-name="ro1">
          <table:table-cell table:style-name="ce1" office:value-type="float" office:value="5479" calcext:value-type="float">
            <text:p>5479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71]/2000000+[.E70]+[.A70]/2000000" office:value-type="float" office:value="0.5079665" calcext:value-type="float">
            <text:p>0.5079665</text:p>
          </table:table-cell>
          <table:table-cell table:formula="of:=[.D71]/([.A71]/1000000)" office:value-type="float" office:value="285.033298025771" calcext:value-type="float">
            <text:p>285.033298025771</text:p>
          </table:table-cell>
          <table:table-cell table:style-name="ce1" table:formula="of:=TREND([.F$2:.F$166];[.E$2:.E$166];[.E71];TRUE())" office:value-type="float" office:value="285.041852205485" calcext:value-type="float">
            <text:p>285.041852205485</text:p>
          </table:table-cell>
          <table:table-cell table:style-name="ce1" table:formula="of:=[.G71]*[.A71]/1000000" office:value-type="float" office:value="1.56174430823385" calcext:value-type="float">
            <text:p>1.56174430823385</text:p>
          </table:table-cell>
          <table:table-cell table:number-columns-repeated="1016"/>
        </table:table-row>
        <table:table-row table:style-name="ro1">
          <table:table-cell table:style-name="ce1" office:value-type="float" office:value="5502" calcext:value-type="float">
            <text:p>5502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72]/2000000+[.E71]+[.A71]/2000000" office:value-type="float" office:value="0.513457" calcext:value-type="float">
            <text:p>0.513457</text:p>
          </table:table-cell>
          <table:table-cell table:formula="of:=[.D72]/([.A72]/1000000)" office:value-type="float" office:value="285.039139065453" calcext:value-type="float">
            <text:p>285.039139065453</text:p>
          </table:table-cell>
          <table:table-cell table:style-name="ce1" table:formula="of:=TREND([.F$2:.F$166];[.E$2:.E$166];[.E72];TRUE())" office:value-type="float" office:value="285.020529231752" calcext:value-type="float">
            <text:p>285.020529231752</text:p>
          </table:table-cell>
          <table:table-cell table:style-name="ce1" table:formula="of:=[.G72]*[.A72]/1000000" office:value-type="float" office:value="1.5681829518331" calcext:value-type="float">
            <text:p>1.5681829518331</text:p>
          </table:table-cell>
          <table:table-cell table:number-columns-repeated="1016"/>
        </table:table-row>
        <table:table-row table:style-name="ro1">
          <table:table-cell table:style-name="ce1" office:value-type="float" office:value="11066" calcext:value-type="float">
            <text:p>11066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73]/2000000+[.E72]+[.A72]/2000000" office:value-type="float" office:value="0.521741" calcext:value-type="float">
            <text:p>0.521741</text:p>
          </table:table-cell>
          <table:table-cell table:formula="of:=[.D73]/([.A73]/1000000)" office:value-type="float" office:value="284.945104297693" calcext:value-type="float">
            <text:p>284.945104297693</text:p>
          </table:table-cell>
          <table:table-cell table:style-name="ce1" table:formula="of:=TREND([.F$2:.F$166];[.E$2:.E$166];[.E73];TRUE())" office:value-type="float" office:value="284.988357386855" calcext:value-type="float">
            <text:p>284.988357386855</text:p>
          </table:table-cell>
          <table:table-cell table:style-name="ce1" table:formula="of:=[.G73]*[.A73]/1000000" office:value-type="float" office:value="3.15368116284294" calcext:value-type="float">
            <text:p>3.15368116284294</text:p>
          </table:table-cell>
          <table:table-cell table:number-columns-repeated="1016"/>
        </table:table-row>
        <table:table-row table:style-name="ro1">
          <table:table-cell table:style-name="ce1" office:value-type="float" office:value="5481" calcext:value-type="float">
            <text:p>5481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74]/2000000+[.E73]+[.A73]/2000000" office:value-type="float" office:value="0.5300145" calcext:value-type="float">
            <text:p>0.5300145</text:p>
          </table:table-cell>
          <table:table-cell table:formula="of:=[.D74]/([.A74]/1000000)" office:value-type="float" office:value="284.929290254187" calcext:value-type="float">
            <text:p>284.929290254187</text:p>
          </table:table-cell>
          <table:table-cell table:style-name="ce1" table:formula="of:=TREND([.F$2:.F$166];[.E$2:.E$166];[.E74];TRUE())" office:value-type="float" office:value="284.956226319888" calcext:value-type="float">
            <text:p>284.956226319888</text:p>
          </table:table-cell>
          <table:table-cell table:style-name="ce1" table:formula="of:=[.G74]*[.A74]/1000000" office:value-type="float" office:value="1.56184507645931" calcext:value-type="float">
            <text:p>1.56184507645931</text:p>
          </table:table-cell>
          <table:table-cell table:number-columns-repeated="1016"/>
        </table:table-row>
        <table:table-row table:style-name="ro1">
          <table:table-cell table:style-name="ce1" office:value-type="float" office:value="5505" calcext:value-type="float">
            <text:p>5505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75]/2000000+[.E74]+[.A74]/2000000" office:value-type="float" office:value="0.5355075" calcext:value-type="float">
            <text:p>0.5355075</text:p>
          </table:table-cell>
          <table:table-cell table:formula="of:=[.D75]/([.A75]/1000000)" office:value-type="float" office:value="284.883804384763" calcext:value-type="float">
            <text:p>284.883804384763</text:p>
          </table:table-cell>
          <table:table-cell table:style-name="ce1" table:formula="of:=TREND([.F$2:.F$166];[.E$2:.E$166];[.E75];TRUE())" office:value-type="float" office:value="284.934893637124" calcext:value-type="float">
            <text:p>284.934893637124</text:p>
          </table:table-cell>
          <table:table-cell table:style-name="ce1" table:formula="of:=[.G75]*[.A75]/1000000" office:value-type="float" office:value="1.56856658947237" calcext:value-type="float">
            <text:p>1.56856658947237</text:p>
          </table:table-cell>
          <table:table-cell table:number-columns-repeated="1016"/>
        </table:table-row>
        <table:table-row table:style-name="ro1">
          <table:table-cell table:style-name="ce1" office:value-type="float" office:value="11068" calcext:value-type="float">
            <text:p>11068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76]/2000000+[.E75]+[.A75]/2000000" office:value-type="float" office:value="0.543794" calcext:value-type="float">
            <text:p>0.543794</text:p>
          </table:table-cell>
          <table:table-cell table:formula="of:=[.D76]/([.A76]/1000000)" office:value-type="float" office:value="284.893614398109" calcext:value-type="float">
            <text:p>284.893614398109</text:p>
          </table:table-cell>
          <table:table-cell table:style-name="ce1" table:formula="of:=TREND([.F$2:.F$166];[.E$2:.E$166];[.E76];TRUE())" office:value-type="float" office:value="284.902712083196" calcext:value-type="float">
            <text:p>284.902712083196</text:p>
          </table:table-cell>
          <table:table-cell table:style-name="ce1" table:formula="of:=[.G76]*[.A76]/1000000" office:value-type="float" office:value="3.15330321733682" calcext:value-type="float">
            <text:p>3.15330321733682</text:p>
          </table:table-cell>
          <table:table-cell table:number-columns-repeated="1016"/>
        </table:table-row>
        <table:table-row table:style-name="ro1">
          <table:table-cell table:style-name="ce1" office:value-type="float" office:value="5483" calcext:value-type="float">
            <text:p>5483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77]/2000000+[.E76]+[.A76]/2000000" office:value-type="float" office:value="0.5520695" calcext:value-type="float">
            <text:p>0.5520695</text:p>
          </table:table-cell>
          <table:table-cell table:formula="of:=[.D77]/([.A77]/1000000)" office:value-type="float" office:value="284.825358359146" calcext:value-type="float">
            <text:p>284.825358359146</text:p>
          </table:table-cell>
          <table:table-cell table:style-name="ce1" table:formula="of:=TREND([.F$2:.F$166];[.E$2:.E$166];[.E77];TRUE())" office:value-type="float" office:value="284.870573249005" calcext:value-type="float">
            <text:p>284.870573249005</text:p>
          </table:table-cell>
          <table:table-cell table:style-name="ce1" table:formula="of:=[.G77]*[.A77]/1000000" office:value-type="float" office:value="1.56194535312429" calcext:value-type="float">
            <text:p>1.56194535312429</text:p>
          </table:table-cell>
          <table:table-cell table:number-columns-repeated="1016"/>
        </table:table-row>
        <table:table-row table:style-name="ro1">
          <table:table-cell table:style-name="ce1" office:value-type="float" office:value="5506" calcext:value-type="float">
            <text:p>5506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78]/2000000+[.E77]+[.A77]/2000000" office:value-type="float" office:value="0.557564" calcext:value-type="float">
            <text:p>0.557564</text:p>
          </table:table-cell>
          <table:table-cell table:formula="of:=[.D78]/([.A78]/1000000)" office:value-type="float" office:value="284.832063773723" calcext:value-type="float">
            <text:p>284.832063773723</text:p>
          </table:table-cell>
          <table:table-cell table:style-name="ce1" table:formula="of:=TREND([.F$2:.F$166];[.E$2:.E$166];[.E78];TRUE())" office:value-type="float" office:value="284.849234740822" calcext:value-type="float">
            <text:p>284.849234740822</text:p>
          </table:table-cell>
          <table:table-cell table:style-name="ce1" table:formula="of:=[.G78]*[.A78]/1000000" office:value-type="float" office:value="1.56837988648297" calcext:value-type="float">
            <text:p>1.56837988648297</text:p>
          </table:table-cell>
          <table:table-cell table:number-columns-repeated="1016"/>
        </table:table-row>
        <table:table-row table:style-name="ro1">
          <table:table-cell table:style-name="ce1" office:value-type="float" office:value="11070" calcext:value-type="float">
            <text:p>11070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79]/2000000+[.E78]+[.A78]/2000000" office:value-type="float" office:value="0.565852" calcext:value-type="float">
            <text:p>0.565852</text:p>
          </table:table-cell>
          <table:table-cell table:formula="of:=[.D79]/([.A79]/1000000)" office:value-type="float" office:value="284.842143103728" calcext:value-type="float">
            <text:p>284.842143103728</text:p>
          </table:table-cell>
          <table:table-cell table:style-name="ce1" table:formula="of:=TREND([.F$2:.F$166];[.E$2:.E$166];[.E79];TRUE())" office:value-type="float" office:value="284.817047361476" calcext:value-type="float">
            <text:p>284.817047361476</text:p>
          </table:table-cell>
          <table:table-cell table:style-name="ce1" table:formula="of:=[.G79]*[.A79]/1000000" office:value-type="float" office:value="3.15292471429154" calcext:value-type="float">
            <text:p>3.15292471429154</text:p>
          </table:table-cell>
          <table:table-cell table:number-columns-repeated="1016"/>
        </table:table-row>
        <table:table-row table:style-name="ro1">
          <table:table-cell table:style-name="ce1" office:value-type="float" office:value="5482" calcext:value-type="float">
            <text:p>5482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80]/2000000+[.E79]+[.A79]/2000000" office:value-type="float" office:value="0.574128" calcext:value-type="float">
            <text:p>0.574128</text:p>
          </table:table-cell>
          <table:table-cell table:formula="of:=[.D80]/([.A80]/1000000)" office:value-type="float" office:value="284.877314827289" calcext:value-type="float">
            <text:p>284.877314827289</text:p>
          </table:table-cell>
          <table:table-cell table:style-name="ce1" table:formula="of:=TREND([.F$2:.F$166];[.E$2:.E$166];[.E80];TRUE())" office:value-type="float" office:value="284.784906585478" calcext:value-type="float">
            <text:p>284.784906585478</text:p>
          </table:table-cell>
          <table:table-cell table:style-name="ce1" table:formula="of:=[.G80]*[.A80]/1000000" office:value-type="float" office:value="1.56119085790159" calcext:value-type="float">
            <text:p>1.56119085790159</text:p>
          </table:table-cell>
          <table:table-cell table:number-columns-repeated="1016"/>
        </table:table-row>
        <table:table-row table:style-name="ro1">
          <table:table-cell table:style-name="ce1" office:value-type="float" office:value="5507" calcext:value-type="float">
            <text:p>5507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81]/2000000+[.E80]+[.A80]/2000000" office:value-type="float" office:value="0.5796225" calcext:value-type="float">
            <text:p>0.5796225</text:p>
          </table:table-cell>
          <table:table-cell table:formula="of:=[.D81]/([.A81]/1000000)" office:value-type="float" office:value="284.780341953536" calcext:value-type="float">
            <text:p>284.780341953536</text:p>
          </table:table-cell>
          <table:table-cell table:style-name="ce1" table:formula="of:=TREND([.F$2:.F$166];[.E$2:.E$166];[.E81];TRUE())" office:value-type="float" office:value="284.763568077295" calcext:value-type="float">
            <text:p>284.763568077295</text:p>
          </table:table-cell>
          <table:table-cell table:style-name="ce1" table:formula="of:=[.G81]*[.A81]/1000000" office:value-type="float" office:value="1.56819296940167" calcext:value-type="float">
            <text:p>1.56819296940167</text:p>
          </table:table-cell>
          <table:table-cell table:number-columns-repeated="1016"/>
        </table:table-row>
        <table:table-row table:style-name="ro1">
          <table:table-cell table:style-name="ce1" office:value-type="float" office:value="11075" calcext:value-type="float">
            <text:p>11075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82]/2000000+[.E81]+[.A81]/2000000" office:value-type="float" office:value="0.5879135" calcext:value-type="float">
            <text:p>0.5879135</text:p>
          </table:table-cell>
          <table:table-cell table:formula="of:=[.D82]/([.A82]/1000000)" office:value-type="float" office:value="284.713546199392" calcext:value-type="float">
            <text:p>284.713546199392</text:p>
          </table:table-cell>
          <table:table-cell table:style-name="ce1" table:formula="of:=TREND([.F$2:.F$166];[.E$2:.E$166];[.E82];TRUE())" office:value-type="float" office:value="284.731369047112" calcext:value-type="float">
            <text:p>284.731369047112</text:p>
          </table:table-cell>
          <table:table-cell table:style-name="ce1" table:formula="of:=[.G82]*[.A82]/1000000" office:value-type="float" office:value="3.15339991219677" calcext:value-type="float">
            <text:p>3.15339991219677</text:p>
          </table:table-cell>
          <table:table-cell table:number-columns-repeated="1016"/>
        </table:table-row>
        <table:table-row table:style-name="ro1">
          <table:table-cell table:style-name="ce1" office:value-type="float" office:value="5486" calcext:value-type="float">
            <text:p>5486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83]/2000000+[.E82]+[.A82]/2000000" office:value-type="float" office:value="0.596194" calcext:value-type="float">
            <text:p>0.596194</text:p>
          </table:table-cell>
          <table:table-cell table:formula="of:=[.D83]/([.A83]/1000000)" office:value-type="float" office:value="284.669602603573" calcext:value-type="float">
            <text:p>284.669602603573</text:p>
          </table:table-cell>
          <table:table-cell table:style-name="ce1" table:formula="of:=TREND([.F$2:.F$166];[.E$2:.E$166];[.E83];TRUE())" office:value-type="float" office:value="284.699210794859" calcext:value-type="float">
            <text:p>284.699210794859</text:p>
          </table:table-cell>
          <table:table-cell table:style-name="ce1" table:formula="of:=[.G83]*[.A83]/1000000" office:value-type="float" office:value="1.56185987042059" calcext:value-type="float">
            <text:p>1.56185987042059</text:p>
          </table:table-cell>
          <table:table-cell table:number-columns-repeated="1016"/>
        </table:table-row>
        <table:table-row table:style-name="ro1">
          <table:table-cell table:style-name="ce1" office:value-type="float" office:value="5509" calcext:value-type="float">
            <text:p>5509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84]/2000000+[.E83]+[.A83]/2000000" office:value-type="float" office:value="0.6016915" calcext:value-type="float">
            <text:p>0.6016915</text:p>
          </table:table-cell>
          <table:table-cell table:formula="of:=[.D84]/([.A84]/1000000)" office:value-type="float" office:value="284.676954644785" calcext:value-type="float">
            <text:p>284.676954644785</text:p>
          </table:table-cell>
          <table:table-cell table:style-name="ce1" table:formula="of:=TREND([.F$2:.F$166];[.E$2:.E$166];[.E84];TRUE())" office:value-type="float" office:value="284.677860635839" calcext:value-type="float">
            <text:p>284.677860635839</text:p>
          </table:table-cell>
          <table:table-cell table:style-name="ce1" table:formula="of:=[.G84]*[.A84]/1000000" office:value-type="float" office:value="1.56829033424284" calcext:value-type="float">
            <text:p>1.56829033424284</text:p>
          </table:table-cell>
          <table:table-cell table:number-columns-repeated="1016"/>
        </table:table-row>
        <table:table-row table:style-name="ro1">
          <table:table-cell table:style-name="ce1" office:value-type="float" office:value="11078" calcext:value-type="float">
            <text:p>11078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85]/2000000+[.E84]+[.A84]/2000000" office:value-type="float" office:value="0.609985" calcext:value-type="float">
            <text:p>0.609985</text:p>
          </table:table-cell>
          <table:table-cell table:formula="of:=[.D85]/([.A85]/1000000)" office:value-type="float" office:value="284.636443776699" calcext:value-type="float">
            <text:p>284.636443776699</text:p>
          </table:table-cell>
          <table:table-cell table:style-name="ce1" table:formula="of:=TREND([.F$2:.F$166];[.E$2:.E$166];[.E85];TRUE())" office:value-type="float" office:value="284.645651896625" calcext:value-type="float">
            <text:p>284.645651896625</text:p>
          </table:table-cell>
          <table:table-cell table:style-name="ce1" table:formula="of:=[.G85]*[.A85]/1000000" office:value-type="float" office:value="3.15330453171081" calcext:value-type="float">
            <text:p>3.15330453171081</text:p>
          </table:table-cell>
          <table:table-cell table:number-columns-repeated="1016"/>
        </table:table-row>
        <table:table-row table:style-name="ro1">
          <table:table-cell table:style-name="ce1" office:value-type="float" office:value="5486" calcext:value-type="float">
            <text:p>5486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86]/2000000+[.E85]+[.A85]/2000000" office:value-type="float" office:value="0.618267" calcext:value-type="float">
            <text:p>0.618267</text:p>
          </table:table-cell>
          <table:table-cell table:formula="of:=[.D86]/([.A86]/1000000)" office:value-type="float" office:value="284.669602603573" calcext:value-type="float">
            <text:p>284.669602603573</text:p>
          </table:table-cell>
          <table:table-cell table:style-name="ce1" table:formula="of:=TREND([.F$2:.F$166];[.E$2:.E$166];[.E86];TRUE())" office:value-type="float" office:value="284.613487818953" calcext:value-type="float">
            <text:p>284.613487818953</text:p>
          </table:table-cell>
          <table:table-cell table:style-name="ce1" table:formula="of:=[.G86]*[.A86]/1000000" office:value-type="float" office:value="1.56138959417477" calcext:value-type="float">
            <text:p>1.56138959417477</text:p>
          </table:table-cell>
          <table:table-cell table:number-columns-repeated="1016"/>
        </table:table-row>
        <table:table-row table:style-name="ro1">
          <table:table-cell table:style-name="ce1" office:value-type="float" office:value="5510" calcext:value-type="float">
            <text:p>5510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87]/2000000+[.E86]+[.A86]/2000000" office:value-type="float" office:value="0.623765" calcext:value-type="float">
            <text:p>0.623765</text:p>
          </table:table-cell>
          <table:table-cell table:formula="of:=[.D87]/([.A87]/1000000)" office:value-type="float" office:value="284.625289135775" calcext:value-type="float">
            <text:p>284.625289135775</text:p>
          </table:table-cell>
          <table:table-cell table:style-name="ce1" table:formula="of:=TREND([.F$2:.F$166];[.E$2:.E$166];[.E87];TRUE())" office:value-type="float" office:value="284.592135718127" calcext:value-type="float">
            <text:p>284.592135718127</text:p>
          </table:table-cell>
          <table:table-cell table:style-name="ce1" table:formula="of:=[.G87]*[.A87]/1000000" office:value-type="float" office:value="1.56810266780688" calcext:value-type="float">
            <text:p>1.56810266780688</text:p>
          </table:table-cell>
          <table:table-cell table:number-columns-repeated="1016"/>
        </table:table-row>
        <table:table-row table:style-name="ro1">
          <table:table-cell table:style-name="ce1" office:value-type="float" office:value="11082" calcext:value-type="float">
            <text:p>11082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88]/2000000+[.E87]+[.A87]/2000000" office:value-type="float" office:value="0.632061" calcext:value-type="float">
            <text:p>0.632061</text:p>
          </table:table-cell>
          <table:table-cell table:formula="of:=[.D88]/([.A88]/1000000)" office:value-type="float" office:value="284.533705482609" calcext:value-type="float">
            <text:p>284.533705482609</text:p>
          </table:table-cell>
          <table:table-cell table:style-name="ce1" table:formula="of:=TREND([.F$2:.F$166];[.E$2:.E$166];[.E88];TRUE())" office:value-type="float" office:value="284.559917269882" calcext:value-type="float">
            <text:p>284.559917269882</text:p>
          </table:table-cell>
          <table:table-cell table:style-name="ce1" table:formula="of:=[.G88]*[.A88]/1000000" office:value-type="float" office:value="3.15349300318483" calcext:value-type="float">
            <text:p>3.15349300318483</text:p>
          </table:table-cell>
          <table:table-cell table:number-columns-repeated="1016"/>
        </table:table-row>
        <table:table-row table:style-name="ro1">
          <table:table-cell table:style-name="ce1" office:value-type="float" office:value="5489" calcext:value-type="float">
            <text:p>5489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89]/2000000+[.E88]+[.A88]/2000000" office:value-type="float" office:value="0.6403465" calcext:value-type="float">
            <text:p>0.6403465</text:p>
          </table:table-cell>
          <table:table-cell table:formula="of:=[.D89]/([.A89]/1000000)" office:value-type="float" office:value="284.51401710388" calcext:value-type="float">
            <text:p>284.51401710388</text:p>
          </table:table-cell>
          <table:table-cell table:style-name="ce1" table:formula="of:=TREND([.F$2:.F$166];[.E$2:.E$166];[.E89];TRUE())" office:value-type="float" office:value="284.527739599566" calcext:value-type="float">
            <text:p>284.527739599566</text:p>
          </table:table-cell>
          <table:table-cell table:style-name="ce1" table:formula="of:=[.G89]*[.A89]/1000000" office:value-type="float" office:value="1.56177276266202" calcext:value-type="float">
            <text:p>1.56177276266202</text:p>
          </table:table-cell>
          <table:table-cell table:number-columns-repeated="1016"/>
        </table:table-row>
        <table:table-row table:style-name="ro1">
          <table:table-cell table:style-name="ce1" office:value-type="float" office:value="5512" calcext:value-type="float">
            <text:p>5512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90]/2000000+[.E89]+[.A89]/2000000" office:value-type="float" office:value="0.645847" calcext:value-type="float">
            <text:p>0.645847</text:p>
          </table:table-cell>
          <table:table-cell table:formula="of:=[.D90]/([.A90]/1000000)" office:value-type="float" office:value="284.522014357424" calcext:value-type="float">
            <text:p>284.522014357424</text:p>
          </table:table-cell>
          <table:table-cell table:style-name="ce1" table:formula="of:=TREND([.F$2:.F$166];[.E$2:.E$166];[.E90];TRUE())" office:value-type="float" office:value="284.506377789709" calcext:value-type="float">
            <text:p>284.506377789709</text:p>
          </table:table-cell>
          <table:table-cell table:style-name="ce1" table:formula="of:=[.G90]*[.A90]/1000000" office:value-type="float" office:value="1.56819915437688" calcext:value-type="float">
            <text:p>1.56819915437688</text:p>
          </table:table-cell>
          <table:table-cell table:number-columns-repeated="1016"/>
        </table:table-row>
        <table:table-row table:style-name="ro1">
          <table:table-cell table:style-name="ce1" office:value-type="float" office:value="11085" calcext:value-type="float">
            <text:p>11085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91]/2000000+[.E90]+[.A90]/2000000" office:value-type="float" office:value="0.6541455" calcext:value-type="float">
            <text:p>0.6541455</text:p>
          </table:table-cell>
          <table:table-cell table:formula="of:=[.D91]/([.A91]/1000000)" office:value-type="float" office:value="284.456700420232" calcext:value-type="float">
            <text:p>284.456700420232</text:p>
          </table:table-cell>
          <table:table-cell table:style-name="ce1" table:formula="of:=TREND([.F$2:.F$166];[.E$2:.E$166];[.E91];TRUE())" office:value-type="float" office:value="284.474149632433" calcext:value-type="float">
            <text:p>284.474149632433</text:p>
          </table:table-cell>
          <table:table-cell table:style-name="ce1" table:formula="of:=[.G91]*[.A91]/1000000" office:value-type="float" office:value="3.15339594867552" calcext:value-type="float">
            <text:p>3.15339594867552</text:p>
          </table:table-cell>
          <table:table-cell table:number-columns-repeated="1016"/>
        </table:table-row>
        <table:table-row table:style-name="ro1">
          <table:table-cell table:style-name="ce1" office:value-type="float" office:value="5491" calcext:value-type="float">
            <text:p>5491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92]/2000000+[.E91]+[.A91]/2000000" office:value-type="float" office:value="0.6624335" calcext:value-type="float">
            <text:p>0.6624335</text:p>
          </table:table-cell>
          <table:table-cell table:formula="of:=[.D92]/([.A92]/1000000)" office:value-type="float" office:value="284.410387886214" calcext:value-type="float">
            <text:p>284.410387886214</text:p>
          </table:table-cell>
          <table:table-cell table:style-name="ce1" table:formula="of:=TREND([.F$2:.F$166];[.E$2:.E$166];[.E92];TRUE())" office:value-type="float" office:value="284.441962253087" calcext:value-type="float">
            <text:p>284.441962253087</text:p>
          </table:table-cell>
          <table:table-cell table:style-name="ce1" table:formula="of:=[.G92]*[.A92]/1000000" office:value-type="float" office:value="1.5618708147317" calcext:value-type="float">
            <text:p>1.5618708147317</text:p>
          </table:table-cell>
          <table:table-cell table:number-columns-repeated="1016"/>
        </table:table-row>
        <table:table-row table:style-name="ro1">
          <table:table-cell table:style-name="ce1" office:value-type="float" office:value="5514" calcext:value-type="float">
            <text:p>5514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93]/2000000+[.E92]+[.A92]/2000000" office:value-type="float" office:value="0.667936" calcext:value-type="float">
            <text:p>0.667936</text:p>
          </table:table-cell>
          <table:table-cell table:formula="of:=[.D93]/([.A93]/1000000)" office:value-type="float" office:value="284.418814497301" calcext:value-type="float">
            <text:p>284.418814497301</text:p>
          </table:table-cell>
          <table:table-cell table:style-name="ce1" table:formula="of:=TREND([.F$2:.F$166];[.E$2:.E$166];[.E93];TRUE())" office:value-type="float" office:value="284.420592676005" calcext:value-type="float">
            <text:p>284.420592676005</text:p>
          </table:table-cell>
          <table:table-cell table:style-name="ce1" table:formula="of:=[.G93]*[.A93]/1000000" office:value-type="float" office:value="1.56829514801549" calcext:value-type="float">
            <text:p>1.56829514801549</text:p>
          </table:table-cell>
          <table:table-cell table:number-columns-repeated="1016"/>
        </table:table-row>
        <table:table-row table:style-name="ro1">
          <table:table-cell table:style-name="ce1" office:value-type="float" office:value="11087" calcext:value-type="float">
            <text:p>11087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94]/2000000+[.E93]+[.A93]/2000000" office:value-type="float" office:value="0.6762365" calcext:value-type="float">
            <text:p>0.6762365</text:p>
          </table:table-cell>
          <table:table-cell table:formula="of:=[.D94]/([.A94]/1000000)" office:value-type="float" office:value="284.405386863739" calcext:value-type="float">
            <text:p>284.405386863739</text:p>
          </table:table-cell>
          <table:table-cell table:style-name="ce1" table:formula="of:=TREND([.F$2:.F$166];[.E$2:.E$166];[.E94];TRUE())" office:value-type="float" office:value="284.388356751504" calcext:value-type="float">
            <text:p>284.388356751504</text:p>
          </table:table-cell>
          <table:table-cell table:style-name="ce1" table:formula="of:=[.G94]*[.A94]/1000000" office:value-type="float" office:value="3.15301371130393" calcext:value-type="float">
            <text:p>3.15301371130393</text:p>
          </table:table-cell>
          <table:table-cell table:number-columns-repeated="1016"/>
        </table:table-row>
        <table:table-row table:style-name="ro1">
          <table:table-cell table:style-name="ce1" office:value-type="float" office:value="5493" calcext:value-type="float">
            <text:p>5493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95]/2000000+[.E94]+[.A94]/2000000" office:value-type="float" office:value="0.6845265" calcext:value-type="float">
            <text:p>0.6845265</text:p>
          </table:table-cell>
          <table:table-cell table:formula="of:=[.D95]/([.A95]/1000000)" office:value-type="float" office:value="284.306834131294" calcext:value-type="float">
            <text:p>284.306834131294</text:p>
          </table:table-cell>
          <table:table-cell table:style-name="ce1" table:formula="of:=TREND([.F$2:.F$166];[.E$2:.E$166];[.E95];TRUE())" office:value-type="float" office:value="284.356161604933" calcext:value-type="float">
            <text:p>284.356161604933</text:p>
          </table:table-cell>
          <table:table-cell table:style-name="ce1" table:formula="of:=[.G95]*[.A95]/1000000" office:value-type="float" office:value="1.5619683956959" calcext:value-type="float">
            <text:p>1.5619683956959</text:p>
          </table:table-cell>
          <table:table-cell table:number-columns-repeated="1016"/>
        </table:table-row>
        <table:table-row table:style-name="ro1">
          <table:table-cell table:style-name="ce1" office:value-type="float" office:value="5515" calcext:value-type="float">
            <text:p>5515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96]/2000000+[.E95]+[.A95]/2000000" office:value-type="float" office:value="0.6900305" calcext:value-type="float">
            <text:p>0.6900305</text:p>
          </table:table-cell>
          <table:table-cell table:formula="of:=[.D96]/([.A96]/1000000)" office:value-type="float" office:value="284.367242636105" calcext:value-type="float">
            <text:p>284.367242636105</text:p>
          </table:table-cell>
          <table:table-cell table:style-name="ce1" table:formula="of:=TREND([.F$2:.F$166];[.E$2:.E$166];[.E96];TRUE())" office:value-type="float" office:value="284.334786202433" calcext:value-type="float">
            <text:p>284.334786202433</text:p>
          </table:table-cell>
          <table:table-cell table:style-name="ce1" table:formula="of:=[.G96]*[.A96]/1000000" office:value-type="float" office:value="1.56810634590642" calcext:value-type="float">
            <text:p>1.56810634590642</text:p>
          </table:table-cell>
          <table:table-cell table:number-columns-repeated="1016"/>
        </table:table-row>
        <table:table-row table:style-name="ro1">
          <table:table-cell table:style-name="ce1" office:value-type="float" office:value="11091" calcext:value-type="float">
            <text:p>11091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97]/2000000+[.E96]+[.A96]/2000000" office:value-type="float" office:value="0.6983335" calcext:value-type="float">
            <text:p>0.6983335</text:p>
          </table:table-cell>
          <table:table-cell table:formula="of:=[.D97]/([.A97]/1000000)" office:value-type="float" office:value="284.302815269883" calcext:value-type="float">
            <text:p>284.302815269883</text:p>
          </table:table-cell>
          <table:table-cell table:style-name="ce1" table:formula="of:=TREND([.F$2:.F$166];[.E$2:.E$166];[.E97];TRUE())" office:value-type="float" office:value="284.302540568901" calcext:value-type="float">
            <text:p>284.302540568901</text:p>
          </table:table-cell>
          <table:table-cell table:style-name="ce1" table:formula="of:=[.G97]*[.A97]/1000000" office:value-type="float" office:value="3.15319947744969" calcext:value-type="float">
            <text:p>3.15319947744969</text:p>
          </table:table-cell>
          <table:table-cell table:number-columns-repeated="1016"/>
        </table:table-row>
        <table:table-row table:style-name="ro1">
          <table:table-cell table:style-name="ce1" office:value-type="float" office:value="5493" calcext:value-type="float">
            <text:p>5493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98]/2000000+[.E97]+[.A97]/2000000" office:value-type="float" office:value="0.7066255" calcext:value-type="float">
            <text:p>0.7066255</text:p>
          </table:table-cell>
          <table:table-cell table:formula="of:=[.D98]/([.A98]/1000000)" office:value-type="float" office:value="284.306834131294" calcext:value-type="float">
            <text:p>284.306834131294</text:p>
          </table:table-cell>
          <table:table-cell table:style-name="ce1" table:formula="of:=TREND([.F$2:.F$166];[.E$2:.E$166];[.E98];TRUE())" office:value-type="float" office:value="284.270337655106" calcext:value-type="float">
            <text:p>284.270337655106</text:p>
          </table:table-cell>
          <table:table-cell table:style-name="ce1" table:formula="of:=[.G98]*[.A98]/1000000" office:value-type="float" office:value="1.5614969647395" calcext:value-type="float">
            <text:p>1.5614969647395</text:p>
          </table:table-cell>
          <table:table-cell table:number-columns-repeated="1016"/>
        </table:table-row>
        <table:table-row table:style-name="ro1">
          <table:table-cell table:style-name="ce1" office:value-type="float" office:value="5518" calcext:value-type="float">
            <text:p>5518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99]/2000000+[.E98]+[.A98]/2000000" office:value-type="float" office:value="0.712131" calcext:value-type="float">
            <text:p>0.712131</text:p>
          </table:table-cell>
          <table:table-cell table:formula="of:=[.D99]/([.A99]/1000000)" office:value-type="float" office:value="284.212639205893" calcext:value-type="float">
            <text:p>284.212639205893</text:p>
          </table:table-cell>
          <table:table-cell table:style-name="ce1" table:formula="of:=TREND([.F$2:.F$166];[.E$2:.E$166];[.E99];TRUE())" office:value-type="float" office:value="284.248956427187" calcext:value-type="float">
            <text:p>284.248956427187</text:p>
          </table:table-cell>
          <table:table-cell table:style-name="ce1" table:formula="of:=[.G99]*[.A99]/1000000" office:value-type="float" office:value="1.56848574156522" calcext:value-type="float">
            <text:p>1.56848574156522</text:p>
          </table:table-cell>
          <table:table-cell table:number-columns-repeated="1016"/>
        </table:table-row>
        <table:table-row table:style-name="ro1">
          <table:table-cell table:style-name="ce1" office:value-type="float" office:value="11095" calcext:value-type="float">
            <text:p>11095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00]/2000000+[.E99]+[.A99]/2000000" office:value-type="float" office:value="0.7204375" calcext:value-type="float">
            <text:p>0.7204375</text:p>
          </table:table-cell>
          <table:table-cell table:formula="of:=[.D100]/([.A100]/1000000)" office:value-type="float" office:value="284.200317634815" calcext:value-type="float">
            <text:p>284.200317634815</text:p>
          </table:table-cell>
          <table:table-cell table:style-name="ce1" table:formula="of:=TREND([.F$2:.F$166];[.E$2:.E$166];[.E100];TRUE())" office:value-type="float" office:value="284.216697201012" calcext:value-type="float">
            <text:p>284.216697201012</text:p>
          </table:table-cell>
          <table:table-cell table:style-name="ce1" table:formula="of:=[.G100]*[.A100]/1000000" office:value-type="float" office:value="3.15338425544523" calcext:value-type="float">
            <text:p>3.15338425544523</text:p>
          </table:table-cell>
          <table:table-cell table:number-columns-repeated="1016"/>
        </table:table-row>
        <table:table-row table:style-name="ro1">
          <table:table-cell table:style-name="ce1" office:value-type="float" office:value="5495" calcext:value-type="float">
            <text:p>5495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01]/2000000+[.E100]+[.A100]/2000000" office:value-type="float" office:value="0.7287325" calcext:value-type="float">
            <text:p>0.7287325</text:p>
          </table:table-cell>
          <table:table-cell table:formula="of:=[.D101]/([.A101]/1000000)" office:value-type="float" office:value="284.203355756724" calcext:value-type="float">
            <text:p>284.203355756724</text:p>
          </table:table-cell>
          <table:table-cell table:style-name="ce1" table:formula="of:=TREND([.F$2:.F$166];[.E$2:.E$166];[.E101];TRUE())" office:value-type="float" office:value="284.184482636379" calcext:value-type="float">
            <text:p>284.184482636379</text:p>
          </table:table-cell>
          <table:table-cell table:style-name="ce1" table:formula="of:=[.G101]*[.A101]/1000000" office:value-type="float" office:value="1.5615937320869" calcext:value-type="float">
            <text:p>1.5615937320869</text:p>
          </table:table-cell>
          <table:table-cell table:number-columns-repeated="1016"/>
        </table:table-row>
        <table:table-row table:style-name="ro1">
          <table:table-cell table:style-name="ce1" office:value-type="float" office:value="5519" calcext:value-type="float">
            <text:p>5519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02]/2000000+[.E101]+[.A101]/2000000" office:value-type="float" office:value="0.7342395" calcext:value-type="float">
            <text:p>0.7342395</text:p>
          </table:table-cell>
          <table:table-cell table:formula="of:=[.D102]/([.A102]/1000000)" office:value-type="float" office:value="284.161142079746" calcext:value-type="float">
            <text:p>284.161142079746</text:p>
          </table:table-cell>
          <table:table-cell table:style-name="ce1" table:formula="of:=TREND([.F$2:.F$166];[.E$2:.E$166];[.E102];TRUE())" office:value-type="float" office:value="284.163095583042" calcext:value-type="float">
            <text:p>284.163095583042</text:p>
          </table:table-cell>
          <table:table-cell table:style-name="ce1" table:formula="of:=[.G102]*[.A102]/1000000" office:value-type="float" office:value="1.56829612452281" calcext:value-type="float">
            <text:p>1.56829612452281</text:p>
          </table:table-cell>
          <table:table-cell table:number-columns-repeated="1016"/>
        </table:table-row>
        <table:table-row table:style-name="ro1">
          <table:table-cell table:style-name="ce1" office:value-type="float" office:value="11099" calcext:value-type="float">
            <text:p>11099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03]/2000000+[.E102]+[.A102]/2000000" office:value-type="float" office:value="0.7425485" calcext:value-type="float">
            <text:p>0.7425485</text:p>
          </table:table-cell>
          <table:table-cell table:formula="of:=[.D103]/([.A103]/1000000)" office:value-type="float" office:value="284.097893878572" calcext:value-type="float">
            <text:p>284.097893878572</text:p>
          </table:table-cell>
          <table:table-cell table:style-name="ce1" table:formula="of:=TREND([.F$2:.F$166];[.E$2:.E$166];[.E103];TRUE())" office:value-type="float" office:value="284.130826647836" calcext:value-type="float">
            <text:p>284.130826647836</text:p>
          </table:table-cell>
          <table:table-cell table:style-name="ce1" table:formula="of:=[.G103]*[.A103]/1000000" office:value-type="float" office:value="3.15356804496433" calcext:value-type="float">
            <text:p>3.15356804496433</text:p>
          </table:table-cell>
          <table:table-cell table:number-columns-repeated="1016"/>
        </table:table-row>
        <table:table-row table:style-name="ro1">
          <table:table-cell table:style-name="ce1" office:value-type="float" office:value="5496" calcext:value-type="float">
            <text:p>5496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04]/2000000+[.E103]+[.A103]/2000000" office:value-type="float" office:value="0.750846" calcext:value-type="float">
            <text:p>0.750846</text:p>
          </table:table-cell>
          <table:table-cell table:formula="of:=[.D104]/([.A104]/1000000)" office:value-type="float" office:value="284.151644811354" calcext:value-type="float">
            <text:p>284.151644811354</text:p>
          </table:table-cell>
          <table:table-cell table:style-name="ce1" table:formula="of:=TREND([.F$2:.F$166];[.E$2:.E$166];[.E104];TRUE())" office:value-type="float" office:value="284.098602374172" calcext:value-type="float">
            <text:p>284.098602374172</text:p>
          </table:table-cell>
          <table:table-cell table:style-name="ce1" table:formula="of:=[.G104]*[.A104]/1000000" office:value-type="float" office:value="1.56140591864845" calcext:value-type="float">
            <text:p>1.56140591864845</text:p>
          </table:table-cell>
          <table:table-cell table:number-columns-repeated="1016"/>
        </table:table-row>
        <table:table-row table:style-name="ro1">
          <table:table-cell table:style-name="ce1" office:value-type="float" office:value="5519" calcext:value-type="float">
            <text:p>5519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05]/2000000+[.E104]+[.A104]/2000000" office:value-type="float" office:value="0.7563535" calcext:value-type="float">
            <text:p>0.7563535</text:p>
          </table:table-cell>
          <table:table-cell table:formula="of:=[.D105]/([.A105]/1000000)" office:value-type="float" office:value="284.161142079746" calcext:value-type="float">
            <text:p>284.161142079746</text:p>
          </table:table-cell>
          <table:table-cell table:style-name="ce1" table:formula="of:=TREND([.F$2:.F$166];[.E$2:.E$166];[.E105];TRUE())" office:value-type="float" office:value="284.077213379028" calcext:value-type="float">
            <text:p>284.077213379028</text:p>
          </table:table-cell>
          <table:table-cell table:style-name="ce1" table:formula="of:=[.G105]*[.A105]/1000000" office:value-type="float" office:value="1.56782214063886" calcext:value-type="float">
            <text:p>1.56782214063886</text:p>
          </table:table-cell>
          <table:table-cell table:number-columns-repeated="1016"/>
        </table:table-row>
        <table:table-row table:style-name="ro1">
          <table:table-cell table:style-name="ce1" office:value-type="float" office:value="11101" calcext:value-type="float">
            <text:p>11101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06]/2000000+[.E105]+[.A105]/2000000" office:value-type="float" office:value="0.7646635" calcext:value-type="float">
            <text:p>0.7646635</text:p>
          </table:table-cell>
          <table:table-cell table:formula="of:=[.D106]/([.A106]/1000000)" office:value-type="float" office:value="284.046709680053" calcext:value-type="float">
            <text:p>284.046709680053</text:p>
          </table:table-cell>
          <table:table-cell table:style-name="ce1" table:formula="of:=TREND([.F$2:.F$166];[.E$2:.E$166];[.E106];TRUE())" office:value-type="float" office:value="284.04494056021" calcext:value-type="float">
            <text:p>284.04494056021</text:p>
          </table:table-cell>
          <table:table-cell table:style-name="ce1" table:formula="of:=[.G106]*[.A106]/1000000" office:value-type="float" office:value="3.15318288515889" calcext:value-type="float">
            <text:p>3.15318288515889</text:p>
          </table:table-cell>
          <table:table-cell table:number-columns-repeated="1016"/>
        </table:table-row>
        <table:table-row table:style-name="ro1">
          <table:table-cell table:style-name="ce1" office:value-type="float" office:value="5498" calcext:value-type="float">
            <text:p>5498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07]/2000000+[.E106]+[.A106]/2000000" office:value-type="float" office:value="0.772963" calcext:value-type="float">
            <text:p>0.772963</text:p>
          </table:table-cell>
          <table:table-cell table:formula="of:=[.D107]/([.A107]/1000000)" office:value-type="float" office:value="284.048279353074" calcext:value-type="float">
            <text:p>284.048279353074</text:p>
          </table:table-cell>
          <table:table-cell table:style-name="ce1" table:formula="of:=TREND([.F$2:.F$166];[.E$2:.E$166];[.E107];TRUE())" office:value-type="float" office:value="284.012708519321" calcext:value-type="float">
            <text:p>284.012708519321</text:p>
          </table:table-cell>
          <table:table-cell table:style-name="ce1" table:formula="of:=[.G107]*[.A107]/1000000" office:value-type="float" office:value="1.56150187143923" calcext:value-type="float">
            <text:p>1.56150187143923</text:p>
          </table:table-cell>
          <table:table-cell table:number-columns-repeated="1016"/>
        </table:table-row>
        <table:table-row table:style-name="ro1">
          <table:table-cell table:style-name="ce1" office:value-type="float" office:value="5521" calcext:value-type="float">
            <text:p>5521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08]/2000000+[.E107]+[.A107]/2000000" office:value-type="float" office:value="0.7784725" calcext:value-type="float">
            <text:p>0.7784725</text:p>
          </table:table-cell>
          <table:table-cell table:formula="of:=[.D108]/([.A108]/1000000)" office:value-type="float" office:value="284.058203792451" calcext:value-type="float">
            <text:p>284.058203792451</text:p>
          </table:table-cell>
          <table:table-cell table:style-name="ce1" table:formula="of:=TREND([.F$2:.F$166];[.E$2:.E$166];[.E108];TRUE())" office:value-type="float" office:value="283.991311756953" calcext:value-type="float">
            <text:p>283.991311756953</text:p>
          </table:table-cell>
          <table:table-cell table:style-name="ce1" table:formula="of:=[.G108]*[.A108]/1000000" office:value-type="float" office:value="1.56791603221014" calcext:value-type="float">
            <text:p>1.56791603221014</text:p>
          </table:table-cell>
          <table:table-cell table:number-columns-repeated="1016"/>
        </table:table-row>
        <table:table-row table:style-name="ro1">
          <table:table-cell table:style-name="ce1" office:value-type="float" office:value="11105" calcext:value-type="float">
            <text:p>11105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09]/2000000+[.E108]+[.A108]/2000000" office:value-type="float" office:value="0.7867855" calcext:value-type="float">
            <text:p>0.7867855</text:p>
          </table:table-cell>
          <table:table-cell table:formula="of:=[.D109]/([.A109]/1000000)" office:value-type="float" office:value="283.94439659237" calcext:value-type="float">
            <text:p>283.94439659237</text:p>
          </table:table-cell>
          <table:table-cell table:style-name="ce1" table:formula="of:=TREND([.F$2:.F$166];[.E$2:.E$166];[.E109];TRUE())" office:value-type="float" office:value="283.959027287298" calcext:value-type="float">
            <text:p>283.959027287298</text:p>
          </table:table-cell>
          <table:table-cell table:style-name="ce1" table:formula="of:=[.G109]*[.A109]/1000000" office:value-type="float" office:value="3.15336499802544" calcext:value-type="float">
            <text:p>3.15336499802544</text:p>
          </table:table-cell>
          <table:table-cell table:number-columns-repeated="1016"/>
        </table:table-row>
        <table:table-row table:style-name="ro1">
          <table:table-cell table:style-name="ce1" office:value-type="float" office:value="5502" calcext:value-type="float">
            <text:p>5502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10]/2000000+[.E109]+[.A109]/2000000" office:value-type="float" office:value="0.795089" calcext:value-type="float">
            <text:p>0.795089</text:p>
          </table:table-cell>
          <table:table-cell table:formula="of:=[.D110]/([.A110]/1000000)" office:value-type="float" office:value="283.841773879171" calcext:value-type="float">
            <text:p>283.841773879171</text:p>
          </table:table-cell>
          <table:table-cell table:style-name="ce1" table:formula="of:=TREND([.F$2:.F$166];[.E$2:.E$166];[.E110];TRUE())" office:value-type="float" office:value="283.92677971196" calcext:value-type="float">
            <text:p>283.92677971196</text:p>
          </table:table-cell>
          <table:table-cell table:style-name="ce1" table:formula="of:=[.G110]*[.A110]/1000000" office:value-type="float" office:value="1.5621651419752" calcext:value-type="float">
            <text:p>1.5621651419752</text:p>
          </table:table-cell>
          <table:table-cell table:number-columns-repeated="1016"/>
        </table:table-row>
        <table:table-row table:style-name="ro1">
          <table:table-cell table:style-name="ce1" office:value-type="float" office:value="5524" calcext:value-type="float">
            <text:p>5524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11]/2000000+[.E110]+[.A110]/2000000" office:value-type="float" office:value="0.800602" calcext:value-type="float">
            <text:p>0.800602</text:p>
          </table:table-cell>
          <table:table-cell table:formula="of:=[.D111]/([.A111]/1000000)" office:value-type="float" office:value="283.903936122035" calcext:value-type="float">
            <text:p>283.903936122035</text:p>
          </table:table-cell>
          <table:table-cell table:style-name="ce1" table:formula="of:=TREND([.F$2:.F$166];[.E$2:.E$166];[.E111];TRUE())" office:value-type="float" office:value="283.905369356948" calcext:value-type="float">
            <text:p>283.905369356948</text:p>
          </table:table-cell>
          <table:table-cell table:style-name="ce1" table:formula="of:=[.G111]*[.A111]/1000000" office:value-type="float" office:value="1.56829326032778" calcext:value-type="float">
            <text:p>1.56829326032778</text:p>
          </table:table-cell>
          <table:table-cell table:number-columns-repeated="1016"/>
        </table:table-row>
        <table:table-row table:style-name="ro1">
          <table:table-cell table:style-name="ce1" office:value-type="float" office:value="11107" calcext:value-type="float">
            <text:p>11107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12]/2000000+[.E111]+[.A111]/2000000" office:value-type="float" office:value="0.8089175" calcext:value-type="float">
            <text:p>0.8089175</text:p>
          </table:table-cell>
          <table:table-cell table:formula="of:=[.D112]/([.A112]/1000000)" office:value-type="float" office:value="283.893267683287" calcext:value-type="float">
            <text:p>283.893267683287</text:p>
          </table:table-cell>
          <table:table-cell table:style-name="ce1" table:formula="of:=TREND([.F$2:.F$166];[.E$2:.E$166];[.E112];TRUE())" office:value-type="float" office:value="283.873075178262" calcext:value-type="float">
            <text:p>283.873075178262</text:p>
          </table:table-cell>
          <table:table-cell table:style-name="ce1" table:formula="of:=[.G112]*[.A112]/1000000" office:value-type="float" office:value="3.15297824600495" calcext:value-type="float">
            <text:p>3.15297824600495</text:p>
          </table:table-cell>
          <table:table-cell table:number-columns-repeated="1016"/>
        </table:table-row>
        <table:table-row table:style-name="ro1">
          <table:table-cell table:style-name="ce1" office:value-type="float" office:value="5502" calcext:value-type="float">
            <text:p>5502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13]/2000000+[.E112]+[.A112]/2000000" office:value-type="float" office:value="0.817222" calcext:value-type="float">
            <text:p>0.817222</text:p>
          </table:table-cell>
          <table:table-cell table:formula="of:=[.D113]/([.A113]/1000000)" office:value-type="float" office:value="283.841773879171" calcext:value-type="float">
            <text:p>283.841773879171</text:p>
          </table:table-cell>
          <table:table-cell table:style-name="ce1" table:formula="of:=TREND([.F$2:.F$166];[.E$2:.E$166];[.E113];TRUE())" office:value-type="float" office:value="283.840823719311" calcext:value-type="float">
            <text:p>283.840823719311</text:p>
          </table:table-cell>
          <table:table-cell table:style-name="ce1" table:formula="of:=[.G113]*[.A113]/1000000" office:value-type="float" office:value="1.56169221210365" calcext:value-type="float">
            <text:p>1.56169221210365</text:p>
          </table:table-cell>
          <table:table-cell table:number-columns-repeated="1016"/>
        </table:table-row>
        <table:table-row table:style-name="ro1">
          <table:table-cell table:style-name="ce1" office:value-type="float" office:value="5525" calcext:value-type="float">
            <text:p>5525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14]/2000000+[.E113]+[.A113]/2000000" office:value-type="float" office:value="0.8227355" calcext:value-type="float">
            <text:p>0.8227355</text:p>
          </table:table-cell>
          <table:table-cell table:formula="of:=[.D114]/([.A114]/1000000)" office:value-type="float" office:value="283.85255079423" calcext:value-type="float">
            <text:p>283.85255079423</text:p>
          </table:table-cell>
          <table:table-cell table:style-name="ce1" table:formula="of:=TREND([.F$2:.F$166];[.E$2:.E$166];[.E114];TRUE())" office:value-type="float" office:value="283.819411422494" calcext:value-type="float">
            <text:p>283.819411422494</text:p>
          </table:table-cell>
          <table:table-cell table:style-name="ce1" table:formula="of:=[.G114]*[.A114]/1000000" office:value-type="float" office:value="1.56810224810928" calcext:value-type="float">
            <text:p>1.56810224810928</text:p>
          </table:table-cell>
          <table:table-cell table:number-columns-repeated="1016"/>
        </table:table-row>
        <table:table-row table:style-name="ro1">
          <table:table-cell table:style-name="ce1" office:value-type="float" office:value="11110" calcext:value-type="float">
            <text:p>11110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15]/2000000+[.E114]+[.A114]/2000000" office:value-type="float" office:value="0.831052999999999" calcext:value-type="float">
            <text:p>0.831052999999999</text:p>
          </table:table-cell>
          <table:table-cell table:formula="of:=[.D115]/([.A115]/1000000)" office:value-type="float" office:value="283.816608835128" calcext:value-type="float">
            <text:p>283.816608835128</text:p>
          </table:table-cell>
          <table:table-cell table:style-name="ce1" table:formula="of:=TREND([.F$2:.F$166];[.E$2:.E$166];[.E115];TRUE())" office:value-type="float" office:value="283.787109476582" calcext:value-type="float">
            <text:p>283.787109476582</text:p>
          </table:table-cell>
          <table:table-cell table:style-name="ce1" table:formula="of:=[.G115]*[.A115]/1000000" office:value-type="float" office:value="3.15287478628483" calcext:value-type="float">
            <text:p>3.15287478628483</text:p>
          </table:table-cell>
          <table:table-cell table:number-columns-repeated="1016"/>
        </table:table-row>
        <table:table-row table:style-name="ro1">
          <table:table-cell table:style-name="ce1" office:value-type="float" office:value="5505" calcext:value-type="float">
            <text:p>5505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16]/2000000+[.E115]+[.A115]/2000000" office:value-type="float" office:value="0.8393605" calcext:value-type="float">
            <text:p>0.8393605</text:p>
          </table:table-cell>
          <table:table-cell table:formula="of:=[.D116]/([.A116]/1000000)" office:value-type="float" office:value="283.687091713569" calcext:value-type="float">
            <text:p>283.687091713569</text:p>
          </table:table-cell>
          <table:table-cell table:style-name="ce1" table:formula="of:=TREND([.F$2:.F$166];[.E$2:.E$166];[.E116];TRUE())" office:value-type="float" office:value="283.754846366795" calcext:value-type="float">
            <text:p>283.754846366795</text:p>
          </table:table-cell>
          <table:table-cell table:style-name="ce1" table:formula="of:=[.G116]*[.A116]/1000000" office:value-type="float" office:value="1.56207042924921" calcext:value-type="float">
            <text:p>1.56207042924921</text:p>
          </table:table-cell>
          <table:table-cell table:number-columns-repeated="1016"/>
        </table:table-row>
        <table:table-row table:style-name="ro1">
          <table:table-cell table:style-name="ce1" office:value-type="float" office:value="5529" calcext:value-type="float">
            <text:p>5529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17]/2000000+[.E116]+[.A116]/2000000" office:value-type="float" office:value="0.8448775" calcext:value-type="float">
            <text:p>0.8448775</text:p>
          </table:table-cell>
          <table:table-cell table:formula="of:=[.D117]/([.A117]/1000000)" office:value-type="float" office:value="283.647195358676" calcext:value-type="float">
            <text:p>283.647195358676</text:p>
          </table:table-cell>
          <table:table-cell table:style-name="ce1" table:formula="of:=TREND([.F$2:.F$166];[.E$2:.E$166];[.E117];TRUE())" office:value-type="float" office:value="283.733420477334" calcext:value-type="float">
            <text:p>283.733420477334</text:p>
          </table:table-cell>
          <table:table-cell table:style-name="ce1" table:formula="of:=[.G117]*[.A117]/1000000" office:value-type="float" office:value="1.56876208181918" calcext:value-type="float">
            <text:p>1.56876208181918</text:p>
          </table:table-cell>
          <table:table-cell table:number-columns-repeated="1016"/>
        </table:table-row>
        <table:table-row table:style-name="ro1">
          <table:table-cell table:style-name="ce1" office:value-type="float" office:value="11114" calcext:value-type="float">
            <text:p>11114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18]/2000000+[.E117]+[.A117]/2000000" office:value-type="float" office:value="0.853199" calcext:value-type="float">
            <text:p>0.853199</text:p>
          </table:table-cell>
          <table:table-cell table:formula="of:=[.D118]/([.A118]/1000000)" office:value-type="float" office:value="283.714461414277" calcext:value-type="float">
            <text:p>283.714461414277</text:p>
          </table:table-cell>
          <table:table-cell table:style-name="ce1" table:formula="of:=TREND([.F$2:.F$166];[.E$2:.E$166];[.E118];TRUE())" office:value-type="float" office:value="283.701102996973" calcext:value-type="float">
            <text:p>283.701102996973</text:p>
          </table:table-cell>
          <table:table-cell table:style-name="ce1" table:formula="of:=[.G118]*[.A118]/1000000" office:value-type="float" office:value="3.15305405870836" calcext:value-type="float">
            <text:p>3.15305405870836</text:p>
          </table:table-cell>
          <table:table-cell table:number-columns-repeated="1016"/>
        </table:table-row>
        <table:table-row table:style-name="ro1">
          <table:table-cell table:style-name="ce1" office:value-type="float" office:value="5505" calcext:value-type="float">
            <text:p>5505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19]/2000000+[.E118]+[.A118]/2000000" office:value-type="float" office:value="0.8615085" calcext:value-type="float">
            <text:p>0.8615085</text:p>
          </table:table-cell>
          <table:table-cell table:formula="of:=[.D119]/([.A119]/1000000)" office:value-type="float" office:value="283.687091713569" calcext:value-type="float">
            <text:p>283.687091713569</text:p>
          </table:table-cell>
          <table:table-cell table:style-name="ce1" table:formula="of:=TREND([.F$2:.F$166];[.E$2:.E$166];[.E119];TRUE())" office:value-type="float" office:value="283.668832119961" calcext:value-type="float">
            <text:p>283.668832119961</text:p>
          </table:table-cell>
          <table:table-cell table:style-name="ce1" table:formula="of:=[.G119]*[.A119]/1000000" office:value-type="float" office:value="1.56159692082038" calcext:value-type="float">
            <text:p>1.56159692082038</text:p>
          </table:table-cell>
          <table:table-cell table:number-columns-repeated="1016"/>
        </table:table-row>
        <table:table-row table:style-name="ro1">
          <table:table-cell table:style-name="ce1" office:value-type="float" office:value="5531" calcext:value-type="float">
            <text:p>5531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20]/2000000+[.E119]+[.A119]/2000000" office:value-type="float" office:value="0.8670265" calcext:value-type="float">
            <text:p>0.8670265</text:p>
          </table:table-cell>
          <table:table-cell table:formula="of:=[.D120]/([.A120]/1000000)" office:value-type="float" office:value="283.544629025153" calcext:value-type="float">
            <text:p>283.544629025153</text:p>
          </table:table-cell>
          <table:table-cell table:style-name="ce1" table:formula="of:=TREND([.F$2:.F$166];[.E$2:.E$166];[.E120];TRUE())" office:value-type="float" office:value="283.647402346887" calcext:value-type="float">
            <text:p>283.647402346887</text:p>
          </table:table-cell>
          <table:table-cell table:style-name="ce1" table:formula="of:=[.G120]*[.A120]/1000000" office:value-type="float" office:value="1.56885378238063" calcext:value-type="float">
            <text:p>1.56885378238063</text:p>
          </table:table-cell>
          <table:table-cell table:number-columns-repeated="1016"/>
        </table:table-row>
        <table:table-row table:style-name="ro1">
          <table:table-cell table:style-name="ce1" office:value-type="float" office:value="11119" calcext:value-type="float">
            <text:p>11119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21]/2000000+[.E120]+[.A120]/2000000" office:value-type="float" office:value="0.8753515" calcext:value-type="float">
            <text:p>0.8753515</text:p>
          </table:table-cell>
          <table:table-cell table:formula="of:=[.D121]/([.A121]/1000000)" office:value-type="float" office:value="283.586880489097" calcext:value-type="float">
            <text:p>283.586880489097</text:p>
          </table:table-cell>
          <table:table-cell table:style-name="ce1" table:formula="of:=TREND([.F$2:.F$166];[.E$2:.E$166];[.E121];TRUE())" office:value-type="float" office:value="283.615071273883" calcext:value-type="float">
            <text:p>283.615071273883</text:p>
          </table:table-cell>
          <table:table-cell table:style-name="ce1" table:formula="of:=[.G121]*[.A121]/1000000" office:value-type="float" office:value="3.15351597749431" calcext:value-type="float">
            <text:p>3.15351597749431</text:p>
          </table:table-cell>
          <table:table-cell table:number-columns-repeated="1016"/>
        </table:table-row>
        <table:table-row table:style-name="ro1">
          <table:table-cell table:style-name="ce1" office:value-type="float" office:value="5508" calcext:value-type="float">
            <text:p>5508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22]/2000000+[.E121]+[.A121]/2000000" office:value-type="float" office:value="0.883665" calcext:value-type="float">
            <text:p>0.883665</text:p>
          </table:table-cell>
          <table:table-cell table:formula="of:=[.D122]/([.A122]/1000000)" office:value-type="float" office:value="283.532578047059" calcext:value-type="float">
            <text:p>283.532578047059</text:p>
          </table:table-cell>
          <table:table-cell table:style-name="ce1" table:formula="of:=TREND([.F$2:.F$166];[.E$2:.E$166];[.E122];TRUE())" office:value-type="float" office:value="283.582784862422" calcext:value-type="float">
            <text:p>283.582784862422</text:p>
          </table:table-cell>
          <table:table-cell table:style-name="ce1" table:formula="of:=[.G122]*[.A122]/1000000" office:value-type="float" office:value="1.56197397902222" calcext:value-type="float">
            <text:p>1.56197397902222</text:p>
          </table:table-cell>
          <table:table-cell table:number-columns-repeated="1016"/>
        </table:table-row>
        <table:table-row table:style-name="ro1">
          <table:table-cell table:style-name="ce1" office:value-type="float" office:value="5529" calcext:value-type="float">
            <text:p>5529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23]/2000000+[.E122]+[.A122]/2000000" office:value-type="float" office:value="0.8891835" calcext:value-type="float">
            <text:p>0.8891835</text:p>
          </table:table-cell>
          <table:table-cell table:formula="of:=[.D123]/([.A123]/1000000)" office:value-type="float" office:value="283.647195358676" calcext:value-type="float">
            <text:p>283.647195358676</text:p>
          </table:table-cell>
          <table:table-cell table:style-name="ce1" table:formula="of:=TREND([.F$2:.F$166];[.E$2:.E$166];[.E123];TRUE())" office:value-type="float" office:value="283.561353147542" calcext:value-type="float">
            <text:p>283.561353147542</text:p>
          </table:table-cell>
          <table:table-cell table:style-name="ce1" table:formula="of:=[.G123]*[.A123]/1000000" office:value-type="float" office:value="1.56781072155276" calcext:value-type="float">
            <text:p>1.56781072155276</text:p>
          </table:table-cell>
          <table:table-cell table:number-columns-repeated="1016"/>
        </table:table-row>
        <table:table-row table:style-name="ro1">
          <table:table-cell table:style-name="ce1" office:value-type="float" office:value="11124" calcext:value-type="float">
            <text:p>11124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24]/2000000+[.E123]+[.A123]/2000000" office:value-type="float" office:value="0.89751" calcext:value-type="float">
            <text:p>0.89751</text:p>
          </table:table-cell>
          <table:table-cell table:formula="of:=[.D124]/([.A124]/1000000)" office:value-type="float" office:value="283.45941425371" calcext:value-type="float">
            <text:p>283.45941425371</text:p>
          </table:table-cell>
          <table:table-cell table:style-name="ce1" table:formula="of:=TREND([.F$2:.F$166];[.E$2:.E$166];[.E124];TRUE())" office:value-type="float" office:value="283.52901624912" calcext:value-type="float">
            <text:p>283.52901624912</text:p>
          </table:table-cell>
          <table:table-cell table:style-name="ce1" table:formula="of:=[.G124]*[.A124]/1000000" office:value-type="float" office:value="3.15397677675521" calcext:value-type="float">
            <text:p>3.15397677675521</text:p>
          </table:table-cell>
          <table:table-cell table:number-columns-repeated="1016"/>
        </table:table-row>
        <table:table-row table:style-name="ro1">
          <table:table-cell table:style-name="ce1" office:value-type="float" office:value="5508" calcext:value-type="float">
            <text:p>5508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25]/2000000+[.E124]+[.A124]/2000000" office:value-type="float" office:value="0.905826" calcext:value-type="float">
            <text:p>0.905826</text:p>
          </table:table-cell>
          <table:table-cell table:formula="of:=[.D125]/([.A125]/1000000)" office:value-type="float" office:value="283.532578047059" calcext:value-type="float">
            <text:p>283.532578047059</text:p>
          </table:table-cell>
          <table:table-cell table:style-name="ce1" table:formula="of:=TREND([.F$2:.F$166];[.E$2:.E$166];[.E125];TRUE())" office:value-type="float" office:value="283.496720128627" calcext:value-type="float">
            <text:p>283.496720128627</text:p>
          </table:table-cell>
          <table:table-cell table:style-name="ce1" table:formula="of:=[.G125]*[.A125]/1000000" office:value-type="float" office:value="1.56149993446848" calcext:value-type="float">
            <text:p>1.56149993446848</text:p>
          </table:table-cell>
          <table:table-cell table:number-columns-repeated="1016"/>
        </table:table-row>
        <table:table-row table:style-name="ro1">
          <table:table-cell table:style-name="ce1" office:value-type="float" office:value="5532" calcext:value-type="float">
            <text:p>5532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26]/2000000+[.E125]+[.A125]/2000000" office:value-type="float" office:value="0.911346" calcext:value-type="float">
            <text:p>0.911346</text:p>
          </table:table-cell>
          <table:table-cell table:formula="of:=[.D126]/([.A126]/1000000)" office:value-type="float" office:value="283.493373669219" calcext:value-type="float">
            <text:p>283.493373669219</text:p>
          </table:table-cell>
          <table:table-cell table:style-name="ce1" table:formula="of:=TREND([.F$2:.F$166];[.E$2:.E$166];[.E126];TRUE())" office:value-type="float" office:value="283.475282588329" calcext:value-type="float">
            <text:p>283.475282588329</text:p>
          </table:table-cell>
          <table:table-cell table:style-name="ce1" table:formula="of:=[.G126]*[.A126]/1000000" office:value-type="float" office:value="1.56818526327863" calcext:value-type="float">
            <text:p>1.56818526327863</text:p>
          </table:table-cell>
          <table:table-cell table:number-columns-repeated="1016"/>
        </table:table-row>
        <table:table-row table:style-name="ro1">
          <table:table-cell table:style-name="ce1" office:value-type="float" office:value="11126" calcext:value-type="float">
            <text:p>11126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27]/2000000+[.E126]+[.A126]/2000000" office:value-type="float" office:value="0.919675" calcext:value-type="float">
            <text:p>0.919675</text:p>
          </table:table-cell>
          <table:table-cell table:formula="of:=[.D127]/([.A127]/1000000)" office:value-type="float" office:value="283.408459838061" calcext:value-type="float">
            <text:p>283.408459838061</text:p>
          </table:table-cell>
          <table:table-cell table:style-name="ce1" table:formula="of:=TREND([.F$2:.F$166];[.E$2:.E$166];[.E127];TRUE())" office:value-type="float" office:value="283.442935980875" calcext:value-type="float">
            <text:p>283.442935980875</text:p>
          </table:table-cell>
          <table:table-cell table:style-name="ce1" table:formula="of:=[.G127]*[.A127]/1000000" office:value-type="float" office:value="3.15358610572322" calcext:value-type="float">
            <text:p>3.15358610572322</text:p>
          </table:table-cell>
          <table:table-cell table:number-columns-repeated="1016"/>
        </table:table-row>
        <table:table-row table:style-name="ro1">
          <table:table-cell table:style-name="ce1" office:value-type="float" office:value="5510" calcext:value-type="float">
            <text:p>5510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28]/2000000+[.E127]+[.A127]/2000000" office:value-type="float" office:value="0.927993" calcext:value-type="float">
            <text:p>0.927993</text:p>
          </table:table-cell>
          <table:table-cell table:formula="of:=[.D128]/([.A128]/1000000)" office:value-type="float" office:value="283.429662410744" calcext:value-type="float">
            <text:p>283.429662410744</text:p>
          </table:table-cell>
          <table:table-cell table:style-name="ce1" table:formula="of:=TREND([.F$2:.F$166];[.E$2:.E$166];[.E128];TRUE())" office:value-type="float" office:value="283.410632093158" calcext:value-type="float">
            <text:p>283.410632093158</text:p>
          </table:table-cell>
          <table:table-cell table:style-name="ce1" table:formula="of:=[.G128]*[.A128]/1000000" office:value-type="float" office:value="1.5615925828333" calcext:value-type="float">
            <text:p>1.5615925828333</text:p>
          </table:table-cell>
          <table:table-cell table:number-columns-repeated="1016"/>
        </table:table-row>
        <table:table-row table:style-name="ro1">
          <table:table-cell table:style-name="ce1" office:value-type="float" office:value="5534" calcext:value-type="float">
            <text:p>5534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29]/2000000+[.E128]+[.A128]/2000000" office:value-type="float" office:value="0.933515" calcext:value-type="float">
            <text:p>0.933515</text:p>
          </table:table-cell>
          <table:table-cell table:formula="of:=[.D129]/([.A129]/1000000)" office:value-type="float" office:value="283.390918528753" calcext:value-type="float">
            <text:p>283.390918528753</text:p>
          </table:table-cell>
          <table:table-cell table:style-name="ce1" table:formula="of:=TREND([.F$2:.F$166];[.E$2:.E$166];[.E129];TRUE())" office:value-type="float" office:value="283.389186785635" calcext:value-type="float">
            <text:p>283.389186785635</text:p>
          </table:table-cell>
          <table:table-cell table:style-name="ce1" table:formula="of:=[.G129]*[.A129]/1000000" office:value-type="float" office:value="1.5682757596717" calcext:value-type="float">
            <text:p>1.5682757596717</text:p>
          </table:table-cell>
          <table:table-cell table:number-columns-repeated="1016"/>
        </table:table-row>
        <table:table-row table:style-name="ro1">
          <table:table-cell table:style-name="ce1" office:value-type="float" office:value="11127" calcext:value-type="float">
            <text:p>11127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30]/2000000+[.E129]+[.A129]/2000000" office:value-type="float" office:value="0.9418455" calcext:value-type="float">
            <text:p>0.9418455</text:p>
          </table:table-cell>
          <table:table-cell table:formula="of:=[.D130]/([.A130]/1000000)" office:value-type="float" office:value="283.38298949926" calcext:value-type="float">
            <text:p>283.38298949926</text:p>
          </table:table-cell>
          <table:table-cell table:style-name="ce1" table:formula="of:=TREND([.F$2:.F$166];[.E$2:.E$166];[.E130];TRUE())" office:value-type="float" office:value="283.356834352763" calcext:value-type="float">
            <text:p>283.356834352763</text:p>
          </table:table-cell>
          <table:table-cell table:style-name="ce1" table:formula="of:=[.G130]*[.A130]/1000000" office:value-type="float" office:value="3.15291149584319" calcext:value-type="float">
            <text:p>3.15291149584319</text:p>
          </table:table-cell>
          <table:table-cell table:number-columns-repeated="1016"/>
        </table:table-row>
        <table:table-row table:style-name="ro1">
          <table:table-cell table:style-name="ce1" office:value-type="float" office:value="5511" calcext:value-type="float">
            <text:p>5511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31]/2000000+[.E130]+[.A130]/2000000" office:value-type="float" office:value="0.9501645" calcext:value-type="float">
            <text:p>0.9501645</text:p>
          </table:table-cell>
          <table:table-cell table:formula="of:=[.D131]/([.A131]/1000000)" office:value-type="float" office:value="283.378232604464" calcext:value-type="float">
            <text:p>283.378232604464</text:p>
          </table:table-cell>
          <table:table-cell table:style-name="ce1" table:formula="of:=TREND([.F$2:.F$166];[.E$2:.E$166];[.E131];TRUE())" office:value-type="float" office:value="283.324526581433" calcext:value-type="float">
            <text:p>283.324526581433</text:p>
          </table:table-cell>
          <table:table-cell table:style-name="ce1" table:formula="of:=[.G131]*[.A131]/1000000" office:value-type="float" office:value="1.56140146599028" calcext:value-type="float">
            <text:p>1.56140146599028</text:p>
          </table:table-cell>
          <table:table-cell table:number-columns-repeated="1016"/>
        </table:table-row>
        <table:table-row table:style-name="ro1">
          <table:table-cell table:style-name="ce1" office:value-type="float" office:value="5535" calcext:value-type="float">
            <text:p>5535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32]/2000000+[.E131]+[.A131]/2000000" office:value-type="float" office:value="0.9556875" calcext:value-type="float">
            <text:p>0.9556875</text:p>
          </table:table-cell>
          <table:table-cell table:formula="of:=[.D132]/([.A132]/1000000)" office:value-type="float" office:value="283.339718724141" calcext:value-type="float">
            <text:p>283.339718724141</text:p>
          </table:table-cell>
          <table:table-cell table:style-name="ce1" table:formula="of:=TREND([.F$2:.F$166];[.E$2:.E$166];[.E132];TRUE())" office:value-type="float" office:value="283.303077390298" calcext:value-type="float">
            <text:p>283.303077390298</text:p>
          </table:table-cell>
          <table:table-cell table:style-name="ce1" table:formula="of:=[.G132]*[.A132]/1000000" office:value-type="float" office:value="1.5680825333553" calcext:value-type="float">
            <text:p>1.5680825333553</text:p>
          </table:table-cell>
          <table:table-cell table:number-columns-repeated="1016"/>
        </table:table-row>
        <table:table-row table:style-name="ro1">
          <table:table-cell table:style-name="ce1" office:value-type="float" office:value="11131" calcext:value-type="float">
            <text:p>11131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33]/2000000+[.E132]+[.A132]/2000000" office:value-type="float" office:value="0.9640205" calcext:value-type="float">
            <text:p>0.9640205</text:p>
          </table:table-cell>
          <table:table-cell table:formula="of:=[.D133]/([.A133]/1000000)" office:value-type="float" office:value="283.281153908748" calcext:value-type="float">
            <text:p>283.281153908748</text:p>
          </table:table-cell>
          <table:table-cell table:style-name="ce1" table:formula="of:=TREND([.F$2:.F$166];[.E$2:.E$166];[.E133];TRUE())" office:value-type="float" office:value="283.270715248395" calcext:value-type="float">
            <text:p>283.270715248395</text:p>
          </table:table-cell>
          <table:table-cell table:style-name="ce1" table:formula="of:=[.G133]*[.A133]/1000000" office:value-type="float" office:value="3.15308633142988" calcext:value-type="float">
            <text:p>3.15308633142988</text:p>
          </table:table-cell>
          <table:table-cell table:number-columns-repeated="1016"/>
        </table:table-row>
        <table:table-row table:style-name="ro1">
          <table:table-cell table:style-name="ce1" office:value-type="float" office:value="5513" calcext:value-type="float">
            <text:p>5513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34]/2000000+[.E133]+[.A133]/2000000" office:value-type="float" office:value="0.9723425" calcext:value-type="float">
            <text:p>0.9723425</text:p>
          </table:table-cell>
          <table:table-cell table:formula="of:=[.D134]/([.A134]/1000000)" office:value-type="float" office:value="283.275428964847" calcext:value-type="float">
            <text:p>283.275428964847</text:p>
          </table:table-cell>
          <table:table-cell table:style-name="ce1" table:formula="of:=TREND([.F$2:.F$166];[.E$2:.E$166];[.E134];TRUE())" office:value-type="float" office:value="283.238395826228" calcext:value-type="float">
            <text:p>283.238395826228</text:p>
          </table:table-cell>
          <table:table-cell table:style-name="ce1" table:formula="of:=[.G134]*[.A134]/1000000" office:value-type="float" office:value="1.56149327618999" calcext:value-type="float">
            <text:p>1.56149327618999</text:p>
          </table:table-cell>
          <table:table-cell table:number-columns-repeated="1016"/>
        </table:table-row>
        <table:table-row table:style-name="ro1">
          <table:table-cell table:style-name="ce1" office:value-type="float" office:value="5539" calcext:value-type="float">
            <text:p>5539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35]/2000000+[.E134]+[.A134]/2000000" office:value-type="float" office:value="0.9778685" calcext:value-type="float">
            <text:p>0.9778685</text:p>
          </table:table-cell>
          <table:table-cell table:formula="of:=[.D135]/([.A135]/1000000)" office:value-type="float" office:value="283.135104375902" calcext:value-type="float">
            <text:p>283.135104375902</text:p>
          </table:table-cell>
          <table:table-cell table:style-name="ce1" table:formula="of:=TREND([.F$2:.F$166];[.E$2:.E$166];[.E135];TRUE())" office:value-type="float" office:value="283.216934984255" calcext:value-type="float">
            <text:p>283.216934984255</text:p>
          </table:table-cell>
          <table:table-cell table:style-name="ce1" table:formula="of:=[.G135]*[.A135]/1000000" office:value-type="float" office:value="1.56873860287779" calcext:value-type="float">
            <text:p>1.56873860287779</text:p>
          </table:table-cell>
          <table:table-cell table:number-columns-repeated="1016"/>
        </table:table-row>
        <table:table-row table:style-name="ro1">
          <table:table-cell table:style-name="ce1" office:value-type="float" office:value="11134" calcext:value-type="float">
            <text:p>11134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36]/2000000+[.E135]+[.A135]/2000000" office:value-type="float" office:value="0.986205" calcext:value-type="float">
            <text:p>0.986205</text:p>
          </table:table-cell>
          <table:table-cell table:formula="of:=[.D136]/([.A136]/1000000)" office:value-type="float" office:value="283.204825234262" calcext:value-type="float">
            <text:p>283.204825234262</text:p>
          </table:table-cell>
          <table:table-cell table:style-name="ce1" table:formula="of:=TREND([.F$2:.F$166];[.E$2:.E$166];[.E136];TRUE())" office:value-type="float" office:value="283.184559249709" calcext:value-type="float">
            <text:p>283.184559249709</text:p>
          </table:table-cell>
          <table:table-cell table:style-name="ce1" table:formula="of:=[.G136]*[.A136]/1000000" office:value-type="float" office:value="3.15297688268626" calcext:value-type="float">
            <text:p>3.15297688268626</text:p>
          </table:table-cell>
          <table:table-cell table:number-columns-repeated="1016"/>
        </table:table-row>
        <table:table-row table:style-name="ro1">
          <table:table-cell table:style-name="ce1" office:value-type="float" office:value="5516" calcext:value-type="float">
            <text:p>5516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37]/2000000+[.E136]+[.A136]/2000000" office:value-type="float" office:value="0.99453" calcext:value-type="float">
            <text:p>0.99453</text:p>
          </table:table-cell>
          <table:table-cell table:formula="of:=[.D137]/([.A137]/1000000)" office:value-type="float" office:value="283.121363285569" calcext:value-type="float">
            <text:p>283.121363285569</text:p>
          </table:table-cell>
          <table:table-cell table:style-name="ce1" table:formula="of:=TREND([.F$2:.F$166];[.E$2:.E$166];[.E137];TRUE())" office:value-type="float" office:value="283.152228176705" calcext:value-type="float">
            <text:p>283.152228176705</text:p>
          </table:table-cell>
          <table:table-cell table:style-name="ce1" table:formula="of:=[.G137]*[.A137]/1000000" office:value-type="float" office:value="1.56186769062271" calcext:value-type="float">
            <text:p>1.56186769062271</text:p>
          </table:table-cell>
          <table:table-cell table:number-columns-repeated="1016"/>
        </table:table-row>
        <table:table-row table:style-name="ro1">
          <table:table-cell table:style-name="ce1" office:value-type="float" office:value="5540" calcext:value-type="float">
            <text:p>5540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38]/2000000+[.E137]+[.A137]/2000000" office:value-type="float" office:value="1.000058" calcext:value-type="float">
            <text:p>1.000058</text:p>
          </table:table-cell>
          <table:table-cell table:formula="of:=[.D138]/([.A138]/1000000)" office:value-type="float" office:value="283.083996956339" calcext:value-type="float">
            <text:p>283.083996956339</text:p>
          </table:table-cell>
          <table:table-cell table:style-name="ce1" table:formula="of:=TREND([.F$2:.F$166];[.E$2:.E$166];[.E138];TRUE())" office:value-type="float" office:value="283.130759567508" calcext:value-type="float">
            <text:p>283.130759567508</text:p>
          </table:table-cell>
          <table:table-cell table:style-name="ce1" table:formula="of:=[.G138]*[.A138]/1000000" office:value-type="float" office:value="1.56854440800399" calcext:value-type="float">
            <text:p>1.56854440800399</text:p>
          </table:table-cell>
          <table:table-cell table:number-columns-repeated="1016"/>
        </table:table-row>
        <table:table-row table:style-name="ro1">
          <table:table-cell table:style-name="ce1" office:value-type="float" office:value="11139" calcext:value-type="float">
            <text:p>11139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39]/2000000+[.E138]+[.A138]/2000000" office:value-type="float" office:value="1.0083975" calcext:value-type="float">
            <text:p>1.0083975</text:p>
          </table:table-cell>
          <table:table-cell table:formula="of:=[.D139]/([.A139]/1000000)" office:value-type="float" office:value="283.077702141868" calcext:value-type="float">
            <text:p>283.077702141868</text:p>
          </table:table-cell>
          <table:table-cell table:style-name="ce1" table:formula="of:=TREND([.F$2:.F$166];[.E$2:.E$166];[.E139];TRUE())" office:value-type="float" office:value="283.098372182125" calcext:value-type="float">
            <text:p>283.098372182125</text:p>
          </table:table-cell>
          <table:table-cell table:style-name="ce1" table:formula="of:=[.G139]*[.A139]/1000000" office:value-type="float" office:value="3.15343276773668" calcext:value-type="float">
            <text:p>3.15343276773668</text:p>
          </table:table-cell>
          <table:table-cell table:number-columns-repeated="1016"/>
        </table:table-row>
        <table:table-row table:style-name="ro1">
          <table:table-cell table:style-name="ce1" office:value-type="float" office:value="5517" calcext:value-type="float">
            <text:p>5517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40]/2000000+[.E139]+[.A139]/2000000" office:value-type="float" office:value="1.0167255" calcext:value-type="float">
            <text:p>1.0167255</text:p>
          </table:table-cell>
          <table:table-cell table:formula="of:=[.D140]/([.A140]/1000000)" office:value-type="float" office:value="283.070045293312" calcext:value-type="float">
            <text:p>283.070045293312</text:p>
          </table:table-cell>
          <table:table-cell table:style-name="ce1" table:formula="of:=TREND([.F$2:.F$166];[.E$2:.E$166];[.E140];TRUE())" office:value-type="float" office:value="283.066029458283" calcext:value-type="float">
            <text:p>283.066029458283</text:p>
          </table:table-cell>
          <table:table-cell table:style-name="ce1" table:formula="of:=[.G140]*[.A140]/1000000" office:value-type="float" office:value="1.56167528452135" calcext:value-type="float">
            <text:p>1.56167528452135</text:p>
          </table:table-cell>
          <table:table-cell table:number-columns-repeated="1016"/>
        </table:table-row>
        <table:table-row table:style-name="ro1">
          <table:table-cell table:style-name="ce1" office:value-type="float" office:value="5540" calcext:value-type="float">
            <text:p>5540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41]/2000000+[.E140]+[.A140]/2000000" office:value-type="float" office:value="1.022254" calcext:value-type="float">
            <text:p>1.022254</text:p>
          </table:table-cell>
          <table:table-cell table:formula="of:=[.D141]/([.A141]/1000000)" office:value-type="float" office:value="283.083996956339" calcext:value-type="float">
            <text:p>283.083996956339</text:p>
          </table:table-cell>
          <table:table-cell table:style-name="ce1" table:formula="of:=TREND([.F$2:.F$166];[.E$2:.E$166];[.E141];TRUE())" office:value-type="float" office:value="283.04455890728" calcext:value-type="float">
            <text:p>283.04455890728</text:p>
          </table:table-cell>
          <table:table-cell table:style-name="ce1" table:formula="of:=[.G141]*[.A141]/1000000" office:value-type="float" office:value="1.56806685634633" calcext:value-type="float">
            <text:p>1.56806685634633</text:p>
          </table:table-cell>
          <table:table-cell table:number-columns-repeated="1016"/>
        </table:table-row>
        <table:table-row table:style-name="ro1">
          <table:table-cell table:style-name="ce1" office:value-type="float" office:value="11143" calcext:value-type="float">
            <text:p>11143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42]/2000000+[.E141]+[.A141]/2000000" office:value-type="float" office:value="1.0305955" calcext:value-type="float">
            <text:p>1.0305955</text:p>
          </table:table-cell>
          <table:table-cell table:formula="of:=[.D142]/([.A142]/1000000)" office:value-type="float" office:value="282.976085807975" calcext:value-type="float">
            <text:p>282.976085807975</text:p>
          </table:table-cell>
          <table:table-cell table:style-name="ce1" table:formula="of:=TREND([.F$2:.F$166];[.E$2:.E$166];[.E142];TRUE())" office:value-type="float" office:value="283.012163754672" calcext:value-type="float">
            <text:p>283.012163754672</text:p>
          </table:table-cell>
          <table:table-cell table:style-name="ce1" table:formula="of:=[.G142]*[.A142]/1000000" office:value-type="float" office:value="3.15360454071831" calcext:value-type="float">
            <text:p>3.15360454071831</text:p>
          </table:table-cell>
          <table:table-cell table:number-columns-repeated="1016"/>
        </table:table-row>
        <table:table-row table:style-name="ro1">
          <table:table-cell table:style-name="ce1" office:value-type="float" office:value="5518" calcext:value-type="float">
            <text:p>5518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43]/2000000+[.E142]+[.A142]/2000000" office:value-type="float" office:value="1.038926" calcext:value-type="float">
            <text:p>1.038926</text:p>
          </table:table-cell>
          <table:table-cell table:formula="of:=[.D143]/([.A143]/1000000)" office:value-type="float" office:value="283.018745901269" calcext:value-type="float">
            <text:p>283.018745901269</text:p>
          </table:table-cell>
          <table:table-cell table:style-name="ce1" table:formula="of:=TREND([.F$2:.F$166];[.E$2:.E$166];[.E143];TRUE())" office:value-type="float" office:value="282.9798113218" calcext:value-type="float">
            <text:p>282.9798113218</text:p>
          </table:table-cell>
          <table:table-cell table:style-name="ce1" table:formula="of:=[.G143]*[.A143]/1000000" office:value-type="float" office:value="1.56148259887369" calcext:value-type="float">
            <text:p>1.56148259887369</text:p>
          </table:table-cell>
          <table:table-cell table:number-columns-repeated="1016"/>
        </table:table-row>
        <table:table-row table:style-name="ro1">
          <table:table-cell table:style-name="ce1" office:value-type="float" office:value="5543" calcext:value-type="float">
            <text:p>5543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44]/2000000+[.E143]+[.A143]/2000000" office:value-type="float" office:value="1.0444565" calcext:value-type="float">
            <text:p>1.0444565</text:p>
          </table:table-cell>
          <table:table-cell table:formula="of:=[.D144]/([.A144]/1000000)" office:value-type="float" office:value="282.930785339729" calcext:value-type="float">
            <text:p>282.930785339729</text:p>
          </table:table-cell>
          <table:table-cell table:style-name="ce1" table:formula="of:=TREND([.F$2:.F$166];[.E$2:.E$166];[.E144];TRUE())" office:value-type="float" office:value="282.958333003572" calcext:value-type="float">
            <text:p>282.958333003572</text:p>
          </table:table-cell>
          <table:table-cell table:style-name="ce1" table:formula="of:=[.G144]*[.A144]/1000000" office:value-type="float" office:value="1.5684380398388" calcext:value-type="float">
            <text:p>1.5684380398388</text:p>
          </table:table-cell>
          <table:table-cell table:number-columns-repeated="1016"/>
        </table:table-row>
        <table:table-row table:style-name="ro1">
          <table:table-cell table:style-name="ce1" office:value-type="float" office:value="11144" calcext:value-type="float">
            <text:p>11144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45]/2000000+[.E144]+[.A144]/2000000" office:value-type="float" office:value="1.0528" calcext:value-type="float">
            <text:p>1.0528</text:p>
          </table:table-cell>
          <table:table-cell table:formula="of:=[.D145]/([.A145]/1000000)" office:value-type="float" office:value="282.950693122601" calcext:value-type="float">
            <text:p>282.950693122601</text:p>
          </table:table-cell>
          <table:table-cell table:style-name="ce1" table:formula="of:=TREND([.F$2:.F$166];[.E$2:.E$166];[.E145];TRUE())" office:value-type="float" office:value="282.925930083739" calcext:value-type="float">
            <text:p>282.925930083739</text:p>
          </table:table-cell>
          <table:table-cell table:style-name="ce1" table:formula="of:=[.G145]*[.A145]/1000000" office:value-type="float" office:value="3.15292656485319" calcext:value-type="float">
            <text:p>3.15292656485319</text:p>
          </table:table-cell>
          <table:table-cell table:number-columns-repeated="1016"/>
        </table:table-row>
        <table:table-row table:style-name="ro1">
          <table:table-cell table:style-name="ce1" office:value-type="float" office:value="5521" calcext:value-type="float">
            <text:p>5521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46]/2000000+[.E145]+[.A145]/2000000" office:value-type="float" office:value="1.0611325" calcext:value-type="float">
            <text:p>1.0611325</text:p>
          </table:table-cell>
          <table:table-cell table:formula="of:=[.D146]/([.A146]/1000000)" office:value-type="float" office:value="282.864959225358" calcext:value-type="float">
            <text:p>282.864959225358</text:p>
          </table:table-cell>
          <table:table-cell table:style-name="ce1" table:formula="of:=TREND([.F$2:.F$166];[.E$2:.E$166];[.E146];TRUE())" office:value-type="float" office:value="282.893569883642" calcext:value-type="float">
            <text:p>282.893569883642</text:p>
          </table:table-cell>
          <table:table-cell table:style-name="ce1" table:formula="of:=[.G146]*[.A146]/1000000" office:value-type="float" office:value="1.56185539932759" calcext:value-type="float">
            <text:p>1.56185539932759</text:p>
          </table:table-cell>
          <table:table-cell table:number-columns-repeated="1016"/>
        </table:table-row>
        <table:table-row table:style-name="ro1">
          <table:table-cell table:style-name="ce1" office:value-type="float" office:value="5543" calcext:value-type="float">
            <text:p>5543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47]/2000000+[.E146]+[.A146]/2000000" office:value-type="float" office:value="1.0666645" calcext:value-type="float">
            <text:p>1.0666645</text:p>
          </table:table-cell>
          <table:table-cell table:formula="of:=[.D147]/([.A147]/1000000)" office:value-type="float" office:value="282.930785339729" calcext:value-type="float">
            <text:p>282.930785339729</text:p>
          </table:table-cell>
          <table:table-cell table:style-name="ce1" table:formula="of:=TREND([.F$2:.F$166];[.E$2:.E$166];[.E147];TRUE())" office:value-type="float" office:value="282.872085739995" calcext:value-type="float">
            <text:p>282.872085739995</text:p>
          </table:table-cell>
          <table:table-cell table:style-name="ce1" table:formula="of:=[.G147]*[.A147]/1000000" office:value-type="float" office:value="1.56795997125679" calcext:value-type="float">
            <text:p>1.56795997125679</text:p>
          </table:table-cell>
          <table:table-cell table:number-columns-repeated="1016"/>
        </table:table-row>
        <table:table-row table:style-name="ro1">
          <table:table-cell table:style-name="ce1" office:value-type="float" office:value="11148" calcext:value-type="float">
            <text:p>11148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48]/2000000+[.E147]+[.A147]/2000000" office:value-type="float" office:value="1.07501" calcext:value-type="float">
            <text:p>1.07501</text:p>
          </table:table-cell>
          <table:table-cell table:formula="of:=[.D148]/([.A148]/1000000)" office:value-type="float" office:value="282.849167936694" calcext:value-type="float">
            <text:p>282.849167936694</text:p>
          </table:table-cell>
          <table:table-cell table:style-name="ce1" table:formula="of:=TREND([.F$2:.F$166];[.E$2:.E$166];[.E148];TRUE())" office:value-type="float" office:value="282.839675052938" calcext:value-type="float">
            <text:p>282.839675052938</text:p>
          </table:table-cell>
          <table:table-cell table:style-name="ce1" table:formula="of:=[.G148]*[.A148]/1000000" office:value-type="float" office:value="3.15309669749015" calcext:value-type="float">
            <text:p>3.15309669749015</text:p>
          </table:table-cell>
          <table:table-cell table:number-columns-repeated="1016"/>
        </table:table-row>
        <table:table-row table:style-name="ro1">
          <table:table-cell table:style-name="ce1" office:value-type="float" office:value="5523" calcext:value-type="float">
            <text:p>5523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49]/2000000+[.E148]+[.A148]/2000000" office:value-type="float" office:value="1.0833455" calcext:value-type="float">
            <text:p>1.0833455</text:p>
          </table:table-cell>
          <table:table-cell table:formula="of:=[.D149]/([.A149]/1000000)" office:value-type="float" office:value="282.762527590657" calcext:value-type="float">
            <text:p>282.762527590657</text:p>
          </table:table-cell>
          <table:table-cell table:style-name="ce1" table:formula="of:=TREND([.F$2:.F$166];[.E$2:.E$166];[.E149];TRUE())" office:value-type="float" office:value="282.807303202004" calcext:value-type="float">
            <text:p>282.807303202004</text:p>
          </table:table-cell>
          <table:table-cell table:style-name="ce1" table:formula="of:=[.G149]*[.A149]/1000000" office:value-type="float" office:value="1.56194473558467" calcext:value-type="float">
            <text:p>1.56194473558467</text:p>
          </table:table-cell>
          <table:table-cell table:number-columns-repeated="1016"/>
        </table:table-row>
        <table:table-row table:style-name="ro1">
          <table:table-cell table:style-name="ce1" office:value-type="float" office:value="5547" calcext:value-type="float">
            <text:p>5547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50]/2000000+[.E149]+[.A149]/2000000" office:value-type="float" office:value="1.0888805" calcext:value-type="float">
            <text:p>1.0888805</text:p>
          </table:table-cell>
          <table:table-cell table:formula="of:=[.D150]/([.A150]/1000000)" office:value-type="float" office:value="282.726760976766" calcext:value-type="float">
            <text:p>282.726760976766</text:p>
          </table:table-cell>
          <table:table-cell table:style-name="ce1" table:formula="of:=TREND([.F$2:.F$166];[.E$2:.E$166];[.E150];TRUE())" office:value-type="float" office:value="282.78580740752" calcext:value-type="float">
            <text:p>282.78580740752</text:p>
          </table:table-cell>
          <table:table-cell table:style-name="ce1" table:formula="of:=[.G150]*[.A150]/1000000" office:value-type="float" office:value="1.56861287368951" calcext:value-type="float">
            <text:p>1.56861287368951</text:p>
          </table:table-cell>
          <table:table-cell table:number-columns-repeated="1016"/>
        </table:table-row>
        <table:table-row table:style-name="ro1">
          <table:table-cell table:style-name="ce1" office:value-type="float" office:value="11151" calcext:value-type="float">
            <text:p>11151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51]/2000000+[.E150]+[.A150]/2000000" office:value-type="float" office:value="1.0972295" calcext:value-type="float">
            <text:p>1.0972295</text:p>
          </table:table-cell>
          <table:table-cell table:formula="of:=[.D151]/([.A151]/1000000)" office:value-type="float" office:value="282.773071846316" calcext:value-type="float">
            <text:p>282.773071846316</text:p>
          </table:table-cell>
          <table:table-cell table:style-name="ce1" table:formula="of:=TREND([.F$2:.F$166];[.E$2:.E$166];[.E151];TRUE())" office:value-type="float" office:value="282.753383127819" calcext:value-type="float">
            <text:p>282.753383127819</text:p>
          </table:table-cell>
          <table:table-cell table:style-name="ce1" table:formula="of:=[.G151]*[.A151]/1000000" office:value-type="float" office:value="3.15298297525831" calcext:value-type="float">
            <text:p>3.15298297525831</text:p>
          </table:table-cell>
          <table:table-cell table:number-columns-repeated="1016"/>
        </table:table-row>
        <table:table-row table:style-name="ro1">
          <table:table-cell table:style-name="ce1" office:value-type="float" office:value="5523" calcext:value-type="float">
            <text:p>5523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52]/2000000+[.E151]+[.A151]/2000000" office:value-type="float" office:value="1.1055665" calcext:value-type="float">
            <text:p>1.1055665</text:p>
          </table:table-cell>
          <table:table-cell table:formula="of:=[.D152]/([.A152]/1000000)" office:value-type="float" office:value="282.762527590657" calcext:value-type="float">
            <text:p>282.762527590657</text:p>
          </table:table-cell>
          <table:table-cell table:style-name="ce1" table:formula="of:=TREND([.F$2:.F$166];[.E$2:.E$166];[.E152];TRUE())" office:value-type="float" office:value="282.721005451467" calcext:value-type="float">
            <text:p>282.721005451467</text:p>
          </table:table-cell>
          <table:table-cell table:style-name="ce1" table:formula="of:=[.G152]*[.A152]/1000000" office:value-type="float" office:value="1.56146811310845" calcext:value-type="float">
            <text:p>1.56146811310845</text:p>
          </table:table-cell>
          <table:table-cell table:number-columns-repeated="1016"/>
        </table:table-row>
        <table:table-row table:style-name="ro1">
          <table:table-cell table:style-name="ce1" office:value-type="float" office:value="5549" calcext:value-type="float">
            <text:p>5549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53]/2000000+[.E152]+[.A152]/2000000" office:value-type="float" office:value="1.1111025" calcext:value-type="float">
            <text:p>1.1111025</text:p>
          </table:table-cell>
          <table:table-cell table:formula="of:=[.D153]/([.A153]/1000000)" office:value-type="float" office:value="282.624859098598" calcext:value-type="float">
            <text:p>282.624859098598</text:p>
          </table:table-cell>
          <table:table-cell table:style-name="ce1" table:formula="of:=TREND([.F$2:.F$166];[.E$2:.E$166];[.E153];TRUE())" office:value-type="float" office:value="282.69950577337" calcext:value-type="float">
            <text:p>282.69950577337</text:p>
          </table:table-cell>
          <table:table-cell table:style-name="ce1" table:formula="of:=[.G153]*[.A153]/1000000" office:value-type="float" office:value="1.56869955753643" calcext:value-type="float">
            <text:p>1.56869955753643</text:p>
          </table:table-cell>
          <table:table-cell table:number-columns-repeated="1016"/>
        </table:table-row>
        <table:table-row table:style-name="ro1">
          <table:table-cell table:style-name="ce1" office:value-type="float" office:value="11155" calcext:value-type="float">
            <text:p>11155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54]/2000000+[.E153]+[.A153]/2000000" office:value-type="float" office:value="1.1194545" calcext:value-type="float">
            <text:p>1.1194545</text:p>
          </table:table-cell>
          <table:table-cell table:formula="of:=[.D154]/([.A154]/1000000)" office:value-type="float" office:value="282.671674061701" calcext:value-type="float">
            <text:p>282.671674061701</text:p>
          </table:table-cell>
          <table:table-cell table:style-name="ce1" table:formula="of:=TREND([.F$2:.F$166];[.E$2:.E$166];[.E154];TRUE())" office:value-type="float" office:value="282.667069842832" calcext:value-type="float">
            <text:p>282.667069842832</text:p>
          </table:table-cell>
          <table:table-cell table:style-name="ce1" table:formula="of:=[.G154]*[.A154]/1000000" office:value-type="float" office:value="3.1531511640968" calcext:value-type="float">
            <text:p>3.1531511640968</text:p>
          </table:table-cell>
          <table:table-cell table:number-columns-repeated="1016"/>
        </table:table-row>
        <table:table-row table:style-name="ro1">
          <table:table-cell table:style-name="ce1" office:value-type="float" office:value="5526" calcext:value-type="float">
            <text:p>5526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55]/2000000+[.E154]+[.A154]/2000000" office:value-type="float" office:value="1.127795" calcext:value-type="float">
            <text:p>1.127795</text:p>
          </table:table-cell>
          <table:table-cell table:formula="of:=[.D155]/([.A155]/1000000)" office:value-type="float" office:value="282.609019160912" calcext:value-type="float">
            <text:p>282.609019160912</text:p>
          </table:table-cell>
          <table:table-cell table:style-name="ce1" table:formula="of:=TREND([.F$2:.F$166];[.E$2:.E$166];[.E155];TRUE())" office:value-type="float" office:value="282.634678573837" calcext:value-type="float">
            <text:p>282.634678573837</text:p>
          </table:table-cell>
          <table:table-cell table:style-name="ce1" table:formula="of:=[.G155]*[.A155]/1000000" office:value-type="float" office:value="1.56183923379902" calcext:value-type="float">
            <text:p>1.56183923379902</text:p>
          </table:table-cell>
          <table:table-cell table:number-columns-repeated="1016"/>
        </table:table-row>
        <table:table-row table:style-name="ro1">
          <table:table-cell table:style-name="ce1" office:value-type="float" office:value="5550" calcext:value-type="float">
            <text:p>5550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56]/2000000+[.E155]+[.A155]/2000000" office:value-type="float" office:value="1.133333" calcext:value-type="float">
            <text:p>1.133333</text:p>
          </table:table-cell>
          <table:table-cell table:formula="of:=[.D156]/([.A156]/1000000)" office:value-type="float" office:value="282.573935700562" calcext:value-type="float">
            <text:p>282.573935700562</text:p>
          </table:table-cell>
          <table:table-cell table:style-name="ce1" table:formula="of:=TREND([.F$2:.F$166];[.E$2:.E$166];[.E156];TRUE())" office:value-type="float" office:value="282.613171128516" calcext:value-type="float">
            <text:p>282.613171128516</text:p>
          </table:table-cell>
          <table:table-cell table:style-name="ce1" table:formula="of:=[.G156]*[.A156]/1000000" office:value-type="float" office:value="1.56850309976326" calcext:value-type="float">
            <text:p>1.56850309976326</text:p>
          </table:table-cell>
          <table:table-cell table:number-columns-repeated="1016"/>
        </table:table-row>
        <table:table-row table:style-name="ro1">
          <table:table-cell table:style-name="ce1" office:value-type="float" office:value="11159" calcext:value-type="float">
            <text:p>11159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57]/2000000+[.E156]+[.A156]/2000000" office:value-type="float" office:value="1.1416875" calcext:value-type="float">
            <text:p>1.1416875</text:p>
          </table:table-cell>
          <table:table-cell table:formula="of:=[.D157]/([.A157]/1000000)" office:value-type="float" office:value="282.570348970183" calcext:value-type="float">
            <text:p>282.570348970183</text:p>
          </table:table-cell>
          <table:table-cell table:style-name="ce1" table:formula="of:=TREND([.F$2:.F$166];[.E$2:.E$166];[.E157];TRUE())" office:value-type="float" office:value="282.580725488947" calcext:value-type="float">
            <text:p>282.580725488947</text:p>
          </table:table-cell>
          <table:table-cell table:style-name="ce1" table:formula="of:=[.G157]*[.A157]/1000000" office:value-type="float" office:value="3.15331831573116" calcext:value-type="float">
            <text:p>3.15331831573116</text:p>
          </table:table-cell>
          <table:table-cell table:number-columns-repeated="1016"/>
        </table:table-row>
        <table:table-row table:style-name="ro1">
          <table:table-cell table:style-name="ce1" office:value-type="float" office:value="5526" calcext:value-type="float">
            <text:p>5526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58]/2000000+[.E157]+[.A157]/2000000" office:value-type="float" office:value="1.15003" calcext:value-type="float">
            <text:p>1.15003</text:p>
          </table:table-cell>
          <table:table-cell table:formula="of:=[.D158]/([.A158]/1000000)" office:value-type="float" office:value="282.609019160912" calcext:value-type="float">
            <text:p>282.609019160912</text:p>
          </table:table-cell>
          <table:table-cell table:style-name="ce1" table:formula="of:=TREND([.F$2:.F$166];[.E$2:.E$166];[.E158];TRUE())" office:value-type="float" office:value="282.548326452726" calcext:value-type="float">
            <text:p>282.548326452726</text:p>
          </table:table-cell>
          <table:table-cell table:style-name="ce1" table:formula="of:=[.G158]*[.A158]/1000000" office:value-type="float" office:value="1.56136205197776" calcext:value-type="float">
            <text:p>1.56136205197776</text:p>
          </table:table-cell>
          <table:table-cell table:number-columns-repeated="1016"/>
        </table:table-row>
        <table:table-row table:style-name="ro1">
          <table:table-cell table:style-name="ce1" office:value-type="float" office:value="5551" calcext:value-type="float">
            <text:p>5551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59]/2000000+[.E158]+[.A158]/2000000" office:value-type="float" office:value="1.1555685" calcext:value-type="float">
            <text:p>1.1555685</text:p>
          </table:table-cell>
          <table:table-cell table:formula="of:=[.D159]/([.A159]/1000000)" office:value-type="float" office:value="282.523030649995" calcext:value-type="float">
            <text:p>282.523030649995</text:p>
          </table:table-cell>
          <table:table-cell table:style-name="ce1" table:formula="of:=TREND([.F$2:.F$166];[.E$2:.E$166];[.E159];TRUE())" office:value-type="float" office:value="282.526817065599" calcext:value-type="float">
            <text:p>282.526817065599</text:p>
          </table:table-cell>
          <table:table-cell table:style-name="ce1" table:formula="of:=[.G159]*[.A159]/1000000" office:value-type="float" office:value="1.56830636153114" calcext:value-type="float">
            <text:p>1.56830636153114</text:p>
          </table:table-cell>
          <table:table-cell table:number-columns-repeated="1016"/>
        </table:table-row>
        <table:table-row table:style-name="ro1">
          <table:table-cell table:style-name="ce1" office:value-type="float" office:value="11162" calcext:value-type="float">
            <text:p>11162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60]/2000000+[.E159]+[.A159]/2000000" office:value-type="float" office:value="1.163925" calcext:value-type="float">
            <text:p>1.163925</text:p>
          </table:table-cell>
          <table:table-cell table:formula="of:=[.D160]/([.A160]/1000000)" office:value-type="float" office:value="282.494402809377" calcext:value-type="float">
            <text:p>282.494402809377</text:p>
          </table:table-cell>
          <table:table-cell table:style-name="ce1" table:formula="of:=TREND([.F$2:.F$166];[.E$2:.E$166];[.E160];TRUE())" office:value-type="float" office:value="282.494363658805" calcext:value-type="float">
            <text:p>282.494363658805</text:p>
          </table:table-cell>
          <table:table-cell table:style-name="ce1" table:formula="of:=[.G160]*[.A160]/1000000" office:value-type="float" office:value="3.15320208715959" calcext:value-type="float">
            <text:p>3.15320208715959</text:p>
          </table:table-cell>
          <table:table-cell table:number-columns-repeated="1016"/>
        </table:table-row>
        <table:table-row table:style-name="ro1">
          <table:table-cell table:style-name="ce1" office:value-type="float" office:value="5528" calcext:value-type="float">
            <text:p>5528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61]/2000000+[.E160]+[.A160]/2000000" office:value-type="float" office:value="1.17227" calcext:value-type="float">
            <text:p>1.17227</text:p>
          </table:table-cell>
          <table:table-cell table:formula="of:=[.D161]/([.A161]/1000000)" office:value-type="float" office:value="282.506772771925" calcext:value-type="float">
            <text:p>282.506772771925</text:p>
          </table:table-cell>
          <table:table-cell table:style-name="ce1" table:formula="of:=TREND([.F$2:.F$166];[.E$2:.E$166];[.E161];TRUE())" office:value-type="float" office:value="282.461954913554" calcext:value-type="float">
            <text:p>282.461954913554</text:p>
          </table:table-cell>
          <table:table-cell table:style-name="ce1" table:formula="of:=[.G161]*[.A161]/1000000" office:value-type="float" office:value="1.56144968676213" calcext:value-type="float">
            <text:p>1.56144968676213</text:p>
          </table:table-cell>
          <table:table-cell table:number-columns-repeated="1016"/>
        </table:table-row>
        <table:table-row table:style-name="ro1">
          <table:table-cell table:style-name="ce1" office:value-type="float" office:value="5551" calcext:value-type="float">
            <text:p>5551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62]/2000000+[.E161]+[.A161]/2000000" office:value-type="float" office:value="1.1778095" calcext:value-type="float">
            <text:p>1.1778095</text:p>
          </table:table-cell>
          <table:table-cell table:formula="of:=[.D162]/([.A162]/1000000)" office:value-type="float" office:value="282.523030649995" calcext:value-type="float">
            <text:p>282.523030649995</text:p>
          </table:table-cell>
          <table:table-cell table:style-name="ce1" table:formula="of:=TREND([.F$2:.F$166];[.E$2:.E$166];[.E162];TRUE())" office:value-type="float" office:value="282.440441642814" calcext:value-type="float">
            <text:p>282.440441642814</text:p>
          </table:table-cell>
          <table:table-cell table:style-name="ce1" table:formula="of:=[.G162]*[.A162]/1000000" office:value-type="float" office:value="1.56782689155926" calcext:value-type="float">
            <text:p>1.56782689155926</text:p>
          </table:table-cell>
          <table:table-cell table:number-columns-repeated="1016"/>
        </table:table-row>
        <table:table-row table:style-name="ro1">
          <table:table-cell table:style-name="ce1" office:value-type="float" office:value="11165" calcext:value-type="float">
            <text:p>11165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63]/2000000+[.E162]+[.A162]/2000000" office:value-type="float" office:value="1.1861675" calcext:value-type="float">
            <text:p>1.1861675</text:p>
          </table:table-cell>
          <table:table-cell table:formula="of:=[.D163]/([.A163]/1000000)" office:value-type="float" office:value="282.418497461556" calcext:value-type="float">
            <text:p>282.418497461556</text:p>
          </table:table-cell>
          <table:table-cell table:style-name="ce1" table:formula="of:=TREND([.F$2:.F$166];[.E$2:.E$166];[.E163];TRUE())" office:value-type="float" office:value="282.407982410602" calcext:value-type="float">
            <text:p>282.407982410602</text:p>
          </table:table-cell>
          <table:table-cell table:style-name="ce1" table:formula="of:=[.G163]*[.A163]/1000000" office:value-type="float" office:value="3.15308512361437" calcext:value-type="float">
            <text:p>3.15308512361437</text:p>
          </table:table-cell>
          <table:table-cell table:number-columns-repeated="1016"/>
        </table:table-row>
        <table:table-row table:style-name="ro1">
          <table:table-cell table:style-name="ce1" office:value-type="float" office:value="5532" calcext:value-type="float">
            <text:p>5532</text:p>
          </table:table-cell>
          <table:table-cell table:number-columns-repeated="2"/>
          <table:table-cell table:style-name="ce1" table:formula="of:=[.C$2]" office:value-type="float" office:value="1.5616974398832" calcext:value-type="float">
            <text:p>1.5616974398832</text:p>
          </table:table-cell>
          <table:table-cell table:style-name="ce1" table:formula="of:=[.A164]/2000000+[.E163]+[.A163]/2000000" office:value-type="float" office:value="1.194516" calcext:value-type="float">
            <text:p>1.194516</text:p>
          </table:table-cell>
          <table:table-cell table:formula="of:=[.D164]/([.A164]/1000000)" office:value-type="float" office:value="282.302501786551" calcext:value-type="float">
            <text:p>282.302501786551</text:p>
          </table:table-cell>
          <table:table-cell table:style-name="ce1" table:formula="of:=TREND([.F$2:.F$166];[.E$2:.E$166];[.E164];TRUE())" office:value-type="float" office:value="282.375560072707" calcext:value-type="float">
            <text:p>282.375560072707</text:p>
          </table:table-cell>
          <table:table-cell table:style-name="ce1" table:formula="of:=[.G164]*[.A164]/1000000" office:value-type="float" office:value="1.56210159832222" calcext:value-type="float">
            <text:p>1.56210159832222</text:p>
          </table:table-cell>
          <table:table-cell table:number-columns-repeated="1016"/>
        </table:table-row>
        <table:table-row table:style-name="ro1">
          <table:table-cell table:style-name="ce1" office:value-type="float" office:value="5554" calcext:value-type="float">
            <text:p>5554</text:p>
          </table:table-cell>
          <table:table-cell table:number-columns-repeated="2"/>
          <table:table-cell table:style-name="ce1" table:formula="of:=[.C$3]" office:value-type="float" office:value="1.56828534313812" calcext:value-type="float">
            <text:p>1.56828534313812</text:p>
          </table:table-cell>
          <table:table-cell table:style-name="ce1" table:formula="of:=[.A165]/2000000+[.E164]+[.A164]/2000000" office:value-type="float" office:value="1.200059" calcext:value-type="float">
            <text:p>1.200059</text:p>
          </table:table-cell>
          <table:table-cell table:formula="of:=[.D165]/([.A165]/1000000)" office:value-type="float" office:value="282.370425483997" calcext:value-type="float">
            <text:p>282.370425483997</text:p>
          </table:table-cell>
          <table:table-cell table:style-name="ce1" table:formula="of:=TREND([.F$2:.F$166];[.E$2:.E$166];[.E165];TRUE())" office:value-type="float" office:value="282.354033209325" calcext:value-type="float">
            <text:p>282.354033209325</text:p>
          </table:table-cell>
          <table:table-cell table:style-name="ce1" table:formula="of:=[.G165]*[.A165]/1000000" office:value-type="float" office:value="1.56819430044459" calcext:value-type="float">
            <text:p>1.56819430044459</text:p>
          </table:table-cell>
          <table:table-cell table:number-columns-repeated="1016"/>
        </table:table-row>
        <table:table-row table:style-name="ro1">
          <table:table-cell table:style-name="ce1" office:value-type="float" office:value="11169" calcext:value-type="float">
            <text:p>11169</text:p>
          </table:table-cell>
          <table:table-cell table:number-columns-repeated="2"/>
          <table:table-cell table:style-name="ce1" table:formula="of:=[.C$4]" office:value-type="float" office:value="3.15320252415827" calcext:value-type="float">
            <text:p>3.15320252415827</text:p>
          </table:table-cell>
          <table:table-cell table:style-name="ce1" table:formula="of:=[.A166]/2000000+[.E165]+[.A165]/2000000" office:value-type="float" office:value="1.2084205" calcext:value-type="float">
            <text:p>1.2084205</text:p>
          </table:table-cell>
          <table:table-cell table:formula="of:=[.D166]/([.A166]/1000000)" office:value-type="float" office:value="282.317353761149" calcext:value-type="float">
            <text:p>282.317353761149</text:p>
          </table:table-cell>
          <table:table-cell table:style-name="ce1" table:formula="of:=TREND([.F$2:.F$166];[.E$2:.E$166];[.E166];TRUE())" office:value-type="float" office:value="282.321560384469" calcext:value-type="float">
            <text:p>282.321560384469</text:p>
          </table:table-cell>
          <table:table-cell table:style-name="ce1" table:formula="of:=[.G166]*[.A166]/1000000" office:value-type="float" office:value="3.15324950793413" calcext:value-type="float">
            <text:p>3.15324950793413</text:p>
          </table:table-cell>
          <table:table-cell table:number-columns-repeated="1016"/>
        </table:table-row>
        <table:table-row table:style-name="ro1">
          <table:table-cell table:style-name="ce1" office:value-type="float" office:value="5533" calcext:value-type="float">
            <text:p>5533</text:p>
          </table:table-cell>
          <table:table-cell table:number-columns-repeated="1023"/>
        </table:table-row>
        <table:table-row table:style-name="ro1">
          <table:table-cell table:style-name="ce1" office:value-type="float" office:value="5557" calcext:value-type="float">
            <text:p>5557</text:p>
          </table:table-cell>
          <table:table-cell table:number-columns-repeated="1023"/>
        </table:table-row>
        <table:table-row table:style-name="ro1">
          <table:table-cell table:style-name="ce1" office:value-type="float" office:value="11171" calcext:value-type="float">
            <text:p>11171</text:p>
          </table:table-cell>
          <table:table-cell table:number-columns-repeated="1023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Monark.$A$1" table:cell-range-address="$LeMond.$C$2:.$C$16"/>
          <table:named-expression table:name="solver_cvg" table:base-cell-address="$Monark.$A$1" table:expression="0.0001"/>
          <table:named-expression table:name="solver_drv" table:base-cell-address="$Monark.$A$1" table:expression="1"/>
          <table:named-expression table:name="solver_est" table:base-cell-address="$Monark.$A$1" table:expression="1"/>
          <table:named-expression table:name="solver_itr" table:base-cell-address="$Monark.$A$1" table:expression="100"/>
          <table:named-expression table:name="solver_lin" table:base-cell-address="$Monark.$A$1" table:expression="2"/>
          <table:named-expression table:name="solver_neg" table:base-cell-address="$Monark.$A$1" table:expression="2"/>
          <table:named-expression table:name="solver_num" table:base-cell-address="$Monark.$A$1" table:expression="0"/>
          <table:named-expression table:name="solver_nwt" table:base-cell-address="$Monark.$A$1" table:expression="1"/>
          <table:named-range table:name="solver_opt" table:base-cell-address="$Monark.$A$1" table:cell-range-address="$LeMond.$H$2"/>
          <table:named-expression table:name="solver_pre" table:base-cell-address="$Monark.$A$1" table:expression="0.000001"/>
          <table:named-expression table:name="solver_scl" table:base-cell-address="$Monark.$A$1" table:expression="2"/>
          <table:named-expression table:name="solver_sho" table:base-cell-address="$Monark.$A$1" table:expression="2"/>
          <table:named-expression table:name="solver_tim" table:base-cell-address="$Monark.$A$1" table:expression="100"/>
          <table:named-expression table:name="solver_tol" table:base-cell-address="$Monark.$A$1" table:expression="0.05"/>
          <table:named-expression table:name="solver_typ" table:base-cell-address="$Monark.$A$1" table:expression="2"/>
          <table:named-expression table:name="solver_val" table:base-cell-address="$Monark.$A$1" table:expression="0"/>
        </table:named-expressions>
      </table:table>
      <table:table table:name="Sheet2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4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4" loext:min-decimal-places="4" number:min-integer-digits="1"/>
    </number:number-style>
    <number:number-style style:name="N150">
      <number:number number:decimal-places="5" loext:min-decimal-places="5" number:min-integer-digits="1"/>
    </number:number-style>
    <number:number-style style:name="N151">
      <number:number number:decimal-places="6" loext:min-decimal-places="6" number:min-integer-digits="1"/>
    </number:number-style>
    <number:number-style style:name="N15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5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 style:data-style-name="N2" text:time-value="19:51:36.1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nark" style:display-name="PageStyle_Monar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Mond" style:display-name="PageStyle_LeMo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ark_20_1" style:display-name="PageStyle_Monark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onark_20_2" style:display-name="PageStyle_Monark 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M</meta:initial-creator>
    <meta:creation-date>2011-07-11T22:12:32</meta:creation-date>
    <dc:date>2019-03-23T20:41:27.805000000</dc:date>
    <meta:generator>LibreOffice/6.2.2.2$Windows_X86_64 LibreOffice_project/2b840030fec2aae0fd2658d8d4f9548af4e3518d</meta:generator>
    <meta:editing-duration>PT9M8S</meta:editing-duration>
    <meta:editing-cycles>3</meta:editing-cycles>
    <meta:document-statistic meta:table-count="4" meta:cell-count="6138" meta:object-count="4"/>
  </office:meta>
</office:document-meta>
</file>